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9.8425in" svg:height="5.9055in" svg:x="10.0787in" svg:y="32.5941in">
            <draw:object draw:notify-on-update-of-ranges="Sheet1.A2:Sheet1.A387 Sheet1.E2:Sheet1.E3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5in" svg:height="5.9055in" svg:x="9.5134in" svg:y="38.8874in">
            <draw:object draw:notify-on-update-of-ranges="Sheet1.A2:Sheet1.A387 Sheet1.A2:Sheet1.A387 Sheet1.D1:Sheet1.D1 Sheet1.D2:Sheet1.D3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table:style-name="Default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03/2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0-03-23" calcext:value-type="date">
            <text:p>03/23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]))&amp;NOT(ISBLANK([.B3]));[.B3]-[.B2];&quot;&quot;)" office:value-type="float" office:value="0" calcext:value-type="float">
            <text:p>0</text:p>
          </table:table-cell>
          <table:table-cell table:style-name="Default"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03/24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]))&amp;NOT(ISBLANK([.B4]));[.B4]-[.B3];&quot;&quot;)" office:value-type="float" office:value="0" calcext:value-type="float">
            <text:p>0</text:p>
          </table:table-cell>
          <table:table-cell table:style-name="Default"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03/25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]))&amp;NOT(ISBLANK([.B5]));[.B5]-[.B4];&quot;&quot;)" office:value-type="float" office:value="0" calcext:value-type="float">
            <text:p>0</text:p>
          </table:table-cell>
          <table:table-cell table:style-name="Default"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03/26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]))&amp;NOT(ISBLANK([.B6]));[.B6]-[.B5];&quot;&quot;)" office:value-type="float" office:value="7" calcext:value-type="float">
            <text:p>7</text:p>
          </table:table-cell>
          <table:table-cell table:style-name="Default"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03/27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7]))&amp;NOT(ISBLANK([.B7]));[.B7]-[.B6];&quot;&quot;)" office:value-type="float" office:value="0" calcext:value-type="float">
            <text:p>0</text:p>
          </table:table-cell>
          <table:table-cell table:style-name="Default"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03/28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8]))&amp;NOT(ISBLANK([.B8]));[.B8]-[.B7];&quot;&quot;)" office:value-type="float" office:value="0" calcext:value-type="float">
            <text:p>0</text:p>
          </table:table-cell>
          <table:table-cell table:style-name="Default"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03/29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9]))&amp;NOT(ISBLANK([.B9]));[.B9]-[.B8];&quot;&quot;)" office:value-type="float" office:value="0" calcext:value-type="float">
            <text:p>0</text:p>
          </table:table-cell>
          <table:table-cell table:style-name="Default"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03/30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0]))&amp;NOT(ISBLANK([.B10]));[.B10]-[.B9];&quot;&quot;)" office:value-type="float" office:value="0" calcext:value-type="float">
            <text:p>0</text:p>
          </table:table-cell>
          <table:table-cell table:style-name="Default"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03/31/20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1]))&amp;NOT(ISBLANK([.B11]));[.B11]-[.B10];&quot;&quot;)" office:value-type="float" office:value="1" calcext:value-type="float">
            <text:p>1</text:p>
          </table:table-cell>
          <table:table-cell table:style-name="Default"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2]))&amp;NOT(ISBLANK([.B12]));[.B12]-[.B11];&quot;&quot;)" office:value-type="float" office:value="2" calcext:value-type="float">
            <text:p>2</text:p>
          </table:table-cell>
          <table:table-cell table:style-name="Default"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04/02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3]))&amp;NOT(ISBLANK([.B13]));[.B13]-[.B12];&quot;&quot;)" office:value-type="float" office:value="0" calcext:value-type="float">
            <text:p>0</text:p>
          </table:table-cell>
          <table:table-cell table:style-name="Default"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04/03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4]))&amp;NOT(ISBLANK([.B14]));[.B14]-[.B13];&quot;&quot;)" office:value-type="float" office:value="0" calcext:value-type="float">
            <text:p>0</text:p>
          </table:table-cell>
          <table:table-cell table:style-name="Default"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04/04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5]))&amp;NOT(ISBLANK([.B15]));[.B15]-[.B14];&quot;&quot;)" office:value-type="float" office:value="0" calcext:value-type="float">
            <text:p>0</text:p>
          </table:table-cell>
          <table:table-cell table:style-name="Default"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04/05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6]))&amp;NOT(ISBLANK([.B16]));[.B16]-[.B15];&quot;&quot;)" office:value-type="float" office:value="0" calcext:value-type="float">
            <text:p>0</text:p>
          </table:table-cell>
          <table:table-cell table:style-name="Default"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04/06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7]))&amp;NOT(ISBLANK([.B17]));[.B17]-[.B16];&quot;&quot;)" office:value-type="float" office:value="0" calcext:value-type="float">
            <text:p>0</text:p>
          </table:table-cell>
          <table:table-cell table:style-name="Default"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04/07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8]))&amp;NOT(ISBLANK([.B18]));[.B18]-[.B17];&quot;&quot;)" office:value-type="float" office:value="1" calcext:value-type="float">
            <text:p>1</text:p>
          </table:table-cell>
          <table:table-cell table:style-name="Default"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04/08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9]))&amp;NOT(ISBLANK([.B19]));[.B19]-[.B18];&quot;&quot;)" office:value-type="float" office:value="0" calcext:value-type="float">
            <text:p>0</text:p>
          </table:table-cell>
          <table:table-cell table:style-name="Default"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04/09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0]))&amp;NOT(ISBLANK([.B20]));[.B20]-[.B19];&quot;&quot;)" office:value-type="float" office:value="0" calcext:value-type="float">
            <text:p>0</text:p>
          </table:table-cell>
          <table:table-cell table:style-name="Default"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04/10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1]))&amp;NOT(ISBLANK([.B21]));[.B21]-[.B20];&quot;&quot;)" office:value-type="float" office:value="0" calcext:value-type="float">
            <text:p>0</text:p>
          </table:table-cell>
          <table:table-cell table:style-name="Default"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04/11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2]))&amp;NOT(ISBLANK([.B22]));[.B22]-[.B21];&quot;&quot;)" office:value-type="float" office:value="0" calcext:value-type="float">
            <text:p>0</text:p>
          </table:table-cell>
          <table:table-cell table:style-name="Default"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04/12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3]))&amp;NOT(ISBLANK([.B23]));[.B23]-[.B22];&quot;&quot;)" office:value-type="float" office:value="0" calcext:value-type="float">
            <text:p>0</text:p>
          </table:table-cell>
          <table:table-cell table:style-name="Default"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04/13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4]))&amp;NOT(ISBLANK([.B24]));[.B24]-[.B23];&quot;&quot;)" office:value-type="float" office:value="0" calcext:value-type="float">
            <text:p>0</text:p>
          </table:table-cell>
          <table:table-cell table:style-name="Default"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04/14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5]))&amp;NOT(ISBLANK([.B25]));[.B25]-[.B24];&quot;&quot;)" office:value-type="float" office:value="0" calcext:value-type="float">
            <text:p>0</text:p>
          </table:table-cell>
          <table:table-cell table:style-name="Default"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04/15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6]))&amp;NOT(ISBLANK([.B26]));[.B26]-[.B25];&quot;&quot;)" office:value-type="float" office:value="0" calcext:value-type="float">
            <text:p>0</text:p>
          </table:table-cell>
          <table:table-cell table:style-name="Default"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04/16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7]))&amp;NOT(ISBLANK([.B27]));[.B27]-[.B26];&quot;&quot;)" office:value-type="float" office:value="0" calcext:value-type="float">
            <text:p>0</text:p>
          </table:table-cell>
          <table:table-cell table:style-name="Default"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04/17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8]))&amp;NOT(ISBLANK([.B28]));[.B28]-[.B27];&quot;&quot;)" office:value-type="float" office:value="0" calcext:value-type="float">
            <text:p>0</text:p>
          </table:table-cell>
          <table:table-cell table:style-name="Default"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04/18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9]))&amp;NOT(ISBLANK([.B29]));[.B29]-[.B28];&quot;&quot;)" office:value-type="float" office:value="0" calcext:value-type="float">
            <text:p>0</text:p>
          </table:table-cell>
          <table:table-cell table:style-name="Default"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04/19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0]))&amp;NOT(ISBLANK([.B30]));[.B30]-[.B29];&quot;&quot;)" office:value-type="float" office:value="0" calcext:value-type="float">
            <text:p>0</text:p>
          </table:table-cell>
          <table:table-cell table:style-name="Default"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04/20/20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1]))&amp;NOT(ISBLANK([.B31]));[.B31]-[.B30];&quot;&quot;)" office:value-type="float" office:value="2" calcext:value-type="float">
            <text:p>2</text:p>
          </table:table-cell>
          <table:table-cell table:style-name="Default"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04/21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2]))&amp;NOT(ISBLANK([.B32]));[.B32]-[.B31];&quot;&quot;)" office:value-type="float" office:value="2" calcext:value-type="float">
            <text:p>2</text:p>
          </table:table-cell>
          <table:table-cell table:style-name="Default"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04/22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3]))&amp;NOT(ISBLANK([.B33]));[.B33]-[.B32];&quot;&quot;)" office:value-type="float" office:value="0" calcext:value-type="float">
            <text:p>0</text:p>
          </table:table-cell>
          <table:table-cell table:style-name="Default"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04/23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4]))&amp;NOT(ISBLANK([.B34]));[.B34]-[.B33];&quot;&quot;)" office:value-type="float" office:value="0" calcext:value-type="float">
            <text:p>0</text:p>
          </table:table-cell>
          <table:table-cell table:style-name="Default"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04/24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5]))&amp;NOT(ISBLANK([.B35]));[.B35]-[.B34];&quot;&quot;)" office:value-type="float" office:value="0" calcext:value-type="float">
            <text:p>0</text:p>
          </table:table-cell>
          <table:table-cell table:style-name="Default"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04/25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6]))&amp;NOT(ISBLANK([.B36]));[.B36]-[.B35];&quot;&quot;)" office:value-type="float" office:value="0" calcext:value-type="float">
            <text:p>0</text:p>
          </table:table-cell>
          <table:table-cell table:style-name="Default"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04/26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7]))&amp;NOT(ISBLANK([.B37]));[.B37]-[.B36];&quot;&quot;)" office:value-type="float" office:value="0" calcext:value-type="float">
            <text:p>0</text:p>
          </table:table-cell>
          <table:table-cell table:style-name="Default"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04/27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8]))&amp;NOT(ISBLANK([.B38]));[.B38]-[.B37];&quot;&quot;)" office:value-type="float" office:value="0" calcext:value-type="float">
            <text:p>0</text:p>
          </table:table-cell>
          <table:table-cell table:style-name="Default"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04/28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9]))&amp;NOT(ISBLANK([.B39]));[.B39]-[.B38];&quot;&quot;)" office:value-type="float" office:value="0" calcext:value-type="float">
            <text:p>0</text:p>
          </table:table-cell>
          <table:table-cell table:style-name="Default"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04/29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0]))&amp;NOT(ISBLANK([.B40]));[.B40]-[.B39];&quot;&quot;)" office:value-type="float" office:value="0" calcext:value-type="float">
            <text:p>0</text:p>
          </table:table-cell>
          <table:table-cell table:style-name="Default"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04/30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1]))&amp;NOT(ISBLANK([.B41]));[.B41]-[.B40];&quot;&quot;)" office:value-type="float" office:value="0" calcext:value-type="float">
            <text:p>0</text:p>
          </table:table-cell>
          <table:table-cell table:style-name="Default"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05/01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2]))&amp;NOT(ISBLANK([.B42]));[.B42]-[.B41];&quot;&quot;)" office:value-type="float" office:value="0" calcext:value-type="float">
            <text:p>0</text:p>
          </table:table-cell>
          <table:table-cell table:style-name="Default"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05/02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3]))&amp;NOT(ISBLANK([.B43]));[.B43]-[.B42];&quot;&quot;)" office:value-type="float" office:value="0" calcext:value-type="float">
            <text:p>0</text:p>
          </table:table-cell>
          <table:table-cell table:style-name="Default"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05/03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4]))&amp;NOT(ISBLANK([.B44]));[.B44]-[.B43];&quot;&quot;)" office:value-type="float" office:value="0" calcext:value-type="float">
            <text:p>0</text:p>
          </table:table-cell>
          <table:table-cell table:style-name="Default"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05/04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5]))&amp;NOT(ISBLANK([.B45]));[.B45]-[.B44];&quot;&quot;)" office:value-type="float" office:value="0" calcext:value-type="float">
            <text:p>0</text:p>
          </table:table-cell>
          <table:table-cell table:style-name="Default"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05/05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6]))&amp;NOT(ISBLANK([.B46]));[.B46]-[.B45];&quot;&quot;)" office:value-type="float" office:value="0" calcext:value-type="float">
            <text:p>0</text:p>
          </table:table-cell>
          <table:table-cell table:style-name="Default"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05/06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7]))&amp;NOT(ISBLANK([.B47]));[.B47]-[.B46];&quot;&quot;)" office:value-type="float" office:value="0" calcext:value-type="float">
            <text:p>0</text:p>
          </table:table-cell>
          <table:table-cell table:style-name="Default"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05/07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8]))&amp;NOT(ISBLANK([.B48]));[.B48]-[.B47];&quot;&quot;)" office:value-type="float" office:value="3" calcext:value-type="float">
            <text:p>3</text:p>
          </table:table-cell>
          <table:table-cell table:style-name="Default"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05/08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9]))&amp;NOT(ISBLANK([.B49]));[.B49]-[.B48];&quot;&quot;)" office:value-type="float" office:value="0" calcext:value-type="float">
            <text:p>0</text:p>
          </table:table-cell>
          <table:table-cell table:style-name="Default"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05/09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0]))&amp;NOT(ISBLANK([.B50]));[.B50]-[.B49];&quot;&quot;)" office:value-type="float" office:value="0" calcext:value-type="float">
            <text:p>0</text:p>
          </table:table-cell>
          <table:table-cell table:style-name="Default"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05/10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1]))&amp;NOT(ISBLANK([.B51]));[.B51]-[.B50];&quot;&quot;)" office:value-type="float" office:value="0" calcext:value-type="float">
            <text:p>0</text:p>
          </table:table-cell>
          <table:table-cell table:style-name="Default"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05/11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2]))&amp;NOT(ISBLANK([.B52]));[.B52]-[.B51];&quot;&quot;)" office:value-type="float" office:value="0" calcext:value-type="float">
            <text:p>0</text:p>
          </table:table-cell>
          <table:table-cell table:style-name="Default"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05/12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3]))&amp;NOT(ISBLANK([.B53]));[.B53]-[.B52];&quot;&quot;)" office:value-type="float" office:value="0" calcext:value-type="float">
            <text:p>0</text:p>
          </table:table-cell>
          <table:table-cell table:style-name="Default"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05/13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4]))&amp;NOT(ISBLANK([.B54]));[.B54]-[.B53];&quot;&quot;)" office:value-type="float" office:value="0" calcext:value-type="float">
            <text:p>0</text:p>
          </table:table-cell>
          <table:table-cell table:style-name="Default"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05/14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5]))&amp;NOT(ISBLANK([.B55]));[.B55]-[.B54];&quot;&quot;)" office:value-type="float" office:value="0" calcext:value-type="float">
            <text:p>0</text:p>
          </table:table-cell>
          <table:table-cell table:style-name="Default"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05/15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6]))&amp;NOT(ISBLANK([.B56]));[.B56]-[.B55];&quot;&quot;)" office:value-type="float" office:value="0" calcext:value-type="float">
            <text:p>0</text:p>
          </table:table-cell>
          <table:table-cell table:style-name="Default"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05/16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7]))&amp;NOT(ISBLANK([.B57]));[.B57]-[.B56];&quot;&quot;)" office:value-type="float" office:value="0" calcext:value-type="float">
            <text:p>0</text:p>
          </table:table-cell>
          <table:table-cell table:style-name="Default"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05/17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8]))&amp;NOT(ISBLANK([.B58]));[.B58]-[.B57];&quot;&quot;)" office:value-type="float" office:value="0" calcext:value-type="float">
            <text:p>0</text:p>
          </table:table-cell>
          <table:table-cell table:style-name="Default"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05/18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9]))&amp;NOT(ISBLANK([.B59]));[.B59]-[.B58];&quot;&quot;)" office:value-type="float" office:value="0" calcext:value-type="float">
            <text:p>0</text:p>
          </table:table-cell>
          <table:table-cell table:style-name="Default"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05/19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0]))&amp;NOT(ISBLANK([.B60]));[.B60]-[.B59];&quot;&quot;)" office:value-type="float" office:value="0" calcext:value-type="float">
            <text:p>0</text:p>
          </table:table-cell>
          <table:table-cell table:style-name="Default"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05/20/20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1]))&amp;NOT(ISBLANK([.B61]));[.B61]-[.B60];&quot;&quot;)" office:value-type="float" office:value="10" calcext:value-type="float">
            <text:p>10</text:p>
          </table:table-cell>
          <table:table-cell table:style-name="Default"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05/21/20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2]))&amp;NOT(ISBLANK([.B62]));[.B62]-[.B61];&quot;&quot;)" office:value-type="float" office:value="0" calcext:value-type="float">
            <text:p>0</text:p>
          </table:table-cell>
          <table:table-cell table:style-name="Default"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05/22/20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3]))&amp;NOT(ISBLANK([.B63]));[.B63]-[.B62];&quot;&quot;)" office:value-type="float" office:value="25" calcext:value-type="float">
            <text:p>25</text:p>
          </table:table-cell>
          <table:table-cell table:style-name="Default"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05/23/20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4]))&amp;NOT(ISBLANK([.B64]));[.B64]-[.B63];&quot;&quot;)" office:value-type="float" office:value="0" calcext:value-type="float">
            <text:p>0</text:p>
          </table:table-cell>
          <table:table-cell table:style-name="Default"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05/24/20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5]))&amp;NOT(ISBLANK([.B65]));[.B65]-[.B64];&quot;&quot;)" office:value-type="float" office:value="0" calcext:value-type="float">
            <text:p>0</text:p>
          </table:table-cell>
          <table:table-cell table:style-name="Default"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05/25/20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6]))&amp;NOT(ISBLANK([.B66]));[.B66]-[.B65];&quot;&quot;)" office:value-type="float" office:value="0" calcext:value-type="float">
            <text:p>0</text:p>
          </table:table-cell>
          <table:table-cell table:style-name="Default"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05/26/20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7]))&amp;NOT(ISBLANK([.B67]));[.B67]-[.B66];&quot;&quot;)" office:value-type="float" office:value="3" calcext:value-type="float">
            <text:p>3</text:p>
          </table:table-cell>
          <table:table-cell table:style-name="Default"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05/27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8]))&amp;NOT(ISBLANK([.B68]));[.B68]-[.B67];&quot;&quot;)" office:value-type="float" office:value="3" calcext:value-type="float">
            <text:p>3</text:p>
          </table:table-cell>
          <table:table-cell table:style-name="Default"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05/28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9]))&amp;NOT(ISBLANK([.B69]));[.B69]-[.B68];&quot;&quot;)" office:value-type="float" office:value="0" calcext:value-type="float">
            <text:p>0</text:p>
          </table:table-cell>
          <table:table-cell table:style-name="Default"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05/29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0]))&amp;NOT(ISBLANK([.B70]));[.B70]-[.B69];&quot;&quot;)" office:value-type="float" office:value="0" calcext:value-type="float">
            <text:p>0</text:p>
          </table:table-cell>
          <table:table-cell table:style-name="Default"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05/30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1]))&amp;NOT(ISBLANK([.B71]));[.B71]-[.B70];&quot;&quot;)" office:value-type="float" office:value="0" calcext:value-type="float">
            <text:p>0</text:p>
          </table:table-cell>
          <table:table-cell table:style-name="Default"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05/31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2]))&amp;NOT(ISBLANK([.B72]));[.B72]-[.B71];&quot;&quot;)" office:value-type="float" office:value="0" calcext:value-type="float">
            <text:p>0</text:p>
          </table:table-cell>
          <table:table-cell table:style-name="Default"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3]))&amp;NOT(ISBLANK([.B73]));[.B73]-[.B72];&quot;&quot;)" office:value-type="float" office:value="0" calcext:value-type="float">
            <text:p>0</text:p>
          </table:table-cell>
          <table:table-cell table:style-name="Default"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06/02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4]))&amp;NOT(ISBLANK([.B74]));[.B74]-[.B73];&quot;&quot;)" office:value-type="float" office:value="0" calcext:value-type="float">
            <text:p>0</text:p>
          </table:table-cell>
          <table:table-cell table:style-name="Default"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06/03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5]))&amp;NOT(ISBLANK([.B75]));[.B75]-[.B74];&quot;&quot;)" office:value-type="float" office:value="0" calcext:value-type="float">
            <text:p>0</text:p>
          </table:table-cell>
          <table:table-cell table:style-name="Default"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06/04/202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6]))&amp;NOT(ISBLANK([.B76]));[.B76]-[.B75];&quot;&quot;)" office:value-type="float" office:value="8" calcext:value-type="float">
            <text:p>8</text:p>
          </table:table-cell>
          <table:table-cell table:style-name="Default"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06/05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7]))&amp;NOT(ISBLANK([.B77]));[.B77]-[.B76];&quot;&quot;)" office:value-type="float" office:value="1" calcext:value-type="float">
            <text:p>1</text:p>
          </table:table-cell>
          <table:table-cell table:style-name="Default"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06/06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8]))&amp;NOT(ISBLANK([.B78]));[.B78]-[.B77];&quot;&quot;)" office:value-type="float" office:value="0" calcext:value-type="float">
            <text:p>0</text:p>
          </table:table-cell>
          <table:table-cell table:style-name="Default"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06/07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9]))&amp;NOT(ISBLANK([.B79]));[.B79]-[.B78];&quot;&quot;)" office:value-type="float" office:value="0" calcext:value-type="float">
            <text:p>0</text:p>
          </table:table-cell>
          <table:table-cell table:style-name="Default"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06/08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0]))&amp;NOT(ISBLANK([.B80]));[.B80]-[.B79];&quot;&quot;)" office:value-type="float" office:value="0" calcext:value-type="float">
            <text:p>0</text:p>
          </table:table-cell>
          <table:table-cell table:style-name="Default"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06/09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1]))&amp;NOT(ISBLANK([.B81]));[.B81]-[.B80];&quot;&quot;)" office:value-type="float" office:value="0" calcext:value-type="float">
            <text:p>0</text:p>
          </table:table-cell>
          <table:table-cell table:style-name="Default"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06/10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2]))&amp;NOT(ISBLANK([.B82]));[.B82]-[.B81];&quot;&quot;)" office:value-type="float" office:value="0" calcext:value-type="float">
            <text:p>0</text:p>
          </table:table-cell>
          <table:table-cell table:style-name="Default"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06/11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3]))&amp;NOT(ISBLANK([.B83]));[.B83]-[.B82];&quot;&quot;)" office:value-type="float" office:value="0" calcext:value-type="float">
            <text:p>0</text:p>
          </table:table-cell>
          <table:table-cell table:style-name="Default"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06/12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4]))&amp;NOT(ISBLANK([.B84]));[.B84]-[.B83];&quot;&quot;)" office:value-type="float" office:value="0" calcext:value-type="float">
            <text:p>0</text:p>
          </table:table-cell>
          <table:table-cell table:style-name="Default"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06/13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5]))&amp;NOT(ISBLANK([.B85]));[.B85]-[.B84];&quot;&quot;)" office:value-type="float" office:value="0" calcext:value-type="float">
            <text:p>0</text:p>
          </table:table-cell>
          <table:table-cell table:style-name="Default"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06/14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6]))&amp;NOT(ISBLANK([.B86]));[.B86]-[.B85];&quot;&quot;)" office:value-type="float" office:value="0" calcext:value-type="float">
            <text:p>0</text:p>
          </table:table-cell>
          <table:table-cell table:style-name="Default"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06/1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7]))&amp;NOT(ISBLANK([.B87]));[.B87]-[.B86];&quot;&quot;)" office:value-type="float" office:value="2" calcext:value-type="float">
            <text:p>2</text:p>
          </table:table-cell>
          <table:table-cell table:style-name="Default"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06/1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8]))&amp;NOT(ISBLANK([.B88]));[.B88]-[.B87];&quot;&quot;)" office:value-type="float" office:value="0" calcext:value-type="float">
            <text:p>0</text:p>
          </table:table-cell>
          <table:table-cell table:style-name="Default"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06/1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9]))&amp;NOT(ISBLANK([.B89]));[.B89]-[.B88];&quot;&quot;)" office:value-type="float" office:value="0" calcext:value-type="float">
            <text:p>0</text:p>
          </table:table-cell>
          <table:table-cell table:style-name="Default"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06/1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0]))&amp;NOT(ISBLANK([.B90]));[.B90]-[.B89];&quot;&quot;)" office:value-type="float" office:value="0" calcext:value-type="float">
            <text:p>0</text:p>
          </table:table-cell>
          <table:table-cell table:style-name="Default"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06/1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1]))&amp;NOT(ISBLANK([.B91]));[.B91]-[.B90];&quot;&quot;)" office:value-type="float" office:value="0" calcext:value-type="float">
            <text:p>0</text:p>
          </table:table-cell>
          <table:table-cell table:style-name="Default"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06/2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2]))&amp;NOT(ISBLANK([.B92]));[.B92]-[.B91];&quot;&quot;)" office:value-type="float" office:value="0" calcext:value-type="float">
            <text:p>0</text:p>
          </table:table-cell>
          <table:table-cell table:style-name="Default"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06/2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3]))&amp;NOT(ISBLANK([.B93]));[.B93]-[.B92];&quot;&quot;)" office:value-type="float" office:value="0" calcext:value-type="float">
            <text:p>0</text:p>
          </table:table-cell>
          <table:table-cell table:style-name="Default"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06/2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4]))&amp;NOT(ISBLANK([.B94]));[.B94]-[.B93];&quot;&quot;)" office:value-type="float" office:value="0" calcext:value-type="float">
            <text:p>0</text:p>
          </table:table-cell>
          <table:table-cell table:style-name="Default"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06/2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5]))&amp;NOT(ISBLANK([.B95]));[.B95]-[.B94];&quot;&quot;)" office:value-type="float" office:value="0" calcext:value-type="float">
            <text:p>0</text:p>
          </table:table-cell>
          <table:table-cell table:style-name="Default"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06/2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6]))&amp;NOT(ISBLANK([.B96]));[.B96]-[.B95];&quot;&quot;)" office:value-type="float" office:value="0" calcext:value-type="float">
            <text:p>0</text:p>
          </table:table-cell>
          <table:table-cell table:style-name="Default"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06/2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7]))&amp;NOT(ISBLANK([.B97]));[.B97]-[.B96];&quot;&quot;)" office:value-type="float" office:value="0" calcext:value-type="float">
            <text:p>0</text:p>
          </table:table-cell>
          <table:table-cell table:style-name="Default"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06/2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8]))&amp;NOT(ISBLANK([.B98]));[.B98]-[.B97];&quot;&quot;)" office:value-type="float" office:value="0" calcext:value-type="float">
            <text:p>0</text:p>
          </table:table-cell>
          <table:table-cell table:style-name="Default"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06/2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9]))&amp;NOT(ISBLANK([.B99]));[.B99]-[.B98];&quot;&quot;)" office:value-type="float" office:value="0" calcext:value-type="float">
            <text:p>0</text:p>
          </table:table-cell>
          <table:table-cell table:style-name="Default"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06/2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0]))&amp;NOT(ISBLANK([.B100]));[.B100]-[.B99];&quot;&quot;)" office:value-type="float" office:value="0" calcext:value-type="float">
            <text:p>0</text:p>
          </table:table-cell>
          <table:table-cell table:style-name="Default"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06/2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1]))&amp;NOT(ISBLANK([.B101]));[.B101]-[.B100];&quot;&quot;)" office:value-type="float" office:value="0" calcext:value-type="float">
            <text:p>0</text:p>
          </table:table-cell>
          <table:table-cell table:style-name="Default"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06/3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2]))&amp;NOT(ISBLANK([.B102]));[.B102]-[.B101];&quot;&quot;)" office:value-type="float" office:value="0" calcext:value-type="float">
            <text:p>0</text:p>
          </table:table-cell>
          <table:table-cell table:style-name="Default"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07/0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3]))&amp;NOT(ISBLANK([.B103]));[.B103]-[.B102];&quot;&quot;)" office:value-type="float" office:value="0" calcext:value-type="float">
            <text:p>0</text:p>
          </table:table-cell>
          <table:table-cell table:style-name="Default"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07/0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4]))&amp;NOT(ISBLANK([.B104]));[.B104]-[.B103];&quot;&quot;)" office:value-type="float" office:value="0" calcext:value-type="float">
            <text:p>0</text:p>
          </table:table-cell>
          <table:table-cell table:style-name="Default"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07/0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5]))&amp;NOT(ISBLANK([.B105]));[.B105]-[.B104];&quot;&quot;)" office:value-type="float" office:value="0" calcext:value-type="float">
            <text:p>0</text:p>
          </table:table-cell>
          <table:table-cell table:style-name="Default"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07/0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6]))&amp;NOT(ISBLANK([.B106]));[.B106]-[.B105];&quot;&quot;)" office:value-type="float" office:value="0" calcext:value-type="float">
            <text:p>0</text:p>
          </table:table-cell>
          <table:table-cell table:style-name="Default"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07/0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7]))&amp;NOT(ISBLANK([.B107]));[.B107]-[.B106];&quot;&quot;)" office:value-type="float" office:value="0" calcext:value-type="float">
            <text:p>0</text:p>
          </table:table-cell>
          <table:table-cell table:style-name="Default"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07/0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8]))&amp;NOT(ISBLANK([.B108]));[.B108]-[.B107];&quot;&quot;)" office:value-type="float" office:value="0" calcext:value-type="float">
            <text:p>0</text:p>
          </table:table-cell>
          <table:table-cell table:style-name="Default"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9]))&amp;NOT(ISBLANK([.B109]));[.B109]-[.B108];&quot;&quot;)" office:value-type="float" office:value="0" calcext:value-type="float">
            <text:p>0</text:p>
          </table:table-cell>
          <table:table-cell table:style-name="Default"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07/0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0]))&amp;NOT(ISBLANK([.B110]));[.B110]-[.B109];&quot;&quot;)" office:value-type="float" office:value="0" calcext:value-type="float">
            <text:p>0</text:p>
          </table:table-cell>
          <table:table-cell table:style-name="Default"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07/0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1]))&amp;NOT(ISBLANK([.B111]));[.B111]-[.B110];&quot;&quot;)" office:value-type="float" office:value="0" calcext:value-type="float">
            <text:p>0</text:p>
          </table:table-cell>
          <table:table-cell table:style-name="Default"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07/1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2]))&amp;NOT(ISBLANK([.B112]));[.B112]-[.B111];&quot;&quot;)" office:value-type="float" office:value="0" calcext:value-type="float">
            <text:p>0</text:p>
          </table:table-cell>
          <table:table-cell table:style-name="Default"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07/1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3]))&amp;NOT(ISBLANK([.B113]));[.B113]-[.B112];&quot;&quot;)" office:value-type="float" office:value="0" calcext:value-type="float">
            <text:p>0</text:p>
          </table:table-cell>
          <table:table-cell table:style-name="Default"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07/1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4]))&amp;NOT(ISBLANK([.B114]));[.B114]-[.B113];&quot;&quot;)" office:value-type="float" office:value="0" calcext:value-type="float">
            <text:p>0</text:p>
          </table:table-cell>
          <table:table-cell table:style-name="Default"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07/1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5]))&amp;NOT(ISBLANK([.B115]));[.B115]-[.B114];&quot;&quot;)" office:value-type="float" office:value="0" calcext:value-type="float">
            <text:p>0</text:p>
          </table:table-cell>
          <table:table-cell table:style-name="Default"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07/1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6]))&amp;NOT(ISBLANK([.B116]));[.B116]-[.B115];&quot;&quot;)" office:value-type="float" office:value="0" calcext:value-type="float">
            <text:p>0</text:p>
          </table:table-cell>
          <table:table-cell table:style-name="Default"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07/1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7]))&amp;NOT(ISBLANK([.B117]));[.B117]-[.B116];&quot;&quot;)" office:value-type="float" office:value="0" calcext:value-type="float">
            <text:p>0</text:p>
          </table:table-cell>
          <table:table-cell table:style-name="Default"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07/1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8]))&amp;NOT(ISBLANK([.B118]));[.B118]-[.B117];&quot;&quot;)" office:value-type="float" office:value="0" calcext:value-type="float">
            <text:p>0</text:p>
          </table:table-cell>
          <table:table-cell table:style-name="Default"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07/1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9]))&amp;NOT(ISBLANK([.B119]));[.B119]-[.B118];&quot;&quot;)" office:value-type="float" office:value="0" calcext:value-type="float">
            <text:p>0</text:p>
          </table:table-cell>
          <table:table-cell table:style-name="Default"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07/1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0]))&amp;NOT(ISBLANK([.B120]));[.B120]-[.B119];&quot;&quot;)" office:value-type="float" office:value="0" calcext:value-type="float">
            <text:p>0</text:p>
          </table:table-cell>
          <table:table-cell table:style-name="Default"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07/1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1]))&amp;NOT(ISBLANK([.B121]));[.B121]-[.B120];&quot;&quot;)" office:value-type="float" office:value="0" calcext:value-type="float">
            <text:p>0</text:p>
          </table:table-cell>
          <table:table-cell table:style-name="Default"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07/20/20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2]))&amp;NOT(ISBLANK([.B122]));[.B122]-[.B121];&quot;&quot;)" office:value-type="float" office:value="2" calcext:value-type="float">
            <text:p>2</text:p>
          </table:table-cell>
          <table:table-cell table:style-name="Default"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07/21/20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3]))&amp;NOT(ISBLANK([.B123]));[.B123]-[.B122];&quot;&quot;)" office:value-type="float" office:value="0" calcext:value-type="float">
            <text:p>0</text:p>
          </table:table-cell>
          <table:table-cell table:style-name="Default"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07/22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4]))&amp;NOT(ISBLANK([.B124]));[.B124]-[.B123];&quot;&quot;)" office:value-type="float" office:value="1" calcext:value-type="float">
            <text:p>1</text:p>
          </table:table-cell>
          <table:table-cell table:style-name="Default"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07/23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5]))&amp;NOT(ISBLANK([.B125]));[.B125]-[.B124];&quot;&quot;)" office:value-type="float" office:value="0" calcext:value-type="float">
            <text:p>0</text:p>
          </table:table-cell>
          <table:table-cell table:style-name="Default"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07/24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6]))&amp;NOT(ISBLANK([.B126]));[.B126]-[.B125];&quot;&quot;)" office:value-type="float" office:value="0" calcext:value-type="float">
            <text:p>0</text:p>
          </table:table-cell>
          <table:table-cell table:style-name="Default"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07/25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7]))&amp;NOT(ISBLANK([.B127]));[.B127]-[.B126];&quot;&quot;)" office:value-type="float" office:value="1" calcext:value-type="float">
            <text:p>1</text:p>
          </table:table-cell>
          <table:table-cell table:style-name="Default"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07/26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8]))&amp;NOT(ISBLANK([.B128]));[.B128]-[.B127];&quot;&quot;)" office:value-type="float" office:value="0" calcext:value-type="float">
            <text:p>0</text:p>
          </table:table-cell>
          <table:table-cell table:style-name="Default"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07/27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9]))&amp;NOT(ISBLANK([.B129]));[.B129]-[.B128];&quot;&quot;)" office:value-type="float" office:value="0" calcext:value-type="float">
            <text:p>0</text:p>
          </table:table-cell>
          <table:table-cell table:style-name="Default"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07/28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0]))&amp;NOT(ISBLANK([.B130]));[.B130]-[.B129];&quot;&quot;)" office:value-type="float" office:value="0" calcext:value-type="float">
            <text:p>0</text:p>
          </table:table-cell>
          <table:table-cell table:style-name="Default"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07/29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1]))&amp;NOT(ISBLANK([.B131]));[.B131]-[.B130];&quot;&quot;)" office:value-type="float" office:value="0" calcext:value-type="float">
            <text:p>0</text:p>
          </table:table-cell>
          <table:table-cell table:style-name="Default"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07/30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2]))&amp;NOT(ISBLANK([.B132]));[.B132]-[.B131];&quot;&quot;)" office:value-type="float" office:value="0" calcext:value-type="float">
            <text:p>0</text:p>
          </table:table-cell>
          <table:table-cell table:style-name="Default"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07/31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3]))&amp;NOT(ISBLANK([.B133]));[.B133]-[.B132];&quot;&quot;)" office:value-type="float" office:value="2" calcext:value-type="float">
            <text:p>2</text:p>
          </table:table-cell>
          <table:table-cell table:style-name="Default"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08/01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4]))&amp;NOT(ISBLANK([.B134]));[.B134]-[.B133];&quot;&quot;)" office:value-type="float" office:value="0" calcext:value-type="float">
            <text:p>0</text:p>
          </table:table-cell>
          <table:table-cell table:style-name="Default"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08/02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5]))&amp;NOT(ISBLANK([.B135]));[.B135]-[.B134];&quot;&quot;)" office:value-type="float" office:value="0" calcext:value-type="float">
            <text:p>0</text:p>
          </table:table-cell>
          <table:table-cell table:style-name="Default"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08/03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6]))&amp;NOT(ISBLANK([.B136]));[.B136]-[.B135];&quot;&quot;)" office:value-type="float" office:value="0" calcext:value-type="float">
            <text:p>0</text:p>
          </table:table-cell>
          <table:table-cell table:style-name="Default"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08/04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7]))&amp;NOT(ISBLANK([.B137]));[.B137]-[.B136];&quot;&quot;)" office:value-type="float" office:value="0" calcext:value-type="float">
            <text:p>0</text:p>
          </table:table-cell>
          <table:table-cell table:style-name="Default"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08/05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8]))&amp;NOT(ISBLANK([.B138]));[.B138]-[.B137];&quot;&quot;)" office:value-type="float" office:value="0" calcext:value-type="float">
            <text:p>0</text:p>
          </table:table-cell>
          <table:table-cell table:style-name="Default"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08/06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9]))&amp;NOT(ISBLANK([.B139]));[.B139]-[.B138];&quot;&quot;)" office:value-type="float" office:value="0" calcext:value-type="float">
            <text:p>0</text:p>
          </table:table-cell>
          <table:table-cell table:style-name="Default"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08/07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0]))&amp;NOT(ISBLANK([.B140]));[.B140]-[.B139];&quot;&quot;)" office:value-type="float" office:value="0" calcext:value-type="float">
            <text:p>0</text:p>
          </table:table-cell>
          <table:table-cell table:style-name="Default"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1]))&amp;NOT(ISBLANK([.B141]));[.B141]-[.B140];&quot;&quot;)" office:value-type="float" office:value="0" calcext:value-type="float">
            <text:p>0</text:p>
          </table:table-cell>
          <table:table-cell table:style-name="Default"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08/09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2]))&amp;NOT(ISBLANK([.B142]));[.B142]-[.B141];&quot;&quot;)" office:value-type="float" office:value="0" calcext:value-type="float">
            <text:p>0</text:p>
          </table:table-cell>
          <table:table-cell table:style-name="Default"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08/10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3]))&amp;NOT(ISBLANK([.B143]));[.B143]-[.B142];&quot;&quot;)" office:value-type="float" office:value="3" calcext:value-type="float">
            <text:p>3</text:p>
          </table:table-cell>
          <table:table-cell table:style-name="Default"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08/11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4]))&amp;NOT(ISBLANK([.B144]));[.B144]-[.B143];&quot;&quot;)" office:value-type="float" office:value="0" calcext:value-type="float">
            <text:p>0</text:p>
          </table:table-cell>
          <table:table-cell table:style-name="Default"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08/12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5]))&amp;NOT(ISBLANK([.B145]));[.B145]-[.B144];&quot;&quot;)" office:value-type="float" office:value="0" calcext:value-type="float">
            <text:p>0</text:p>
          </table:table-cell>
          <table:table-cell table:style-name="Default"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08/13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6]))&amp;NOT(ISBLANK([.B146]));[.B146]-[.B145];&quot;&quot;)" office:value-type="float" office:value="0" calcext:value-type="float">
            <text:p>0</text:p>
          </table:table-cell>
          <table:table-cell table:style-name="Default"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08/14/20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7]))&amp;NOT(ISBLANK([.B147]));[.B147]-[.B146];&quot;&quot;)" office:value-type="float" office:value="1" calcext:value-type="float">
            <text:p>1</text:p>
          </table:table-cell>
          <table:table-cell table:style-name="Default"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08/15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8]))&amp;NOT(ISBLANK([.B148]));[.B148]-[.B147];&quot;&quot;)" office:value-type="float" office:value="1" calcext:value-type="float">
            <text:p>1</text:p>
          </table:table-cell>
          <table:table-cell table:style-name="Default"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08/16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9]))&amp;NOT(ISBLANK([.B149]));[.B149]-[.B148];&quot;&quot;)" office:value-type="float" office:value="0" calcext:value-type="float">
            <text:p>0</text:p>
          </table:table-cell>
          <table:table-cell table:style-name="Default"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08/17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0]))&amp;NOT(ISBLANK([.B150]));[.B150]-[.B149];&quot;&quot;)" office:value-type="float" office:value="0" calcext:value-type="float">
            <text:p>0</text:p>
          </table:table-cell>
          <table:table-cell table:style-name="Default"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08/18/202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1]))&amp;NOT(ISBLANK([.B151]));[.B151]-[.B150];&quot;&quot;)" office:value-type="float" office:value="8" calcext:value-type="float">
            <text:p>8</text:p>
          </table:table-cell>
          <table:table-cell table:style-name="Default"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08/19/20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2]))&amp;NOT(ISBLANK([.B152]));[.B152]-[.B151];&quot;&quot;)" office:value-type="float" office:value="9" calcext:value-type="float">
            <text:p>9</text:p>
          </table:table-cell>
          <table:table-cell table:style-name="Default"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08/20/202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IF(NOT(ISBLANK([.B153]))&amp;NOT(ISBLANK([.B153]));[.B153]-[.B152];&quot;&quot;)">
            <text:p/>
          </table:table-cell>
          <table:table-cell table:style-name="Default"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08/21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4]))&amp;NOT(ISBLANK([.B154]));[.B154]-[.B153];&quot;&quot;)" office:value-type="float" office:value="109" calcext:value-type="float">
            <text:p>109</text:p>
          </table:table-cell>
          <table:table-cell table:style-name="Default"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08/22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5]))&amp;NOT(ISBLANK([.B155]));[.B155]-[.B154];&quot;&quot;)" office:value-type="float" office:value="0" calcext:value-type="float">
            <text:p>0</text:p>
          </table:table-cell>
          <table:table-cell table:style-name="Default"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08/23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6]))&amp;NOT(ISBLANK([.B156]));[.B156]-[.B155];&quot;&quot;)" office:value-type="float" office:value="0" calcext:value-type="float">
            <text:p>0</text:p>
          </table:table-cell>
          <table:table-cell table:style-name="Default"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08/24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7]))&amp;NOT(ISBLANK([.B157]));[.B157]-[.B156];&quot;&quot;)" office:value-type="float" office:value="0" calcext:value-type="float">
            <text:p>0</text:p>
          </table:table-cell>
          <table:table-cell table:style-name="Default"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08/25/2020</text:p>
          </table:table-cell>
          <table:table-cell table:number-columns-repeated="2"/>
          <table:table-cell table:style-name="Default" table:formula="of:=IF(NOT(ISBLANK([.B158]))&amp;NOT(ISBLANK([.B158]));[.B158]-[.B157];&quot;&quot;)">
            <text:p/>
          </table:table-cell>
          <table:table-cell table:style-name="Default"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08/26/202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Default" table:formula="of:=IF(NOT(ISBLANK([.B159]))&amp;NOT(ISBLANK([.B159]));[.B159]-[.B158];&quot;&quot;)" office:value-type="float" office:value="125" calcext:value-type="float">
            <text:p>125</text:p>
          </table:table-cell>
          <table:table-cell table:style-name="Default"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08/27/202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0]))&amp;NOT(ISBLANK([.B160]));[.B160]-[.B159];&quot;&quot;)" office:value-type="float" office:value="67" calcext:value-type="float">
            <text:p>67</text:p>
          </table:table-cell>
          <table:table-cell table:style-name="Default"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08/28/2020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1]))&amp;NOT(ISBLANK([.B161]));[.B161]-[.B160];&quot;&quot;)" office:value-type="float" office:value="29" calcext:value-type="float">
            <text:p>29</text:p>
          </table:table-cell>
          <table:table-cell table:style-name="Default"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08/29/202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2]))&amp;NOT(ISBLANK([.B162]));[.B162]-[.B161];&quot;&quot;)" office:value-type="float" office:value="36" calcext:value-type="float">
            <text:p>36</text:p>
          </table:table-cell>
          <table:table-cell table:style-name="Default"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08/30/2020</text:p>
          </table:table-cell>
          <table:table-cell table:number-columns-repeated="2"/>
          <table:table-cell table:style-name="Default" table:formula="of:=IF(NOT(ISBLANK([.B163]))&amp;NOT(ISBLANK([.B163]));[.B163]-[.B162];&quot;&quot;)">
            <text:p/>
          </table:table-cell>
          <table:table-cell table:style-name="Default"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08/31/2020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style-name="Default" table:formula="of:=IF(NOT(ISBLANK([.B164]))&amp;NOT(ISBLANK([.B164]));[.B164]-[.B163];&quot;&quot;)" office:value-type="float" office:value="356" calcext:value-type="float">
            <text:p>356</text:p>
          </table:table-cell>
          <table:table-cell table:style-name="Default"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09/01/20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5]))&amp;NOT(ISBLANK([.B165]));[.B165]-[.B164];&quot;&quot;)" office:value-type="float" office:value="44" calcext:value-type="float">
            <text:p>44</text:p>
          </table:table-cell>
          <table:table-cell table:style-name="Default"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09/02/2020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6]))&amp;NOT(ISBLANK([.B166]));[.B166]-[.B165];&quot;&quot;)" office:value-type="float" office:value="83" calcext:value-type="float">
            <text:p>83</text:p>
          </table:table-cell>
          <table:table-cell table:style-name="Default"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09/03/2020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7]))&amp;NOT(ISBLANK([.B167]));[.B167]-[.B166];&quot;&quot;)" office:value-type="float" office:value="98" calcext:value-type="float">
            <text:p>98</text:p>
          </table:table-cell>
          <table:table-cell table:style-name="Default"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09/04/202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8]))&amp;NOT(ISBLANK([.B168]));[.B168]-[.B167];&quot;&quot;)" office:value-type="float" office:value="116" calcext:value-type="float">
            <text:p>116</text:p>
          </table:table-cell>
          <table:table-cell table:style-name="Default"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9/05/2020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9]))&amp;NOT(ISBLANK([.B169]));[.B169]-[.B168];&quot;&quot;)" office:value-type="float" office:value="110" calcext:value-type="float">
            <text:p>110</text:p>
          </table:table-cell>
          <table:table-cell table:style-name="Default"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09/06/2020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style-name="Default" table:formula="of:=IF(NOT(ISBLANK([.B170]))&amp;NOT(ISBLANK([.B170]));[.B170]-[.B169];&quot;&quot;)" office:value-type="float" office:value="162" calcext:value-type="float">
            <text:p>162</text:p>
          </table:table-cell>
          <table:table-cell table:style-name="Default"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09/07/2020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style-name="Default" table:formula="of:=IF(NOT(ISBLANK([.B171]))&amp;NOT(ISBLANK([.B171]));[.B171]-[.B170];&quot;&quot;)" office:value-type="float" office:value="182" calcext:value-type="float">
            <text:p>182</text:p>
          </table:table-cell>
          <table:table-cell table:style-name="Default"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09/08/2020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style-name="Default" table:formula="of:=IF(NOT(ISBLANK([.B172]))&amp;NOT(ISBLANK([.B172]));[.B172]-[.B171];&quot;&quot;)" office:value-type="float" office:value="118" calcext:value-type="float">
            <text:p>118</text:p>
          </table:table-cell>
          <table:table-cell table:style-name="Default"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09/09/2020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style-name="Default" table:formula="of:=IF(NOT(ISBLANK([.B173]))&amp;NOT(ISBLANK([.B173]));[.B173]-[.B172];&quot;&quot;)" office:value-type="float" office:value="87" calcext:value-type="float">
            <text:p>87</text:p>
          </table:table-cell>
          <table:table-cell table:style-name="Default"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09/10/202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style-name="Default" table:formula="of:=IF(NOT(ISBLANK([.B174]))&amp;NOT(ISBLANK([.B174]));[.B174]-[.B173];&quot;&quot;)" office:value-type="float" office:value="195" calcext:value-type="float">
            <text:p>195</text:p>
          </table:table-cell>
          <table:table-cell table:style-name="Default"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09/11/2020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style-name="Default" table:formula="of:=IF(NOT(ISBLANK([.B175]))&amp;NOT(ISBLANK([.B175]));[.B175]-[.B174];&quot;&quot;)" office:value-type="float" office:value="80" calcext:value-type="float">
            <text:p>80</text:p>
          </table:table-cell>
          <table:table-cell table:style-name="Default"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09/12/2020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style-name="Default" table:formula="of:=IF(NOT(ISBLANK([.B176]))&amp;NOT(ISBLANK([.B176]));[.B176]-[.B175];&quot;&quot;)" office:value-type="float" office:value="88" calcext:value-type="float">
            <text:p>88</text:p>
          </table:table-cell>
          <table:table-cell table:style-name="Default"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09/13/2020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7]))&amp;NOT(ISBLANK([.B177]));[.B177]-[.B176];&quot;&quot;)" office:value-type="float" office:value="100" calcext:value-type="float">
            <text:p>100</text:p>
          </table:table-cell>
          <table:table-cell table:style-name="Default"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09/14/2020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8]))&amp;NOT(ISBLANK([.B178]));[.B178]-[.B177];&quot;&quot;)" office:value-type="float" office:value="108" calcext:value-type="float">
            <text:p>108</text:p>
          </table:table-cell>
          <table:table-cell table:style-name="Default"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09/15/2020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9]))&amp;NOT(ISBLANK([.B179]));[.B179]-[.B178];&quot;&quot;)" office:value-type="float" office:value="79" calcext:value-type="float">
            <text:p>79</text:p>
          </table:table-cell>
          <table:table-cell table:style-name="Default"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09/16/2020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style-name="Default" table:formula="of:=IF(NOT(ISBLANK([.B180]))&amp;NOT(ISBLANK([.B180]));[.B180]-[.B179];&quot;&quot;)" office:value-type="float" office:value="94" calcext:value-type="float">
            <text:p>94</text:p>
          </table:table-cell>
          <table:table-cell table:style-name="Default"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09/17/2020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style-name="Default" table:formula="of:=IF(NOT(ISBLANK([.B181]))&amp;NOT(ISBLANK([.B181]));[.B181]-[.B180];&quot;&quot;)" office:value-type="float" office:value="76" calcext:value-type="float">
            <text:p>76</text:p>
          </table:table-cell>
          <table:table-cell table:style-name="Default"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09/18/2020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2]))&amp;NOT(ISBLANK([.B182]));[.B182]-[.B181];&quot;&quot;)" office:value-type="float" office:value="47" calcext:value-type="float">
            <text:p>47</text:p>
          </table:table-cell>
          <table:table-cell table:style-name="Default"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09/19/2020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3]))&amp;NOT(ISBLANK([.B183]));[.B183]-[.B182];&quot;&quot;)" office:value-type="float" office:value="90" calcext:value-type="float">
            <text:p>90</text:p>
          </table:table-cell>
          <table:table-cell table:style-name="Default"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09/20/20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4]))&amp;NOT(ISBLANK([.B184]));[.B184]-[.B183];&quot;&quot;)" office:value-type="float" office:value="45" calcext:value-type="float">
            <text:p>45</text:p>
          </table:table-cell>
          <table:table-cell table:style-name="Default"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09/21/2020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5]))&amp;NOT(ISBLANK([.B185]));[.B185]-[.B184];&quot;&quot;)" office:value-type="float" office:value="42" calcext:value-type="float">
            <text:p>42</text:p>
          </table:table-cell>
          <table:table-cell table:style-name="Default"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09/22/2020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6]))&amp;NOT(ISBLANK([.B186]));[.B186]-[.B185];&quot;&quot;)" office:value-type="float" office:value="45" calcext:value-type="float">
            <text:p>45</text:p>
          </table:table-cell>
          <table:table-cell table:style-name="Default"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09/23/2020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7]))&amp;NOT(ISBLANK([.B187]));[.B187]-[.B186];&quot;&quot;)" office:value-type="float" office:value="73" calcext:value-type="float">
            <text:p>73</text:p>
          </table:table-cell>
          <table:table-cell table:style-name="Default"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09/24/2020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8]))&amp;NOT(ISBLANK([.B188]));[.B188]-[.B187];&quot;&quot;)" office:value-type="float" office:value="95" calcext:value-type="float">
            <text:p>95</text:p>
          </table:table-cell>
          <table:table-cell table:style-name="Default"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09/25/2020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9]))&amp;NOT(ISBLANK([.B189]));[.B189]-[.B188];&quot;&quot;)" office:value-type="float" office:value="45" calcext:value-type="float">
            <text:p>45</text:p>
          </table:table-cell>
          <table:table-cell table:style-name="Default"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09/26/2020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style-name="Default" table:formula="of:=IF(NOT(ISBLANK([.B190]))&amp;NOT(ISBLANK([.B190]));[.B190]-[.B189];&quot;&quot;)" office:value-type="float" office:value="67" calcext:value-type="float">
            <text:p>67</text:p>
          </table:table-cell>
          <table:table-cell table:style-name="Default"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09/27/2020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1]))&amp;NOT(ISBLANK([.B191]));[.B191]-[.B190];&quot;&quot;)" office:value-type="float" office:value="66" calcext:value-type="float">
            <text:p>66</text:p>
          </table:table-cell>
          <table:table-cell table:style-name="Default"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09/28/2020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2]))&amp;NOT(ISBLANK([.B192]));[.B192]-[.B191];&quot;&quot;)" office:value-type="float" office:value="35" calcext:value-type="float">
            <text:p>35</text:p>
          </table:table-cell>
          <table:table-cell table:style-name="Default"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09/29/2020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3]))&amp;NOT(ISBLANK([.B193]));[.B193]-[.B192];&quot;&quot;)" office:value-type="float" office:value="85" calcext:value-type="float">
            <text:p>85</text:p>
          </table:table-cell>
          <table:table-cell table:style-name="Default"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09/30/202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4]))&amp;NOT(ISBLANK([.B194]));[.B194]-[.B193];&quot;&quot;)" office:value-type="float" office:value="37" calcext:value-type="float">
            <text:p>37</text:p>
          </table:table-cell>
          <table:table-cell table:style-name="Default"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5]))&amp;NOT(ISBLANK([.B195]));[.B195]-[.B194];&quot;&quot;)" office:value-type="float" office:value="127" calcext:value-type="float">
            <text:p>127</text:p>
          </table:table-cell>
          <table:table-cell table:style-name="Default"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10/02/2020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6]))&amp;NOT(ISBLANK([.B196]));[.B196]-[.B195];&quot;&quot;)" office:value-type="float" office:value="109" calcext:value-type="float">
            <text:p>109</text:p>
          </table:table-cell>
          <table:table-cell table:style-name="Default"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10/03/2020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7]))&amp;NOT(ISBLANK([.B197]));[.B197]-[.B196];&quot;&quot;)" office:value-type="float" office:value="114" calcext:value-type="float">
            <text:p>114</text:p>
          </table:table-cell>
          <table:table-cell table:style-name="Default"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10/04/2020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8]))&amp;NOT(ISBLANK([.B198]));[.B198]-[.B197];&quot;&quot;)" office:value-type="float" office:value="56" calcext:value-type="float">
            <text:p>56</text:p>
          </table:table-cell>
          <table:table-cell table:style-name="Default"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10/05/2020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199]))&amp;NOT(ISBLANK([.B199]));[.B199]-[.B198];&quot;&quot;)" office:value-type="float" office:value="73" calcext:value-type="float">
            <text:p>73</text:p>
          </table:table-cell>
          <table:table-cell table:style-name="Default"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10/06/2020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200]))&amp;NOT(ISBLANK([.B200]));[.B200]-[.B199];&quot;&quot;)" office:value-type="float" office:value="146" calcext:value-type="float">
            <text:p>146</text:p>
          </table:table-cell>
          <table:table-cell table:style-name="Default"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10/07/2020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201]))&amp;NOT(ISBLANK([.B201]));[.B201]-[.B200];&quot;&quot;)" office:value-type="float" office:value="127" calcext:value-type="float">
            <text:p>127</text:p>
          </table:table-cell>
          <table:table-cell table:style-name="Default"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10/08/2020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2]))&amp;NOT(ISBLANK([.B202]));[.B202]-[.B201];&quot;&quot;)" office:value-type="float" office:value="51" calcext:value-type="float">
            <text:p>51</text:p>
          </table:table-cell>
          <table:table-cell table:style-name="Default"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10/09/2020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3]))&amp;NOT(ISBLANK([.B203]));[.B203]-[.B202];&quot;&quot;)" office:value-type="float" office:value="88" calcext:value-type="float">
            <text:p>88</text:p>
          </table:table-cell>
          <table:table-cell table:style-name="Default"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2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4]))&amp;NOT(ISBLANK([.B204]));[.B204]-[.B203];&quot;&quot;)" office:value-type="float" office:value="58" calcext:value-type="float">
            <text:p>58</text:p>
          </table:table-cell>
          <table:table-cell table:style-name="Default"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10/11/2020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5]))&amp;NOT(ISBLANK([.B205]));[.B205]-[.B204];&quot;&quot;)" office:value-type="float" office:value="87" calcext:value-type="float">
            <text:p>87</text:p>
          </table:table-cell>
          <table:table-cell table:style-name="Default"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10/12/2020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6]))&amp;NOT(ISBLANK([.B206]));[.B206]-[.B205];&quot;&quot;)" office:value-type="float" office:value="118" calcext:value-type="float">
            <text:p>118</text:p>
          </table:table-cell>
          <table:table-cell table:style-name="Default"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10/13/2020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7]))&amp;NOT(ISBLANK([.B207]));[.B207]-[.B206];&quot;&quot;)" office:value-type="float" office:value="73" calcext:value-type="float">
            <text:p>73</text:p>
          </table:table-cell>
          <table:table-cell table:style-name="Default"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10/14/2020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8]))&amp;NOT(ISBLANK([.B208]));[.B208]-[.B207];&quot;&quot;)" office:value-type="float" office:value="110" calcext:value-type="float">
            <text:p>110</text:p>
          </table:table-cell>
          <table:table-cell table:style-name="Default"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10/15/2020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9]))&amp;NOT(ISBLANK([.B209]));[.B209]-[.B208];&quot;&quot;)" office:value-type="float" office:value="81" calcext:value-type="float">
            <text:p>81</text:p>
          </table:table-cell>
          <table:table-cell table:style-name="Default"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10/16/2020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10]))&amp;NOT(ISBLANK([.B210]));[.B210]-[.B209];&quot;&quot;)" office:value-type="float" office:value="74" calcext:value-type="float">
            <text:p>74</text:p>
          </table:table-cell>
          <table:table-cell table:style-name="Default"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10/17/2020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11]))&amp;NOT(ISBLANK([.B211]));[.B211]-[.B210];&quot;&quot;)" office:value-type="float" office:value="86" calcext:value-type="float">
            <text:p>86</text:p>
          </table:table-cell>
          <table:table-cell table:style-name="Default"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10/18/2020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style-name="Default" table:formula="of:=IF(NOT(ISBLANK([.B212]))&amp;NOT(ISBLANK([.B212]));[.B212]-[.B211];&quot;&quot;)" office:value-type="float" office:value="119" calcext:value-type="float">
            <text:p>119</text:p>
          </table:table-cell>
          <table:table-cell table:style-name="Default"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10/19/2020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3]))&amp;NOT(ISBLANK([.B213]));[.B213]-[.B212];&quot;&quot;)" office:value-type="float" office:value="77" calcext:value-type="float">
            <text:p>77</text:p>
          </table:table-cell>
          <table:table-cell table:style-name="Default"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10/20/20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4]))&amp;NOT(ISBLANK([.B214]));[.B214]-[.B213];&quot;&quot;)" office:value-type="float" office:value="99" calcext:value-type="float">
            <text:p>99</text:p>
          </table:table-cell>
          <table:table-cell table:style-name="Default"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10/21/2020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5]))&amp;NOT(ISBLANK([.B215]));[.B215]-[.B214];&quot;&quot;)" office:value-type="float" office:value="134" calcext:value-type="float">
            <text:p>134</text:p>
          </table:table-cell>
          <table:table-cell table:style-name="Default"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10/22/2020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style-name="Default" table:formula="of:=IF(NOT(ISBLANK([.B216]))&amp;NOT(ISBLANK([.B216]));[.B216]-[.B215];&quot;&quot;)" office:value-type="float" office:value="124" calcext:value-type="float">
            <text:p>124</text:p>
          </table:table-cell>
          <table:table-cell table:style-name="Default"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10/23/2020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style-name="Default" table:formula="of:=IF(NOT(ISBLANK([.B217]))&amp;NOT(ISBLANK([.B217]));[.B217]-[.B216];&quot;&quot;)" office:value-type="float" office:value="96" calcext:value-type="float">
            <text:p>96</text:p>
          </table:table-cell>
          <table:table-cell table:style-name="Default"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10/24/2020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18]))&amp;NOT(ISBLANK([.B218]));[.B218]-[.B217];&quot;&quot;)" office:value-type="float" office:value="156" calcext:value-type="float">
            <text:p>156</text:p>
          </table:table-cell>
          <table:table-cell table:style-name="Default"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10/25/2020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19]))&amp;NOT(ISBLANK([.B219]));[.B219]-[.B218];&quot;&quot;)" office:value-type="float" office:value="111" calcext:value-type="float">
            <text:p>111</text:p>
          </table:table-cell>
          <table:table-cell table:style-name="Default"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10/26/2020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0]))&amp;NOT(ISBLANK([.B220]));[.B220]-[.B219];&quot;&quot;)" office:value-type="float" office:value="152" calcext:value-type="float">
            <text:p>152</text:p>
          </table:table-cell>
          <table:table-cell table:style-name="Default"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10/27/2020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1]))&amp;NOT(ISBLANK([.B221]));[.B221]-[.B220];&quot;&quot;)" office:value-type="float" office:value="199" calcext:value-type="float">
            <text:p>199</text:p>
          </table:table-cell>
          <table:table-cell table:style-name="Default"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10/28/2020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2]))&amp;NOT(ISBLANK([.B222]));[.B222]-[.B221];&quot;&quot;)" office:value-type="float" office:value="100" calcext:value-type="float">
            <text:p>100</text:p>
          </table:table-cell>
          <table:table-cell table:style-name="Default"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10/29/2020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style-name="Default" table:formula="of:=IF(NOT(ISBLANK([.B223]))&amp;NOT(ISBLANK([.B223]));[.B223]-[.B222];&quot;&quot;)" office:value-type="float" office:value="276" calcext:value-type="float">
            <text:p>276</text:p>
          </table:table-cell>
          <table:table-cell table:style-name="Default"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10/30/202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style-name="Default" table:formula="of:=IF(NOT(ISBLANK([.B224]))&amp;NOT(ISBLANK([.B224]));[.B224]-[.B223];&quot;&quot;)" office:value-type="float" office:value="178" calcext:value-type="float">
            <text:p>178</text:p>
          </table:table-cell>
          <table:table-cell table:style-name="Default"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10/31/2020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5]))&amp;NOT(ISBLANK([.B225]));[.B225]-[.B224];&quot;&quot;)" office:value-type="float" office:value="198" calcext:value-type="float">
            <text:p>198</text:p>
          </table:table-cell>
          <table:table-cell table:style-name="Default"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11/01/2020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6]))&amp;NOT(ISBLANK([.B226]));[.B226]-[.B225];&quot;&quot;)" office:value-type="float" office:value="185" calcext:value-type="float">
            <text:p>185</text:p>
          </table:table-cell>
          <table:table-cell table:style-name="Default"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11/02/2020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7]))&amp;NOT(ISBLANK([.B227]));[.B227]-[.B226];&quot;&quot;)" office:value-type="float" office:value="272" calcext:value-type="float">
            <text:p>272</text:p>
          </table:table-cell>
          <table:table-cell table:style-name="Default"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11/03/2020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28]))&amp;NOT(ISBLANK([.B228]));[.B228]-[.B227];&quot;&quot;)" office:value-type="float" office:value="229" calcext:value-type="float">
            <text:p>229</text:p>
          </table:table-cell>
          <table:table-cell table:style-name="Default"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11/04/2020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29]))&amp;NOT(ISBLANK([.B229]));[.B229]-[.B228];&quot;&quot;)" office:value-type="float" office:value="281" calcext:value-type="float">
            <text:p>281</text:p>
          </table:table-cell>
          <table:table-cell table:style-name="Default"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11/05/2020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0]))&amp;NOT(ISBLANK([.B230]));[.B230]-[.B229];&quot;&quot;)" office:value-type="float" office:value="248" calcext:value-type="float">
            <text:p>248</text:p>
          </table:table-cell>
          <table:table-cell table:style-name="Default"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11/06/2020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1]))&amp;NOT(ISBLANK([.B231]));[.B231]-[.B230];&quot;&quot;)" office:value-type="float" office:value="259" calcext:value-type="float">
            <text:p>259</text:p>
          </table:table-cell>
          <table:table-cell table:style-name="Default"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11/07/2020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2]))&amp;NOT(ISBLANK([.B232]));[.B232]-[.B231];&quot;&quot;)" office:value-type="float" office:value="250" calcext:value-type="float">
            <text:p>250</text:p>
          </table:table-cell>
          <table:table-cell table:style-name="Default"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11/08/2020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style-name="Default" table:formula="of:=IF(NOT(ISBLANK([.B233]))&amp;NOT(ISBLANK([.B233]));[.B233]-[.B232];&quot;&quot;)" office:value-type="float" office:value="201" calcext:value-type="float">
            <text:p>201</text:p>
          </table:table-cell>
          <table:table-cell table:style-name="Default"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11/09/2020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style-name="Default" table:formula="of:=IF(NOT(ISBLANK([.B234]))&amp;NOT(ISBLANK([.B234]));[.B234]-[.B233];&quot;&quot;)" office:value-type="float" office:value="270" calcext:value-type="float">
            <text:p>270</text:p>
          </table:table-cell>
          <table:table-cell table:style-name="Default"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11/10/202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style-name="Default" table:formula="of:=IF(NOT(ISBLANK([.B235]))&amp;NOT(ISBLANK([.B235]));[.B235]-[.B234];&quot;&quot;)" office:value-type="float" office:value="191" calcext:value-type="float">
            <text:p>191</text:p>
          </table:table-cell>
          <table:table-cell table:style-name="Default"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11/11/2020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style-name="Default" table:formula="of:=IF(NOT(ISBLANK([.B236]))&amp;NOT(ISBLANK([.B236]));[.B236]-[.B235];&quot;&quot;)" office:value-type="float" office:value="300" calcext:value-type="float">
            <text:p>300</text:p>
          </table:table-cell>
          <table:table-cell table:style-name="Default"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11/12/2020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style-name="Default" table:formula="of:=IF(NOT(ISBLANK([.B237]))&amp;NOT(ISBLANK([.B237]));[.B237]-[.B236];&quot;&quot;)" office:value-type="float" office:value="311" calcext:value-type="float">
            <text:p>311</text:p>
          </table:table-cell>
          <table:table-cell table:style-name="Default"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11/13/2020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style-name="Default" table:formula="of:=IF(NOT(ISBLANK([.B238]))&amp;NOT(ISBLANK([.B238]));[.B238]-[.B237];&quot;&quot;)" office:value-type="float" office:value="274" calcext:value-type="float">
            <text:p>274</text:p>
          </table:table-cell>
          <table:table-cell table:style-name="Default"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11/14/2020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style-name="Default" table:formula="of:=IF(NOT(ISBLANK([.B239]))&amp;NOT(ISBLANK([.B239]));[.B239]-[.B238];&quot;&quot;)" office:value-type="float" office:value="310" calcext:value-type="float">
            <text:p>310</text:p>
          </table:table-cell>
          <table:table-cell table:style-name="Default"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11/15/2020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style-name="Default" table:formula="of:=IF(NOT(ISBLANK([.B240]))&amp;NOT(ISBLANK([.B240]));[.B240]-[.B239];&quot;&quot;)" office:value-type="float" office:value="406" calcext:value-type="float">
            <text:p>406</text:p>
          </table:table-cell>
          <table:table-cell table:style-name="Default"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11/16/2020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style-name="Default" table:formula="of:=IF(NOT(ISBLANK([.B241]))&amp;NOT(ISBLANK([.B241]));[.B241]-[.B240];&quot;&quot;)" office:value-type="float" office:value="453" calcext:value-type="float">
            <text:p>453</text:p>
          </table:table-cell>
          <table:table-cell table:style-name="Default"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11/17/2020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NOT(ISBLANK([.B242]))&amp;NOT(ISBLANK([.B242]));[.B242]-[.B241];&quot;&quot;)" office:value-type="float" office:value="486" calcext:value-type="float">
            <text:p>486</text:p>
          </table:table-cell>
          <table:table-cell table:style-name="Default"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11/18/2020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style-name="Default" table:formula="of:=IF(NOT(ISBLANK([.B243]))&amp;NOT(ISBLANK([.B243]));[.B243]-[.B242];&quot;&quot;)" office:value-type="float" office:value="600" calcext:value-type="float">
            <text:p>600</text:p>
          </table:table-cell>
          <table:table-cell table:style-name="Default"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11/19/2020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style-name="Default" table:formula="of:=IF(NOT(ISBLANK([.B244]))&amp;NOT(ISBLANK([.B244]));[.B244]-[.B243];&quot;&quot;)" office:value-type="float" office:value="368" calcext:value-type="float">
            <text:p>368</text:p>
          </table:table-cell>
          <table:table-cell table:style-name="Default"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11/20/20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style-name="Default" table:formula="of:=IF(NOT(ISBLANK([.B245]))&amp;NOT(ISBLANK([.B245]));[.B245]-[.B244];&quot;&quot;)" office:value-type="float" office:value="754" calcext:value-type="float">
            <text:p>754</text:p>
          </table:table-cell>
          <table:table-cell table:style-name="Default"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11/21/2020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style-name="Default" table:formula="of:=IF(NOT(ISBLANK([.B246]))&amp;NOT(ISBLANK([.B246]));[.B246]-[.B245];&quot;&quot;)" office:value-type="float" office:value="891" calcext:value-type="float">
            <text:p>891</text:p>
          </table:table-cell>
          <table:table-cell table:style-name="Default"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11/22/2020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formula="of:=IF(NOT(ISBLANK([.B247]))&amp;NOT(ISBLANK([.B247]));[.B247]-[.B246];&quot;&quot;)" office:value-type="float" office:value="684" calcext:value-type="float">
            <text:p>684</text:p>
          </table:table-cell>
          <table:table-cell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11/23/2020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formula="of:=IF(NOT(ISBLANK([.B248]))&amp;NOT(ISBLANK([.B248]));[.B248]-[.B247];&quot;&quot;)" office:value-type="float" office:value="689" calcext:value-type="float">
            <text:p>689</text:p>
          </table:table-cell>
          <table:table-cell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11/24/2020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formula="of:=IF(NOT(ISBLANK([.B249]))&amp;NOT(ISBLANK([.B249]));[.B249]-[.B248];&quot;&quot;)" office:value-type="float" office:value="685" calcext:value-type="float">
            <text:p>685</text:p>
          </table:table-cell>
          <table:table-cell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11/25/2020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formula="of:=IF(NOT(ISBLANK([.B250]))&amp;NOT(ISBLANK([.B250]));[.B250]-[.B249];&quot;&quot;)" office:value-type="float" office:value="613" calcext:value-type="float">
            <text:p>613</text:p>
          </table:table-cell>
          <table:table-cell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11/26/2020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formula="of:=IF(NOT(ISBLANK([.B251]))&amp;NOT(ISBLANK([.B251]));[.B251]-[.B250];&quot;&quot;)" office:value-type="float" office:value="656" calcext:value-type="float">
            <text:p>656</text:p>
          </table:table-cell>
          <table:table-cell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11/27/2020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formula="of:=IF(NOT(ISBLANK([.B252]))&amp;NOT(ISBLANK([.B252]));[.B252]-[.B251];&quot;&quot;)" office:value-type="float" office:value="922" calcext:value-type="float">
            <text:p>922</text:p>
          </table:table-cell>
          <table:table-cell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11/28/2020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formula="of:=IF(NOT(ISBLANK([.B253]))&amp;NOT(ISBLANK([.B253]));[.B253]-[.B252];&quot;&quot;)" office:value-type="float" office:value="827" calcext:value-type="float">
            <text:p>827</text:p>
          </table:table-cell>
          <table:table-cell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11/29/2020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formula="of:=IF(NOT(ISBLANK([.B254]))&amp;NOT(ISBLANK([.B254]));[.B254]-[.B253];&quot;&quot;)" office:value-type="float" office:value="738" calcext:value-type="float">
            <text:p>738</text:p>
          </table:table-cell>
          <table:table-cell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11/30/202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formula="of:=IF(NOT(ISBLANK([.B255]))&amp;NOT(ISBLANK([.B255]));[.B255]-[.B254];&quot;&quot;)" office:value-type="float" office:value="748" calcext:value-type="float">
            <text:p>748</text:p>
          </table:table-cell>
          <table:table-cell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formula="of:=IF(NOT(ISBLANK([.B256]))&amp;NOT(ISBLANK([.B256]));[.B256]-[.B255];&quot;&quot;)" office:value-type="float" office:value="815" calcext:value-type="float">
            <text:p>815</text:p>
          </table:table-cell>
          <table:table-cell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12/02/2020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formula="of:=IF(NOT(ISBLANK([.B257]))&amp;NOT(ISBLANK([.B257]));[.B257]-[.B256];&quot;&quot;)" office:value-type="float" office:value="735" calcext:value-type="float">
            <text:p>735</text:p>
          </table:table-cell>
          <table:table-cell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12/03/2020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formula="of:=IF(NOT(ISBLANK([.B258]))&amp;NOT(ISBLANK([.B258]));[.B258]-[.B257];&quot;&quot;)" office:value-type="float" office:value="827" calcext:value-type="float">
            <text:p>827</text:p>
          </table:table-cell>
          <table:table-cell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12/04/2020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formula="of:=IF(NOT(ISBLANK([.B259]))&amp;NOT(ISBLANK([.B259]));[.B259]-[.B258];&quot;&quot;)" office:value-type="float" office:value="788" calcext:value-type="float">
            <text:p>788</text:p>
          </table:table-cell>
          <table:table-cell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12/05/2020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formula="of:=IF(NOT(ISBLANK([.B260]))&amp;NOT(ISBLANK([.B260]));[.B260]-[.B259];&quot;&quot;)" office:value-type="float" office:value="584" calcext:value-type="float">
            <text:p>584</text:p>
          </table:table-cell>
          <table:table-cell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12/06/2020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formula="of:=IF(NOT(ISBLANK([.B261]))&amp;NOT(ISBLANK([.B261]));[.B261]-[.B260];&quot;&quot;)" office:value-type="float" office:value="726" calcext:value-type="float">
            <text:p>726</text:p>
          </table:table-cell>
          <table:table-cell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12/07/2020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formula="of:=IF(NOT(ISBLANK([.B262]))&amp;NOT(ISBLANK([.B262]));[.B262]-[.B261];&quot;&quot;)" office:value-type="float" office:value="471" calcext:value-type="float">
            <text:p>471</text:p>
          </table:table-cell>
          <table:table-cell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12/08/202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12/09/2020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formula="of:=IF(NOT(ISBLANK([.B264]))&amp;NOT(ISBLANK([.B264]));[.B264]-[.B262];&quot;&quot;)" office:value-type="float" office:value="639" calcext:value-type="float">
            <text:p>639</text:p>
          </table:table-cell>
          <table:table-cell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12/10/202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formula="of:=IF(NOT(ISBLANK([.B265]))&amp;NOT(ISBLANK([.B265]));[.B265]-[.B264];&quot;&quot;)" office:value-type="float" office:value="586" calcext:value-type="float">
            <text:p>586</text:p>
          </table:table-cell>
          <table:table-cell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12/11/2020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formula="of:=IF(NOT(ISBLANK([.B266]))&amp;NOT(ISBLANK([.B266]));[.B266]-[.B265];&quot;&quot;)" office:value-type="float" office:value="617" calcext:value-type="float">
            <text:p>617</text:p>
          </table:table-cell>
          <table:table-cell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12/12/2020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formula="of:=IF(NOT(ISBLANK([.B267]))&amp;NOT(ISBLANK([.B267]));[.B267]-[.B266];&quot;&quot;)" office:value-type="float" office:value="505" calcext:value-type="float">
            <text:p>505</text:p>
          </table:table-cell>
          <table:table-cell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12/13/2020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formula="of:=IF(NOT(ISBLANK([.B268]))&amp;NOT(ISBLANK([.B268]));[.B268]-[.B267];&quot;&quot;)" office:value-type="float" office:value="406" calcext:value-type="float">
            <text:p>406</text:p>
          </table:table-cell>
          <table:table-cell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12/14/2020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formula="of:=IF(NOT(ISBLANK([.B269]))&amp;NOT(ISBLANK([.B269]));[.B269]-[.B268];&quot;&quot;)" office:value-type="float" office:value="157" calcext:value-type="float">
            <text:p>157</text:p>
          </table:table-cell>
          <table:table-cell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12/15/2020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formula="of:=IF(NOT(ISBLANK([.B270]))&amp;NOT(ISBLANK([.B270]));[.B270]-[.B269];&quot;&quot;)" office:value-type="float" office:value="709" calcext:value-type="float">
            <text:p>709</text:p>
          </table:table-cell>
          <table:table-cell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12/16/2020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formula="of:=IF(NOT(ISBLANK([.B271]))&amp;NOT(ISBLANK([.B271]));[.B271]-[.B270];&quot;&quot;)" office:value-type="float" office:value="935" calcext:value-type="float">
            <text:p>935</text:p>
          </table:table-cell>
          <table:table-cell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12/17/2020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formula="of:=IF(NOT(ISBLANK([.B272]))&amp;NOT(ISBLANK([.B272]));[.B272]-[.B271];&quot;&quot;)" office:value-type="float" office:value="1015" calcext:value-type="float">
            <text:p>1015</text:p>
          </table:table-cell>
          <table:table-cell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12/18/2020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formula="of:=IF(NOT(ISBLANK([.B273]))&amp;NOT(ISBLANK([.B273]));[.B273]-[.B272];&quot;&quot;)" office:value-type="float" office:value="997" calcext:value-type="float">
            <text:p>997</text:p>
          </table:table-cell>
          <table:table-cell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12/19/2020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formula="of:=IF(NOT(ISBLANK([.B274]))&amp;NOT(ISBLANK([.B274]));[.B274]-[.B273];&quot;&quot;)" office:value-type="float" office:value="876" calcext:value-type="float">
            <text:p>876</text:p>
          </table:table-cell>
          <table:table-cell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12/20/20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formula="of:=IF(NOT(ISBLANK([.B275]))&amp;NOT(ISBLANK([.B275]));[.B275]-[.B274];&quot;&quot;)" office:value-type="float" office:value="560" calcext:value-type="float">
            <text:p>560</text:p>
          </table:table-cell>
          <table:table-cell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12/21/2020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formula="of:=IF(NOT(ISBLANK([.B276]))&amp;NOT(ISBLANK([.B276]));[.B276]-[.B275];&quot;&quot;)" office:value-type="float" office:value="280" calcext:value-type="float">
            <text:p>280</text:p>
          </table:table-cell>
          <table:table-cell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12/22/2020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formula="of:=IF(NOT(ISBLANK([.B277]))&amp;NOT(ISBLANK([.B277]));[.B277]-[.B276];&quot;&quot;)" office:value-type="float" office:value="516" calcext:value-type="float">
            <text:p>516</text:p>
          </table:table-cell>
          <table:table-cell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12/23/2020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formula="of:=IF(NOT(ISBLANK([.B278]))&amp;NOT(ISBLANK([.B278]));[.B278]-[.B277];&quot;&quot;)" office:value-type="float" office:value="867" calcext:value-type="float">
            <text:p>867</text:p>
          </table:table-cell>
          <table:table-cell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12/24/2020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formula="of:=IF(NOT(ISBLANK([.B279]))&amp;NOT(ISBLANK([.B279]));[.B279]-[.B278];&quot;&quot;)" office:value-type="float" office:value="806" calcext:value-type="float">
            <text:p>806</text:p>
          </table:table-cell>
          <table:table-cell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12/25/2020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formula="of:=IF(NOT(ISBLANK([.B280]))&amp;NOT(ISBLANK([.B280]));[.B280]-[.B279];&quot;&quot;)" office:value-type="float" office:value="728" calcext:value-type="float">
            <text:p>728</text:p>
          </table:table-cell>
          <table:table-cell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12/26/2020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formula="of:=IF(NOT(ISBLANK([.B281]))&amp;NOT(ISBLANK([.B281]));[.B281]-[.B280];&quot;&quot;)" office:value-type="float" office:value="792" calcext:value-type="float">
            <text:p>792</text:p>
          </table:table-cell>
          <table:table-cell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12/27/2020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formula="of:=IF(NOT(ISBLANK([.B282]))&amp;NOT(ISBLANK([.B282]));[.B282]-[.B281];&quot;&quot;)" office:value-type="float" office:value="554" calcext:value-type="float">
            <text:p>554</text:p>
          </table:table-cell>
          <table:table-cell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12/28/2020</text:p>
          </table:table-cell>
          <table:table-cell office:value-type="float" office:value="38614" calcext:value-type="float">
            <text:p>38614</text:p>
          </table:table-cell>
          <table:table-cell office:value-type="float" office:value="340" calcext:value-type="float">
            <text:p>340</text:p>
          </table:table-cell>
          <table:table-cell table:formula="of:=IF(NOT(ISBLANK([.B283]))&amp;NOT(ISBLANK([.B283]));[.B283]-[.B282];&quot;&quot;)" office:value-type="float" office:value="477" calcext:value-type="float">
            <text:p>477</text:p>
          </table:table-cell>
          <table:table-cell table:formula="of:=IF(NOT(ISBLANK([.C283]))&amp;NOT(ISBLANK([.C283]));[.C283]-[.C282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9" calcext:value-type="date">
            <text:p>12/29/2020</text:p>
          </table:table-cell>
          <table:table-cell office:value-type="float" office:value="39156" calcext:value-type="float">
            <text:p>39156</text:p>
          </table:table-cell>
          <table:table-cell office:value-type="float" office:value="346" calcext:value-type="float">
            <text:p>346</text:p>
          </table:table-cell>
          <table:table-cell table:formula="of:=IF(NOT(ISBLANK([.B284]))&amp;NOT(ISBLANK([.B284]));[.B284]-[.B283];&quot;&quot;)" office:value-type="float" office:value="542" calcext:value-type="float">
            <text:p>542</text:p>
          </table:table-cell>
          <table:table-cell table:formula="of:=IF(NOT(ISBLANK([.C284]))&amp;NOT(ISBLANK([.C284]));[.C284]-[.C283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12/30/2020</text:p>
          </table:table-cell>
          <table:table-cell office:value-type="float" office:value="39867" calcext:value-type="float">
            <text:p>39867</text:p>
          </table:table-cell>
          <table:table-cell office:value-type="float" office:value="356" calcext:value-type="float">
            <text:p>356</text:p>
          </table:table-cell>
          <table:table-cell table:formula="of:=IF(NOT(ISBLANK([.B285]))&amp;NOT(ISBLANK([.B285]));[.B285]-[.B284];&quot;&quot;)" office:value-type="float" office:value="711" calcext:value-type="float">
            <text:p>711</text:p>
          </table:table-cell>
          <table:table-cell table:formula="of:=IF(NOT(ISBLANK([.C285]))&amp;NOT(ISBLANK([.C285]));[.C285]-[.C284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31" calcext:value-type="date">
            <text:p>12/31/2020</text:p>
          </table:table-cell>
          <table:table-cell office:value-type="float" office:value="40575" calcext:value-type="float">
            <text:p>40575</text:p>
          </table:table-cell>
          <table:table-cell office:value-type="float" office:value="371" calcext:value-type="float">
            <text:p>371</text:p>
          </table:table-cell>
          <table:table-cell table:formula="of:=IF(NOT(ISBLANK([.B286]))&amp;NOT(ISBLANK([.B286]));[.B286]-[.B285];&quot;&quot;)" office:value-type="float" office:value="708" calcext:value-type="float">
            <text:p>708</text:p>
          </table:table-cell>
          <table:table-cell table:formula="of:=IF(NOT(ISBLANK([.C286]))&amp;NOT(ISBLANK([.C286]));[.C286]-[.C285];&quot;&quot;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41264" calcext:value-type="float">
            <text:p>41264</text:p>
          </table:table-cell>
          <table:table-cell office:value-type="float" office:value="375" calcext:value-type="float">
            <text:p>375</text:p>
          </table:table-cell>
          <table:table-cell table:formula="of:=IF(NOT(ISBLANK([.B287]))&amp;NOT(ISBLANK([.B287]));[.B287]-[.B286];&quot;&quot;)" office:value-type="float" office:value="689" calcext:value-type="float">
            <text:p>689</text:p>
          </table:table-cell>
          <table:table-cell table:formula="of:=IF(NOT(ISBLANK([.C287]))&amp;NOT(ISBLANK([.C287]));[.C287]-[.C286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01/02/2021</text:p>
          </table:table-cell>
          <table:table-cell office:value-type="float" office:value="41968" calcext:value-type="float">
            <text:p>41968</text:p>
          </table:table-cell>
          <table:table-cell office:value-type="float" office:value="386" calcext:value-type="float">
            <text:p>386</text:p>
          </table:table-cell>
          <table:table-cell table:formula="of:=IF(NOT(ISBLANK([.B288]))&amp;NOT(ISBLANK([.B288]));[.B288]-[.B287];&quot;&quot;)" office:value-type="float" office:value="704" calcext:value-type="float">
            <text:p>704</text:p>
          </table:table-cell>
          <table:table-cell table:formula="of:=IF(NOT(ISBLANK([.C288]))&amp;NOT(ISBLANK([.C288]));[.C288]-[.C287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3" calcext:value-type="date">
            <text:p>01/03/2021</text:p>
          </table:table-cell>
          <table:table-cell office:value-type="float" office:value="42377" calcext:value-type="float">
            <text:p>42377</text:p>
          </table:table-cell>
          <table:table-cell office:value-type="float" office:value="393" calcext:value-type="float">
            <text:p>393</text:p>
          </table:table-cell>
          <table:table-cell table:formula="of:=IF(NOT(ISBLANK([.B289]))&amp;NOT(ISBLANK([.B289]));[.B289]-[.B288];&quot;&quot;)" office:value-type="float" office:value="409" calcext:value-type="float">
            <text:p>409</text:p>
          </table:table-cell>
          <table:table-cell table:formula="of:=IF(NOT(ISBLANK([.C289]))&amp;NOT(ISBLANK([.C289]));[.C289]-[.C28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01/04/2021</text:p>
          </table:table-cell>
          <table:table-cell office:value-type="float" office:value="42738" calcext:value-type="float">
            <text:p>42738</text:p>
          </table:table-cell>
          <table:table-cell office:value-type="float" office:value="393" calcext:value-type="float">
            <text:p>393</text:p>
          </table:table-cell>
          <table:table-cell table:formula="of:=IF(ISBLANK([.B290])&amp;ISBLANK([.B289]);&quot;&quot;;[.B290]-[.B289])" office:value-type="float" office:value="361" calcext:value-type="float">
            <text:p>361</text:p>
          </table:table-cell>
          <table:table-cell table:formula="of:=IF(ISBLANK([.C290])&amp;ISBLANK([.C289]);&quot;&quot;;[.C290]-[.C2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01/05/2021</text:p>
          </table:table-cell>
          <table:table-cell office:value-type="float" office:value="43134" calcext:value-type="float">
            <text:p>43134</text:p>
          </table:table-cell>
          <table:table-cell office:value-type="float" office:value="404" calcext:value-type="float">
            <text:p>404</text:p>
          </table:table-cell>
          <table:table-cell table:formula="of:=IF(ISBLANK([.B291])&amp;ISBLANK([.B290]);&quot;&quot;;[.B291]-[.B290])" office:value-type="float" office:value="396" calcext:value-type="float">
            <text:p>396</text:p>
          </table:table-cell>
          <table:table-cell table:formula="of:=IF(ISBLANK([.C291])&amp;ISBLANK([.C290]);&quot;&quot;;[.C291]-[.C2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6" calcext:value-type="date">
            <text:p>01/06/2021</text:p>
          </table:table-cell>
          <table:table-cell office:value-type="float" office:value="43744" calcext:value-type="float">
            <text:p>43744</text:p>
          </table:table-cell>
          <table:table-cell office:value-type="float" office:value="404" calcext:value-type="float">
            <text:p>404</text:p>
          </table:table-cell>
          <table:table-cell table:formula="of:=IF(ISBLANK([.B292])&amp;ISBLANK([.B291]);&quot;&quot;;[.B292]-[.B291])" office:value-type="float" office:value="610" calcext:value-type="float">
            <text:p>610</text:p>
          </table:table-cell>
          <table:table-cell table:formula="of:=IF(ISBLANK([.C292])&amp;ISBLANK([.C291]);&quot;&quot;;[.C292]-[.C2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01/07/2021</text:p>
          </table:table-cell>
          <table:table-cell office:value-type="float" office:value="44279" calcext:value-type="float">
            <text:p>44279</text:p>
          </table:table-cell>
          <table:table-cell office:value-type="float" office:value="416" calcext:value-type="float">
            <text:p>416</text:p>
          </table:table-cell>
          <table:table-cell table:formula="of:=IF(ISBLANK([.B293])&amp;ISBLANK([.B292]);&quot;&quot;;[.B293]-[.B292])" office:value-type="float" office:value="535" calcext:value-type="float">
            <text:p>535</text:p>
          </table:table-cell>
          <table:table-cell table:formula="of:=IF(ISBLANK([.C293])&amp;ISBLANK([.C292]);&quot;&quot;;[.C293]-[.C29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8" calcext:value-type="date">
            <text:p>01/08/2021</text:p>
          </table:table-cell>
          <table:table-cell office:value-type="float" office:value="44778" calcext:value-type="float">
            <text:p>44778</text:p>
          </table:table-cell>
          <table:table-cell office:value-type="float" office:value="424" calcext:value-type="float">
            <text:p>424</text:p>
          </table:table-cell>
          <table:table-cell table:formula="of:=IF(ISBLANK([.B294])&amp;ISBLANK([.B293]);&quot;&quot;;[.B294]-[.B293])" office:value-type="float" office:value="499" calcext:value-type="float">
            <text:p>499</text:p>
          </table:table-cell>
          <table:table-cell table:formula="of:=IF(ISBLANK([.C294])&amp;ISBLANK([.C293]);&quot;&quot;;[.C294]-[.C29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09" calcext:value-type="date">
            <text:p>01/09/2021</text:p>
          </table:table-cell>
          <table:table-cell office:value-type="float" office:value="45125" calcext:value-type="float">
            <text:p>45125</text:p>
          </table:table-cell>
          <table:table-cell office:value-type="float" office:value="433" calcext:value-type="float">
            <text:p>433</text:p>
          </table:table-cell>
          <table:table-cell table:formula="of:=IF(ISBLANK([.B295])&amp;ISBLANK([.B294]);&quot;&quot;;[.B295]-[.B294])" office:value-type="float" office:value="347" calcext:value-type="float">
            <text:p>347</text:p>
          </table:table-cell>
          <table:table-cell table:formula="of:=IF(ISBLANK([.C295])&amp;ISBLANK([.C294]);&quot;&quot;;[.C295]-[.C29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0" calcext:value-type="date">
            <text:p>01/10/2021</text:p>
          </table:table-cell>
          <table:table-cell office:value-type="float" office:value="45357" calcext:value-type="float">
            <text:p>45357</text:p>
          </table:table-cell>
          <table:table-cell office:value-type="float" office:value="441" calcext:value-type="float">
            <text:p>441</text:p>
          </table:table-cell>
          <table:table-cell table:formula="of:=IF(ISBLANK([.B296])&amp;ISBLANK([.B295]);&quot;&quot;;[.B296]-[.B295])" office:value-type="float" office:value="232" calcext:value-type="float">
            <text:p>232</text:p>
          </table:table-cell>
          <table:table-cell table:formula="of:=IF(ISBLANK([.C296])&amp;ISBLANK([.C295]);&quot;&quot;;[.C296]-[.C29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11" calcext:value-type="date">
            <text:p>01/11/2021</text:p>
          </table:table-cell>
          <table:table-cell office:value-type="float" office:value="45674" calcext:value-type="float">
            <text:p>45674</text:p>
          </table:table-cell>
          <table:table-cell office:value-type="float" office:value="447" calcext:value-type="float">
            <text:p>447</text:p>
          </table:table-cell>
          <table:table-cell table:formula="of:=IF(ISBLANK([.B297])&amp;ISBLANK([.B296]);&quot;&quot;;[.B297]-[.B296])" office:value-type="float" office:value="317" calcext:value-type="float">
            <text:p>317</text:p>
          </table:table-cell>
          <table:table-cell table:formula="of:=IF(ISBLANK([.C297])&amp;ISBLANK([.C296]);&quot;&quot;;[.C297]-[.C2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2" calcext:value-type="date">
            <text:p>01/12/2021</text:p>
          </table:table-cell>
          <table:table-cell office:value-type="float" office:value="46087" calcext:value-type="float">
            <text:p>46087</text:p>
          </table:table-cell>
          <table:table-cell office:value-type="float" office:value="453" calcext:value-type="float">
            <text:p>453</text:p>
          </table:table-cell>
          <table:table-cell table:formula="of:=IF(ISBLANK([.B298])&amp;ISBLANK([.B297]);&quot;&quot;;[.B298]-[.B297])" office:value-type="float" office:value="413" calcext:value-type="float">
            <text:p>413</text:p>
          </table:table-cell>
          <table:table-cell table:formula="of:=IF(ISBLANK([.C298])&amp;ISBLANK([.C297]);&quot;&quot;;[.C298]-[.C2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3" calcext:value-type="date">
            <text:p>01/13/2021</text:p>
          </table:table-cell>
          <table:table-cell office:value-type="float" office:value="46524" calcext:value-type="float">
            <text:p>46524</text:p>
          </table:table-cell>
          <table:table-cell office:value-type="float" office:value="462" calcext:value-type="float">
            <text:p>462</text:p>
          </table:table-cell>
          <table:table-cell table:formula="of:=IF(ISBLANK([.B299])&amp;ISBLANK([.B298]);&quot;&quot;;[.B299]-[.B298])" office:value-type="float" office:value="437" calcext:value-type="float">
            <text:p>437</text:p>
          </table:table-cell>
          <table:table-cell table:formula="of:=IF(ISBLANK([.C299])&amp;ISBLANK([.C298]);&quot;&quot;;[.C299]-[.C29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4" calcext:value-type="date">
            <text:p>01/14/2021</text:p>
          </table:table-cell>
          <table:table-cell office:value-type="float" office:value="46892" calcext:value-type="float">
            <text:p>46892</text:p>
          </table:table-cell>
          <table:table-cell office:value-type="float" office:value="464" calcext:value-type="float">
            <text:p>464</text:p>
          </table:table-cell>
          <table:table-cell table:formula="of:=IF(ISBLANK([.B300])&amp;ISBLANK([.B299]);&quot;&quot;;[.B300]-[.B299])" office:value-type="float" office:value="368" calcext:value-type="float">
            <text:p>368</text:p>
          </table:table-cell>
          <table:table-cell table:formula="of:=IF(ISBLANK([.C300])&amp;ISBLANK([.C299]);&quot;&quot;;[.C300]-[.C2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01/15/2021</text:p>
          </table:table-cell>
          <table:table-cell office:value-type="float" office:value="47295" calcext:value-type="float">
            <text:p>47295</text:p>
          </table:table-cell>
          <table:table-cell office:value-type="float" office:value="474" calcext:value-type="float">
            <text:p>474</text:p>
          </table:table-cell>
          <table:table-cell table:formula="of:=IF(ISBLANK([.B301])&amp;ISBLANK([.B300]);&quot;&quot;;[.B301]-[.B300])" office:value-type="float" office:value="403" calcext:value-type="float">
            <text:p>403</text:p>
          </table:table-cell>
          <table:table-cell table:formula="of:=IF(ISBLANK([.C301])&amp;ISBLANK([.C300]);&quot;&quot;;[.C301]-[.C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16" calcext:value-type="date">
            <text:p>01/16/2021</text:p>
          </table:table-cell>
          <table:table-cell office:value-type="float" office:value="47579" calcext:value-type="float">
            <text:p>47579</text:p>
          </table:table-cell>
          <table:table-cell office:value-type="float" office:value="478" calcext:value-type="float">
            <text:p>478</text:p>
          </table:table-cell>
          <table:table-cell table:formula="of:=IF(ISBLANK([.B302])&amp;ISBLANK([.B301]);&quot;&quot;;[.B302]-[.B301])" office:value-type="float" office:value="284" calcext:value-type="float">
            <text:p>284</text:p>
          </table:table-cell>
          <table:table-cell table:formula="of:=IF(ISBLANK([.C302])&amp;ISBLANK([.C301]);&quot;&quot;;[.C302]-[.C3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17" calcext:value-type="date">
            <text:p>01/17/2021</text:p>
          </table:table-cell>
          <table:table-cell office:value-type="float" office:value="47791" calcext:value-type="float">
            <text:p>47791</text:p>
          </table:table-cell>
          <table:table-cell office:value-type="float" office:value="484" calcext:value-type="float">
            <text:p>484</text:p>
          </table:table-cell>
          <table:table-cell table:formula="of:=IF(ISBLANK([.B303])&amp;ISBLANK([.B302]);&quot;&quot;;[.B303]-[.B302])" office:value-type="float" office:value="212" calcext:value-type="float">
            <text:p>212</text:p>
          </table:table-cell>
          <table:table-cell table:formula="of:=IF(ISBLANK([.C303])&amp;ISBLANK([.C302]);&quot;&quot;;[.C303]-[.C3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8" calcext:value-type="date">
            <text:p>01/18/2021</text:p>
          </table:table-cell>
          <table:table-cell office:value-type="float" office:value="48028" calcext:value-type="float">
            <text:p>48028</text:p>
          </table:table-cell>
          <table:table-cell office:value-type="float" office:value="487" calcext:value-type="float">
            <text:p>487</text:p>
          </table:table-cell>
          <table:table-cell table:formula="of:=IF(ISBLANK([.B304])&amp;ISBLANK([.B303]);&quot;&quot;;[.B304]-[.B303])" office:value-type="float" office:value="237" calcext:value-type="float">
            <text:p>237</text:p>
          </table:table-cell>
          <table:table-cell table:formula="of:=IF(ISBLANK([.C304])&amp;ISBLANK([.C303]);&quot;&quot;;[.C304]-[.C3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19" calcext:value-type="date">
            <text:p>01/19/2021</text:p>
          </table:table-cell>
          <table:table-cell office:value-type="float" office:value="48341" calcext:value-type="float">
            <text:p>48341</text:p>
          </table:table-cell>
          <table:table-cell office:value-type="float" office:value="493" calcext:value-type="float">
            <text:p>493</text:p>
          </table:table-cell>
          <table:table-cell table:formula="of:=IF(ISBLANK([.B305])&amp;ISBLANK([.B304]);&quot;&quot;;[.B305]-[.B304])" office:value-type="float" office:value="313" calcext:value-type="float">
            <text:p>313</text:p>
          </table:table-cell>
          <table:table-cell table:formula="of:=IF(ISBLANK([.C305])&amp;ISBLANK([.C304]);&quot;&quot;;[.C305]-[.C3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0" calcext:value-type="date">
            <text:p>01/20/2021</text:p>
          </table:table-cell>
          <table:table-cell office:value-type="float" office:value="48626" calcext:value-type="float">
            <text:p>48626</text:p>
          </table:table-cell>
          <table:table-cell office:value-type="float" office:value="496" calcext:value-type="float">
            <text:p>496</text:p>
          </table:table-cell>
          <table:table-cell table:formula="of:=IF(ISBLANK([.B306])&amp;ISBLANK([.B305]);&quot;&quot;;[.B306]-[.B305])" office:value-type="float" office:value="285" calcext:value-type="float">
            <text:p>285</text:p>
          </table:table-cell>
          <table:table-cell table:formula="of:=IF(ISBLANK([.C306])&amp;ISBLANK([.C305]);&quot;&quot;;[.C306]-[.C30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21" calcext:value-type="date">
            <text:p>01/21/2021</text:p>
          </table:table-cell>
          <table:table-cell office:value-type="float" office:value="48912" calcext:value-type="float">
            <text:p>48912</text:p>
          </table:table-cell>
          <table:table-cell office:value-type="float" office:value="497" calcext:value-type="float">
            <text:p>497</text:p>
          </table:table-cell>
          <table:table-cell table:formula="of:=IF(ISBLANK([.B307])&amp;ISBLANK([.B306]);&quot;&quot;;[.B307]-[.B306])" office:value-type="float" office:value="286" calcext:value-type="float">
            <text:p>286</text:p>
          </table:table-cell>
          <table:table-cell table:formula="of:=IF(ISBLANK([.C307])&amp;ISBLANK([.C306]);&quot;&quot;;[.C307]-[.C3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01/22/2021</text:p>
          </table:table-cell>
          <table:table-cell office:value-type="float" office:value="49187" calcext:value-type="float">
            <text:p>49187</text:p>
          </table:table-cell>
          <table:table-cell table:style-name="ce3" office:value-type="float" office:value="501" calcext:value-type="float">
            <text:p>501</text:p>
          </table:table-cell>
          <table:table-cell table:formula="of:=IF(ISBLANK([.B308])&amp;ISBLANK([.B307]);&quot;&quot;;[.B308]-[.B307])" office:value-type="float" office:value="275" calcext:value-type="float">
            <text:p>275</text:p>
          </table:table-cell>
          <table:table-cell table:formula="of:=IF(ISBLANK([.C308])&amp;ISBLANK([.C307]);&quot;&quot;;[.C308]-[.C3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23" calcext:value-type="date">
            <text:p>01/23/2021</text:p>
          </table:table-cell>
          <table:table-cell office:value-type="float" office:value="49455" calcext:value-type="float">
            <text:p>49455</text:p>
          </table:table-cell>
          <table:table-cell office:value-type="float" office:value="507" calcext:value-type="float">
            <text:p>507</text:p>
          </table:table-cell>
          <table:table-cell table:formula="of:=IF(ISBLANK([.B309])&amp;ISBLANK([.B308]);&quot;&quot;;[.B309]-[.B308])" office:value-type="float" office:value="268" calcext:value-type="float">
            <text:p>268</text:p>
          </table:table-cell>
          <table:table-cell table:formula="of:=IF(ISBLANK([.C309])&amp;ISBLANK([.C308]);&quot;&quot;;[.C309]-[.C3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4" calcext:value-type="date">
            <text:p>01/24/2021</text:p>
          </table:table-cell>
          <table:table-cell office:value-type="float" office:value="49644" calcext:value-type="float">
            <text:p>49644</text:p>
          </table:table-cell>
          <table:table-cell office:value-type="float" office:value="508" calcext:value-type="float">
            <text:p>508</text:p>
          </table:table-cell>
          <table:table-cell table:formula="of:=IF(ISBLANK([.B310])&amp;ISBLANK([.B309]);&quot;&quot;;[.B310]-[.B309])" office:value-type="float" office:value="189" calcext:value-type="float">
            <text:p>189</text:p>
          </table:table-cell>
          <table:table-cell table:formula="of:=IF(ISBLANK([.C310])&amp;ISBLANK([.C309]);&quot;&quot;;[.C310]-[.C3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5" calcext:value-type="date">
            <text:p>01/25/2021</text:p>
          </table:table-cell>
          <table:table-cell office:value-type="float" office:value="49834" calcext:value-type="float">
            <text:p>49834</text:p>
          </table:table-cell>
          <table:table-cell office:value-type="float" office:value="508" calcext:value-type="float">
            <text:p>508</text:p>
          </table:table-cell>
          <table:table-cell table:formula="of:=IF(ISBLANK([.B311])&amp;ISBLANK([.B310]);&quot;&quot;;[.B311]-[.B310])" office:value-type="float" office:value="190" calcext:value-type="float">
            <text:p>190</text:p>
          </table:table-cell>
          <table:table-cell table:formula="of:=IF(ISBLANK([.C311])&amp;ISBLANK([.C310]);&quot;&quot;;[.C311]-[.C3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6" calcext:value-type="date">
            <text:p>01/26/2021</text:p>
          </table:table-cell>
          <table:table-cell office:value-type="float" office:value="50048" calcext:value-type="float">
            <text:p>50048</text:p>
          </table:table-cell>
          <table:table-cell office:value-type="float" office:value="513" calcext:value-type="float">
            <text:p>513</text:p>
          </table:table-cell>
          <table:table-cell table:formula="of:=IF(ISBLANK([.B312])&amp;ISBLANK([.B311]);&quot;&quot;;[.B312]-[.B311])" office:value-type="float" office:value="214" calcext:value-type="float">
            <text:p>214</text:p>
          </table:table-cell>
          <table:table-cell table:formula="of:=IF(ISBLANK([.C312])&amp;ISBLANK([.C311]);&quot;&quot;;[.C312]-[.C3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27" calcext:value-type="date">
            <text:p>01/27/2021</text:p>
          </table:table-cell>
          <table:table-cell office:value-type="float" office:value="50375" calcext:value-type="float">
            <text:p>50375</text:p>
          </table:table-cell>
          <table:table-cell office:value-type="float" office:value="515" calcext:value-type="float">
            <text:p>515</text:p>
          </table:table-cell>
          <table:table-cell table:formula="of:=IF(ISBLANK([.B313])&amp;ISBLANK([.B312]);&quot;&quot;;[.B313]-[.B312])" office:value-type="float" office:value="327" calcext:value-type="float">
            <text:p>327</text:p>
          </table:table-cell>
          <table:table-cell table:formula="of:=IF(ISBLANK([.C313])&amp;ISBLANK([.C312]);&quot;&quot;;[.C313]-[.C3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8" calcext:value-type="date">
            <text:p>01/28/2021</text:p>
          </table:table-cell>
          <table:table-cell office:value-type="float" office:value="50639" calcext:value-type="float">
            <text:p>50639</text:p>
          </table:table-cell>
          <table:table-cell office:value-type="float" office:value="517" calcext:value-type="float">
            <text:p>517</text:p>
          </table:table-cell>
          <table:table-cell table:formula="of:=IF(ISBLANK([.B314])&amp;ISBLANK([.B313]);&quot;&quot;;[.B314]-[.B313])" office:value-type="float" office:value="264" calcext:value-type="float">
            <text:p>264</text:p>
          </table:table-cell>
          <table:table-cell table:formula="of:=IF(ISBLANK([.C314])&amp;ISBLANK([.C313]);&quot;&quot;;[.C314]-[.C3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9" calcext:value-type="date">
            <text:p>01/29/2021</text:p>
          </table:table-cell>
          <table:table-cell office:value-type="float" office:value="50996" calcext:value-type="float">
            <text:p>50996</text:p>
          </table:table-cell>
          <table:table-cell office:value-type="float" office:value="520" calcext:value-type="float">
            <text:p>520</text:p>
          </table:table-cell>
          <table:table-cell table:formula="of:=IF(ISBLANK([.B315])&amp;ISBLANK([.B314]);&quot;&quot;;[.B315]-[.B314])" office:value-type="float" office:value="357" calcext:value-type="float">
            <text:p>357</text:p>
          </table:table-cell>
          <table:table-cell table:formula="of:=IF(ISBLANK([.C315])&amp;ISBLANK([.C314]);&quot;&quot;;[.C315]-[.C3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30" calcext:value-type="date">
            <text:p>01/30/2021</text:p>
          </table:table-cell>
          <table:table-cell office:value-type="float" office:value="51187" calcext:value-type="float">
            <text:p>51187</text:p>
          </table:table-cell>
          <table:table-cell office:value-type="float" office:value="522" calcext:value-type="float">
            <text:p>522</text:p>
          </table:table-cell>
          <table:table-cell table:formula="of:=IF(ISBLANK([.B316])&amp;ISBLANK([.B315]);&quot;&quot;;[.B316]-[.B315])" office:value-type="float" office:value="191" calcext:value-type="float">
            <text:p>191</text:p>
          </table:table-cell>
          <table:table-cell table:formula="of:=IF(ISBLANK([.C316])&amp;ISBLANK([.C315]);&quot;&quot;;[.C316]-[.C3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31" calcext:value-type="date">
            <text:p>01/31/2021</text:p>
          </table:table-cell>
          <table:table-cell office:value-type="float" office:value="51312" calcext:value-type="float">
            <text:p>51312</text:p>
          </table:table-cell>
          <table:table-cell office:value-type="float" office:value="522" calcext:value-type="float">
            <text:p>522</text:p>
          </table:table-cell>
          <table:table-cell table:formula="of:=IF(ISBLANK([.B317])&amp;ISBLANK([.B316]);&quot;&quot;;[.B317]-[.B316])" office:value-type="float" office:value="125" calcext:value-type="float">
            <text:p>125</text:p>
          </table:table-cell>
          <table:table-cell table:formula="of:=IF(ISBLANK([.C317])&amp;ISBLANK([.C316]);&quot;&quot;;[.C317]-[.C3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02/01/2021</text:p>
          </table:table-cell>
          <table:table-cell office:value-type="float" office:value="51527" calcext:value-type="float">
            <text:p>51527</text:p>
          </table:table-cell>
          <table:table-cell office:value-type="float" office:value="522" calcext:value-type="float">
            <text:p>522</text:p>
          </table:table-cell>
          <table:table-cell table:formula="of:=IF(ISBLANK([.B318])&amp;ISBLANK([.B317]);&quot;&quot;;[.B318]-[.B317])" office:value-type="float" office:value="215" calcext:value-type="float">
            <text:p>215</text:p>
          </table:table-cell>
          <table:table-cell table:formula="of:=IF(ISBLANK([.C318])&amp;ISBLANK([.C317]);&quot;&quot;;[.C318]-[.C3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2" calcext:value-type="date">
            <text:p>02/02/2021</text:p>
          </table:table-cell>
          <table:table-cell office:value-type="float" office:value="51670" calcext:value-type="float">
            <text:p>51670</text:p>
          </table:table-cell>
          <table:table-cell office:value-type="float" office:value="523" calcext:value-type="float">
            <text:p>523</text:p>
          </table:table-cell>
          <table:table-cell table:formula="of:=IF(ISBLANK([.B319])&amp;ISBLANK([.B318]);&quot;&quot;;[.B319]-[.B318])" office:value-type="float" office:value="143" calcext:value-type="float">
            <text:p>143</text:p>
          </table:table-cell>
          <table:table-cell table:formula="of:=IF(ISBLANK([.C319])&amp;ISBLANK([.C318]);&quot;&quot;;[.C319]-[.C3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3" calcext:value-type="date">
            <text:p>02/03/2021</text:p>
          </table:table-cell>
          <table:table-cell office:value-type="float" office:value="51848" calcext:value-type="float">
            <text:p>51848</text:p>
          </table:table-cell>
          <table:table-cell office:value-type="float" office:value="526" calcext:value-type="float">
            <text:p>526</text:p>
          </table:table-cell>
          <table:table-cell table:formula="of:=IF(ISBLANK([.B320])&amp;ISBLANK([.B319]);&quot;&quot;;[.B320]-[.B319])" office:value-type="float" office:value="178" calcext:value-type="float">
            <text:p>178</text:p>
          </table:table-cell>
          <table:table-cell table:formula="of:=IF(ISBLANK([.C320])&amp;ISBLANK([.C319]);&quot;&quot;;[.C320]-[.C3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04" calcext:value-type="date">
            <text:p>02/04/2021</text:p>
          </table:table-cell>
          <table:table-cell office:value-type="float" office:value="52048" calcext:value-type="float">
            <text:p>52048</text:p>
          </table:table-cell>
          <table:table-cell office:value-type="float" office:value="527" calcext:value-type="float">
            <text:p>527</text:p>
          </table:table-cell>
          <table:table-cell table:formula="of:=IF(ISBLANK([.B321])&amp;ISBLANK([.B320]);&quot;&quot;;[.B321]-[.B320])" office:value-type="float" office:value="200" calcext:value-type="float">
            <text:p>200</text:p>
          </table:table-cell>
          <table:table-cell table:formula="of:=IF(ISBLANK([.C321])&amp;ISBLANK([.C320]);&quot;&quot;;[.C321]-[.C3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5" calcext:value-type="date">
            <text:p>02/05/2021</text:p>
          </table:table-cell>
          <table:table-cell office:value-type="float" office:value="52227" calcext:value-type="float">
            <text:p>52227</text:p>
          </table:table-cell>
          <table:table-cell office:value-type="float" office:value="527" calcext:value-type="float">
            <text:p>527</text:p>
          </table:table-cell>
          <table:table-cell table:formula="of:=IF(ISBLANK([.B322])&amp;ISBLANK([.B321]);&quot;&quot;;[.B322]-[.B321])" office:value-type="float" office:value="179" calcext:value-type="float">
            <text:p>179</text:p>
          </table:table-cell>
          <table:table-cell table:formula="of:=IF(ISBLANK([.C322])&amp;ISBLANK([.C321]);&quot;&quot;;[.C322]-[.C3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02/06/2021</text:p>
          </table:table-cell>
          <table:table-cell office:value-type="float" office:value="52399" calcext:value-type="float">
            <text:p>52399</text:p>
          </table:table-cell>
          <table:table-cell office:value-type="float" office:value="527" calcext:value-type="float">
            <text:p>527</text:p>
          </table:table-cell>
          <table:table-cell table:formula="of:=IF(ISBLANK([.B323])&amp;ISBLANK([.B322]);&quot;&quot;;[.B323]-[.B322])" office:value-type="float" office:value="172" calcext:value-type="float">
            <text:p>172</text:p>
          </table:table-cell>
          <table:table-cell table:formula="of:=IF(ISBLANK([.C323])&amp;ISBLANK([.C322]);&quot;&quot;;[.C323]-[.C3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02/07/2021</text:p>
          </table:table-cell>
          <table:table-cell office:value-type="float" office:value="52543" calcext:value-type="float">
            <text:p>52543</text:p>
          </table:table-cell>
          <table:table-cell office:value-type="float" office:value="529" calcext:value-type="float">
            <text:p>529</text:p>
          </table:table-cell>
          <table:table-cell table:formula="of:=IF(ISBLANK([.B324])&amp;ISBLANK([.B323]);&quot;&quot;;[.B324]-[.B323])" office:value-type="float" office:value="144" calcext:value-type="float">
            <text:p>144</text:p>
          </table:table-cell>
          <table:table-cell table:formula="of:=IF(ISBLANK([.C324])&amp;ISBLANK([.C323]);&quot;&quot;;[.C324]-[.C3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08" calcext:value-type="date">
            <text:p>02/08/2021</text:p>
          </table:table-cell>
          <table:table-cell office:value-type="float" office:value="52599" calcext:value-type="float">
            <text:p>52599</text:p>
          </table:table-cell>
          <table:table-cell office:value-type="float" office:value="529" calcext:value-type="float">
            <text:p>529</text:p>
          </table:table-cell>
          <table:table-cell table:formula="of:=IF(ISBLANK([.B325])&amp;ISBLANK([.B324]);&quot;&quot;;[.B325]-[.B324])" office:value-type="float" office:value="56" calcext:value-type="float">
            <text:p>56</text:p>
          </table:table-cell>
          <table:table-cell table:formula="of:=IF(ISBLANK([.C325])&amp;ISBLANK([.C324]);&quot;&quot;;[.C325]-[.C3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9" calcext:value-type="date">
            <text:p>02/09/2021</text:p>
          </table:table-cell>
          <table:table-cell office:value-type="float" office:value="52747" calcext:value-type="float">
            <text:p>52747</text:p>
          </table:table-cell>
          <table:table-cell office:value-type="float" office:value="531" calcext:value-type="float">
            <text:p>531</text:p>
          </table:table-cell>
          <table:table-cell table:formula="of:=IF(ISBLANK([.B326])&amp;ISBLANK([.B325]);&quot;&quot;;[.B326]-[.B325])" office:value-type="float" office:value="148" calcext:value-type="float">
            <text:p>148</text:p>
          </table:table-cell>
          <table:table-cell table:formula="of:=IF(ISBLANK([.C326])&amp;ISBLANK([.C325]);&quot;&quot;;[.C326]-[.C3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10" calcext:value-type="date">
            <text:p>02/10/2021</text:p>
          </table:table-cell>
          <table:table-cell office:value-type="float" office:value="52946" calcext:value-type="float">
            <text:p>52946</text:p>
          </table:table-cell>
          <table:table-cell office:value-type="float" office:value="532" calcext:value-type="float">
            <text:p>532</text:p>
          </table:table-cell>
          <table:table-cell table:formula="of:=IF(ISBLANK([.B327])&amp;ISBLANK([.B326]);&quot;&quot;;[.B327]-[.B326])" office:value-type="float" office:value="199" calcext:value-type="float">
            <text:p>199</text:p>
          </table:table-cell>
          <table:table-cell table:formula="of:=IF(ISBLANK([.C327])&amp;ISBLANK([.C326]);&quot;&quot;;[.C327]-[.C3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02/11/2021</text:p>
          </table:table-cell>
          <table:table-cell office:value-type="float" office:value="53148" calcext:value-type="float">
            <text:p>53148</text:p>
          </table:table-cell>
          <table:table-cell office:value-type="float" office:value="532" calcext:value-type="float">
            <text:p>532</text:p>
          </table:table-cell>
          <table:table-cell table:formula="of:=IF(ISBLANK([.B328])&amp;ISBLANK([.B327]);&quot;&quot;;[.B328]-[.B327])" office:value-type="float" office:value="202" calcext:value-type="float">
            <text:p>202</text:p>
          </table:table-cell>
          <table:table-cell table:formula="of:=IF(ISBLANK([.C328])&amp;ISBLANK([.C327]);&quot;&quot;;[.C328]-[.C3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2" calcext:value-type="date">
            <text:p>02/12/2021</text:p>
          </table:table-cell>
          <table:table-cell office:value-type="float" office:value="53265" calcext:value-type="float">
            <text:p>53265</text:p>
          </table:table-cell>
          <table:table-cell office:value-type="float" office:value="533" calcext:value-type="float">
            <text:p>533</text:p>
          </table:table-cell>
          <table:table-cell table:formula="of:=IF(ISBLANK([.B329])&amp;ISBLANK([.B328]);&quot;&quot;;[.B329]-[.B328])" office:value-type="float" office:value="117" calcext:value-type="float">
            <text:p>117</text:p>
          </table:table-cell>
          <table:table-cell table:formula="of:=IF(ISBLANK([.C329])&amp;ISBLANK([.C328]);&quot;&quot;;[.C329]-[.C3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02/13/2021</text:p>
          </table:table-cell>
          <table:table-cell office:value-type="float" office:value="53440" calcext:value-type="float">
            <text:p>53440</text:p>
          </table:table-cell>
          <table:table-cell office:value-type="float" office:value="536" calcext:value-type="float">
            <text:p>536</text:p>
          </table:table-cell>
          <table:table-cell table:formula="of:=IF(ISBLANK([.B330])&amp;ISBLANK([.B329]);&quot;&quot;;[.B330]-[.B329])" office:value-type="float" office:value="175" calcext:value-type="float">
            <text:p>175</text:p>
          </table:table-cell>
          <table:table-cell table:formula="of:=IF(ISBLANK([.C330])&amp;ISBLANK([.C329]);&quot;&quot;;[.C330]-[.C3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14" calcext:value-type="date">
            <text:p>02/14/2021</text:p>
          </table:table-cell>
          <table:table-cell office:value-type="float" office:value="53514" calcext:value-type="float">
            <text:p>53514</text:p>
          </table:table-cell>
          <table:table-cell office:value-type="float" office:value="537" calcext:value-type="float">
            <text:p>537</text:p>
          </table:table-cell>
          <table:table-cell table:formula="of:=IF(ISBLANK([.B331])&amp;ISBLANK([.B330]);&quot;&quot;;[.B331]-[.B330])" office:value-type="float" office:value="74" calcext:value-type="float">
            <text:p>74</text:p>
          </table:table-cell>
          <table:table-cell table:formula="of:=IF(ISBLANK([.C331])&amp;ISBLANK([.C330]);&quot;&quot;;[.C331]-[.C3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5" calcext:value-type="date">
            <text:p>02/15/2021</text:p>
          </table:table-cell>
          <table:table-cell office:value-type="float" office:value="53593" calcext:value-type="float">
            <text:p>53593</text:p>
          </table:table-cell>
          <table:table-cell office:value-type="float" office:value="537" calcext:value-type="float">
            <text:p>537</text:p>
          </table:table-cell>
          <table:table-cell table:formula="of:=IF(ISBLANK([.B332])&amp;ISBLANK([.B331]);&quot;&quot;;[.B332]-[.B331])" office:value-type="float" office:value="79" calcext:value-type="float">
            <text:p>79</text:p>
          </table:table-cell>
          <table:table-cell table:formula="of:=IF(ISBLANK([.C332])&amp;ISBLANK([.C331]);&quot;&quot;;[.C332]-[.C3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6" calcext:value-type="date">
            <text:p>02/16/2021</text:p>
          </table:table-cell>
          <table:table-cell office:value-type="float" office:value="53718" calcext:value-type="float">
            <text:p>53718</text:p>
          </table:table-cell>
          <table:table-cell office:value-type="float" office:value="538" calcext:value-type="float">
            <text:p>538</text:p>
          </table:table-cell>
          <table:table-cell table:formula="of:=IF(ISBLANK([.B333])&amp;ISBLANK([.B332]);&quot;&quot;;[.B333]-[.B332])" office:value-type="float" office:value="125" calcext:value-type="float">
            <text:p>125</text:p>
          </table:table-cell>
          <table:table-cell table:formula="of:=IF(ISBLANK([.C333])&amp;ISBLANK([.C332]);&quot;&quot;;[.C333]-[.C3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7" calcext:value-type="date">
            <text:p>02/17/2021</text:p>
          </table:table-cell>
          <table:table-cell office:value-type="float" office:value="53870" calcext:value-type="float">
            <text:p>53870</text:p>
          </table:table-cell>
          <table:table-cell office:value-type="float" office:value="538" calcext:value-type="float">
            <text:p>538</text:p>
          </table:table-cell>
          <table:table-cell table:formula="of:=IF(ISBLANK([.B334])&amp;ISBLANK([.B333]);&quot;&quot;;[.B334]-[.B333])" office:value-type="float" office:value="152" calcext:value-type="float">
            <text:p>152</text:p>
          </table:table-cell>
          <table:table-cell table:formula="of:=IF(ISBLANK([.C334])&amp;ISBLANK([.C333]);&quot;&quot;;[.C334]-[.C3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8" calcext:value-type="date">
            <text:p>02/18/2021</text:p>
          </table:table-cell>
          <table:table-cell office:value-type="float" office:value="54041" calcext:value-type="float">
            <text:p>54041</text:p>
          </table:table-cell>
          <table:table-cell office:value-type="float" office:value="538" calcext:value-type="float">
            <text:p>538</text:p>
          </table:table-cell>
          <table:table-cell table:formula="of:=IF(ISBLANK([.B335])&amp;ISBLANK([.B334]);&quot;&quot;;[.B335]-[.B334])" office:value-type="float" office:value="171" calcext:value-type="float">
            <text:p>171</text:p>
          </table:table-cell>
          <table:table-cell table:formula="of:=IF(ISBLANK([.C335])&amp;ISBLANK([.C334]);&quot;&quot;;[.C335]-[.C3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02/19/2021</text:p>
          </table:table-cell>
          <table:table-cell office:value-type="float" office:value="54180" calcext:value-type="float">
            <text:p>54180</text:p>
          </table:table-cell>
          <table:table-cell office:value-type="float" office:value="541" calcext:value-type="float">
            <text:p>541</text:p>
          </table:table-cell>
          <table:table-cell table:formula="of:=IF(ISBLANK([.B336])&amp;ISBLANK([.B335]);&quot;&quot;;[.B336]-[.B335])" office:value-type="float" office:value="139" calcext:value-type="float">
            <text:p>139</text:p>
          </table:table-cell>
          <table:table-cell table:formula="of:=IF(ISBLANK([.C336])&amp;ISBLANK([.C335]);&quot;&quot;;[.C336]-[.C3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20" calcext:value-type="date">
            <text:p>02/20/2021</text:p>
          </table:table-cell>
          <table:table-cell office:value-type="float" office:value="54270" calcext:value-type="float">
            <text:p>54270</text:p>
          </table:table-cell>
          <table:table-cell office:value-type="float" office:value="543" calcext:value-type="float">
            <text:p>543</text:p>
          </table:table-cell>
          <table:table-cell table:formula="of:=IF(ISBLANK([.B337])&amp;ISBLANK([.B336]);&quot;&quot;;[.B337]-[.B336])" office:value-type="float" office:value="90" calcext:value-type="float">
            <text:p>90</text:p>
          </table:table-cell>
          <table:table-cell table:formula="of:=IF(ISBLANK([.C337])&amp;ISBLANK([.C336]);&quot;&quot;;[.C337]-[.C3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1" calcext:value-type="date">
            <text:p>02/21/2021</text:p>
          </table:table-cell>
          <table:table-cell office:value-type="float" office:value="54398" calcext:value-type="float">
            <text:p>54398</text:p>
          </table:table-cell>
          <table:table-cell office:value-type="float" office:value="543" calcext:value-type="float">
            <text:p>543</text:p>
          </table:table-cell>
          <table:table-cell table:formula="of:=IF(ISBLANK([.B338])&amp;ISBLANK([.B337]);&quot;&quot;;[.B338]-[.B337])" office:value-type="float" office:value="128" calcext:value-type="float">
            <text:p>128</text:p>
          </table:table-cell>
          <table:table-cell table:formula="of:=IF(ISBLANK([.C338])&amp;ISBLANK([.C337]);&quot;&quot;;[.C338]-[.C3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2" calcext:value-type="date">
            <text:p>02/22/2021</text:p>
          </table:table-cell>
          <table:table-cell office:value-type="float" office:value="54460" calcext:value-type="float">
            <text:p>54460</text:p>
          </table:table-cell>
          <table:table-cell office:value-type="float" office:value="545" calcext:value-type="float">
            <text:p>545</text:p>
          </table:table-cell>
          <table:table-cell table:formula="of:=IF(ISBLANK([.B339])&amp;ISBLANK([.B338]);&quot;&quot;;[.B339]-[.B338])" office:value-type="float" office:value="62" calcext:value-type="float">
            <text:p>62</text:p>
          </table:table-cell>
          <table:table-cell table:formula="of:=IF(ISBLANK([.C339])&amp;ISBLANK([.C338]);&quot;&quot;;[.C339]-[.C3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3" calcext:value-type="date">
            <text:p>02/23/2021</text:p>
          </table:table-cell>
          <table:table-cell office:value-type="float" office:value="54635" calcext:value-type="float">
            <text:p>54635</text:p>
          </table:table-cell>
          <table:table-cell office:value-type="float" office:value="545" calcext:value-type="float">
            <text:p>545</text:p>
          </table:table-cell>
          <table:table-cell table:formula="of:=IF(ISBLANK([.B340])&amp;ISBLANK([.B339]);&quot;&quot;;[.B340]-[.B339])" office:value-type="float" office:value="175" calcext:value-type="float">
            <text:p>175</text:p>
          </table:table-cell>
          <table:table-cell table:formula="of:=IF(ISBLANK([.C340])&amp;ISBLANK([.C339]);&quot;&quot;;[.C340]-[.C3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4" calcext:value-type="date">
            <text:p>02/24/2021</text:p>
          </table:table-cell>
          <table:table-cell office:value-type="float" office:value="54719" calcext:value-type="float">
            <text:p>54719</text:p>
          </table:table-cell>
          <table:table-cell office:value-type="float" office:value="546" calcext:value-type="float">
            <text:p>546</text:p>
          </table:table-cell>
          <table:table-cell table:formula="of:=IF(ISBLANK([.B341])&amp;ISBLANK([.B340]);&quot;&quot;;[.B341]-[.B340])" office:value-type="float" office:value="84" calcext:value-type="float">
            <text:p>84</text:p>
          </table:table-cell>
          <table:table-cell table:formula="of:=IF(ISBLANK([.C341])&amp;ISBLANK([.C340]);&quot;&quot;;[.C341]-[.C3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02/25/2021</text:p>
          </table:table-cell>
          <table:table-cell office:value-type="float" office:value="54811" calcext:value-type="float">
            <text:p>54811</text:p>
          </table:table-cell>
          <table:table-cell office:value-type="float" office:value="547" calcext:value-type="float">
            <text:p>547</text:p>
          </table:table-cell>
          <table:table-cell table:formula="of:=IF(ISBLANK([.B342])&amp;ISBLANK([.B341]);&quot;&quot;;[.B342]-[.B341])" office:value-type="float" office:value="92" calcext:value-type="float">
            <text:p>92</text:p>
          </table:table-cell>
          <table:table-cell table:formula="of:=IF(ISBLANK([.C342])&amp;ISBLANK([.C341]);&quot;&quot;;[.C342]-[.C34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02/26/2021</text:p>
          </table:table-cell>
          <table:table-cell office:value-type="float" office:value="54939" calcext:value-type="float">
            <text:p>54939</text:p>
          </table:table-cell>
          <table:table-cell office:value-type="float" office:value="548" calcext:value-type="float">
            <text:p>548</text:p>
          </table:table-cell>
          <table:table-cell table:formula="of:=IF(ISBLANK([.B343])&amp;ISBLANK([.B342]);&quot;&quot;;[.B343]-[.B342])" office:value-type="float" office:value="128" calcext:value-type="float">
            <text:p>128</text:p>
          </table:table-cell>
          <table:table-cell table:formula="of:=IF(ISBLANK([.C343])&amp;ISBLANK([.C342]);&quot;&quot;;[.C343]-[.C34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02/27/2021</text:p>
          </table:table-cell>
          <table:table-cell office:value-type="float" office:value="55090" calcext:value-type="float">
            <text:p>55090</text:p>
          </table:table-cell>
          <table:table-cell office:value-type="float" office:value="549" calcext:value-type="float">
            <text:p>549</text:p>
          </table:table-cell>
          <table:table-cell table:formula="of:=IF(ISBLANK([.B344])&amp;ISBLANK([.B343]);&quot;&quot;;[.B344]-[.B343])" office:value-type="float" office:value="151" calcext:value-type="float">
            <text:p>151</text:p>
          </table:table-cell>
          <table:table-cell table:formula="of:=IF(ISBLANK([.C344])&amp;ISBLANK([.C343]);&quot;&quot;;[.C344]-[.C34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02/28/2021</text:p>
          </table:table-cell>
          <table:table-cell office:value-type="float" office:value="55178" calcext:value-type="float">
            <text:p>55178</text:p>
          </table:table-cell>
          <table:table-cell office:value-type="float" office:value="550" calcext:value-type="float">
            <text:p>550</text:p>
          </table:table-cell>
          <table:table-cell table:formula="of:=IF(ISBLANK([.B345])&amp;ISBLANK([.B344]);&quot;&quot;;[.B345]-[.B344])" office:value-type="float" office:value="88" calcext:value-type="float">
            <text:p>88</text:p>
          </table:table-cell>
          <table:table-cell table:formula="of:=IF(ISBLANK([.C345])&amp;ISBLANK([.C344]);&quot;&quot;;[.C345]-[.C34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03/01/2021</text:p>
          </table:table-cell>
          <table:table-cell office:value-type="float" office:value="55276" calcext:value-type="float">
            <text:p>55276</text:p>
          </table:table-cell>
          <table:table-cell office:value-type="float" office:value="552" calcext:value-type="float">
            <text:p>552</text:p>
          </table:table-cell>
          <table:table-cell table:formula="of:=IF(ISBLANK([.B346])&amp;ISBLANK([.B345]);&quot;&quot;;[.B346]-[.B345])" office:value-type="float" office:value="98" calcext:value-type="float">
            <text:p>98</text:p>
          </table:table-cell>
          <table:table-cell table:formula="of:=IF(ISBLANK([.C346])&amp;ISBLANK([.C345]);&quot;&quot;;[.C346]-[.C3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2" calcext:value-type="date">
            <text:p>03/02/2021</text:p>
          </table:table-cell>
          <table:table-cell office:value-type="float" office:value="55430" calcext:value-type="float">
            <text:p>55430</text:p>
          </table:table-cell>
          <table:table-cell office:value-type="float" office:value="553" calcext:value-type="float">
            <text:p>553</text:p>
          </table:table-cell>
          <table:table-cell table:formula="of:=IF(ISBLANK([.B347])&amp;ISBLANK([.B346]);&quot;&quot;;[.B347]-[.B346])" office:value-type="float" office:value="154" calcext:value-type="float">
            <text:p>154</text:p>
          </table:table-cell>
          <table:table-cell table:formula="of:=IF(ISBLANK([.C347])&amp;ISBLANK([.C346]);&quot;&quot;;[.C347]-[.C34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03/03/2021</text:p>
          </table:table-cell>
          <table:table-cell office:value-type="float" office:value="55626" calcext:value-type="float">
            <text:p>55626</text:p>
          </table:table-cell>
          <table:table-cell office:value-type="float" office:value="555" calcext:value-type="float">
            <text:p>555</text:p>
          </table:table-cell>
          <table:table-cell table:formula="of:=IF(ISBLANK([.B348])&amp;ISBLANK([.B347]);&quot;&quot;;[.B348]-[.B347])" office:value-type="float" office:value="196" calcext:value-type="float">
            <text:p>196</text:p>
          </table:table-cell>
          <table:table-cell table:formula="of:=IF(ISBLANK([.C348])&amp;ISBLANK([.C347]);&quot;&quot;;[.C348]-[.C3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03/04/2021</text:p>
          </table:table-cell>
          <table:table-cell office:value-type="float" office:value="55782" calcext:value-type="float">
            <text:p>55782</text:p>
          </table:table-cell>
          <table:table-cell office:value-type="float" office:value="556" calcext:value-type="float">
            <text:p>556</text:p>
          </table:table-cell>
          <table:table-cell table:formula="of:=IF(ISBLANK([.B349])&amp;ISBLANK([.B348]);&quot;&quot;;[.B349]-[.B348])" office:value-type="float" office:value="156" calcext:value-type="float">
            <text:p>156</text:p>
          </table:table-cell>
          <table:table-cell table:formula="of:=IF(ISBLANK([.C349])&amp;ISBLANK([.C348]);&quot;&quot;;[.C349]-[.C3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5" calcext:value-type="date">
            <text:p>03/05/2021</text:p>
          </table:table-cell>
          <table:table-cell office:value-type="float" office:value="55928" calcext:value-type="float">
            <text:p>55928</text:p>
          </table:table-cell>
          <table:table-cell office:value-type="float" office:value="558" calcext:value-type="float">
            <text:p>558</text:p>
          </table:table-cell>
          <table:table-cell table:formula="of:=IF(ISBLANK([.B350])&amp;ISBLANK([.B349]);&quot;&quot;;[.B350]-[.B349])" office:value-type="float" office:value="146" calcext:value-type="float">
            <text:p>146</text:p>
          </table:table-cell>
          <table:table-cell table:formula="of:=IF(ISBLANK([.C350])&amp;ISBLANK([.C349]);&quot;&quot;;[.C350]-[.C3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6" calcext:value-type="date">
            <text:p>03/06/2021</text:p>
          </table:table-cell>
          <table:table-cell office:value-type="float" office:value="56063" calcext:value-type="float">
            <text:p>56063</text:p>
          </table:table-cell>
          <table:table-cell office:value-type="float" office:value="559" calcext:value-type="float">
            <text:p>559</text:p>
          </table:table-cell>
          <table:table-cell table:formula="of:=IF(ISBLANK([.B351])&amp;ISBLANK([.B350]);&quot;&quot;;[.B351]-[.B350])" office:value-type="float" office:value="135" calcext:value-type="float">
            <text:p>135</text:p>
          </table:table-cell>
          <table:table-cell table:formula="of:=IF(ISBLANK([.C351])&amp;ISBLANK([.C350]);&quot;&quot;;[.C351]-[.C3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03/07/2021</text:p>
          </table:table-cell>
          <table:table-cell office:value-type="float" office:value="56232" calcext:value-type="float">
            <text:p>56232</text:p>
          </table:table-cell>
          <table:table-cell office:value-type="float" office:value="560" calcext:value-type="float">
            <text:p>560</text:p>
          </table:table-cell>
          <table:table-cell table:formula="of:=IF(ISBLANK([.B352])&amp;ISBLANK([.B351]);&quot;&quot;;[.B352]-[.B351])" office:value-type="float" office:value="169" calcext:value-type="float">
            <text:p>169</text:p>
          </table:table-cell>
          <table:table-cell table:formula="of:=IF(ISBLANK([.C352])&amp;ISBLANK([.C351]);&quot;&quot;;[.C352]-[.C35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03/08/2021</text:p>
          </table:table-cell>
          <table:table-cell office:value-type="float" office:value="56355" calcext:value-type="float">
            <text:p>56355</text:p>
          </table:table-cell>
          <table:table-cell office:value-type="float" office:value="560" calcext:value-type="float">
            <text:p>560</text:p>
          </table:table-cell>
          <table:table-cell table:formula="of:=IF(ISBLANK([.B353])&amp;ISBLANK([.B352]);&quot;&quot;;[.B353]-[.B352])" office:value-type="float" office:value="123" calcext:value-type="float">
            <text:p>123</text:p>
          </table:table-cell>
          <table:table-cell table:formula="of:=IF(ISBLANK([.C353])&amp;ISBLANK([.C352]);&quot;&quot;;[.C353]-[.C3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9" calcext:value-type="date">
            <text:p>03/09/2021</text:p>
          </table:table-cell>
          <table:table-cell office:value-type="float" office:value="56490" calcext:value-type="float">
            <text:p>56490</text:p>
          </table:table-cell>
          <table:table-cell office:value-type="float" office:value="560" calcext:value-type="float">
            <text:p>560</text:p>
          </table:table-cell>
          <table:table-cell table:formula="of:=IF(ISBLANK([.B354])&amp;ISBLANK([.B353]);&quot;&quot;;[.B354]-[.B353])" office:value-type="float" office:value="135" calcext:value-type="float">
            <text:p>135</text:p>
          </table:table-cell>
          <table:table-cell table:formula="of:=IF(ISBLANK([.C354])&amp;ISBLANK([.C353]);&quot;&quot;;[.C354]-[.C3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0" calcext:value-type="date">
            <text:p>03/10/2021</text:p>
          </table:table-cell>
          <table:table-cell office:value-type="float" office:value="56658" calcext:value-type="float">
            <text:p>56658</text:p>
          </table:table-cell>
          <table:table-cell office:value-type="float" office:value="562" calcext:value-type="float">
            <text:p>562</text:p>
          </table:table-cell>
          <table:table-cell table:formula="of:=IF(ISBLANK([.B355])&amp;ISBLANK([.B354]);&quot;&quot;;[.B355]-[.B354])" office:value-type="float" office:value="168" calcext:value-type="float">
            <text:p>168</text:p>
          </table:table-cell>
          <table:table-cell table:formula="of:=IF(ISBLANK([.C355])&amp;ISBLANK([.C354]);&quot;&quot;;[.C355]-[.C3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1" calcext:value-type="date">
            <text:p>03/11/2021</text:p>
          </table:table-cell>
          <table:table-cell office:value-type="float" office:value="56727" calcext:value-type="float">
            <text:p>56727</text:p>
          </table:table-cell>
          <table:table-cell office:value-type="float" office:value="564" calcext:value-type="float">
            <text:p>564</text:p>
          </table:table-cell>
          <table:table-cell table:formula="of:=IF(ISBLANK([.B356])&amp;ISBLANK([.B355]);&quot;&quot;;[.B356]-[.B355])" office:value-type="float" office:value="69" calcext:value-type="float">
            <text:p>69</text:p>
          </table:table-cell>
          <table:table-cell table:formula="of:=IF(ISBLANK([.C356])&amp;ISBLANK([.C355]);&quot;&quot;;[.C356]-[.C3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2" calcext:value-type="date">
            <text:p>03/12/2021</text:p>
          </table:table-cell>
          <table:table-cell office:value-type="float" office:value="56883" calcext:value-type="float">
            <text:p>56883</text:p>
          </table:table-cell>
          <table:table-cell office:value-type="float" office:value="565" calcext:value-type="float">
            <text:p>565</text:p>
          </table:table-cell>
          <table:table-cell table:formula="of:=IF(ISBLANK([.B357])&amp;ISBLANK([.B356]);&quot;&quot;;[.B357]-[.B356])" office:value-type="float" office:value="156" calcext:value-type="float">
            <text:p>156</text:p>
          </table:table-cell>
          <table:table-cell table:formula="of:=IF(ISBLANK([.C357])&amp;ISBLANK([.C356]);&quot;&quot;;[.C357]-[.C3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03/13/2021</text:p>
          </table:table-cell>
          <table:table-cell office:value-type="float" office:value="57080" calcext:value-type="float">
            <text:p>57080</text:p>
          </table:table-cell>
          <table:table-cell office:value-type="float" office:value="565" calcext:value-type="float">
            <text:p>565</text:p>
          </table:table-cell>
          <table:table-cell table:formula="of:=IF(ISBLANK([.B358])&amp;ISBLANK([.B357]);&quot;&quot;;[.B358]-[.B357])" office:value-type="float" office:value="197" calcext:value-type="float">
            <text:p>197</text:p>
          </table:table-cell>
          <table:table-cell table:formula="of:=IF(ISBLANK([.C358])&amp;ISBLANK([.C357]);&quot;&quot;;[.C358]-[.C35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4" calcext:value-type="date">
            <text:p>03/14/2021</text:p>
          </table:table-cell>
          <table:table-cell office:value-type="float" office:value="57150" calcext:value-type="float">
            <text:p>57150</text:p>
          </table:table-cell>
          <table:table-cell office:value-type="float" office:value="566" calcext:value-type="float">
            <text:p>566</text:p>
          </table:table-cell>
          <table:table-cell table:formula="of:=IF(ISBLANK([.B359])&amp;ISBLANK([.B358]);&quot;&quot;;[.B359]-[.B358])" office:value-type="float" office:value="70" calcext:value-type="float">
            <text:p>70</text:p>
          </table:table-cell>
          <table:table-cell table:formula="of:=IF(ISBLANK([.C359])&amp;ISBLANK([.C358]);&quot;&quot;;[.C359]-[.C35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03/15/2021</text:p>
          </table:table-cell>
          <table:table-cell office:value-type="float" office:value="57316" calcext:value-type="float">
            <text:p>57316</text:p>
          </table:table-cell>
          <table:table-cell office:value-type="float" office:value="567" calcext:value-type="float">
            <text:p>567</text:p>
          </table:table-cell>
          <table:table-cell table:formula="of:=IF(ISBLANK([.B360])&amp;ISBLANK([.B359]);&quot;&quot;;[.B360]-[.B359])" office:value-type="float" office:value="166" calcext:value-type="float">
            <text:p>166</text:p>
          </table:table-cell>
          <table:table-cell table:formula="of:=IF(ISBLANK([.C360])&amp;ISBLANK([.C359]);&quot;&quot;;[.C360]-[.C35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6" calcext:value-type="date">
            <text:p>03/16/2021</text:p>
          </table:table-cell>
          <table:table-cell office:value-type="float" office:value="57614" calcext:value-type="float">
            <text:p>57614</text:p>
          </table:table-cell>
          <table:table-cell office:value-type="float" office:value="568" calcext:value-type="float">
            <text:p>568</text:p>
          </table:table-cell>
          <table:table-cell table:formula="of:=IF(ISBLANK([.B361])&amp;ISBLANK([.B360]);&quot;&quot;;[.B361]-[.B360])" office:value-type="float" office:value="298" calcext:value-type="float">
            <text:p>298</text:p>
          </table:table-cell>
          <table:table-cell table:formula="of:=IF(ISBLANK([.C361])&amp;ISBLANK([.C360]);&quot;&quot;;[.C361]-[.C3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7" calcext:value-type="date">
            <text:p>03/17/2021</text:p>
          </table:table-cell>
          <table:table-cell office:value-type="float" office:value="57891" calcext:value-type="float">
            <text:p>57891</text:p>
          </table:table-cell>
          <table:table-cell office:value-type="float" office:value="572" calcext:value-type="float">
            <text:p>572</text:p>
          </table:table-cell>
          <table:table-cell table:formula="of:=IF(ISBLANK([.B362])&amp;ISBLANK([.B361]);&quot;&quot;;[.B362]-[.B361])" office:value-type="float" office:value="277" calcext:value-type="float">
            <text:p>277</text:p>
          </table:table-cell>
          <table:table-cell table:formula="of:=IF(ISBLANK([.C362])&amp;ISBLANK([.C361]);&quot;&quot;;[.C362]-[.C3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18" calcext:value-type="date">
            <text:p>03/18/2021</text:p>
          </table:table-cell>
          <table:table-cell office:value-type="float" office:value="58161" calcext:value-type="float">
            <text:p>58161</text:p>
          </table:table-cell>
          <table:table-cell office:value-type="float" office:value="573" calcext:value-type="float">
            <text:p>573</text:p>
          </table:table-cell>
          <table:table-cell table:formula="of:=IF(ISBLANK([.B363])&amp;ISBLANK([.B362]);&quot;&quot;;[.B363]-[.B362])" office:value-type="float" office:value="270" calcext:value-type="float">
            <text:p>270</text:p>
          </table:table-cell>
          <table:table-cell table:formula="of:=IF(ISBLANK([.C363])&amp;ISBLANK([.C362]);&quot;&quot;;[.C363]-[.C36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9" calcext:value-type="date">
            <text:p>03/19/2021</text:p>
          </table:table-cell>
          <table:table-cell office:value-type="float" office:value="58417" calcext:value-type="float">
            <text:p>58417</text:p>
          </table:table-cell>
          <table:table-cell office:value-type="float" office:value="574" calcext:value-type="float">
            <text:p>574</text:p>
          </table:table-cell>
          <table:table-cell table:formula="of:=IF(ISBLANK([.B364])&amp;ISBLANK([.B363]);&quot;&quot;;[.B364]-[.B363])" office:value-type="float" office:value="256" calcext:value-type="float">
            <text:p>256</text:p>
          </table:table-cell>
          <table:table-cell table:formula="of:=IF(ISBLANK([.C364])&amp;ISBLANK([.C363]);&quot;&quot;;[.C364]-[.C3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03/20/2021</text:p>
          </table:table-cell>
          <table:table-cell office:value-type="float" office:value="58665" calcext:value-type="float">
            <text:p>58665</text:p>
          </table:table-cell>
          <table:table-cell office:value-type="float" office:value="578" calcext:value-type="float">
            <text:p>578</text:p>
          </table:table-cell>
          <table:table-cell table:formula="of:=IF(ISBLANK([.B365])&amp;ISBLANK([.B364]);&quot;&quot;;[.B365]-[.B364])" office:value-type="float" office:value="248" calcext:value-type="float">
            <text:p>248</text:p>
          </table:table-cell>
          <table:table-cell table:formula="of:=IF(ISBLANK([.C365])&amp;ISBLANK([.C364]);&quot;&quot;;[.C365]-[.C3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1" calcext:value-type="date">
            <text:p>03/21/2021</text:p>
          </table:table-cell>
          <table:table-cell office:value-type="float" office:value="58972" calcext:value-type="float">
            <text:p>58972</text:p>
          </table:table-cell>
          <table:table-cell office:value-type="float" office:value="582" calcext:value-type="float">
            <text:p>582</text:p>
          </table:table-cell>
          <table:table-cell table:formula="of:=IF(ISBLANK([.B366])&amp;ISBLANK([.B365]);&quot;&quot;;[.B366]-[.B365])" office:value-type="float" office:value="307" calcext:value-type="float">
            <text:p>307</text:p>
          </table:table-cell>
          <table:table-cell table:formula="of:=IF(ISBLANK([.C366])&amp;ISBLANK([.C365]);&quot;&quot;;[.C366]-[.C3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2" calcext:value-type="date">
            <text:p>03/22/2021</text:p>
          </table:table-cell>
          <table:table-cell office:value-type="float" office:value="59330" calcext:value-type="float">
            <text:p>59330</text:p>
          </table:table-cell>
          <table:table-cell office:value-type="float" office:value="588" calcext:value-type="float">
            <text:p>588</text:p>
          </table:table-cell>
          <table:table-cell table:formula="of:=IF(ISBLANK([.B367])&amp;ISBLANK([.B366]);&quot;&quot;;[.B367]-[.B366])" office:value-type="float" office:value="358" calcext:value-type="float">
            <text:p>358</text:p>
          </table:table-cell>
          <table:table-cell table:formula="of:=IF(ISBLANK([.C367])&amp;ISBLANK([.C366]);&quot;&quot;;[.C367]-[.C3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23" calcext:value-type="date">
            <text:p>03/23/2021</text:p>
          </table:table-cell>
          <table:table-cell office:value-type="float" office:value="59780" calcext:value-type="float">
            <text:p>59780</text:p>
          </table:table-cell>
          <table:table-cell office:value-type="float" office:value="589" calcext:value-type="float">
            <text:p>589</text:p>
          </table:table-cell>
          <table:table-cell table:formula="of:=IF(ISBLANK([.B368])&amp;ISBLANK([.B367]);&quot;&quot;;[.B368]-[.B367])" office:value-type="float" office:value="450" calcext:value-type="float">
            <text:p>450</text:p>
          </table:table-cell>
          <table:table-cell table:formula="of:=IF(ISBLANK([.C368])&amp;ISBLANK([.C367]);&quot;&quot;;[.C368]-[.C3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4" calcext:value-type="date">
            <text:p>03/24/2021</text:p>
          </table:table-cell>
          <table:table-cell office:value-type="float" office:value="60294" calcext:value-type="float">
            <text:p>60294</text:p>
          </table:table-cell>
          <table:table-cell office:value-type="float" office:value="591" calcext:value-type="float">
            <text:p>591</text:p>
          </table:table-cell>
          <table:table-cell table:formula="of:=IF(ISBLANK([.B369])&amp;ISBLANK([.B368]);&quot;&quot;;[.B369]-[.B368])" office:value-type="float" office:value="514" calcext:value-type="float">
            <text:p>514</text:p>
          </table:table-cell>
          <table:table-cell table:formula="of:=IF(ISBLANK([.C369])&amp;ISBLANK([.C368]);&quot;&quot;;[.C369]-[.C36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03/25/2021</text:p>
          </table:table-cell>
          <table:table-cell office:value-type="float" office:value="60848" calcext:value-type="float">
            <text:p>60848</text:p>
          </table:table-cell>
          <table:table-cell office:value-type="float" office:value="593" calcext:value-type="float">
            <text:p>593</text:p>
          </table:table-cell>
          <table:table-cell table:formula="of:=IF(ISBLANK([.B370])&amp;ISBLANK([.B369]);&quot;&quot;;[.B370]-[.B369])" office:value-type="float" office:value="554" calcext:value-type="float">
            <text:p>554</text:p>
          </table:table-cell>
          <table:table-cell table:formula="of:=IF(ISBLANK([.C370])&amp;ISBLANK([.C369]);&quot;&quot;;[.C370]-[.C36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03/26/2021</text:p>
          </table:table-cell>
          <table:table-cell office:value-type="float" office:value="61465" calcext:value-type="float">
            <text:p>61465</text:p>
          </table:table-cell>
          <table:table-cell office:value-type="float" office:value="595" calcext:value-type="float">
            <text:p>595</text:p>
          </table:table-cell>
          <table:table-cell table:formula="of:=IF(ISBLANK([.B371])&amp;ISBLANK([.B370]);&quot;&quot;;[.B371]-[.B370])" office:value-type="float" office:value="617" calcext:value-type="float">
            <text:p>617</text:p>
          </table:table-cell>
          <table:table-cell table:formula="of:=IF(ISBLANK([.C371])&amp;ISBLANK([.C370]);&quot;&quot;;[.C371]-[.C3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03/27/2021</text:p>
          </table:table-cell>
          <table:table-cell office:value-type="float" office:value="62070" calcext:value-type="float">
            <text:p>62070</text:p>
          </table:table-cell>
          <table:table-cell office:value-type="float" office:value="598" calcext:value-type="float">
            <text:p>598</text:p>
          </table:table-cell>
          <table:table-cell table:formula="of:=IF(ISBLANK([.B372])&amp;ISBLANK([.B371]);&quot;&quot;;[.B372]-[.B371])" office:value-type="float" office:value="605" calcext:value-type="float">
            <text:p>605</text:p>
          </table:table-cell>
          <table:table-cell table:formula="of:=IF(ISBLANK([.C372])&amp;ISBLANK([.C371]);&quot;&quot;;[.C372]-[.C3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3-28" calcext:value-type="date">
            <text:p>03/28/2021</text:p>
          </table:table-cell>
          <table:table-cell office:value-type="float" office:value="62927" calcext:value-type="float">
            <text:p>62927</text:p>
          </table:table-cell>
          <table:table-cell office:value-type="float" office:value="599" calcext:value-type="float">
            <text:p>599</text:p>
          </table:table-cell>
          <table:table-cell table:formula="of:=IF(ISBLANK([.B373])&amp;ISBLANK([.B372]);&quot;&quot;;[.B373]-[.B372])" office:value-type="float" office:value="857" calcext:value-type="float">
            <text:p>857</text:p>
          </table:table-cell>
          <table:table-cell table:formula="of:=IF(ISBLANK([.C373])&amp;ISBLANK([.C372]);&quot;&quot;;[.C373]-[.C3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9" calcext:value-type="date">
            <text:p>03/29/2021</text:p>
          </table:table-cell>
          <table:table-cell office:value-type="float" office:value="63742" calcext:value-type="float">
            <text:p>63742</text:p>
          </table:table-cell>
          <table:table-cell office:value-type="float" office:value="604" calcext:value-type="float">
            <text:p>604</text:p>
          </table:table-cell>
          <table:table-cell table:formula="of:=IF(ISBLANK([.B374])&amp;ISBLANK([.B373]);&quot;&quot;;[.B374]-[.B373])" office:value-type="float" office:value="815" calcext:value-type="float">
            <text:p>815</text:p>
          </table:table-cell>
          <table:table-cell table:formula="of:=IF(ISBLANK([.C374])&amp;ISBLANK([.C373]);&quot;&quot;;[.C374]-[.C3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30" calcext:value-type="date">
            <text:p>03/30/2021</text:p>
          </table:table-cell>
          <table:table-cell office:value-type="float" office:value="64527" calcext:value-type="float">
            <text:p>64527</text:p>
          </table:table-cell>
          <table:table-cell office:value-type="float" office:value="610" calcext:value-type="float">
            <text:p>610</text:p>
          </table:table-cell>
          <table:table-cell table:formula="of:=IF(ISBLANK([.B375])&amp;ISBLANK([.B374]);&quot;&quot;;[.B375]-[.B374])" office:value-type="float" office:value="785" calcext:value-type="float">
            <text:p>785</text:p>
          </table:table-cell>
          <table:table-cell table:formula="of:=IF(ISBLANK([.C375])&amp;ISBLANK([.C374]);&quot;&quot;;[.C375]-[.C3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31" calcext:value-type="date">
            <text:p>03/31/2021</text:p>
          </table:table-cell>
          <table:table-cell office:value-type="float" office:value="65588" calcext:value-type="float">
            <text:p>65588</text:p>
          </table:table-cell>
          <table:table-cell office:value-type="float" office:value="611" calcext:value-type="float">
            <text:p>611</text:p>
          </table:table-cell>
          <table:table-cell table:formula="of:=IF(ISBLANK([.B376])&amp;ISBLANK([.B375]);&quot;&quot;;[.B376]-[.B375])" office:value-type="float" office:value="1061" calcext:value-type="float">
            <text:p>1061</text:p>
          </table:table-cell>
          <table:table-cell table:formula="of:=IF(ISBLANK([.C376])&amp;ISBLANK([.C375]);&quot;&quot;;[.C376]-[.C3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1" calcext:value-type="date">
            <text:p>04/01/2021</text:p>
          </table:table-cell>
          <table:table-cell office:value-type="float" office:value="66669" calcext:value-type="float">
            <text:p>66669</text:p>
          </table:table-cell>
          <table:table-cell office:value-type="float" office:value="618" calcext:value-type="float">
            <text:p>618</text:p>
          </table:table-cell>
          <table:table-cell table:formula="of:=IF(ISBLANK([.B377])&amp;ISBLANK([.B376]);&quot;&quot;;[.B377]-[.B376])" office:value-type="float" office:value="1081" calcext:value-type="float">
            <text:p>1081</text:p>
          </table:table-cell>
          <table:table-cell table:formula="of:=IF(ISBLANK([.C377])&amp;ISBLANK([.C376]);&quot;&quot;;[.C377]-[.C37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02" calcext:value-type="date">
            <text:p>04/02/2021</text:p>
          </table:table-cell>
          <table:table-cell office:value-type="float" office:value="67854" calcext:value-type="float">
            <text:p>67854</text:p>
          </table:table-cell>
          <table:table-cell office:value-type="float" office:value="620" calcext:value-type="float">
            <text:p>620</text:p>
          </table:table-cell>
          <table:table-cell table:formula="of:=IF(ISBLANK([.B378])&amp;ISBLANK([.B377]);&quot;&quot;;[.B378]-[.B377])" office:value-type="float" office:value="1185" calcext:value-type="float">
            <text:p>1185</text:p>
          </table:table-cell>
          <table:table-cell table:formula="of:=IF(ISBLANK([.C378])&amp;ISBLANK([.C377]);&quot;&quot;;[.C378]-[.C37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04/03/2021</text:p>
          </table:table-cell>
          <table:table-cell office:value-type="float" office:value="68807" calcext:value-type="float">
            <text:p>68807</text:p>
          </table:table-cell>
          <table:table-cell office:value-type="float" office:value="628" calcext:value-type="float">
            <text:p>628</text:p>
          </table:table-cell>
          <table:table-cell table:formula="of:=IF(ISBLANK([.B379])&amp;ISBLANK([.B378]);&quot;&quot;;[.B379]-[.B378])" office:value-type="float" office:value="953" calcext:value-type="float">
            <text:p>953</text:p>
          </table:table-cell>
          <table:table-cell table:formula="of:=IF(ISBLANK([.C379])&amp;ISBLANK([.C378]);&quot;&quot;;[.C379]-[.C37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4" calcext:value-type="date">
            <text:p>04/04/2021</text:p>
          </table:table-cell>
          <table:table-cell office:value-type="float" office:value="70435" calcext:value-type="float">
            <text:p>70435</text:p>
          </table:table-cell>
          <table:table-cell office:value-type="float" office:value="630" calcext:value-type="float">
            <text:p>630</text:p>
          </table:table-cell>
          <table:table-cell table:formula="of:=IF(ISBLANK([.B380])&amp;ISBLANK([.B379]);&quot;&quot;;[.B380]-[.B379])" office:value-type="float" office:value="1628" calcext:value-type="float">
            <text:p>1628</text:p>
          </table:table-cell>
          <table:table-cell table:formula="of:=IF(ISBLANK([.C380])&amp;ISBLANK([.C379]);&quot;&quot;;[.C380]-[.C37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04/05/2021</text:p>
          </table:table-cell>
          <table:table-cell office:value-type="float" office:value="71996" calcext:value-type="float">
            <text:p>71996</text:p>
          </table:table-cell>
          <table:table-cell office:value-type="float" office:value="632" calcext:value-type="float">
            <text:p>632</text:p>
          </table:table-cell>
          <table:table-cell table:formula="of:=IF(ISBLANK([.B381])&amp;ISBLANK([.B380]);&quot;&quot;;[.B381]-[.B380])" office:value-type="float" office:value="1561" calcext:value-type="float">
            <text:p>1561</text:p>
          </table:table-cell>
          <table:table-cell table:formula="of:=IF(ISBLANK([.C381])&amp;ISBLANK([.C380]);&quot;&quot;;[.C381]-[.C3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04/06/2021</text:p>
          </table:table-cell>
          <table:table-cell office:value-type="float" office:value="73459" calcext:value-type="float">
            <text:p>73459</text:p>
          </table:table-cell>
          <table:table-cell office:value-type="float" office:value="636" calcext:value-type="float">
            <text:p>636</text:p>
          </table:table-cell>
          <table:table-cell table:formula="of:=IF(ISBLANK([.B382])&amp;ISBLANK([.B381]);&quot;&quot;;[.B382]-[.B381])" office:value-type="float" office:value="1463" calcext:value-type="float">
            <text:p>1463</text:p>
          </table:table-cell>
          <table:table-cell table:formula="of:=IF(ISBLANK([.C382])&amp;ISBLANK([.C381]);&quot;&quot;;[.C382]-[.C3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07" calcext:value-type="date">
            <text:p>04/07/2021</text:p>
          </table:table-cell>
          <table:table-cell office:value-type="float" office:value="75375" calcext:value-type="float">
            <text:p>75375</text:p>
          </table:table-cell>
          <table:table-cell office:value-type="float" office:value="642" calcext:value-type="float">
            <text:p>642</text:p>
          </table:table-cell>
          <table:table-cell table:formula="of:=IF(ISBLANK([.B383])&amp;ISBLANK([.B382]);&quot;&quot;;[.B383]-[.B382])" office:value-type="float" office:value="1916" calcext:value-type="float">
            <text:p>1916</text:p>
          </table:table-cell>
          <table:table-cell table:formula="of:=IF(ISBLANK([.C383])&amp;ISBLANK([.C382]);&quot;&quot;;[.C383]-[.C3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08" calcext:value-type="date">
            <text:p>04/08/2021</text:p>
          </table:table-cell>
          <table:table-cell office:value-type="float" office:value="77307" calcext:value-type="float">
            <text:p>77307</text:p>
          </table:table-cell>
          <table:table-cell office:value-type="float" office:value="650" calcext:value-type="float">
            <text:p>650</text:p>
          </table:table-cell>
          <table:table-cell table:formula="of:=IF(ISBLANK([.B384])&amp;ISBLANK([.B383]);&quot;&quot;;[.B384]-[.B383])" office:value-type="float" office:value="1932" calcext:value-type="float">
            <text:p>1932</text:p>
          </table:table-cell>
          <table:table-cell table:formula="of:=IF(ISBLANK([.C384])&amp;ISBLANK([.C383]);&quot;&quot;;[.C384]-[.C38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9" calcext:value-type="date">
            <text:p>04/09/2021</text:p>
          </table:table-cell>
          <table:table-cell office:value-type="float" office:value="78980" calcext:value-type="float">
            <text:p>78980</text:p>
          </table:table-cell>
          <table:table-cell office:value-type="float" office:value="661" calcext:value-type="float">
            <text:p>661</text:p>
          </table:table-cell>
          <table:table-cell table:formula="of:=IF(ISBLANK([.B385])&amp;ISBLANK([.B384]);&quot;&quot;;[.B385]-[.B384])" office:value-type="float" office:value="1673" calcext:value-type="float">
            <text:p>1673</text:p>
          </table:table-cell>
          <table:table-cell table:formula="of:=IF(ISBLANK([.C385])&amp;ISBLANK([.C384]);&quot;&quot;;[.C385]-[.C3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0" calcext:value-type="date">
            <text:p>04/10/2021</text:p>
          </table:table-cell>
          <table:table-cell office:value-type="float" office:value="80044" calcext:value-type="float">
            <text:p>80044</text:p>
          </table:table-cell>
          <table:table-cell office:value-type="float" office:value="671" calcext:value-type="float">
            <text:p>671</text:p>
          </table:table-cell>
          <table:table-cell table:formula="of:=IF(ISBLANK([.B386])&amp;ISBLANK([.B385]);&quot;&quot;;[.B386]-[.B385])" office:value-type="float" office:value="1064" calcext:value-type="float">
            <text:p>1064</text:p>
          </table:table-cell>
          <table:table-cell table:formula="of:=IF(ISBLANK([.C386])&amp;ISBLANK([.C385]);&quot;&quot;;[.C386]-[.C3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1" calcext:value-type="date">
            <text:p>04/11/2021</text:p>
          </table:table-cell>
          <table:table-cell office:value-type="float" office:value="81523" calcext:value-type="float">
            <text:p>81523</text:p>
          </table:table-cell>
          <table:table-cell office:value-type="float" office:value="677" calcext:value-type="float">
            <text:p>677</text:p>
          </table:table-cell>
          <table:table-cell table:formula="of:=IF(ISBLANK([.B387])&amp;ISBLANK([.B386]);&quot;&quot;;[.B387]-[.B386])" office:value-type="float" office:value="1479" calcext:value-type="float">
            <text:p>1479</text:p>
          </table:table-cell>
          <table:table-cell table:formula="of:=IF(ISBLANK([.C387])&amp;ISBLANK([.C386]);&quot;&quot;;[.C387]-[.C3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12" calcext:value-type="date">
            <text:p>04/12/2021</text:p>
          </table:table-cell>
          <table:table-cell office:value-type="float" office:value="83287" calcext:value-type="float">
            <text:p>83287</text:p>
          </table:table-cell>
          <table:table-cell office:value-type="float" office:value="694" calcext:value-type="float">
            <text:p>694</text:p>
          </table:table-cell>
          <table:table-cell table:formula="of:=IF(ISBLANK([.B388])&amp;ISBLANK([.B387]);&quot;&quot;;[.B388]-[.B387])" office:value-type="float" office:value="1764" calcext:value-type="float">
            <text:p>1764</text:p>
          </table:table-cell>
          <table:table-cell table:formula="of:=IF(ISBLANK([.C388])&amp;ISBLANK([.C387]);&quot;&quot;;[.C388]-[.C387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04-13" calcext:value-type="date">
            <text:p>04/13/2021</text:p>
          </table:table-cell>
          <table:table-cell office:value-type="float" office:value="84579" calcext:value-type="float">
            <text:p>84579</text:p>
          </table:table-cell>
          <table:table-cell office:value-type="float" office:value="702" calcext:value-type="float">
            <text:p>702</text:p>
          </table:table-cell>
          <table:table-cell table:formula="of:=IF(ISBLANK([.B389])&amp;ISBLANK([.B388]);&quot;&quot;;[.B389]-[.B388])" office:value-type="float" office:value="1292" calcext:value-type="float">
            <text:p>1292</text:p>
          </table:table-cell>
          <table:table-cell table:formula="of:=IF(ISBLANK([.C389])&amp;ISBLANK([.C388]);&quot;&quot;;[.C389]-[.C38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14" calcext:value-type="date">
            <text:p>04/14/2021</text:p>
          </table:table-cell>
          <table:table-cell office:value-type="float" office:value="86004" calcext:value-type="float">
            <text:p>86004</text:p>
          </table:table-cell>
          <table:table-cell office:value-type="float" office:value="712" calcext:value-type="float">
            <text:p>712</text:p>
          </table:table-cell>
          <table:table-cell table:formula="of:=IF(ISBLANK([.B390])&amp;ISBLANK([.B389]);&quot;&quot;;[.B390]-[.B389])" office:value-type="float" office:value="1425" calcext:value-type="float">
            <text:p>1425</text:p>
          </table:table-cell>
          <table:table-cell table:formula="of:=IF(ISBLANK([.C390])&amp;ISBLANK([.C389]);&quot;&quot;;[.C390]-[.C38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5" calcext:value-type="date">
            <text:p>04/15/2021</text:p>
          </table:table-cell>
          <table:table-cell office:value-type="float" office:value="87166" calcext:value-type="float">
            <text:p>87166</text:p>
          </table:table-cell>
          <table:table-cell office:value-type="float" office:value="717" calcext:value-type="float">
            <text:p>717</text:p>
          </table:table-cell>
          <table:table-cell table:formula="of:=IF(ISBLANK([.B391])&amp;ISBLANK([.B390]);&quot;&quot;;[.B391]-[.B390])" office:value-type="float" office:value="1162" calcext:value-type="float">
            <text:p>1162</text:p>
          </table:table-cell>
          <table:table-cell table:formula="of:=IF(ISBLANK([.C391])&amp;ISBLANK([.C390]);&quot;&quot;;[.C391]-[.C39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4-16" calcext:value-type="date">
            <text:p>04/16/2021</text:p>
          </table:table-cell>
          <table:table-cell office:value-type="float" office:value="88304" calcext:value-type="float">
            <text:p>88304</text:p>
          </table:table-cell>
          <table:table-cell office:value-type="float" office:value="728" calcext:value-type="float">
            <text:p>728</text:p>
          </table:table-cell>
          <table:table-cell table:formula="of:=IF(ISBLANK([.B392])&amp;ISBLANK([.B391]);&quot;&quot;;[.B392]-[.B391])" office:value-type="float" office:value="1138" calcext:value-type="float">
            <text:p>1138</text:p>
          </table:table-cell>
          <table:table-cell table:formula="of:=IF(ISBLANK([.C392])&amp;ISBLANK([.C391]);&quot;&quot;;[.C392]-[.C39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7" calcext:value-type="date">
            <text:p>04/17/2021</text:p>
          </table:table-cell>
          <table:table-cell office:value-type="float" office:value="89622" calcext:value-type="float">
            <text:p>89622</text:p>
          </table:table-cell>
          <table:table-cell office:value-type="float" office:value="738" calcext:value-type="float">
            <text:p>738</text:p>
          </table:table-cell>
          <table:table-cell table:formula="of:=IF(ISBLANK([.B393])&amp;ISBLANK([.B392]);&quot;&quot;;[.B393]-[.B392])" office:value-type="float" office:value="1318" calcext:value-type="float">
            <text:p>1318</text:p>
          </table:table-cell>
          <table:table-cell table:formula="of:=IF(ISBLANK([.C393])&amp;ISBLANK([.C392]);&quot;&quot;;[.C393]-[.C39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8" calcext:value-type="date">
            <text:p>04/18/2021</text:p>
          </table:table-cell>
          <table:table-cell office:value-type="float" office:value="90088" calcext:value-type="float">
            <text:p>90088</text:p>
          </table:table-cell>
          <table:table-cell office:value-type="float" office:value="761" calcext:value-type="float">
            <text:p>761</text:p>
          </table:table-cell>
          <table:table-cell table:formula="of:=IF(ISBLANK([.B394])&amp;ISBLANK([.B393]);&quot;&quot;;[.B394]-[.B393])" office:value-type="float" office:value="466" calcext:value-type="float">
            <text:p>466</text:p>
          </table:table-cell>
          <table:table-cell table:formula="of:=IF(ISBLANK([.C394])&amp;ISBLANK([.C393]);&quot;&quot;;[.C394]-[.C393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04-19" calcext:value-type="date">
            <text:p>04/19/2021</text:p>
          </table:table-cell>
          <table:table-cell office:value-type="float" office:value="91086" calcext:value-type="float">
            <text:p>91086</text:p>
          </table:table-cell>
          <table:table-cell office:value-type="float" office:value="777" calcext:value-type="float">
            <text:p>777</text:p>
          </table:table-cell>
          <table:table-cell table:formula="of:=IF(ISBLANK([.B395])&amp;ISBLANK([.B394]);&quot;&quot;;[.B395]-[.B394])" office:value-type="float" office:value="998" calcext:value-type="float">
            <text:p>998</text:p>
          </table:table-cell>
          <table:table-cell table:formula="of:=IF(ISBLANK([.C395])&amp;ISBLANK([.C394]);&quot;&quot;;[.C395]-[.C394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04-20" calcext:value-type="date">
            <text:p>04/20/2021</text:p>
          </table:table-cell>
          <table:table-cell office:value-type="float" office:value="92642" calcext:value-type="float">
            <text:p>92642</text:p>
          </table:table-cell>
          <table:table-cell office:value-type="float" office:value="798" calcext:value-type="float">
            <text:p>798</text:p>
          </table:table-cell>
          <table:table-cell table:formula="of:=IF(ISBLANK([.B396])&amp;ISBLANK([.B395]);&quot;&quot;;[.B396]-[.B395])" office:value-type="float" office:value="1556" calcext:value-type="float">
            <text:p>1556</text:p>
          </table:table-cell>
          <table:table-cell table:formula="of:=IF(ISBLANK([.C396])&amp;ISBLANK([.C395]);&quot;&quot;;[.C396]-[.C395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04-21" calcext:value-type="date">
            <text:p>04/21/2021</text:p>
          </table:table-cell>
          <table:table-cell office:value-type="float" office:value="93910" calcext:value-type="float">
            <text:p>93910</text:p>
          </table:table-cell>
          <table:table-cell office:value-type="float" office:value="808" calcext:value-type="float">
            <text:p>808</text:p>
          </table:table-cell>
          <table:table-cell table:formula="of:=IF(ISBLANK([.B397])&amp;ISBLANK([.B396]);&quot;&quot;;[.B397]-[.B396])" office:value-type="float" office:value="1268" calcext:value-type="float">
            <text:p>1268</text:p>
          </table:table-cell>
          <table:table-cell table:formula="of:=IF(ISBLANK([.C397])&amp;ISBLANK([.C396]);&quot;&quot;;[.C397]-[.C39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22" calcext:value-type="date">
            <text:p>04/22/2021</text:p>
          </table:table-cell>
          <table:table-cell office:value-type="float" office:value="95089" calcext:value-type="float">
            <text:p>95089</text:p>
          </table:table-cell>
          <table:table-cell office:value-type="float" office:value="819" calcext:value-type="float">
            <text:p>819</text:p>
          </table:table-cell>
          <table:table-cell table:formula="of:=IF(ISBLANK([.B398])&amp;ISBLANK([.B397]);&quot;&quot;;[.B398]-[.B397])" office:value-type="float" office:value="1179" calcext:value-type="float">
            <text:p>1179</text:p>
          </table:table-cell>
          <table:table-cell table:formula="of:=IF(ISBLANK([.C398])&amp;ISBLANK([.C397]);&quot;&quot;;[.C398]-[.C39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23" calcext:value-type="date">
            <text:p>04/23/2021</text:p>
          </table:table-cell>
          <table:table-cell office:value-type="float" office:value="96081" calcext:value-type="float">
            <text:p>96081</text:p>
          </table:table-cell>
          <table:table-cell office:value-type="float" office:value="832" calcext:value-type="float">
            <text:p>832</text:p>
          </table:table-cell>
          <table:table-cell table:formula="of:=IF(ISBLANK([.B399])&amp;ISBLANK([.B398]);&quot;&quot;;[.B399]-[.B398])" office:value-type="float" office:value="992" calcext:value-type="float">
            <text:p>992</text:p>
          </table:table-cell>
          <table:table-cell table:formula="of:=IF(ISBLANK([.C399])&amp;ISBLANK([.C398]);&quot;&quot;;[.C399]-[.C398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1-04-24" calcext:value-type="date">
            <text:p>04/24/2021</text:p>
          </table:table-cell>
          <table:table-cell office:value-type="float" office:value="96953" calcext:value-type="float">
            <text:p>96953</text:p>
          </table:table-cell>
          <table:table-cell office:value-type="float" office:value="839" calcext:value-type="float">
            <text:p>839</text:p>
          </table:table-cell>
          <table:table-cell table:formula="of:=IF(ISBLANK([.B400])&amp;ISBLANK([.B399]);&quot;&quot;;[.B400]-[.B399])" office:value-type="float" office:value="872" calcext:value-type="float">
            <text:p>872</text:p>
          </table:table-cell>
          <table:table-cell table:formula="of:=IF(ISBLANK([.C400])&amp;ISBLANK([.C399]);&quot;&quot;;[.C400]-[.C39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25" calcext:value-type="date">
            <text:p>04/25/2021</text:p>
          </table:table-cell>
          <table:table-cell office:value-type="float" office:value="97258" calcext:value-type="float">
            <text:p>97258</text:p>
          </table:table-cell>
          <table:table-cell office:value-type="float" office:value="848" calcext:value-type="float">
            <text:p>848</text:p>
          </table:table-cell>
          <table:table-cell table:formula="of:=IF(ISBLANK([.B401])&amp;ISBLANK([.B400]);&quot;&quot;;[.B401]-[.B400])" office:value-type="float" office:value="305" calcext:value-type="float">
            <text:p>305</text:p>
          </table:table-cell>
          <table:table-cell table:formula="of:=IF(ISBLANK([.C401])&amp;ISBLANK([.C400]);&quot;&quot;;[.C401]-[.C40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6" calcext:value-type="date">
            <text:p>04/26/2021</text:p>
          </table:table-cell>
          <table:table-cell office:value-type="float" office:value="97849" calcext:value-type="float">
            <text:p>97849</text:p>
          </table:table-cell>
          <table:table-cell office:value-type="float" office:value="857" calcext:value-type="float">
            <text:p>857</text:p>
          </table:table-cell>
          <table:table-cell table:formula="of:=IF(ISBLANK([.B402])&amp;ISBLANK([.B401]);&quot;&quot;;[.B402]-[.B401])" office:value-type="float" office:value="591" calcext:value-type="float">
            <text:p>591</text:p>
          </table:table-cell>
          <table:table-cell table:formula="of:=IF(ISBLANK([.C402])&amp;ISBLANK([.C401]);&quot;&quot;;[.C402]-[.C40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7" calcext:value-type="date">
            <text:p>04/27/2021</text:p>
          </table:table-cell>
          <table:table-cell office:value-type="float" office:value="98887" calcext:value-type="float">
            <text:p>98887</text:p>
          </table:table-cell>
          <table:table-cell office:value-type="float" office:value="869" calcext:value-type="float">
            <text:p>869</text:p>
          </table:table-cell>
          <table:table-cell table:formula="of:=IF(ISBLANK([.B403])&amp;ISBLANK([.B402]);&quot;&quot;;[.B403]-[.B402])" office:value-type="float" office:value="1038" calcext:value-type="float">
            <text:p>1038</text:p>
          </table:table-cell>
          <table:table-cell table:formula="of:=IF(ISBLANK([.C403])&amp;ISBLANK([.C402]);&quot;&quot;;[.C403]-[.C40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4-28" calcext:value-type="date">
            <text:p>04/28/2021</text:p>
          </table:table-cell>
          <table:table-cell office:value-type="float" office:value="99682" calcext:value-type="float">
            <text:p>99682</text:p>
          </table:table-cell>
          <table:table-cell office:value-type="float" office:value="878" calcext:value-type="float">
            <text:p>878</text:p>
          </table:table-cell>
          <table:table-cell table:formula="of:=IF(ISBLANK([.B404])&amp;ISBLANK([.B403]);&quot;&quot;;[.B404]-[.B403])" office:value-type="float" office:value="795" calcext:value-type="float">
            <text:p>795</text:p>
          </table:table-cell>
          <table:table-cell table:formula="of:=IF(ISBLANK([.C404])&amp;ISBLANK([.C403]);&quot;&quot;;[.C404]-[.C40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9" calcext:value-type="date">
            <text:p>04/29/2021</text:p>
          </table:table-cell>
          <table:table-cell office:value-type="float" office:value="100405" calcext:value-type="float">
            <text:p>100405</text:p>
          </table:table-cell>
          <table:table-cell office:value-type="float" office:value="884" calcext:value-type="float">
            <text:p>884</text:p>
          </table:table-cell>
          <table:table-cell table:formula="of:=IF(ISBLANK([.B405])&amp;ISBLANK([.B404]);&quot;&quot;;[.B405]-[.B404])" office:value-type="float" office:value="723" calcext:value-type="float">
            <text:p>723</text:p>
          </table:table-cell>
          <table:table-cell table:formula="of:=IF(ISBLANK([.C405])&amp;ISBLANK([.C404]);&quot;&quot;;[.C405]-[.C4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30" calcext:value-type="date">
            <text:p>04/30/2021</text:p>
          </table:table-cell>
          <table:table-cell office:value-type="float" office:value="100977" calcext:value-type="float">
            <text:p>100977</text:p>
          </table:table-cell>
          <table:table-cell office:value-type="float" office:value="895" calcext:value-type="float">
            <text:p>895</text:p>
          </table:table-cell>
          <table:table-cell table:formula="of:=IF(ISBLANK([.B406])&amp;ISBLANK([.B405]);&quot;&quot;;[.B406]-[.B405])" office:value-type="float" office:value="572" calcext:value-type="float">
            <text:p>572</text:p>
          </table:table-cell>
          <table:table-cell table:formula="of:=IF(ISBLANK([.C406])&amp;ISBLANK([.C405]);&quot;&quot;;[.C406]-[.C40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5-01" calcext:value-type="date">
            <text:p>05/01/2021</text:p>
          </table:table-cell>
          <table:table-cell office:value-type="float" office:value="101470" calcext:value-type="float">
            <text:p>101470</text:p>
          </table:table-cell>
          <table:table-cell office:value-type="float" office:value="899" calcext:value-type="float">
            <text:p>899</text:p>
          </table:table-cell>
          <table:table-cell table:formula="of:=IF(ISBLANK([.B407])&amp;ISBLANK([.B406]);&quot;&quot;;[.B407]-[.B406])" office:value-type="float" office:value="493" calcext:value-type="float">
            <text:p>493</text:p>
          </table:table-cell>
          <table:table-cell table:formula="of:=IF(ISBLANK([.C407])&amp;ISBLANK([.C406]);&quot;&quot;;[.C407]-[.C40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02" calcext:value-type="date">
            <text:p>05/02/2021</text:p>
          </table:table-cell>
          <table:table-cell office:value-type="float" office:value="101703" calcext:value-type="float">
            <text:p>101703</text:p>
          </table:table-cell>
          <table:table-cell office:value-type="float" office:value="908" calcext:value-type="float">
            <text:p>908</text:p>
          </table:table-cell>
          <table:table-cell table:formula="of:=IF(ISBLANK([.B408])&amp;ISBLANK([.B407]);&quot;&quot;;[.B408]-[.B407])" office:value-type="float" office:value="233" calcext:value-type="float">
            <text:p>233</text:p>
          </table:table-cell>
          <table:table-cell table:formula="of:=IF(ISBLANK([.C408])&amp;ISBLANK([.C407]);&quot;&quot;;[.C408]-[.C40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5-03" calcext:value-type="date">
            <text:p>05/03/2021</text:p>
          </table:table-cell>
          <table:table-cell office:value-type="float" office:value="102074" calcext:value-type="float">
            <text:p>102074</text:p>
          </table:table-cell>
          <table:table-cell office:value-type="float" office:value="914" calcext:value-type="float">
            <text:p>914</text:p>
          </table:table-cell>
          <table:table-cell table:formula="of:=IF(ISBLANK([.B409])&amp;ISBLANK([.B408]);&quot;&quot;;[.B409]-[.B408])" office:value-type="float" office:value="371" calcext:value-type="float">
            <text:p>371</text:p>
          </table:table-cell>
          <table:table-cell table:formula="of:=IF(ISBLANK([.C409])&amp;ISBLANK([.C408]);&quot;&quot;;[.C409]-[.C4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04" calcext:value-type="date">
            <text:p>05/04/2021</text:p>
          </table:table-cell>
          <table:table-cell office:value-type="float" office:value="102532" calcext:value-type="float">
            <text:p>102532</text:p>
          </table:table-cell>
          <table:table-cell office:value-type="float" office:value="921" calcext:value-type="float">
            <text:p>921</text:p>
          </table:table-cell>
          <table:table-cell table:formula="of:=IF(ISBLANK([.B410])&amp;ISBLANK([.B409]);&quot;&quot;;[.B410]-[.B409])" office:value-type="float" office:value="458" calcext:value-type="float">
            <text:p>458</text:p>
          </table:table-cell>
          <table:table-cell table:formula="of:=IF(ISBLANK([.C410])&amp;ISBLANK([.C409]);&quot;&quot;;[.C410]-[.C40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5-05" calcext:value-type="date">
            <text:p>05/05/2021</text:p>
          </table:table-cell>
          <table:table-cell office:value-type="float" office:value="103144" calcext:value-type="float">
            <text:p>103144</text:p>
          </table:table-cell>
          <table:table-cell office:value-type="float" office:value="927" calcext:value-type="float">
            <text:p>927</text:p>
          </table:table-cell>
          <table:table-cell table:formula="of:=IF(ISBLANK([.B411])&amp;ISBLANK([.B410]);&quot;&quot;;[.B411]-[.B410])" office:value-type="float" office:value="612" calcext:value-type="float">
            <text:p>612</text:p>
          </table:table-cell>
          <table:table-cell table:formula="of:=IF(ISBLANK([.C411])&amp;ISBLANK([.C410]);&quot;&quot;;[.C411]-[.C41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06" calcext:value-type="date">
            <text:p>05/06/2021</text:p>
          </table:table-cell>
          <table:table-cell office:value-type="float" office:value="103583" calcext:value-type="float">
            <text:p>103583</text:p>
          </table:table-cell>
          <table:table-cell office:value-type="float" office:value="930" calcext:value-type="float">
            <text:p>930</text:p>
          </table:table-cell>
          <table:table-cell table:formula="of:=IF(ISBLANK([.B412])&amp;ISBLANK([.B411]);&quot;&quot;;[.B412]-[.B411])" office:value-type="float" office:value="439" calcext:value-type="float">
            <text:p>439</text:p>
          </table:table-cell>
          <table:table-cell table:formula="of:=IF(ISBLANK([.C412])&amp;ISBLANK([.C411]);&quot;&quot;;[.C412]-[.C41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7" calcext:value-type="date">
            <text:p>05/07/2021</text:p>
          </table:table-cell>
          <table:table-cell office:value-type="float" office:value="103987" calcext:value-type="float">
            <text:p>103987</text:p>
          </table:table-cell>
          <table:table-cell office:value-type="float" office:value="937" calcext:value-type="float">
            <text:p>937</text:p>
          </table:table-cell>
          <table:table-cell table:formula="of:=IF(ISBLANK([.B413])&amp;ISBLANK([.B412]);&quot;&quot;;[.B413]-[.B412])" office:value-type="float" office:value="404" calcext:value-type="float">
            <text:p>404</text:p>
          </table:table-cell>
          <table:table-cell table:formula="of:=IF(ISBLANK([.C413])&amp;ISBLANK([.C412]);&quot;&quot;;[.C413]-[.C41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5-08" calcext:value-type="date">
            <text:p>05/08/2021</text:p>
          </table:table-cell>
          <table:table-cell office:value-type="float" office:value="104385" calcext:value-type="float">
            <text:p>104385</text:p>
          </table:table-cell>
          <table:table-cell office:value-type="float" office:value="946" calcext:value-type="float">
            <text:p>946</text:p>
          </table:table-cell>
          <table:table-cell table:formula="of:=IF(ISBLANK([.B414])&amp;ISBLANK([.B413]);&quot;&quot;;[.B414]-[.B413])" office:value-type="float" office:value="398" calcext:value-type="float">
            <text:p>398</text:p>
          </table:table-cell>
          <table:table-cell table:formula="of:=IF(ISBLANK([.C414])&amp;ISBLANK([.C413]);&quot;&quot;;[.C414]-[.C41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5-09" calcext:value-type="date">
            <text:p>05/09/2021</text:p>
          </table:table-cell>
          <table:table-cell office:value-type="float" office:value="104527" calcext:value-type="float">
            <text:p>104527</text:p>
          </table:table-cell>
          <table:table-cell office:value-type="float" office:value="950" calcext:value-type="float">
            <text:p>950</text:p>
          </table:table-cell>
          <table:table-cell table:formula="of:=IF(ISBLANK([.B415])&amp;ISBLANK([.B414]);&quot;&quot;;[.B415]-[.B414])" office:value-type="float" office:value="142" calcext:value-type="float">
            <text:p>142</text:p>
          </table:table-cell>
          <table:table-cell table:formula="of:=IF(ISBLANK([.C415])&amp;ISBLANK([.C414]);&quot;&quot;;[.C415]-[.C41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0" calcext:value-type="date">
            <text:p>05/10/2021</text:p>
          </table:table-cell>
          <table:table-cell office:value-type="float" office:value="104871" calcext:value-type="float">
            <text:p>104871</text:p>
          </table:table-cell>
          <table:table-cell office:value-type="float" office:value="956" calcext:value-type="float">
            <text:p>956</text:p>
          </table:table-cell>
          <table:table-cell table:formula="of:=IF(ISBLANK([.B416])&amp;ISBLANK([.B415]);&quot;&quot;;[.B416]-[.B415])" office:value-type="float" office:value="344" calcext:value-type="float">
            <text:p>344</text:p>
          </table:table-cell>
          <table:table-cell table:formula="of:=IF(ISBLANK([.C416])&amp;ISBLANK([.C415]);&quot;&quot;;[.C416]-[.C41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11" calcext:value-type="date">
            <text:p>05/11/2021</text:p>
          </table:table-cell>
          <table:table-cell office:value-type="float" office:value="105257" calcext:value-type="float">
            <text:p>105257</text:p>
          </table:table-cell>
          <table:table-cell office:value-type="float" office:value="967" calcext:value-type="float">
            <text:p>967</text:p>
          </table:table-cell>
          <table:table-cell table:formula="of:=IF(ISBLANK([.B417])&amp;ISBLANK([.B416]);&quot;&quot;;[.B417]-[.B416])" office:value-type="float" office:value="386" calcext:value-type="float">
            <text:p>386</text:p>
          </table:table-cell>
          <table:table-cell table:formula="of:=IF(ISBLANK([.C417])&amp;ISBLANK([.C416]);&quot;&quot;;[.C417]-[.C41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5-12" calcext:value-type="date">
            <text:p>05/12/2021</text:p>
          </table:table-cell>
          <table:table-cell office:value-type="float" office:value="105630" calcext:value-type="float">
            <text:p>105630</text:p>
          </table:table-cell>
          <table:table-cell office:value-type="float" office:value="973" calcext:value-type="float">
            <text:p>973</text:p>
          </table:table-cell>
          <table:table-cell table:formula="of:=IF(ISBLANK([.B418])&amp;ISBLANK([.B417]);&quot;&quot;;[.B418]-[.B417])" office:value-type="float" office:value="373" calcext:value-type="float">
            <text:p>373</text:p>
          </table:table-cell>
          <table:table-cell table:formula="of:=IF(ISBLANK([.C418])&amp;ISBLANK([.C417]);&quot;&quot;;[.C418]-[.C41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13" calcext:value-type="date">
            <text:p>05/13/2021</text:p>
          </table:table-cell>
          <table:table-cell office:value-type="float" office:value="105757" calcext:value-type="float">
            <text:p>105757</text:p>
          </table:table-cell>
          <table:table-cell office:value-type="float" office:value="976" calcext:value-type="float">
            <text:p>976</text:p>
          </table:table-cell>
          <table:table-cell table:formula="of:=IF(ISBLANK([.B419])&amp;ISBLANK([.B418]);&quot;&quot;;[.B419]-[.B418])" office:value-type="float" office:value="127" calcext:value-type="float">
            <text:p>127</text:p>
          </table:table-cell>
          <table:table-cell table:formula="of:=IF(ISBLANK([.C419])&amp;ISBLANK([.C418]);&quot;&quot;;[.C419]-[.C41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4" calcext:value-type="date">
            <text:p>05/14/2021</text:p>
          </table:table-cell>
          <table:table-cell office:value-type="float" office:value="105807" calcext:value-type="float">
            <text:p>105807</text:p>
          </table:table-cell>
          <table:table-cell office:value-type="float" office:value="980" calcext:value-type="float">
            <text:p>980</text:p>
          </table:table-cell>
          <table:table-cell table:formula="of:=IF(ISBLANK([.B420])&amp;ISBLANK([.B419]);&quot;&quot;;[.B420]-[.B419])" office:value-type="float" office:value="50" calcext:value-type="float">
            <text:p>50</text:p>
          </table:table-cell>
          <table:table-cell table:formula="of:=IF(ISBLANK([.C420])&amp;ISBLANK([.C419]);&quot;&quot;;[.C420]-[.C4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5" calcext:value-type="date">
            <text:p>05/15/2021</text:p>
          </table:table-cell>
          <table:table-cell office:value-type="float" office:value="105861" calcext:value-type="float">
            <text:p>105861</text:p>
          </table:table-cell>
          <table:table-cell office:value-type="float" office:value="983" calcext:value-type="float">
            <text:p>983</text:p>
          </table:table-cell>
          <table:table-cell table:formula="of:=IF(ISBLANK([.B421])&amp;ISBLANK([.B420]);&quot;&quot;;[.B421]-[.B420])" office:value-type="float" office:value="54" calcext:value-type="float">
            <text:p>54</text:p>
          </table:table-cell>
          <table:table-cell table:formula="of:=IF(ISBLANK([.C421])&amp;ISBLANK([.C420]);&quot;&quot;;[.C421]-[.C4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6" calcext:value-type="date">
            <text:p>05/16/2021</text:p>
          </table:table-cell>
          <table:table-cell office:value-type="float" office:value="105902" calcext:value-type="float">
            <text:p>105902</text:p>
          </table:table-cell>
          <table:table-cell office:value-type="float" office:value="983" calcext:value-type="float">
            <text:p>983</text:p>
          </table:table-cell>
          <table:table-cell table:formula="of:=IF(ISBLANK([.B422])&amp;ISBLANK([.B421]);&quot;&quot;;[.B422]-[.B421])" office:value-type="float" office:value="41" calcext:value-type="float">
            <text:p>41</text:p>
          </table:table-cell>
          <table:table-cell table:formula="of:=IF(ISBLANK([.C422])&amp;ISBLANK([.C421]);&quot;&quot;;[.C422]-[.C4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7" calcext:value-type="date">
            <text:p>05/17/2021</text:p>
          </table:table-cell>
          <table:table-cell office:value-type="float" office:value="105974" calcext:value-type="float">
            <text:p>105974</text:p>
          </table:table-cell>
          <table:table-cell office:value-type="float" office:value="986" calcext:value-type="float">
            <text:p>986</text:p>
          </table:table-cell>
          <table:table-cell table:formula="of:=IF(ISBLANK([.B423])&amp;ISBLANK([.B422]);&quot;&quot;;[.B423]-[.B422])" office:value-type="float" office:value="72" calcext:value-type="float">
            <text:p>72</text:p>
          </table:table-cell>
          <table:table-cell table:formula="of:=IF(ISBLANK([.C423])&amp;ISBLANK([.C422]);&quot;&quot;;[.C423]-[.C42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8" calcext:value-type="date">
            <text:p>05/18/2021</text:p>
          </table:table-cell>
          <table:table-cell table:number-columns-repeated="2"/>
          <table:table-cell table:formula="of:=IF(ISBLANK([.B424])&amp;ISBLANK([.B423]);&quot;&quot;;[.B424]-[.B423])">
            <text:p/>
          </table:table-cell>
          <table:table-cell table:formula="of:=IF(ISBLANK([.C424])&amp;ISBLANK([.C423]);&quot;&quot;;[.C424]-[.C423])">
            <text:p/>
          </table:table-cell>
        </table:table-row>
        <table:table-row table:style-name="ro1">
          <table:table-cell office:value-type="date" office:date-value="2021-05-19" calcext:value-type="date">
            <text:p>05/19/2021</text:p>
          </table:table-cell>
          <table:table-cell office:value-type="float" office:value="106206" calcext:value-type="float">
            <text:p>106206</text:p>
          </table:table-cell>
          <table:table-cell office:value-type="float" office:value="993" calcext:value-type="float">
            <text:p>993</text:p>
          </table:table-cell>
          <table:table-cell table:formula="of:=IF(ISBLANK([.B425])&amp;ISBLANK([.B424]);&quot;&quot;;[.B425]-[.B424])">
            <text:p/>
          </table:table-cell>
          <table:table-cell table:formula="of:=IF(ISBLANK([.C425])&amp;ISBLANK([.C424]);&quot;&quot;;[.C425]-[.C424])">
            <text:p/>
          </table:table-cell>
        </table:table-row>
        <table:table-row table:style-name="ro1">
          <table:table-cell office:value-type="date" office:date-value="2021-05-20" calcext:value-type="date">
            <text:p>05/20/2021</text:p>
          </table:table-cell>
          <table:table-cell office:value-type="float" office:value="106298" calcext:value-type="float">
            <text:p>106298</text:p>
          </table:table-cell>
          <table:table-cell office:value-type="float" office:value="995" calcext:value-type="float">
            <text:p>995</text:p>
          </table:table-cell>
          <table:table-cell table:formula="of:=IF(ISBLANK([.B426])&amp;ISBLANK([.B425]);&quot;&quot;;[.B426]-[.B425])" office:value-type="float" office:value="92" calcext:value-type="float">
            <text:p>92</text:p>
          </table:table-cell>
          <table:table-cell table:formula="of:=IF(ISBLANK([.C426])&amp;ISBLANK([.C425]);&quot;&quot;;[.C426]-[.C4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1" calcext:value-type="date">
            <text:p>05/21/2021</text:p>
          </table:table-cell>
          <table:table-cell office:value-type="float" office:value="106408" calcext:value-type="float">
            <text:p>106408</text:p>
          </table:table-cell>
          <table:table-cell office:value-type="float" office:value="996" calcext:value-type="float">
            <text:p>996</text:p>
          </table:table-cell>
          <table:table-cell table:formula="of:=IF(ISBLANK([.B427])&amp;ISBLANK([.B426]);&quot;&quot;;[.B427]-[.B426])" office:value-type="float" office:value="110" calcext:value-type="float">
            <text:p>110</text:p>
          </table:table-cell>
          <table:table-cell table:formula="of:=IF(ISBLANK([.C427])&amp;ISBLANK([.C426]);&quot;&quot;;[.C427]-[.C4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2" calcext:value-type="date">
            <text:p>05/22/2021</text:p>
          </table:table-cell>
          <table:table-cell office:value-type="float" office:value="106595" calcext:value-type="float">
            <text:p>106595</text:p>
          </table:table-cell>
          <table:table-cell office:value-type="float" office:value="998" calcext:value-type="float">
            <text:p>998</text:p>
          </table:table-cell>
          <table:table-cell table:formula="of:=IF(ISBLANK([.B428])&amp;ISBLANK([.B427]);&quot;&quot;;[.B428]-[.B427])" office:value-type="float" office:value="187" calcext:value-type="float">
            <text:p>187</text:p>
          </table:table-cell>
          <table:table-cell table:formula="of:=IF(ISBLANK([.C428])&amp;ISBLANK([.C427]);&quot;&quot;;[.C428]-[.C42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3" calcext:value-type="date">
            <text:p>05/23/2021</text:p>
          </table:table-cell>
          <table:table-cell office:value-type="float" office:value="106722" calcext:value-type="float">
            <text:p>106722</text:p>
          </table:table-cell>
          <table:table-cell office:value-type="float" office:value="1003" calcext:value-type="float">
            <text:p>1003</text:p>
          </table:table-cell>
          <table:table-cell table:formula="of:=IF(ISBLANK([.B429])&amp;ISBLANK([.B428]);&quot;&quot;;[.B429]-[.B428])" office:value-type="float" office:value="127" calcext:value-type="float">
            <text:p>127</text:p>
          </table:table-cell>
          <table:table-cell table:formula="of:=IF(ISBLANK([.C429])&amp;ISBLANK([.C428]);&quot;&quot;;[.C429]-[.C42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4" calcext:value-type="date">
            <text:p>05/24/2021</text:p>
          </table:table-cell>
          <table:table-cell office:value-type="float" office:value="106994" calcext:value-type="float">
            <text:p>106994</text:p>
          </table:table-cell>
          <table:table-cell office:value-type="float" office:value="1004" calcext:value-type="float">
            <text:p>1004</text:p>
          </table:table-cell>
          <table:table-cell table:formula="of:=IF(ISBLANK([.B430])&amp;ISBLANK([.B429]);&quot;&quot;;[.B430]-[.B429])" office:value-type="float" office:value="272" calcext:value-type="float">
            <text:p>272</text:p>
          </table:table-cell>
          <table:table-cell table:formula="of:=IF(ISBLANK([.C430])&amp;ISBLANK([.C429]);&quot;&quot;;[.C430]-[.C42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5" calcext:value-type="date">
            <text:p>05/25/2021</text:p>
          </table:table-cell>
          <table:table-cell office:value-type="float" office:value="107442" calcext:value-type="float">
            <text:p>107442</text:p>
          </table:table-cell>
          <table:table-cell office:value-type="float" office:value="1009" calcext:value-type="float">
            <text:p>1009</text:p>
          </table:table-cell>
          <table:table-cell table:formula="of:=IF(ISBLANK([.B431])&amp;ISBLANK([.B430]);&quot;&quot;;[.B431]-[.B430])" office:value-type="float" office:value="448" calcext:value-type="float">
            <text:p>448</text:p>
          </table:table-cell>
          <table:table-cell table:formula="of:=IF(ISBLANK([.C431])&amp;ISBLANK([.C430]);&quot;&quot;;[.C431]-[.C4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6" calcext:value-type="date">
            <text:p>05/26/2021</text:p>
          </table:table-cell>
          <table:table-cell office:value-type="float" office:value="107845" calcext:value-type="float">
            <text:p>107845</text:p>
          </table:table-cell>
          <table:table-cell office:value-type="float" office:value="1010" calcext:value-type="float">
            <text:p>1010</text:p>
          </table:table-cell>
          <table:table-cell table:formula="of:=IF(ISBLANK([.B432])&amp;ISBLANK([.B431]);&quot;&quot;;[.B432]-[.B431])" office:value-type="float" office:value="403" calcext:value-type="float">
            <text:p>403</text:p>
          </table:table-cell>
          <table:table-cell table:formula="of:=IF(ISBLANK([.C432])&amp;ISBLANK([.C431]);&quot;&quot;;[.C432]-[.C43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7" calcext:value-type="date">
            <text:p>05/27/2021</text:p>
          </table:table-cell>
          <table:table-cell office:value-type="float" office:value="108161" calcext:value-type="float">
            <text:p>108161</text:p>
          </table:table-cell>
          <table:table-cell office:value-type="float" office:value="1013" calcext:value-type="float">
            <text:p>1013</text:p>
          </table:table-cell>
          <table:table-cell table:formula="of:=IF(ISBLANK([.B433])&amp;ISBLANK([.B432]);&quot;&quot;;[.B433]-[.B432])" office:value-type="float" office:value="316" calcext:value-type="float">
            <text:p>316</text:p>
          </table:table-cell>
          <table:table-cell table:formula="of:=IF(ISBLANK([.C433])&amp;ISBLANK([.C432]);&quot;&quot;;[.C433]-[.C43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28" calcext:value-type="date">
            <text:p>05/28/2021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14" calcext:value-type="float">
            <text:p>1014</text:p>
          </table:table-cell>
          <table:table-cell table:formula="of:=IF(ISBLANK([.B434])&amp;ISBLANK([.B433]);&quot;&quot;;[.B434]-[.B433])" office:value-type="float" office:value="339" calcext:value-type="float">
            <text:p>339</text:p>
          </table:table-cell>
          <table:table-cell table:formula="of:=IF(ISBLANK([.C434])&amp;ISBLANK([.C433]);&quot;&quot;;[.C434]-[.C43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9" calcext:value-type="date">
            <text:p>05/29/2021</text:p>
          </table:table-cell>
          <table:table-cell office:value-type="float" office:value="108750" calcext:value-type="float">
            <text:p>108750</text:p>
          </table:table-cell>
          <table:table-cell office:value-type="float" office:value="1017" calcext:value-type="float">
            <text:p>1017</text:p>
          </table:table-cell>
          <table:table-cell table:formula="of:=IF(ISBLANK([.B435])&amp;ISBLANK([.B434]);&quot;&quot;;[.B435]-[.B434])" office:value-type="float" office:value="250" calcext:value-type="float">
            <text:p>250</text:p>
          </table:table-cell>
          <table:table-cell table:formula="of:=IF(ISBLANK([.C435])&amp;ISBLANK([.C434]);&quot;&quot;;[.C435]-[.C43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30" calcext:value-type="date">
            <text:p>05/30/2021</text:p>
          </table:table-cell>
          <table:table-cell office:value-type="float" office:value="108909" calcext:value-type="float">
            <text:p>108909</text:p>
          </table:table-cell>
          <table:table-cell office:value-type="float" office:value="1018" calcext:value-type="float">
            <text:p>1018</text:p>
          </table:table-cell>
          <table:table-cell table:formula="of:=IF(ISBLANK([.B436])&amp;ISBLANK([.B435]);&quot;&quot;;[.B436]-[.B435])" office:value-type="float" office:value="159" calcext:value-type="float">
            <text:p>159</text:p>
          </table:table-cell>
          <table:table-cell table:formula="of:=IF(ISBLANK([.C436])&amp;ISBLANK([.C435]);&quot;&quot;;[.C436]-[.C43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31" calcext:value-type="date">
            <text:p>05/31/2021</text:p>
          </table:table-cell>
          <table:table-cell office:value-type="float" office:value="109155" calcext:value-type="float">
            <text:p>109155</text:p>
          </table:table-cell>
          <table:table-cell office:value-type="float" office:value="1019" calcext:value-type="float">
            <text:p>1019</text:p>
          </table:table-cell>
          <table:table-cell table:formula="of:=IF(ISBLANK([.B437])&amp;ISBLANK([.B436]);&quot;&quot;;[.B437]-[.B436])" office:value-type="float" office:value="246" calcext:value-type="float">
            <text:p>246</text:p>
          </table:table-cell>
          <table:table-cell table:formula="of:=IF(ISBLANK([.C437])&amp;ISBLANK([.C436]);&quot;&quot;;[.C437]-[.C43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01" calcext:value-type="date">
            <text:p>06/01/2021</text:p>
          </table:table-cell>
          <table:table-cell office:value-type="float" office:value="109506" calcext:value-type="float">
            <text:p>109506</text:p>
          </table:table-cell>
          <table:table-cell office:value-type="float" office:value="1021" calcext:value-type="float">
            <text:p>1021</text:p>
          </table:table-cell>
          <table:table-cell table:formula="of:=IF(ISBLANK([.B438])&amp;ISBLANK([.B437]);&quot;&quot;;[.B438]-[.B437])" office:value-type="float" office:value="351" calcext:value-type="float">
            <text:p>351</text:p>
          </table:table-cell>
          <table:table-cell table:formula="of:=IF(ISBLANK([.C438])&amp;ISBLANK([.C437]);&quot;&quot;;[.C438]-[.C43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2" calcext:value-type="date">
            <text:p>06/02/2021</text:p>
          </table:table-cell>
          <table:table-cell office:value-type="float" office:value="109756" calcext:value-type="float">
            <text:p>109756</text:p>
          </table:table-cell>
          <table:table-cell office:value-type="float" office:value="1023" calcext:value-type="float">
            <text:p>1023</text:p>
          </table:table-cell>
          <table:table-cell table:formula="of:=IF(ISBLANK([.B439])&amp;ISBLANK([.B438]);&quot;&quot;;[.B439]-[.B438])" office:value-type="float" office:value="250" calcext:value-type="float">
            <text:p>250</text:p>
          </table:table-cell>
          <table:table-cell table:formula="of:=IF(ISBLANK([.C439])&amp;ISBLANK([.C438]);&quot;&quot;;[.C439]-[.C4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3" calcext:value-type="date">
            <text:p>06/03/2021</text:p>
          </table:table-cell>
          <table:table-cell office:value-type="float" office:value="110016" calcext:value-type="float">
            <text:p>110016</text:p>
          </table:table-cell>
          <table:table-cell office:value-type="float" office:value="1023" calcext:value-type="float">
            <text:p>1023</text:p>
          </table:table-cell>
          <table:table-cell table:formula="of:=IF(ISBLANK([.B440])&amp;ISBLANK([.B439]);&quot;&quot;;[.B440]-[.B439])" office:value-type="float" office:value="260" calcext:value-type="float">
            <text:p>260</text:p>
          </table:table-cell>
          <table:table-cell table:formula="of:=IF(ISBLANK([.C440])&amp;ISBLANK([.C439]);&quot;&quot;;[.C440]-[.C4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6/04/2021</text:p>
          </table:table-cell>
          <table:table-cell office:value-type="float" office:value="110296" calcext:value-type="float">
            <text:p>110296</text:p>
          </table:table-cell>
          <table:table-cell office:value-type="float" office:value="1024" calcext:value-type="float">
            <text:p>1024</text:p>
          </table:table-cell>
          <table:table-cell table:formula="of:=IF(ISBLANK([.B441])&amp;ISBLANK([.B440]);&quot;&quot;;[.B441]-[.B440])" office:value-type="float" office:value="280" calcext:value-type="float">
            <text:p>280</text:p>
          </table:table-cell>
          <table:table-cell table:formula="of:=IF(ISBLANK([.C441])&amp;ISBLANK([.C440]);&quot;&quot;;[.C441]-[.C4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05" calcext:value-type="date">
            <text:p>06/05/2021</text:p>
          </table:table-cell>
          <table:table-cell office:value-type="float" office:value="110479" calcext:value-type="float">
            <text:p>110479</text:p>
          </table:table-cell>
          <table:table-cell office:value-type="float" office:value="1028" calcext:value-type="float">
            <text:p>1028</text:p>
          </table:table-cell>
          <table:table-cell table:formula="of:=IF(ISBLANK([.B442])&amp;ISBLANK([.B441]);&quot;&quot;;[.B442]-[.B441])" office:value-type="float" office:value="183" calcext:value-type="float">
            <text:p>183</text:p>
          </table:table-cell>
          <table:table-cell table:formula="of:=IF(ISBLANK([.C442])&amp;ISBLANK([.C441]);&quot;&quot;;[.C442]-[.C44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110618" calcext:value-type="float">
            <text:p>110618</text:p>
          </table:table-cell>
          <table:table-cell office:value-type="float" office:value="1028" calcext:value-type="float">
            <text:p>1028</text:p>
          </table:table-cell>
          <table:table-cell table:formula="of:=IF(ISBLANK([.B443])&amp;ISBLANK([.B442]);&quot;&quot;;[.B443]-[.B442])" office:value-type="float" office:value="139" calcext:value-type="float">
            <text:p>139</text:p>
          </table:table-cell>
          <table:table-cell table:formula="of:=IF(ISBLANK([.C443])&amp;ISBLANK([.C442]);&quot;&quot;;[.C443]-[.C4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6/07/2021</text:p>
          </table:table-cell>
          <table:table-cell office:value-type="float" office:value="110799" calcext:value-type="float">
            <text:p>110799</text:p>
          </table:table-cell>
          <table:table-cell office:value-type="float" office:value="1028" calcext:value-type="float">
            <text:p>1028</text:p>
          </table:table-cell>
          <table:table-cell table:formula="of:=IF(ISBLANK([.B444])&amp;ISBLANK([.B443]);&quot;&quot;;[.B444]-[.B443])" office:value-type="float" office:value="181" calcext:value-type="float">
            <text:p>181</text:p>
          </table:table-cell>
          <table:table-cell table:formula="of:=IF(ISBLANK([.C444])&amp;ISBLANK([.C443]);&quot;&quot;;[.C444]-[.C44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6/08/2021</text:p>
          </table:table-cell>
          <table:table-cell office:value-type="float" office:value="111072" calcext:value-type="float">
            <text:p>111072</text:p>
          </table:table-cell>
          <table:table-cell office:value-type="float" office:value="1030" calcext:value-type="float">
            <text:p>1030</text:p>
          </table:table-cell>
          <table:table-cell table:formula="of:=IF(ISBLANK([.B445])&amp;ISBLANK([.B444]);&quot;&quot;;[.B445]-[.B444])" office:value-type="float" office:value="273" calcext:value-type="float">
            <text:p>273</text:p>
          </table:table-cell>
          <table:table-cell table:formula="of:=IF(ISBLANK([.C445])&amp;ISBLANK([.C444]);&quot;&quot;;[.C445]-[.C4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9" calcext:value-type="date">
            <text:p>06/09/2021</text:p>
          </table:table-cell>
          <table:table-cell office:value-type="float" office:value="111293" calcext:value-type="float">
            <text:p>111293</text:p>
          </table:table-cell>
          <table:table-cell office:value-type="float" office:value="1031" calcext:value-type="float">
            <text:p>1031</text:p>
          </table:table-cell>
          <table:table-cell table:formula="of:=IF(ISBLANK([.B446])&amp;ISBLANK([.B445]);&quot;&quot;;[.B446]-[.B445])" office:value-type="float" office:value="221" calcext:value-type="float">
            <text:p>221</text:p>
          </table:table-cell>
          <table:table-cell table:formula="of:=IF(ISBLANK([.C446])&amp;ISBLANK([.C445]);&quot;&quot;;[.C446]-[.C44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0" calcext:value-type="date">
            <text:p>06/10/2021</text:p>
          </table:table-cell>
          <table:table-cell office:value-type="float" office:value="111479" calcext:value-type="float">
            <text:p>111479</text:p>
          </table:table-cell>
          <table:table-cell office:value-type="float" office:value="1033" calcext:value-type="float">
            <text:p>1033</text:p>
          </table:table-cell>
          <table:table-cell table:formula="of:=IF(ISBLANK([.B447])&amp;ISBLANK([.B446]);&quot;&quot;;[.B447]-[.B446])" office:value-type="float" office:value="186" calcext:value-type="float">
            <text:p>186</text:p>
          </table:table-cell>
          <table:table-cell table:formula="of:=IF(ISBLANK([.C447])&amp;ISBLANK([.C446]);&quot;&quot;;[.C447]-[.C4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1" calcext:value-type="date">
            <text:p>06/11/2021</text:p>
          </table:table-cell>
          <table:table-cell office:value-type="float" office:value="111670" calcext:value-type="float">
            <text:p>111670</text:p>
          </table:table-cell>
          <table:table-cell office:value-type="float" office:value="1037" calcext:value-type="float">
            <text:p>1037</text:p>
          </table:table-cell>
          <table:table-cell table:formula="of:=IF(ISBLANK([.B448])&amp;ISBLANK([.B447]);&quot;&quot;;[.B448]-[.B447])" office:value-type="float" office:value="191" calcext:value-type="float">
            <text:p>191</text:p>
          </table:table-cell>
          <table:table-cell table:formula="of:=IF(ISBLANK([.C448])&amp;ISBLANK([.C447]);&quot;&quot;;[.C448]-[.C44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6-12" calcext:value-type="date">
            <text:p>06/12/2021</text:p>
          </table:table-cell>
          <table:table-cell office:value-type="float" office:value="111843" calcext:value-type="float">
            <text:p>111843</text:p>
          </table:table-cell>
          <table:table-cell office:value-type="float" office:value="1038" calcext:value-type="float">
            <text:p>1038</text:p>
          </table:table-cell>
          <table:table-cell table:formula="of:=IF(ISBLANK([.B449])&amp;ISBLANK([.B448]);&quot;&quot;;[.B449]-[.B448])" office:value-type="float" office:value="173" calcext:value-type="float">
            <text:p>173</text:p>
          </table:table-cell>
          <table:table-cell table:formula="of:=IF(ISBLANK([.C449])&amp;ISBLANK([.C448]);&quot;&quot;;[.C449]-[.C4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3" calcext:value-type="date">
            <text:p>06/13/2021</text:p>
          </table:table-cell>
          <table:table-cell office:value-type="float" office:value="111945" calcext:value-type="float">
            <text:p>111945</text:p>
          </table:table-cell>
          <table:table-cell office:value-type="float" office:value="1040" calcext:value-type="float">
            <text:p>1040</text:p>
          </table:table-cell>
          <table:table-cell table:formula="of:=IF(ISBLANK([.B450])&amp;ISBLANK([.B449]);&quot;&quot;;[.B450]-[.B449])" office:value-type="float" office:value="102" calcext:value-type="float">
            <text:p>102</text:p>
          </table:table-cell>
          <table:table-cell table:formula="of:=IF(ISBLANK([.C450])&amp;ISBLANK([.C449]);&quot;&quot;;[.C450]-[.C4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4" calcext:value-type="date">
            <text:p>06/14/2021</text:p>
          </table:table-cell>
          <table:table-cell office:value-type="float" office:value="112077" calcext:value-type="float">
            <text:p>112077</text:p>
          </table:table-cell>
          <table:table-cell office:value-type="float" office:value="1045" calcext:value-type="float">
            <text:p>1045</text:p>
          </table:table-cell>
          <table:table-cell table:formula="of:=IF(ISBLANK([.B451])&amp;ISBLANK([.B450]);&quot;&quot;;[.B451]-[.B450])" office:value-type="float" office:value="132" calcext:value-type="float">
            <text:p>132</text:p>
          </table:table-cell>
          <table:table-cell table:formula="of:=IF(ISBLANK([.C451])&amp;ISBLANK([.C450]);&quot;&quot;;[.C451]-[.C45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6-15" calcext:value-type="date">
            <text:p>06/15/2021</text:p>
          </table:table-cell>
          <table:table-cell office:value-type="float" office:value="112317" calcext:value-type="float">
            <text:p>112317</text:p>
          </table:table-cell>
          <table:table-cell office:value-type="float" office:value="1047" calcext:value-type="float">
            <text:p>1047</text:p>
          </table:table-cell>
          <table:table-cell table:formula="of:=IF(ISBLANK([.B452])&amp;ISBLANK([.B451]);&quot;&quot;;[.B452]-[.B451])" office:value-type="float" office:value="240" calcext:value-type="float">
            <text:p>240</text:p>
          </table:table-cell>
          <table:table-cell table:formula="of:=IF(ISBLANK([.C452])&amp;ISBLANK([.C451]);&quot;&quot;;[.C452]-[.C45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6" calcext:value-type="date">
            <text:p>06/16/2021</text:p>
          </table:table-cell>
          <table:table-cell office:value-type="float" office:value="112516" calcext:value-type="float">
            <text:p>112516</text:p>
          </table:table-cell>
          <table:table-cell office:value-type="float" office:value="1049" calcext:value-type="float">
            <text:p>1049</text:p>
          </table:table-cell>
          <table:table-cell table:formula="of:=IF(ISBLANK([.B453])&amp;ISBLANK([.B452]);&quot;&quot;;[.B453]-[.B452])" office:value-type="float" office:value="199" calcext:value-type="float">
            <text:p>199</text:p>
          </table:table-cell>
          <table:table-cell table:formula="of:=IF(ISBLANK([.C453])&amp;ISBLANK([.C452]);&quot;&quot;;[.C453]-[.C4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7" calcext:value-type="date">
            <text:p>06/17/2021</text:p>
          </table:table-cell>
          <table:table-cell office:value-type="float" office:value="112668" calcext:value-type="float">
            <text:p>112668</text:p>
          </table:table-cell>
          <table:table-cell office:value-type="float" office:value="1050" calcext:value-type="float">
            <text:p>1050</text:p>
          </table:table-cell>
          <table:table-cell table:formula="of:=IF(ISBLANK([.B454])&amp;ISBLANK([.B453]);&quot;&quot;;[.B454]-[.B453])" office:value-type="float" office:value="152" calcext:value-type="float">
            <text:p>152</text:p>
          </table:table-cell>
          <table:table-cell table:formula="of:=IF(ISBLANK([.C454])&amp;ISBLANK([.C453]);&quot;&quot;;[.C454]-[.C45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8" calcext:value-type="date">
            <text:p>06/18/2021</text:p>
          </table:table-cell>
          <table:table-cell office:value-type="float" office:value="112819" calcext:value-type="float">
            <text:p>112819</text:p>
          </table:table-cell>
          <table:table-cell office:value-type="float" office:value="1051" calcext:value-type="float">
            <text:p>1051</text:p>
          </table:table-cell>
          <table:table-cell table:formula="of:=IF(ISBLANK([.B455])&amp;ISBLANK([.B454]);&quot;&quot;;[.B455]-[.B454])" office:value-type="float" office:value="151" calcext:value-type="float">
            <text:p>151</text:p>
          </table:table-cell>
          <table:table-cell table:formula="of:=IF(ISBLANK([.C455])&amp;ISBLANK([.C454]);&quot;&quot;;[.C455]-[.C45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9" calcext:value-type="date">
            <text:p>06/19/2021</text:p>
          </table:table-cell>
          <table:table-cell office:value-type="float" office:value="112921" calcext:value-type="float">
            <text:p>112921</text:p>
          </table:table-cell>
          <table:table-cell office:value-type="float" office:value="1052" calcext:value-type="float">
            <text:p>1052</text:p>
          </table:table-cell>
          <table:table-cell table:formula="of:=IF(ISBLANK([.B456])&amp;ISBLANK([.B455]);&quot;&quot;;[.B456]-[.B455])" office:value-type="float" office:value="102" calcext:value-type="float">
            <text:p>102</text:p>
          </table:table-cell>
          <table:table-cell table:formula="of:=IF(ISBLANK([.C456])&amp;ISBLANK([.C455]);&quot;&quot;;[.C456]-[.C45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0" calcext:value-type="date">
            <text:p>06/20/2021</text:p>
          </table:table-cell>
          <table:table-cell office:value-type="float" office:value="112984" calcext:value-type="float">
            <text:p>112984</text:p>
          </table:table-cell>
          <table:table-cell office:value-type="float" office:value="1053" calcext:value-type="float">
            <text:p>1053</text:p>
          </table:table-cell>
          <table:table-cell table:formula="of:=IF(ISBLANK([.B457])&amp;ISBLANK([.B456]);&quot;&quot;;[.B457]-[.B456])" office:value-type="float" office:value="63" calcext:value-type="float">
            <text:p>63</text:p>
          </table:table-cell>
          <table:table-cell table:formula="of:=IF(ISBLANK([.C457])&amp;ISBLANK([.C456]);&quot;&quot;;[.C457]-[.C4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1" calcext:value-type="date">
            <text:p>06/21/2021</text:p>
          </table:table-cell>
          <table:table-cell office:value-type="float" office:value="113102" calcext:value-type="float">
            <text:p>113102</text:p>
          </table:table-cell>
          <table:table-cell office:value-type="float" office:value="1056" calcext:value-type="float">
            <text:p>1056</text:p>
          </table:table-cell>
          <table:table-cell table:formula="of:=IF(ISBLANK([.B458])&amp;ISBLANK([.B457]);&quot;&quot;;[.B458]-[.B457])" office:value-type="float" office:value="118" calcext:value-type="float">
            <text:p>118</text:p>
          </table:table-cell>
          <table:table-cell table:formula="of:=IF(ISBLANK([.C458])&amp;ISBLANK([.C457]);&quot;&quot;;[.C458]-[.C45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6-22" calcext:value-type="date">
            <text:p>06/22/2021</text:p>
          </table:table-cell>
          <table:table-cell office:value-type="float" office:value="113296" calcext:value-type="float">
            <text:p>113296</text:p>
          </table:table-cell>
          <table:table-cell office:value-type="float" office:value="1056" calcext:value-type="float">
            <text:p>1056</text:p>
          </table:table-cell>
          <table:table-cell table:formula="of:=IF(ISBLANK([.B459])&amp;ISBLANK([.B458]);&quot;&quot;;[.B459]-[.B458])" office:value-type="float" office:value="194" calcext:value-type="float">
            <text:p>194</text:p>
          </table:table-cell>
          <table:table-cell table:formula="of:=IF(ISBLANK([.C459])&amp;ISBLANK([.C458]);&quot;&quot;;[.C459]-[.C45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06/23/2021</text:p>
          </table:table-cell>
          <table:table-cell office:value-type="float" office:value="113450" calcext:value-type="float">
            <text:p>113450</text:p>
          </table:table-cell>
          <table:table-cell office:value-type="float" office:value="1056" calcext:value-type="float">
            <text:p>1056</text:p>
          </table:table-cell>
          <table:table-cell table:formula="of:=IF(ISBLANK([.B460])&amp;ISBLANK([.B459]);&quot;&quot;;[.B460]-[.B459])" office:value-type="float" office:value="154" calcext:value-type="float">
            <text:p>154</text:p>
          </table:table-cell>
          <table:table-cell table:formula="of:=IF(ISBLANK([.C460])&amp;ISBLANK([.C459]);&quot;&quot;;[.C460]-[.C45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06/24/2021</text:p>
          </table:table-cell>
          <table:table-cell office:value-type="float" office:value="113607" calcext:value-type="float">
            <text:p>113607</text:p>
          </table:table-cell>
          <table:table-cell office:value-type="float" office:value="1056" calcext:value-type="float">
            <text:p>1056</text:p>
          </table:table-cell>
          <table:table-cell table:formula="of:=IF(ISBLANK([.B461])&amp;ISBLANK([.B460]);&quot;&quot;;[.B461]-[.B460])" office:value-type="float" office:value="157" calcext:value-type="float">
            <text:p>157</text:p>
          </table:table-cell>
          <table:table-cell table:formula="of:=IF(ISBLANK([.C461])&amp;ISBLANK([.C460]);&quot;&quot;;[.C461]-[.C46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06/25/2021</text:p>
          </table:table-cell>
          <table:table-cell office:value-type="float" office:value="113751" calcext:value-type="float">
            <text:p>113751</text:p>
          </table:table-cell>
          <table:table-cell office:value-type="float" office:value="1057" calcext:value-type="float">
            <text:p>1057</text:p>
          </table:table-cell>
          <table:table-cell table:formula="of:=IF(ISBLANK([.B462])&amp;ISBLANK([.B461]);&quot;&quot;;[.B462]-[.B461])" office:value-type="float" office:value="144" calcext:value-type="float">
            <text:p>144</text:p>
          </table:table-cell>
          <table:table-cell table:formula="of:=IF(ISBLANK([.C462])&amp;ISBLANK([.C461]);&quot;&quot;;[.C462]-[.C46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6" calcext:value-type="date">
            <text:p>06/26/2021</text:p>
          </table:table-cell>
          <table:table-cell office:value-type="float" office:value="113869" calcext:value-type="float">
            <text:p>113869</text:p>
          </table:table-cell>
          <table:table-cell office:value-type="float" office:value="1059" calcext:value-type="float">
            <text:p>1059</text:p>
          </table:table-cell>
          <table:table-cell table:formula="of:=IF(ISBLANK([.B463])&amp;ISBLANK([.B462]);&quot;&quot;;[.B463]-[.B462])" office:value-type="float" office:value="118" calcext:value-type="float">
            <text:p>118</text:p>
          </table:table-cell>
          <table:table-cell table:formula="of:=IF(ISBLANK([.C463])&amp;ISBLANK([.C462]);&quot;&quot;;[.C463]-[.C46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27" calcext:value-type="date">
            <text:p>06/27/2021</text:p>
          </table:table-cell>
          <table:table-cell office:value-type="float" office:value="113942" calcext:value-type="float">
            <text:p>113942</text:p>
          </table:table-cell>
          <table:table-cell office:value-type="float" office:value="1060" calcext:value-type="float">
            <text:p>1060</text:p>
          </table:table-cell>
          <table:table-cell table:formula="of:=IF(ISBLANK([.B464])&amp;ISBLANK([.B463]);&quot;&quot;;[.B464]-[.B463])" office:value-type="float" office:value="73" calcext:value-type="float">
            <text:p>73</text:p>
          </table:table-cell>
          <table:table-cell table:formula="of:=IF(ISBLANK([.C464])&amp;ISBLANK([.C463]);&quot;&quot;;[.C464]-[.C4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8" calcext:value-type="date">
            <text:p>06/28/2021</text:p>
          </table:table-cell>
          <table:table-cell office:value-type="float" office:value="114055" calcext:value-type="float">
            <text:p>114055</text:p>
          </table:table-cell>
          <table:table-cell office:value-type="float" office:value="1061" calcext:value-type="float">
            <text:p>1061</text:p>
          </table:table-cell>
          <table:table-cell table:formula="of:=IF(ISBLANK([.B465])&amp;ISBLANK([.B464]);&quot;&quot;;[.B465]-[.B464])" office:value-type="float" office:value="113" calcext:value-type="float">
            <text:p>113</text:p>
          </table:table-cell>
          <table:table-cell table:formula="of:=IF(ISBLANK([.C465])&amp;ISBLANK([.C464]);&quot;&quot;;[.C465]-[.C46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9" calcext:value-type="date">
            <text:p>06/29/2021</text:p>
          </table:table-cell>
          <table:table-cell office:value-type="float" office:value="114205" calcext:value-type="float">
            <text:p>114205</text:p>
          </table:table-cell>
          <table:table-cell office:value-type="float" office:value="1062" calcext:value-type="float">
            <text:p>1062</text:p>
          </table:table-cell>
          <table:table-cell table:formula="of:=IF(ISBLANK([.B466])&amp;ISBLANK([.B465]);&quot;&quot;;[.B466]-[.B465])" office:value-type="float" office:value="150" calcext:value-type="float">
            <text:p>150</text:p>
          </table:table-cell>
          <table:table-cell table:formula="of:=IF(ISBLANK([.C466])&amp;ISBLANK([.C465]);&quot;&quot;;[.C466]-[.C46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30" calcext:value-type="date">
            <text:p>06/30/2021</text:p>
          </table:table-cell>
          <table:table-cell office:value-type="float" office:value="114345" calcext:value-type="float">
            <text:p>114345</text:p>
          </table:table-cell>
          <table:table-cell office:value-type="float" office:value="1063" calcext:value-type="float">
            <text:p>1063</text:p>
          </table:table-cell>
          <table:table-cell table:formula="of:=IF(ISBLANK([.B467])&amp;ISBLANK([.B466]);&quot;&quot;;[.B467]-[.B466])" office:value-type="float" office:value="140" calcext:value-type="float">
            <text:p>140</text:p>
          </table:table-cell>
          <table:table-cell table:formula="of:=IF(ISBLANK([.C467])&amp;ISBLANK([.C466]);&quot;&quot;;[.C467]-[.C46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1" calcext:value-type="date">
            <text:p>07/01/2021</text:p>
          </table:table-cell>
          <table:table-cell office:value-type="float" office:value="114453" calcext:value-type="float">
            <text:p>114453</text:p>
          </table:table-cell>
          <table:table-cell office:value-type="float" office:value="1064" calcext:value-type="float">
            <text:p>1064</text:p>
          </table:table-cell>
          <table:table-cell table:formula="of:=IF(ISBLANK([.B468])&amp;ISBLANK([.B467]);&quot;&quot;;[.B468]-[.B467])" office:value-type="float" office:value="108" calcext:value-type="float">
            <text:p>108</text:p>
          </table:table-cell>
          <table:table-cell table:formula="of:=IF(ISBLANK([.C468])&amp;ISBLANK([.C467]);&quot;&quot;;[.C468]-[.C4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2" calcext:value-type="date">
            <text:p>07/02/2021</text:p>
          </table:table-cell>
          <table:table-cell office:value-type="float" office:value="114561" calcext:value-type="float">
            <text:p>114561</text:p>
          </table:table-cell>
          <table:table-cell office:value-type="float" office:value="1067" calcext:value-type="float">
            <text:p>1067</text:p>
          </table:table-cell>
          <table:table-cell table:formula="of:=IF(ISBLANK([.B469])&amp;ISBLANK([.B468]);&quot;&quot;;[.B469]-[.B468])" office:value-type="float" office:value="108" calcext:value-type="float">
            <text:p>108</text:p>
          </table:table-cell>
          <table:table-cell table:formula="of:=IF(ISBLANK([.C469])&amp;ISBLANK([.C468]);&quot;&quot;;[.C469]-[.C46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7-03" calcext:value-type="date">
            <text:p>07/03/2021</text:p>
          </table:table-cell>
          <table:table-cell office:value-type="float" office:value="114636" calcext:value-type="float">
            <text:p>114636</text:p>
          </table:table-cell>
          <table:table-cell office:value-type="float" office:value="1067" calcext:value-type="float">
            <text:p>1067</text:p>
          </table:table-cell>
          <table:table-cell table:formula="of:=IF(ISBLANK([.B470])&amp;ISBLANK([.B469]);&quot;&quot;;[.B470]-[.B469])" office:value-type="float" office:value="75" calcext:value-type="float">
            <text:p>75</text:p>
          </table:table-cell>
          <table:table-cell table:formula="of:=IF(ISBLANK([.C470])&amp;ISBLANK([.C469]);&quot;&quot;;[.C470]-[.C46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7/04/2021</text:p>
          </table:table-cell>
          <table:table-cell office:value-type="float" office:value="114692" calcext:value-type="float">
            <text:p>114692</text:p>
          </table:table-cell>
          <table:table-cell office:value-type="float" office:value="1069" calcext:value-type="float">
            <text:p>1069</text:p>
          </table:table-cell>
          <table:table-cell table:formula="of:=IF(ISBLANK([.B471])&amp;ISBLANK([.B470]);&quot;&quot;;[.B471]-[.B470])" office:value-type="float" office:value="56" calcext:value-type="float">
            <text:p>56</text:p>
          </table:table-cell>
          <table:table-cell table:formula="of:=IF(ISBLANK([.C471])&amp;ISBLANK([.C470]);&quot;&quot;;[.C471]-[.C4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05" calcext:value-type="date">
            <text:p>07/05/2021</text:p>
          </table:table-cell>
          <table:table-cell office:value-type="float" office:value="114787" calcext:value-type="float">
            <text:p>114787</text:p>
          </table:table-cell>
          <table:table-cell office:value-type="float" office:value="1070" calcext:value-type="float">
            <text:p>1070</text:p>
          </table:table-cell>
          <table:table-cell table:formula="of:=IF(ISBLANK([.B472])&amp;ISBLANK([.B471]);&quot;&quot;;[.B472]-[.B471])" office:value-type="float" office:value="95" calcext:value-type="float">
            <text:p>95</text:p>
          </table:table-cell>
          <table:table-cell table:formula="of:=IF(ISBLANK([.C472])&amp;ISBLANK([.C471]);&quot;&quot;;[.C472]-[.C47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6" calcext:value-type="date">
            <text:p>07/06/2021</text:p>
          </table:table-cell>
          <table:table-cell office:value-type="float" office:value="114883" calcext:value-type="float">
            <text:p>114883</text:p>
          </table:table-cell>
          <table:table-cell office:value-type="float" office:value="1072" calcext:value-type="float">
            <text:p>1072</text:p>
          </table:table-cell>
          <table:table-cell table:formula="of:=IF(ISBLANK([.B473])&amp;ISBLANK([.B472]);&quot;&quot;;[.B473]-[.B472])" office:value-type="float" office:value="96" calcext:value-type="float">
            <text:p>96</text:p>
          </table:table-cell>
          <table:table-cell table:formula="of:=IF(ISBLANK([.C473])&amp;ISBLANK([.C472]);&quot;&quot;;[.C473]-[.C47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14956" calcext:value-type="float">
            <text:p>114956</text:p>
          </table:table-cell>
          <table:table-cell office:value-type="float" office:value="1073" calcext:value-type="float">
            <text:p>1073</text:p>
          </table:table-cell>
          <table:table-cell table:formula="of:=IF(ISBLANK([.B474])&amp;ISBLANK([.B473]);&quot;&quot;;[.B474]-[.B473])" office:value-type="float" office:value="73" calcext:value-type="float">
            <text:p>73</text:p>
          </table:table-cell>
          <table:table-cell table:formula="of:=IF(ISBLANK([.C474])&amp;ISBLANK([.C473]);&quot;&quot;;[.C474]-[.C47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8" calcext:value-type="date">
            <text:p>07/08/2021</text:p>
          </table:table-cell>
          <table:table-cell office:value-type="float" office:value="115031" calcext:value-type="float">
            <text:p>115031</text:p>
          </table:table-cell>
          <table:table-cell office:value-type="float" office:value="1074" calcext:value-type="float">
            <text:p>1074</text:p>
          </table:table-cell>
          <table:table-cell table:formula="of:=IF(ISBLANK([.B475])&amp;ISBLANK([.B474]);&quot;&quot;;[.B475]-[.B474])" office:value-type="float" office:value="75" calcext:value-type="float">
            <text:p>75</text:p>
          </table:table-cell>
          <table:table-cell table:formula="of:=IF(ISBLANK([.C475])&amp;ISBLANK([.C474]);&quot;&quot;;[.C475]-[.C47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9" calcext:value-type="date">
            <text:p>07/09/2021</text:p>
          </table:table-cell>
          <table:table-cell office:value-type="float" office:value="115104" calcext:value-type="float">
            <text:p>115104</text:p>
          </table:table-cell>
          <table:table-cell office:value-type="float" office:value="1074" calcext:value-type="float">
            <text:p>1074</text:p>
          </table:table-cell>
          <table:table-cell table:formula="of:=IF(ISBLANK([.B476])&amp;ISBLANK([.B475]);&quot;&quot;;[.B476]-[.B475])" office:value-type="float" office:value="73" calcext:value-type="float">
            <text:p>73</text:p>
          </table:table-cell>
          <table:table-cell table:formula="of:=IF(ISBLANK([.C476])&amp;ISBLANK([.C475]);&quot;&quot;;[.C476]-[.C47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07/10/2021</text:p>
          </table:table-cell>
          <table:table-cell office:value-type="float" office:value="115156" calcext:value-type="float">
            <text:p>115156</text:p>
          </table:table-cell>
          <table:table-cell office:value-type="float" office:value="1075" calcext:value-type="float">
            <text:p>1075</text:p>
          </table:table-cell>
          <table:table-cell table:formula="of:=IF(ISBLANK([.B477])&amp;ISBLANK([.B476]);&quot;&quot;;[.B477]-[.B476])" office:value-type="float" office:value="52" calcext:value-type="float">
            <text:p>52</text:p>
          </table:table-cell>
          <table:table-cell table:formula="of:=IF(ISBLANK([.C477])&amp;ISBLANK([.C476]);&quot;&quot;;[.C477]-[.C47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1" calcext:value-type="date">
            <text:p>07/11/2021</text:p>
          </table:table-cell>
          <table:table-cell office:value-type="float" office:value="115201" calcext:value-type="float">
            <text:p>115201</text:p>
          </table:table-cell>
          <table:table-cell office:value-type="float" office:value="1075" calcext:value-type="float">
            <text:p>1075</text:p>
          </table:table-cell>
          <table:table-cell table:formula="of:=IF(ISBLANK([.B478])&amp;ISBLANK([.B477]);&quot;&quot;;[.B478]-[.B477])" office:value-type="float" office:value="45" calcext:value-type="float">
            <text:p>45</text:p>
          </table:table-cell>
          <table:table-cell table:formula="of:=IF(ISBLANK([.C478])&amp;ISBLANK([.C477]);&quot;&quot;;[.C478]-[.C47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07/12/2021</text:p>
          </table:table-cell>
          <table:table-cell office:value-type="float" office:value="115256" calcext:value-type="float">
            <text:p>115256</text:p>
          </table:table-cell>
          <table:table-cell office:value-type="float" office:value="1075" calcext:value-type="float">
            <text:p>1075</text:p>
          </table:table-cell>
          <table:table-cell table:formula="of:=IF(ISBLANK([.B479])&amp;ISBLANK([.B478]);&quot;&quot;;[.B479]-[.B478])" office:value-type="float" office:value="55" calcext:value-type="float">
            <text:p>55</text:p>
          </table:table-cell>
          <table:table-cell table:formula="of:=IF(ISBLANK([.C479])&amp;ISBLANK([.C478]);&quot;&quot;;[.C479]-[.C47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07/13/2021</text:p>
          </table:table-cell>
          <table:table-cell office:value-type="float" office:value="115338" calcext:value-type="float">
            <text:p>115338</text:p>
          </table:table-cell>
          <table:table-cell office:value-type="float" office:value="1076" calcext:value-type="float">
            <text:p>1076</text:p>
          </table:table-cell>
          <table:table-cell table:formula="of:=IF(ISBLANK([.B480])&amp;ISBLANK([.B479]);&quot;&quot;;[.B480]-[.B479])" office:value-type="float" office:value="82" calcext:value-type="float">
            <text:p>82</text:p>
          </table:table-cell>
          <table:table-cell table:formula="of:=IF(ISBLANK([.C480])&amp;ISBLANK([.C479]);&quot;&quot;;[.C480]-[.C47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4" calcext:value-type="date">
            <text:p>07/14/2021</text:p>
          </table:table-cell>
          <table:table-cell office:value-type="float" office:value="115409" calcext:value-type="float">
            <text:p>115409</text:p>
          </table:table-cell>
          <table:table-cell office:value-type="float" office:value="1078" calcext:value-type="float">
            <text:p>1078</text:p>
          </table:table-cell>
          <table:table-cell table:formula="of:=IF(ISBLANK([.B481])&amp;ISBLANK([.B480]);&quot;&quot;;[.B481]-[.B480])" office:value-type="float" office:value="71" calcext:value-type="float">
            <text:p>71</text:p>
          </table:table-cell>
          <table:table-cell table:formula="of:=IF(ISBLANK([.C481])&amp;ISBLANK([.C480]);&quot;&quot;;[.C481]-[.C4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15" calcext:value-type="date">
            <text:p>07/15/2021</text:p>
          </table:table-cell>
          <table:table-cell office:value-type="float" office:value="115483" calcext:value-type="float">
            <text:p>115483</text:p>
          </table:table-cell>
          <table:table-cell office:value-type="float" office:value="1078" calcext:value-type="float">
            <text:p>1078</text:p>
          </table:table-cell>
          <table:table-cell table:formula="of:=IF(ISBLANK([.B482])&amp;ISBLANK([.B481]);&quot;&quot;;[.B482]-[.B481])" office:value-type="float" office:value="74" calcext:value-type="float">
            <text:p>74</text:p>
          </table:table-cell>
          <table:table-cell table:formula="of:=IF(ISBLANK([.C482])&amp;ISBLANK([.C481]);&quot;&quot;;[.C482]-[.C48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07/16/2021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9" calcext:value-type="float">
            <text:p>1079</text:p>
          </table:table-cell>
          <table:table-cell table:formula="of:=IF(ISBLANK([.B483])&amp;ISBLANK([.B482]);&quot;&quot;;[.B483]-[.B482])" office:value-type="float" office:value="61" calcext:value-type="float">
            <text:p>61</text:p>
          </table:table-cell>
          <table:table-cell table:formula="of:=IF(ISBLANK([.C483])&amp;ISBLANK([.C482]);&quot;&quot;;[.C483]-[.C48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7" calcext:value-type="date">
            <text:p>07/17/2021</text:p>
          </table:table-cell>
          <table:table-cell office:value-type="float" office:value="115607" calcext:value-type="float">
            <text:p>115607</text:p>
          </table:table-cell>
          <table:table-cell office:value-type="float" office:value="1080" calcext:value-type="float">
            <text:p>1080</text:p>
          </table:table-cell>
          <table:table-cell table:formula="of:=IF(ISBLANK([.B484])&amp;ISBLANK([.B483]);&quot;&quot;;[.B484]-[.B483])" office:value-type="float" office:value="63" calcext:value-type="float">
            <text:p>63</text:p>
          </table:table-cell>
          <table:table-cell table:formula="of:=IF(ISBLANK([.C484])&amp;ISBLANK([.C483]);&quot;&quot;;[.C484]-[.C48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8" calcext:value-type="date">
            <text:p>07/18/2021</text:p>
          </table:table-cell>
          <table:table-cell office:value-type="float" office:value="115641" calcext:value-type="float">
            <text:p>115641</text:p>
          </table:table-cell>
          <table:table-cell office:value-type="float" office:value="1080" calcext:value-type="float">
            <text:p>1080</text:p>
          </table:table-cell>
          <table:table-cell table:formula="of:=IF(ISBLANK([.B485])&amp;ISBLANK([.B484]);&quot;&quot;;[.B485]-[.B484])" office:value-type="float" office:value="34" calcext:value-type="float">
            <text:p>34</text:p>
          </table:table-cell>
          <table:table-cell table:formula="of:=IF(ISBLANK([.C485])&amp;ISBLANK([.C484]);&quot;&quot;;[.C485]-[.C48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07/19/2021</text:p>
          </table:table-cell>
          <table:table-cell office:value-type="float" office:value="115686" calcext:value-type="float">
            <text:p>115686</text:p>
          </table:table-cell>
          <table:table-cell office:value-type="float" office:value="1082" calcext:value-type="float">
            <text:p>1082</text:p>
          </table:table-cell>
          <table:table-cell table:formula="of:=IF(ISBLANK([.B486])&amp;ISBLANK([.B485]);&quot;&quot;;[.B486]-[.B485])" office:value-type="float" office:value="45" calcext:value-type="float">
            <text:p>45</text:p>
          </table:table-cell>
          <table:table-cell table:formula="of:=IF(ISBLANK([.C486])&amp;ISBLANK([.C485]);&quot;&quot;;[.C486]-[.C48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20" calcext:value-type="date">
            <text:p>07/20/2021</text:p>
          </table:table-cell>
          <table:table-cell office:value-type="float" office:value="115757" calcext:value-type="float">
            <text:p>115757</text:p>
          </table:table-cell>
          <table:table-cell office:value-type="float" office:value="1083" calcext:value-type="float">
            <text:p>1083</text:p>
          </table:table-cell>
          <table:table-cell table:formula="of:=IF(ISBLANK([.B487])&amp;ISBLANK([.B486]);&quot;&quot;;[.B487]-[.B486])" office:value-type="float" office:value="71" calcext:value-type="float">
            <text:p>71</text:p>
          </table:table-cell>
          <table:table-cell table:formula="of:=IF(ISBLANK([.C487])&amp;ISBLANK([.C486]);&quot;&quot;;[.C487]-[.C48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1" calcext:value-type="date">
            <text:p>07/21/2021</text:p>
          </table:table-cell>
          <table:table-cell office:value-type="float" office:value="115788" calcext:value-type="float">
            <text:p>115788</text:p>
          </table:table-cell>
          <table:table-cell office:value-type="float" office:value="1084" calcext:value-type="float">
            <text:p>1084</text:p>
          </table:table-cell>
          <table:table-cell table:formula="of:=IF(ISBLANK([.B488])&amp;ISBLANK([.B487]);&quot;&quot;;[.B488]-[.B487])" office:value-type="float" office:value="31" calcext:value-type="float">
            <text:p>31</text:p>
          </table:table-cell>
          <table:table-cell table:formula="of:=IF(ISBLANK([.C488])&amp;ISBLANK([.C487]);&quot;&quot;;[.C488]-[.C48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2" calcext:value-type="date">
            <text:p>07/22/2021</text:p>
          </table:table-cell>
          <table:table-cell office:value-type="float" office:value="115806" calcext:value-type="float">
            <text:p>115806</text:p>
          </table:table-cell>
          <table:table-cell office:value-type="float" office:value="1086" calcext:value-type="float">
            <text:p>1086</text:p>
          </table:table-cell>
          <table:table-cell table:formula="of:=IF(ISBLANK([.B489])&amp;ISBLANK([.B488]);&quot;&quot;;[.B489]-[.B488])" office:value-type="float" office:value="18" calcext:value-type="float">
            <text:p>18</text:p>
          </table:table-cell>
          <table:table-cell table:formula="of:=IF(ISBLANK([.C489])&amp;ISBLANK([.C488]);&quot;&quot;;[.C489]-[.C48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23" calcext:value-type="date">
            <text:p>07/23/2021</text:p>
          </table:table-cell>
          <table:table-cell office:value-type="float" office:value="115847" calcext:value-type="float">
            <text:p>115847</text:p>
          </table:table-cell>
          <table:table-cell office:value-type="float" office:value="1089" calcext:value-type="float">
            <text:p>1089</text:p>
          </table:table-cell>
          <table:table-cell table:formula="of:=IF(ISBLANK([.B490])&amp;ISBLANK([.B489]);&quot;&quot;;[.B490]-[.B489])" office:value-type="float" office:value="41" calcext:value-type="float">
            <text:p>41</text:p>
          </table:table-cell>
          <table:table-cell table:formula="of:=IF(ISBLANK([.C490])&amp;ISBLANK([.C489]);&quot;&quot;;[.C490]-[.C4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7-24" calcext:value-type="date">
            <text:p>07/24/2021</text:p>
          </table:table-cell>
          <table:table-cell office:value-type="float" office:value="115885" calcext:value-type="float">
            <text:p>115885</text:p>
          </table:table-cell>
          <table:table-cell office:value-type="float" office:value="1090" calcext:value-type="float">
            <text:p>1090</text:p>
          </table:table-cell>
          <table:table-cell table:formula="of:=IF(ISBLANK([.B491])&amp;ISBLANK([.B490]);&quot;&quot;;[.B491]-[.B490])" office:value-type="float" office:value="38" calcext:value-type="float">
            <text:p>38</text:p>
          </table:table-cell>
          <table:table-cell table:formula="of:=IF(ISBLANK([.C491])&amp;ISBLANK([.C490]);&quot;&quot;;[.C491]-[.C49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5" calcext:value-type="date">
            <text:p>07/25/2021</text:p>
          </table:table-cell>
          <table:table-cell office:value-type="float" office:value="115922" calcext:value-type="float">
            <text:p>115922</text:p>
          </table:table-cell>
          <table:table-cell office:value-type="float" office:value="1091" calcext:value-type="float">
            <text:p>1091</text:p>
          </table:table-cell>
          <table:table-cell table:formula="of:=IF(ISBLANK([.B492])&amp;ISBLANK([.B491]);&quot;&quot;;[.B492]-[.B491])" office:value-type="float" office:value="37" calcext:value-type="float">
            <text:p>37</text:p>
          </table:table-cell>
          <table:table-cell table:formula="of:=IF(ISBLANK([.C492])&amp;ISBLANK([.C491]);&quot;&quot;;[.C492]-[.C49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6" calcext:value-type="date">
            <text:p>07/26/2021</text:p>
          </table:table-cell>
          <table:table-cell office:value-type="float" office:value="115995" calcext:value-type="float">
            <text:p>115995</text:p>
          </table:table-cell>
          <table:table-cell office:value-type="float" office:value="1092" calcext:value-type="float">
            <text:p>1092</text:p>
          </table:table-cell>
          <table:table-cell table:formula="of:=IF(ISBLANK([.B493])&amp;ISBLANK([.B492]);&quot;&quot;;[.B493]-[.B492])" office:value-type="float" office:value="73" calcext:value-type="float">
            <text:p>73</text:p>
          </table:table-cell>
          <table:table-cell table:formula="of:=IF(ISBLANK([.C493])&amp;ISBLANK([.C492]);&quot;&quot;;[.C493]-[.C49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7" calcext:value-type="date">
            <text:p>07/27/2021</text:p>
          </table:table-cell>
          <table:table-cell office:value-type="float" office:value="116108" calcext:value-type="float">
            <text:p>116108</text:p>
          </table:table-cell>
          <table:table-cell office:value-type="float" office:value="1093" calcext:value-type="float">
            <text:p>1093</text:p>
          </table:table-cell>
          <table:table-cell table:formula="of:=IF(ISBLANK([.B494])&amp;ISBLANK([.B493]);&quot;&quot;;[.B494]-[.B493])" office:value-type="float" office:value="113" calcext:value-type="float">
            <text:p>113</text:p>
          </table:table-cell>
          <table:table-cell table:formula="of:=IF(ISBLANK([.C494])&amp;ISBLANK([.C493]);&quot;&quot;;[.C494]-[.C49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8" calcext:value-type="date">
            <text:p>07/28/2021</text:p>
          </table:table-cell>
          <table:table-cell office:value-type="float" office:value="116227" calcext:value-type="float">
            <text:p>116227</text:p>
          </table:table-cell>
          <table:table-cell office:value-type="float" office:value="1093" calcext:value-type="float">
            <text:p>1093</text:p>
          </table:table-cell>
          <table:table-cell table:formula="of:=IF(ISBLANK([.B495])&amp;ISBLANK([.B494]);&quot;&quot;;[.B495]-[.B494])" office:value-type="float" office:value="119" calcext:value-type="float">
            <text:p>119</text:p>
          </table:table-cell>
          <table:table-cell table:formula="of:=IF(ISBLANK([.C495])&amp;ISBLANK([.C494]);&quot;&quot;;[.C495]-[.C49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07/29/2021</text:p>
          </table:table-cell>
          <table:table-cell office:value-type="float" office:value="116315" calcext:value-type="float">
            <text:p>116315</text:p>
          </table:table-cell>
          <table:table-cell office:value-type="float" office:value="1093" calcext:value-type="float">
            <text:p>1093</text:p>
          </table:table-cell>
          <table:table-cell table:formula="of:=IF(ISBLANK([.B496])&amp;ISBLANK([.B495]);&quot;&quot;;[.B496]-[.B495])" office:value-type="float" office:value="88" calcext:value-type="float">
            <text:p>88</text:p>
          </table:table-cell>
          <table:table-cell table:formula="of:=IF(ISBLANK([.C496])&amp;ISBLANK([.C495]);&quot;&quot;;[.C496]-[.C49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07/30/2021</text:p>
          </table:table-cell>
          <table:table-cell office:value-type="float" office:value="116419" calcext:value-type="float">
            <text:p>116419</text:p>
          </table:table-cell>
          <table:table-cell office:value-type="float" office:value="1094" calcext:value-type="float">
            <text:p>1094</text:p>
          </table:table-cell>
          <table:table-cell table:formula="of:=IF(ISBLANK([.B497])&amp;ISBLANK([.B496]);&quot;&quot;;[.B497]-[.B496])" office:value-type="float" office:value="104" calcext:value-type="float">
            <text:p>104</text:p>
          </table:table-cell>
          <table:table-cell table:formula="of:=IF(ISBLANK([.C497])&amp;ISBLANK([.C496]);&quot;&quot;;[.C497]-[.C49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1" calcext:value-type="date">
            <text:p>07/31/2021</text:p>
          </table:table-cell>
          <table:table-cell office:value-type="float" office:value="116525" calcext:value-type="float">
            <text:p>116525</text:p>
          </table:table-cell>
          <table:table-cell office:value-type="float" office:value="1095" calcext:value-type="float">
            <text:p>1095</text:p>
          </table:table-cell>
          <table:table-cell table:formula="of:=IF(ISBLANK([.B498])&amp;ISBLANK([.B497]);&quot;&quot;;[.B498]-[.B497])" office:value-type="float" office:value="106" calcext:value-type="float">
            <text:p>106</text:p>
          </table:table-cell>
          <table:table-cell table:formula="of:=IF(ISBLANK([.C498])&amp;ISBLANK([.C497]);&quot;&quot;;[.C498]-[.C49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1" calcext:value-type="date">
            <text:p>08/01/2021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98" calcext:value-type="float">
            <text:p>1098</text:p>
          </table:table-cell>
          <table:table-cell table:formula="of:=IF(ISBLANK([.B499])&amp;ISBLANK([.B498]);&quot;&quot;;[.B499]-[.B498])" office:value-type="float" office:value="71" calcext:value-type="float">
            <text:p>71</text:p>
          </table:table-cell>
          <table:table-cell table:formula="of:=IF(ISBLANK([.C499])&amp;ISBLANK([.C498]);&quot;&quot;;[.C499]-[.C49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02" calcext:value-type="date">
            <text:p>08/02/2021</text:p>
          </table:table-cell>
          <table:table-cell office:value-type="float" office:value="116668" calcext:value-type="float">
            <text:p>116668</text:p>
          </table:table-cell>
          <table:table-cell office:value-type="float" office:value="1100" calcext:value-type="float">
            <text:p>1100</text:p>
          </table:table-cell>
          <table:table-cell table:formula="of:=IF(ISBLANK([.B500])&amp;ISBLANK([.B499]);&quot;&quot;;[.B500]-[.B499])" office:value-type="float" office:value="72" calcext:value-type="float">
            <text:p>72</text:p>
          </table:table-cell>
          <table:table-cell table:formula="of:=IF(ISBLANK([.C500])&amp;ISBLANK([.C499]);&quot;&quot;;[.C500]-[.C4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3" calcext:value-type="date">
            <text:p>08/03/2021</text:p>
          </table:table-cell>
          <table:table-cell office:value-type="float" office:value="116819" calcext:value-type="float">
            <text:p>116819</text:p>
          </table:table-cell>
          <table:table-cell office:value-type="float" office:value="1100" calcext:value-type="float">
            <text:p>1100</text:p>
          </table:table-cell>
          <table:table-cell table:formula="of:=IF(ISBLANK([.B501])&amp;ISBLANK([.B500]);&quot;&quot;;[.B501]-[.B500])" office:value-type="float" office:value="151" calcext:value-type="float">
            <text:p>151</text:p>
          </table:table-cell>
          <table:table-cell table:formula="of:=IF(ISBLANK([.C501])&amp;ISBLANK([.C500]);&quot;&quot;;[.C501]-[.C50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8/04/2021</text:p>
          </table:table-cell>
          <table:table-cell office:value-type="float" office:value="116907" calcext:value-type="float">
            <text:p>116907</text:p>
          </table:table-cell>
          <table:table-cell office:value-type="float" office:value="1100" calcext:value-type="float">
            <text:p>1100</text:p>
          </table:table-cell>
          <table:table-cell table:formula="of:=IF(ISBLANK([.B502])&amp;ISBLANK([.B501]);&quot;&quot;;[.B502]-[.B501])" office:value-type="float" office:value="88" calcext:value-type="float">
            <text:p>88</text:p>
          </table:table-cell>
          <table:table-cell table:formula="of:=IF(ISBLANK([.C502])&amp;ISBLANK([.C501]);&quot;&quot;;[.C502]-[.C50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5" calcext:value-type="date">
            <text:p>08/05/2021</text:p>
          </table:table-cell>
          <table:table-cell office:value-type="float" office:value="117005" calcext:value-type="float">
            <text:p>117005</text:p>
          </table:table-cell>
          <table:table-cell office:value-type="float" office:value="1100" calcext:value-type="float">
            <text:p>1100</text:p>
          </table:table-cell>
          <table:table-cell table:formula="of:=IF(ISBLANK([.B503])&amp;ISBLANK([.B502]);&quot;&quot;;[.B503]-[.B502])" office:value-type="float" office:value="98" calcext:value-type="float">
            <text:p>98</text:p>
          </table:table-cell>
          <table:table-cell table:formula="of:=IF(ISBLANK([.C503])&amp;ISBLANK([.C502]);&quot;&quot;;[.C503]-[.C50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6" calcext:value-type="date">
            <text:p>08/06/2021</text:p>
          </table:table-cell>
          <table:table-cell office:value-type="float" office:value="117120" calcext:value-type="float">
            <text:p>117120</text:p>
          </table:table-cell>
          <table:table-cell office:value-type="float" office:value="1102" calcext:value-type="float">
            <text:p>1102</text:p>
          </table:table-cell>
          <table:table-cell table:formula="of:=IF(ISBLANK([.B504])&amp;ISBLANK([.B503]);&quot;&quot;;[.B504]-[.B503])" office:value-type="float" office:value="115" calcext:value-type="float">
            <text:p>115</text:p>
          </table:table-cell>
          <table:table-cell table:formula="of:=IF(ISBLANK([.C504])&amp;ISBLANK([.C503]);&quot;&quot;;[.C504]-[.C50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7" calcext:value-type="date">
            <text:p>08/07/2021</text:p>
          </table:table-cell>
          <table:table-cell office:value-type="float" office:value="117212" calcext:value-type="float">
            <text:p>117212</text:p>
          </table:table-cell>
          <table:table-cell office:value-type="float" office:value="1102" calcext:value-type="float">
            <text:p>1102</text:p>
          </table:table-cell>
          <table:table-cell table:formula="of:=IF(ISBLANK([.B505])&amp;ISBLANK([.B504]);&quot;&quot;;[.B505]-[.B504])" office:value-type="float" office:value="92" calcext:value-type="float">
            <text:p>92</text:p>
          </table:table-cell>
          <table:table-cell table:formula="of:=IF(ISBLANK([.C505])&amp;ISBLANK([.C504]);&quot;&quot;;[.C505]-[.C50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117289" calcext:value-type="float">
            <text:p>117289</text:p>
          </table:table-cell>
          <table:table-cell office:value-type="float" office:value="1104" calcext:value-type="float">
            <text:p>1104</text:p>
          </table:table-cell>
          <table:table-cell table:formula="of:=IF(ISBLANK([.B506])&amp;ISBLANK([.B505]);&quot;&quot;;[.B506]-[.B505])" office:value-type="float" office:value="77" calcext:value-type="float">
            <text:p>77</text:p>
          </table:table-cell>
          <table:table-cell table:formula="of:=IF(ISBLANK([.C506])&amp;ISBLANK([.C505]);&quot;&quot;;[.C506]-[.C50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9" calcext:value-type="date">
            <text:p>08/09/2021</text:p>
          </table:table-cell>
          <table:table-cell office:value-type="float" office:value="117396" calcext:value-type="float">
            <text:p>117396</text:p>
          </table:table-cell>
          <table:table-cell office:value-type="float" office:value="1106" calcext:value-type="float">
            <text:p>1106</text:p>
          </table:table-cell>
          <table:table-cell table:formula="of:=IF(ISBLANK([.B507])&amp;ISBLANK([.B506]);&quot;&quot;;[.B507]-[.B506])" office:value-type="float" office:value="107" calcext:value-type="float">
            <text:p>107</text:p>
          </table:table-cell>
          <table:table-cell table:formula="of:=IF(ISBLANK([.C507])&amp;ISBLANK([.C506]);&quot;&quot;;[.C507]-[.C50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0" calcext:value-type="date">
            <text:p>08/10/2021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06" calcext:value-type="float">
            <text:p>1106</text:p>
          </table:table-cell>
          <table:table-cell table:formula="of:=IF(ISBLANK([.B508])&amp;ISBLANK([.B507]);&quot;&quot;;[.B508]-[.B507])" office:value-type="float" office:value="145" calcext:value-type="float">
            <text:p>145</text:p>
          </table:table-cell>
          <table:table-cell table:formula="of:=IF(ISBLANK([.C508])&amp;ISBLANK([.C507]);&quot;&quot;;[.C508]-[.C50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08/11/2021</text:p>
          </table:table-cell>
          <table:table-cell office:value-type="float" office:value="117698" calcext:value-type="float">
            <text:p>117698</text:p>
          </table:table-cell>
          <table:table-cell office:value-type="float" office:value="1108" calcext:value-type="float">
            <text:p>1108</text:p>
          </table:table-cell>
          <table:table-cell table:formula="of:=IF(ISBLANK([.B509])&amp;ISBLANK([.B508]);&quot;&quot;;[.B509]-[.B508])" office:value-type="float" office:value="157" calcext:value-type="float">
            <text:p>157</text:p>
          </table:table-cell>
          <table:table-cell table:formula="of:=IF(ISBLANK([.C509])&amp;ISBLANK([.C508]);&quot;&quot;;[.C509]-[.C50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2" calcext:value-type="date">
            <text:p>08/12/2021</text:p>
          </table:table-cell>
          <table:table-cell office:value-type="float" office:value="117985" calcext:value-type="float">
            <text:p>117985</text:p>
          </table:table-cell>
          <table:table-cell office:value-type="float" office:value="1111" calcext:value-type="float">
            <text:p>1111</text:p>
          </table:table-cell>
          <table:table-cell table:formula="of:=IF(ISBLANK([.B510])&amp;ISBLANK([.B509]);&quot;&quot;;[.B510]-[.B509])" office:value-type="float" office:value="287" calcext:value-type="float">
            <text:p>287</text:p>
          </table:table-cell>
          <table:table-cell table:formula="of:=IF(ISBLANK([.C510])&amp;ISBLANK([.C509]);&quot;&quot;;[.C510]-[.C50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13" calcext:value-type="date">
            <text:p>08/13/2021</text:p>
          </table:table-cell>
          <table:table-cell office:value-type="float" office:value="118255" calcext:value-type="float">
            <text:p>118255</text:p>
          </table:table-cell>
          <table:table-cell office:value-type="float" office:value="1112" calcext:value-type="float">
            <text:p>1112</text:p>
          </table:table-cell>
          <table:table-cell table:formula="of:=IF(ISBLANK([.B511])&amp;ISBLANK([.B510]);&quot;&quot;;[.B511]-[.B510])" office:value-type="float" office:value="270" calcext:value-type="float">
            <text:p>270</text:p>
          </table:table-cell>
          <table:table-cell table:formula="of:=IF(ISBLANK([.C511])&amp;ISBLANK([.C510]);&quot;&quot;;[.C511]-[.C51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4" calcext:value-type="date">
            <text:p>08/14/2021</text:p>
          </table:table-cell>
          <table:table-cell office:value-type="float" office:value="118536" calcext:value-type="float">
            <text:p>118536</text:p>
          </table:table-cell>
          <table:table-cell office:value-type="float" office:value="1112" calcext:value-type="float">
            <text:p>1112</text:p>
          </table:table-cell>
          <table:table-cell table:formula="of:=IF(ISBLANK([.B512])&amp;ISBLANK([.B511]);&quot;&quot;;[.B512]-[.B511])" office:value-type="float" office:value="281" calcext:value-type="float">
            <text:p>281</text:p>
          </table:table-cell>
          <table:table-cell table:formula="of:=IF(ISBLANK([.C512])&amp;ISBLANK([.C511]);&quot;&quot;;[.C512]-[.C51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08/15/2021</text:p>
          </table:table-cell>
          <table:table-cell office:value-type="float" office:value="118688" calcext:value-type="float">
            <text:p>118688</text:p>
          </table:table-cell>
          <table:table-cell office:value-type="float" office:value="1112" calcext:value-type="float">
            <text:p>1112</text:p>
          </table:table-cell>
          <table:table-cell table:formula="of:=IF(ISBLANK([.B513])&amp;ISBLANK([.B512]);&quot;&quot;;[.B513]-[.B512])" office:value-type="float" office:value="152" calcext:value-type="float">
            <text:p>152</text:p>
          </table:table-cell>
          <table:table-cell table:formula="of:=IF(ISBLANK([.C513])&amp;ISBLANK([.C512]);&quot;&quot;;[.C513]-[.C51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08/16/2021</text:p>
          </table:table-cell>
          <table:table-cell office:value-type="float" office:value="119003" calcext:value-type="float">
            <text:p>119003</text:p>
          </table:table-cell>
          <table:table-cell office:value-type="float" office:value="1112" calcext:value-type="float">
            <text:p>1112</text:p>
          </table:table-cell>
          <table:table-cell table:formula="of:=IF(ISBLANK([.B514])&amp;ISBLANK([.B513]);&quot;&quot;;[.B514]-[.B513])" office:value-type="float" office:value="315" calcext:value-type="float">
            <text:p>315</text:p>
          </table:table-cell>
          <table:table-cell table:formula="of:=IF(ISBLANK([.C514])&amp;ISBLANK([.C513]);&quot;&quot;;[.C514]-[.C51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08/17/2021</text:p>
          </table:table-cell>
          <table:table-cell office:value-type="float" office:value="119525" calcext:value-type="float">
            <text:p>119525</text:p>
          </table:table-cell>
          <table:table-cell office:value-type="float" office:value="1112" calcext:value-type="float">
            <text:p>1112</text:p>
          </table:table-cell>
          <table:table-cell table:formula="of:=IF(ISBLANK([.B515])&amp;ISBLANK([.B514]);&quot;&quot;;[.B515]-[.B514])" office:value-type="float" office:value="522" calcext:value-type="float">
            <text:p>522</text:p>
          </table:table-cell>
          <table:table-cell table:formula="of:=IF(ISBLANK([.C515])&amp;ISBLANK([.C514]);&quot;&quot;;[.C515]-[.C51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08/18/2021</text:p>
          </table:table-cell>
          <table:table-cell office:value-type="float" office:value="119929" calcext:value-type="float">
            <text:p>119929</text:p>
          </table:table-cell>
          <table:table-cell office:value-type="float" office:value="1114" calcext:value-type="float">
            <text:p>1114</text:p>
          </table:table-cell>
          <table:table-cell table:formula="of:=IF(ISBLANK([.B516])&amp;ISBLANK([.B515]);&quot;&quot;;[.B516]-[.B515])" office:value-type="float" office:value="404" calcext:value-type="float">
            <text:p>404</text:p>
          </table:table-cell>
          <table:table-cell table:formula="of:=IF(ISBLANK([.C516])&amp;ISBLANK([.C515]);&quot;&quot;;[.C516]-[.C5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9" calcext:value-type="date">
            <text:p>08/19/2021</text:p>
          </table:table-cell>
          <table:table-cell office:value-type="float" office:value="120464" calcext:value-type="float">
            <text:p>120464</text:p>
          </table:table-cell>
          <table:table-cell office:value-type="float" office:value="1115" calcext:value-type="float">
            <text:p>1115</text:p>
          </table:table-cell>
          <table:table-cell table:formula="of:=IF(ISBLANK([.B517])&amp;ISBLANK([.B516]);&quot;&quot;;[.B517]-[.B516])" office:value-type="float" office:value="535" calcext:value-type="float">
            <text:p>535</text:p>
          </table:table-cell>
          <table:table-cell table:formula="of:=IF(ISBLANK([.C517])&amp;ISBLANK([.C516]);&quot;&quot;;[.C517]-[.C51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0" calcext:value-type="date">
            <text:p>08/20/2021</text:p>
          </table:table-cell>
          <table:table-cell office:value-type="float" office:value="120968" calcext:value-type="float">
            <text:p>120968</text:p>
          </table:table-cell>
          <table:table-cell office:value-type="float" office:value="1115" calcext:value-type="float">
            <text:p>1115</text:p>
          </table:table-cell>
          <table:table-cell table:formula="of:=IF(ISBLANK([.B518])&amp;ISBLANK([.B517]);&quot;&quot;;[.B518]-[.B517])" office:value-type="float" office:value="504" calcext:value-type="float">
            <text:p>504</text:p>
          </table:table-cell>
          <table:table-cell table:formula="of:=IF(ISBLANK([.C518])&amp;ISBLANK([.C517]);&quot;&quot;;[.C518]-[.C5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08/21/2021</text:p>
          </table:table-cell>
          <table:table-cell office:value-type="float" office:value="121498" calcext:value-type="float">
            <text:p>121498</text:p>
          </table:table-cell>
          <table:table-cell office:value-type="float" office:value="1117" calcext:value-type="float">
            <text:p>1117</text:p>
          </table:table-cell>
          <table:table-cell table:formula="of:=IF(ISBLANK([.B519])&amp;ISBLANK([.B518]);&quot;&quot;;[.B519]-[.B518])" office:value-type="float" office:value="530" calcext:value-type="float">
            <text:p>530</text:p>
          </table:table-cell>
          <table:table-cell table:formula="of:=IF(ISBLANK([.C519])&amp;ISBLANK([.C518]);&quot;&quot;;[.C519]-[.C51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2" calcext:value-type="date">
            <text:p>08/22/2021</text:p>
          </table:table-cell>
          <table:table-cell office:value-type="float" office:value="121865" calcext:value-type="float">
            <text:p>121865</text:p>
          </table:table-cell>
          <table:table-cell office:value-type="float" office:value="1122" calcext:value-type="float">
            <text:p>1122</text:p>
          </table:table-cell>
          <table:table-cell table:formula="of:=IF(ISBLANK([.B520])&amp;ISBLANK([.B519]);&quot;&quot;;[.B520]-[.B519])" office:value-type="float" office:value="367" calcext:value-type="float">
            <text:p>367</text:p>
          </table:table-cell>
          <table:table-cell table:formula="of:=IF(ISBLANK([.C520])&amp;ISBLANK([.C519]);&quot;&quot;;[.C520]-[.C51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8-23" calcext:value-type="date">
            <text:p>08/23/2021</text:p>
          </table:table-cell>
          <table:table-cell office:value-type="float" office:value="122528" calcext:value-type="float">
            <text:p>122528</text:p>
          </table:table-cell>
          <table:table-cell office:value-type="float" office:value="1125" calcext:value-type="float">
            <text:p>1125</text:p>
          </table:table-cell>
          <table:table-cell table:formula="of:=IF(ISBLANK([.B521])&amp;ISBLANK([.B520]);&quot;&quot;;[.B521]-[.B520])" office:value-type="float" office:value="663" calcext:value-type="float">
            <text:p>663</text:p>
          </table:table-cell>
          <table:table-cell table:formula="of:=IF(ISBLANK([.C521])&amp;ISBLANK([.C520]);&quot;&quot;;[.C521]-[.C5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24" calcext:value-type="date">
            <text:p>08/24/2021</text:p>
          </table:table-cell>
          <table:table-cell office:value-type="float" office:value="123402" calcext:value-type="float">
            <text:p>123402</text:p>
          </table:table-cell>
          <table:table-cell office:value-type="float" office:value="1126" calcext:value-type="float">
            <text:p>1126</text:p>
          </table:table-cell>
          <table:table-cell table:formula="of:=IF(ISBLANK([.B522])&amp;ISBLANK([.B521]);&quot;&quot;;[.B522]-[.B521])" office:value-type="float" office:value="874" calcext:value-type="float">
            <text:p>874</text:p>
          </table:table-cell>
          <table:table-cell table:formula="of:=IF(ISBLANK([.C522])&amp;ISBLANK([.C521]);&quot;&quot;;[.C522]-[.C52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5" calcext:value-type="date">
            <text:p>08/25/2021</text:p>
          </table:table-cell>
          <table:table-cell office:value-type="float" office:value="124271" calcext:value-type="float">
            <text:p>124271</text:p>
          </table:table-cell>
          <table:table-cell office:value-type="float" office:value="1128" calcext:value-type="float">
            <text:p>1128</text:p>
          </table:table-cell>
          <table:table-cell table:formula="of:=IF(ISBLANK([.B523])&amp;ISBLANK([.B522]);&quot;&quot;;[.B523]-[.B522])" office:value-type="float" office:value="869" calcext:value-type="float">
            <text:p>869</text:p>
          </table:table-cell>
          <table:table-cell table:formula="of:=IF(ISBLANK([.C523])&amp;ISBLANK([.C522]);&quot;&quot;;[.C523]-[.C52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6" calcext:value-type="date">
            <text:p>08/26/2021</text:p>
          </table:table-cell>
          <table:table-cell office:value-type="float" office:value="125191" calcext:value-type="float">
            <text:p>125191</text:p>
          </table:table-cell>
          <table:table-cell office:value-type="float" office:value="1129" calcext:value-type="float">
            <text:p>1129</text:p>
          </table:table-cell>
          <table:table-cell table:formula="of:=IF(ISBLANK([.B524])&amp;ISBLANK([.B523]);&quot;&quot;;[.B524]-[.B523])" office:value-type="float" office:value="920" calcext:value-type="float">
            <text:p>920</text:p>
          </table:table-cell>
          <table:table-cell table:formula="of:=IF(ISBLANK([.C524])&amp;ISBLANK([.C523]);&quot;&quot;;[.C524]-[.C5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7" calcext:value-type="date">
            <text:p>08/27/2021</text:p>
          </table:table-cell>
          <table:table-cell office:value-type="float" office:value="126212" calcext:value-type="float">
            <text:p>126212</text:p>
          </table:table-cell>
          <table:table-cell office:value-type="float" office:value="1132" calcext:value-type="float">
            <text:p>1132</text:p>
          </table:table-cell>
          <table:table-cell table:formula="of:=IF(ISBLANK([.B525])&amp;ISBLANK([.B524]);&quot;&quot;;[.B525]-[.B524])" office:value-type="float" office:value="1021" calcext:value-type="float">
            <text:p>1021</text:p>
          </table:table-cell>
          <table:table-cell table:formula="of:=IF(ISBLANK([.C525])&amp;ISBLANK([.C524]);&quot;&quot;;[.C525]-[.C52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28" calcext:value-type="date">
            <text:p>08/28/2021</text:p>
          </table:table-cell>
          <table:table-cell office:value-type="float" office:value="126939" calcext:value-type="float">
            <text:p>126939</text:p>
          </table:table-cell>
          <table:table-cell office:value-type="float" office:value="1134" calcext:value-type="float">
            <text:p>1134</text:p>
          </table:table-cell>
          <table:table-cell table:formula="of:=IF(ISBLANK([.B526])&amp;ISBLANK([.B525]);&quot;&quot;;[.B526]-[.B525])" office:value-type="float" office:value="727" calcext:value-type="float">
            <text:p>727</text:p>
          </table:table-cell>
          <table:table-cell table:formula="of:=IF(ISBLANK([.C526])&amp;ISBLANK([.C525]);&quot;&quot;;[.C526]-[.C5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9" calcext:value-type="date">
            <text:p>08/29/2021</text:p>
          </table:table-cell>
          <table:table-cell office:value-type="float" office:value="127757" calcext:value-type="float">
            <text:p>127757</text:p>
          </table:table-cell>
          <table:table-cell office:value-type="float" office:value="1135" calcext:value-type="float">
            <text:p>1135</text:p>
          </table:table-cell>
          <table:table-cell table:formula="of:=IF(ISBLANK([.B527])&amp;ISBLANK([.B526]);&quot;&quot;;[.B527]-[.B526])" office:value-type="float" office:value="818" calcext:value-type="float">
            <text:p>818</text:p>
          </table:table-cell>
          <table:table-cell table:formula="of:=IF(ISBLANK([.C527])&amp;ISBLANK([.C526]);&quot;&quot;;[.C527]-[.C5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0" calcext:value-type="date">
            <text:p>08/30/2021</text:p>
          </table:table-cell>
          <table:table-cell office:value-type="float" office:value="129111" calcext:value-type="float">
            <text:p>129111</text:p>
          </table:table-cell>
          <table:table-cell office:value-type="float" office:value="1137" calcext:value-type="float">
            <text:p>1137</text:p>
          </table:table-cell>
          <table:table-cell table:formula="of:=IF(ISBLANK([.B528])&amp;ISBLANK([.B527]);&quot;&quot;;[.B528]-[.B527])" office:value-type="float" office:value="1354" calcext:value-type="float">
            <text:p>1354</text:p>
          </table:table-cell>
          <table:table-cell table:formula="of:=IF(ISBLANK([.C528])&amp;ISBLANK([.C527]);&quot;&quot;;[.C528]-[.C52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31" calcext:value-type="date">
            <text:p>08/31/2021</text:p>
          </table:table-cell>
          <table:table-cell office:value-type="float" office:value="130475" calcext:value-type="float">
            <text:p>130475</text:p>
          </table:table-cell>
          <table:table-cell office:value-type="float" office:value="1140" calcext:value-type="float">
            <text:p>1140</text:p>
          </table:table-cell>
          <table:table-cell table:formula="of:=IF(ISBLANK([.B529])&amp;ISBLANK([.B528]);&quot;&quot;;[.B529]-[.B528])" office:value-type="float" office:value="1364" calcext:value-type="float">
            <text:p>1364</text:p>
          </table:table-cell>
          <table:table-cell table:formula="of:=IF(ISBLANK([.C529])&amp;ISBLANK([.C528]);&quot;&quot;;[.C529]-[.C52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1" calcext:value-type="date">
            <text:p>09/01/2021</text:p>
          </table:table-cell>
          <table:table-cell office:value-type="float" office:value="131888" calcext:value-type="float">
            <text:p>131888</text:p>
          </table:table-cell>
          <table:table-cell office:value-type="float" office:value="1146" calcext:value-type="float">
            <text:p>1146</text:p>
          </table:table-cell>
          <table:table-cell table:formula="of:=IF(ISBLANK([.B530])&amp;ISBLANK([.B529]);&quot;&quot;;[.B530]-[.B529])" office:value-type="float" office:value="1413" calcext:value-type="float">
            <text:p>1413</text:p>
          </table:table-cell>
          <table:table-cell table:formula="of:=IF(ISBLANK([.C530])&amp;ISBLANK([.C529]);&quot;&quot;;[.C530]-[.C52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9-02" calcext:value-type="date">
            <text:p>09/02/2021</text:p>
          </table:table-cell>
          <table:table-cell office:value-type="float" office:value="133483" calcext:value-type="float">
            <text:p>133483</text:p>
          </table:table-cell>
          <table:table-cell office:value-type="float" office:value="1151" calcext:value-type="float">
            <text:p>1151</text:p>
          </table:table-cell>
          <table:table-cell table:formula="of:=IF(ISBLANK([.B531])&amp;ISBLANK([.B530]);&quot;&quot;;[.B531]-[.B530])" office:value-type="float" office:value="1595" calcext:value-type="float">
            <text:p>1595</text:p>
          </table:table-cell>
          <table:table-cell table:formula="of:=IF(ISBLANK([.C531])&amp;ISBLANK([.C530]);&quot;&quot;;[.C531]-[.C5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9-03" calcext:value-type="date">
            <text:p>09/03/2021</text:p>
          </table:table-cell>
          <table:table-cell office:value-type="float" office:value="134903" calcext:value-type="float">
            <text:p>134903</text:p>
          </table:table-cell>
          <table:table-cell office:value-type="float" office:value="1154" calcext:value-type="float">
            <text:p>1154</text:p>
          </table:table-cell>
          <table:table-cell table:formula="of:=IF(ISBLANK([.B532])&amp;ISBLANK([.B531]);&quot;&quot;;[.B532]-[.B531])" office:value-type="float" office:value="1420" calcext:value-type="float">
            <text:p>1420</text:p>
          </table:table-cell>
          <table:table-cell table:formula="of:=IF(ISBLANK([.C532])&amp;ISBLANK([.C531]);&quot;&quot;;[.C532]-[.C53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4" calcext:value-type="date">
            <text:p>09/04/2021</text:p>
          </table:table-cell>
          <table:table-cell office:value-type="float" office:value="135921" calcext:value-type="float">
            <text:p>135921</text:p>
          </table:table-cell>
          <table:table-cell office:value-type="float" office:value="1163" calcext:value-type="float">
            <text:p>1163</text:p>
          </table:table-cell>
          <table:table-cell table:formula="of:=IF(ISBLANK([.B533])&amp;ISBLANK([.B532]);&quot;&quot;;[.B533]-[.B532])" office:value-type="float" office:value="1018" calcext:value-type="float">
            <text:p>1018</text:p>
          </table:table-cell>
          <table:table-cell table:formula="of:=IF(ISBLANK([.C533])&amp;ISBLANK([.C532]);&quot;&quot;;[.C533]-[.C53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05" calcext:value-type="date">
            <text:p>09/05/2021</text:p>
          </table:table-cell>
          <table:table-cell office:value-type="float" office:value="136758" calcext:value-type="float">
            <text:p>136758</text:p>
          </table:table-cell>
          <table:table-cell office:value-type="float" office:value="1166" calcext:value-type="float">
            <text:p>1166</text:p>
          </table:table-cell>
          <table:table-cell table:formula="of:=IF(ISBLANK([.B534])&amp;ISBLANK([.B533]);&quot;&quot;;[.B534]-[.B533])" office:value-type="float" office:value="837" calcext:value-type="float">
            <text:p>837</text:p>
          </table:table-cell>
          <table:table-cell table:formula="of:=IF(ISBLANK([.C534])&amp;ISBLANK([.C533]);&quot;&quot;;[.C534]-[.C53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6" calcext:value-type="date">
            <text:p>09/06/2021</text:p>
          </table:table-cell>
          <table:table-cell office:value-type="float" office:value="138094" calcext:value-type="float">
            <text:p>138094</text:p>
          </table:table-cell>
          <table:table-cell office:value-type="float" office:value="1176" calcext:value-type="float">
            <text:p>1176</text:p>
          </table:table-cell>
          <table:table-cell table:formula="of:=IF(ISBLANK([.B535])&amp;ISBLANK([.B534]);&quot;&quot;;[.B535]-[.B534])" office:value-type="float" office:value="1336" calcext:value-type="float">
            <text:p>1336</text:p>
          </table:table-cell>
          <table:table-cell table:formula="of:=IF(ISBLANK([.C535])&amp;ISBLANK([.C534]);&quot;&quot;;[.C535]-[.C53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07" calcext:value-type="date">
            <text:p>09/07/2021</text:p>
          </table:table-cell>
          <table:table-cell office:value-type="float" office:value="139692" calcext:value-type="float">
            <text:p>139692</text:p>
          </table:table-cell>
          <table:table-cell office:value-type="float" office:value="1181" calcext:value-type="float">
            <text:p>1181</text:p>
          </table:table-cell>
          <table:table-cell table:formula="of:=IF(ISBLANK([.B536])&amp;ISBLANK([.B535]);&quot;&quot;;[.B536]-[.B535])" office:value-type="float" office:value="1598" calcext:value-type="float">
            <text:p>1598</text:p>
          </table:table-cell>
          <table:table-cell table:formula="of:=IF(ISBLANK([.C536])&amp;ISBLANK([.C535]);&quot;&quot;;[.C536]-[.C53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9-08" calcext:value-type="date">
            <text:p>09/08/2021</text:p>
          </table:table-cell>
          <table:table-cell office:value-type="float" office:value="141296" calcext:value-type="float">
            <text:p>141296</text:p>
          </table:table-cell>
          <table:table-cell office:value-type="float" office:value="1190" calcext:value-type="float">
            <text:p>1190</text:p>
          </table:table-cell>
          <table:table-cell table:formula="of:=IF(ISBLANK([.B537])&amp;ISBLANK([.B536]);&quot;&quot;;[.B537]-[.B536])" office:value-type="float" office:value="1604" calcext:value-type="float">
            <text:p>1604</text:p>
          </table:table-cell>
          <table:table-cell table:formula="of:=IF(ISBLANK([.C537])&amp;ISBLANK([.C536]);&quot;&quot;;[.C537]-[.C53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42808" calcext:value-type="float">
            <text:p>142808</text:p>
          </table:table-cell>
          <table:table-cell office:value-type="float" office:value="1196" calcext:value-type="float">
            <text:p>1196</text:p>
          </table:table-cell>
          <table:table-cell table:formula="of:=IF(ISBLANK([.B538])&amp;ISBLANK([.B537]);&quot;&quot;;[.B538]-[.B537])" office:value-type="float" office:value="1512" calcext:value-type="float">
            <text:p>1512</text:p>
          </table:table-cell>
          <table:table-cell table:formula="of:=IF(ISBLANK([.C538])&amp;ISBLANK([.C537]);&quot;&quot;;[.C538]-[.C53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9-10" calcext:value-type="date">
            <text:p>09/10/2021</text:p>
          </table:table-cell>
          <table:table-cell office:value-type="float" office:value="144179" calcext:value-type="float">
            <text:p>144179</text:p>
          </table:table-cell>
          <table:table-cell office:value-type="float" office:value="1200" calcext:value-type="float">
            <text:p>1200</text:p>
          </table:table-cell>
          <table:table-cell table:formula="of:=IF(ISBLANK([.B539])&amp;ISBLANK([.B538]);&quot;&quot;;[.B539]-[.B538])" office:value-type="float" office:value="1371" calcext:value-type="float">
            <text:p>1371</text:p>
          </table:table-cell>
          <table:table-cell table:formula="of:=IF(ISBLANK([.C539])&amp;ISBLANK([.C538]);&quot;&quot;;[.C539]-[.C53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9-11" calcext:value-type="date">
            <text:p>09/11/2021</text:p>
          </table:table-cell>
          <table:table-cell office:value-type="float" office:value="145186" calcext:value-type="float">
            <text:p>145186</text:p>
          </table:table-cell>
          <table:table-cell office:value-type="float" office:value="1209" calcext:value-type="float">
            <text:p>1209</text:p>
          </table:table-cell>
          <table:table-cell table:formula="of:=IF(ISBLANK([.B540])&amp;ISBLANK([.B539]);&quot;&quot;;[.B540]-[.B539])" office:value-type="float" office:value="1007" calcext:value-type="float">
            <text:p>1007</text:p>
          </table:table-cell>
          <table:table-cell table:formula="of:=IF(ISBLANK([.C540])&amp;ISBLANK([.C539]);&quot;&quot;;[.C540]-[.C53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12" calcext:value-type="date">
            <text:p>09/12/2021</text:p>
          </table:table-cell>
          <table:table-cell office:value-type="float" office:value="145931" calcext:value-type="float">
            <text:p>145931</text:p>
          </table:table-cell>
          <table:table-cell office:value-type="float" office:value="1220" calcext:value-type="float">
            <text:p>1220</text:p>
          </table:table-cell>
          <table:table-cell table:formula="of:=IF(ISBLANK([.B541])&amp;ISBLANK([.B540]);&quot;&quot;;[.B541]-[.B540])" office:value-type="float" office:value="745" calcext:value-type="float">
            <text:p>745</text:p>
          </table:table-cell>
          <table:table-cell table:formula="of:=IF(ISBLANK([.C541])&amp;ISBLANK([.C540]);&quot;&quot;;[.C541]-[.C54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9-13" calcext:value-type="date">
            <text:p>09/13/2021</text:p>
          </table:table-cell>
          <table:table-cell office:value-type="float" office:value="147368" calcext:value-type="float">
            <text:p>147368</text:p>
          </table:table-cell>
          <table:table-cell office:value-type="float" office:value="1228" calcext:value-type="float">
            <text:p>1228</text:p>
          </table:table-cell>
          <table:table-cell table:formula="of:=IF(ISBLANK([.B542])&amp;ISBLANK([.B541]);&quot;&quot;;[.B542]-[.B541])" office:value-type="float" office:value="1437" calcext:value-type="float">
            <text:p>1437</text:p>
          </table:table-cell>
          <table:table-cell table:formula="of:=IF(ISBLANK([.C542])&amp;ISBLANK([.C541]);&quot;&quot;;[.C542]-[.C54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14" calcext:value-type="date">
            <text:p>09/14/2021</text:p>
          </table:table-cell>
          <table:table-cell office:value-type="float" office:value="149173" calcext:value-type="float">
            <text:p>149173</text:p>
          </table:table-cell>
          <table:table-cell office:value-type="float" office:value="1228" calcext:value-type="float">
            <text:p>1228</text:p>
          </table:table-cell>
          <table:table-cell table:formula="of:=IF(ISBLANK([.B543])&amp;ISBLANK([.B542]);&quot;&quot;;[.B543]-[.B542])" office:value-type="float" office:value="1805" calcext:value-type="float">
            <text:p>1805</text:p>
          </table:table-cell>
          <table:table-cell table:formula="of:=IF(ISBLANK([.C543])&amp;ISBLANK([.C542]);&quot;&quot;;[.C543]-[.C5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09/15/2021</text:p>
          </table:table-cell>
          <table:table-cell office:value-type="float" office:value="150700" calcext:value-type="float">
            <text:p>150700</text:p>
          </table:table-cell>
          <table:table-cell office:value-type="float" office:value="1238" calcext:value-type="float">
            <text:p>1238</text:p>
          </table:table-cell>
          <table:table-cell table:formula="of:=IF(ISBLANK([.B544])&amp;ISBLANK([.B543]);&quot;&quot;;[.B544]-[.B543])" office:value-type="float" office:value="1527" calcext:value-type="float">
            <text:p>1527</text:p>
          </table:table-cell>
          <table:table-cell table:formula="of:=IF(ISBLANK([.C544])&amp;ISBLANK([.C543]);&quot;&quot;;[.C544]-[.C54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16" calcext:value-type="date">
            <text:p>09/16/2021</text:p>
          </table:table-cell>
          <table:table-cell office:value-type="float" office:value="152390" calcext:value-type="float">
            <text:p>152390</text:p>
          </table:table-cell>
          <table:table-cell office:value-type="float" office:value="1245" calcext:value-type="float">
            <text:p>1245</text:p>
          </table:table-cell>
          <table:table-cell table:formula="of:=IF(ISBLANK([.B545])&amp;ISBLANK([.B544]);&quot;&quot;;[.B545]-[.B544])" office:value-type="float" office:value="1690" calcext:value-type="float">
            <text:p>1690</text:p>
          </table:table-cell>
          <table:table-cell table:formula="of:=IF(ISBLANK([.C545])&amp;ISBLANK([.C544]);&quot;&quot;;[.C545]-[.C54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17" calcext:value-type="date">
            <text:p>09/17/2021</text:p>
          </table:table-cell>
          <table:table-cell office:value-type="float" office:value="153823" calcext:value-type="float">
            <text:p>153823</text:p>
          </table:table-cell>
          <table:table-cell office:value-type="float" office:value="1260" calcext:value-type="float">
            <text:p>1260</text:p>
          </table:table-cell>
          <table:table-cell table:formula="of:=IF(ISBLANK([.B546])&amp;ISBLANK([.B545]);&quot;&quot;;[.B546]-[.B545])" office:value-type="float" office:value="1433" calcext:value-type="float">
            <text:p>1433</text:p>
          </table:table-cell>
          <table:table-cell table:formula="of:=IF(ISBLANK([.C546])&amp;ISBLANK([.C545]);&quot;&quot;;[.C546]-[.C545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9-18" calcext:value-type="date">
            <text:p>09/18/2021</text:p>
          </table:table-cell>
          <table:table-cell office:value-type="float" office:value="154183" calcext:value-type="float">
            <text:p>154183</text:p>
          </table:table-cell>
          <table:table-cell office:value-type="float" office:value="1274" calcext:value-type="float">
            <text:p>1274</text:p>
          </table:table-cell>
          <table:table-cell table:formula="of:=IF(ISBLANK([.B547])&amp;ISBLANK([.B546]);&quot;&quot;;[.B547]-[.B546])" office:value-type="float" office:value="360" calcext:value-type="float">
            <text:p>360</text:p>
          </table:table-cell>
          <table:table-cell table:formula="of:=IF(ISBLANK([.C547])&amp;ISBLANK([.C546]);&quot;&quot;;[.C547]-[.C546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19" calcext:value-type="date">
            <text:p>09/19/2021</text:p>
          </table:table-cell>
          <table:table-cell office:value-type="float" office:value="155296" calcext:value-type="float">
            <text:p>155296</text:p>
          </table:table-cell>
          <table:table-cell office:value-type="float" office:value="1282" calcext:value-type="float">
            <text:p>1282</text:p>
          </table:table-cell>
          <table:table-cell table:formula="of:=IF(ISBLANK([.B548])&amp;ISBLANK([.B547]);&quot;&quot;;[.B548]-[.B547])" office:value-type="float" office:value="1113" calcext:value-type="float">
            <text:p>1113</text:p>
          </table:table-cell>
          <table:table-cell table:formula="of:=IF(ISBLANK([.C548])&amp;ISBLANK([.C547]);&quot;&quot;;[.C548]-[.C54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0" calcext:value-type="date">
            <text:p>09/20/2021</text:p>
          </table:table-cell>
          <table:table-cell office:value-type="float" office:value="156596" calcext:value-type="float">
            <text:p>156596</text:p>
          </table:table-cell>
          <table:table-cell office:value-type="float" office:value="1290" calcext:value-type="float">
            <text:p>1290</text:p>
          </table:table-cell>
          <table:table-cell table:formula="of:=IF(ISBLANK([.B549])&amp;ISBLANK([.B548]);&quot;&quot;;[.B549]-[.B548])" office:value-type="float" office:value="1300" calcext:value-type="float">
            <text:p>1300</text:p>
          </table:table-cell>
          <table:table-cell table:formula="of:=IF(ISBLANK([.C549])&amp;ISBLANK([.C548]);&quot;&quot;;[.C549]-[.C54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1" calcext:value-type="date">
            <text:p>09/21/2021</text:p>
          </table:table-cell>
          <table:table-cell office:value-type="float" office:value="157919" calcext:value-type="float">
            <text:p>157919</text:p>
          </table:table-cell>
          <table:table-cell office:value-type="float" office:value="1304" calcext:value-type="float">
            <text:p>1304</text:p>
          </table:table-cell>
          <table:table-cell table:formula="of:=IF(ISBLANK([.B550])&amp;ISBLANK([.B549]);&quot;&quot;;[.B550]-[.B549])" office:value-type="float" office:value="1323" calcext:value-type="float">
            <text:p>1323</text:p>
          </table:table-cell>
          <table:table-cell table:formula="of:=IF(ISBLANK([.C550])&amp;ISBLANK([.C549]);&quot;&quot;;[.C550]-[.C549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22" calcext:value-type="date">
            <text:p>09/22/2021</text:p>
          </table:table-cell>
          <table:table-cell office:value-type="float" office:value="159199" calcext:value-type="float">
            <text:p>159199</text:p>
          </table:table-cell>
          <table:table-cell office:value-type="float" office:value="1311" calcext:value-type="float">
            <text:p>1311</text:p>
          </table:table-cell>
          <table:table-cell table:formula="of:=IF(ISBLANK([.B551])&amp;ISBLANK([.B550]);&quot;&quot;;[.B551]-[.B550])" office:value-type="float" office:value="1280" calcext:value-type="float">
            <text:p>1280</text:p>
          </table:table-cell>
          <table:table-cell table:formula="of:=IF(ISBLANK([.C551])&amp;ISBLANK([.C550]);&quot;&quot;;[.C551]-[.C55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23" calcext:value-type="date">
            <text:p>09/23/2021</text:p>
          </table:table-cell>
          <table:table-cell office:value-type="float" office:value="160733" calcext:value-type="float">
            <text:p>160733</text:p>
          </table:table-cell>
          <table:table-cell office:value-type="float" office:value="1319" calcext:value-type="float">
            <text:p>1319</text:p>
          </table:table-cell>
          <table:table-cell table:formula="of:=IF(ISBLANK([.B552])&amp;ISBLANK([.B551]);&quot;&quot;;[.B552]-[.B551])" office:value-type="float" office:value="1534" calcext:value-type="float">
            <text:p>1534</text:p>
          </table:table-cell>
          <table:table-cell table:formula="of:=IF(ISBLANK([.C552])&amp;ISBLANK([.C551]);&quot;&quot;;[.C552]-[.C55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4" calcext:value-type="date">
            <text:p>09/24/2021</text:p>
          </table:table-cell>
          <table:table-cell office:value-type="float" office:value="162478" calcext:value-type="float">
            <text:p>162478</text:p>
          </table:table-cell>
          <table:table-cell office:value-type="float" office:value="1331" calcext:value-type="float">
            <text:p>1331</text:p>
          </table:table-cell>
          <table:table-cell table:formula="of:=IF(ISBLANK([.B553])&amp;ISBLANK([.B552]);&quot;&quot;;[.B553]-[.B552])" office:value-type="float" office:value="1745" calcext:value-type="float">
            <text:p>1745</text:p>
          </table:table-cell>
          <table:table-cell table:formula="of:=IF(ISBLANK([.C553])&amp;ISBLANK([.C552]);&quot;&quot;;[.C553]-[.C55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9-25" calcext:value-type="date">
            <text:p>09/25/2021</text:p>
          </table:table-cell>
          <table:table-cell office:value-type="float" office:value="163210" calcext:value-type="float">
            <text:p>163210</text:p>
          </table:table-cell>
          <table:table-cell office:value-type="float" office:value="1339" calcext:value-type="float">
            <text:p>1339</text:p>
          </table:table-cell>
          <table:table-cell table:formula="of:=IF(ISBLANK([.B554])&amp;ISBLANK([.B553]);&quot;&quot;;[.B554]-[.B553])" office:value-type="float" office:value="732" calcext:value-type="float">
            <text:p>732</text:p>
          </table:table-cell>
          <table:table-cell table:formula="of:=IF(ISBLANK([.C554])&amp;ISBLANK([.C553]);&quot;&quot;;[.C554]-[.C55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6" calcext:value-type="date">
            <text:p>09/26/2021</text:p>
          </table:table-cell>
          <table:table-cell office:value-type="float" office:value="163779" calcext:value-type="float">
            <text:p>163779</text:p>
          </table:table-cell>
          <table:table-cell office:value-type="float" office:value="1343" calcext:value-type="float">
            <text:p>1343</text:p>
          </table:table-cell>
          <table:table-cell table:formula="of:=IF(ISBLANK([.B555])&amp;ISBLANK([.B554]);&quot;&quot;;[.B555]-[.B554])" office:value-type="float" office:value="569" calcext:value-type="float">
            <text:p>569</text:p>
          </table:table-cell>
          <table:table-cell table:formula="of:=IF(ISBLANK([.C555])&amp;ISBLANK([.C554]);&quot;&quot;;[.C555]-[.C55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9-27" calcext:value-type="date">
            <text:p>09/27/2021</text:p>
          </table:table-cell>
          <table:table-cell office:value-type="float" office:value="165477" calcext:value-type="float">
            <text:p>165477</text:p>
          </table:table-cell>
          <table:table-cell office:value-type="float" office:value="1354" calcext:value-type="float">
            <text:p>1354</text:p>
          </table:table-cell>
          <table:table-cell table:formula="of:=IF(ISBLANK([.B556])&amp;ISBLANK([.B555]);&quot;&quot;;[.B556]-[.B555])" office:value-type="float" office:value="1698" calcext:value-type="float">
            <text:p>1698</text:p>
          </table:table-cell>
          <table:table-cell table:formula="of:=IF(ISBLANK([.C556])&amp;ISBLANK([.C555]);&quot;&quot;;[.C556]-[.C55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9-28" calcext:value-type="date">
            <text:p>09/28/2021</text:p>
          </table:table-cell>
          <table:table-cell office:value-type="float" office:value="166772" calcext:value-type="float">
            <text:p>166772</text:p>
          </table:table-cell>
          <table:table-cell office:value-type="float" office:value="1361" calcext:value-type="float">
            <text:p>1361</text:p>
          </table:table-cell>
          <table:table-cell table:formula="of:=IF(ISBLANK([.B557])&amp;ISBLANK([.B556]);&quot;&quot;;[.B557]-[.B556])" office:value-type="float" office:value="1295" calcext:value-type="float">
            <text:p>1295</text:p>
          </table:table-cell>
          <table:table-cell table:formula="of:=IF(ISBLANK([.C557])&amp;ISBLANK([.C556]);&quot;&quot;;[.C557]-[.C55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29" calcext:value-type="date">
            <text:p>09/29/2021</text:p>
          </table:table-cell>
          <table:table-cell office:value-type="float" office:value="168001" calcext:value-type="float">
            <text:p>168001</text:p>
          </table:table-cell>
          <table:table-cell office:value-type="float" office:value="1375" calcext:value-type="float">
            <text:p>1375</text:p>
          </table:table-cell>
          <table:table-cell table:formula="of:=IF(ISBLANK([.B558])&amp;ISBLANK([.B557]);&quot;&quot;;[.B558]-[.B557])" office:value-type="float" office:value="1229" calcext:value-type="float">
            <text:p>1229</text:p>
          </table:table-cell>
          <table:table-cell table:formula="of:=IF(ISBLANK([.C558])&amp;ISBLANK([.C557]);&quot;&quot;;[.C558]-[.C557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30" calcext:value-type="date">
            <text:p>09/30/2021</text:p>
          </table:table-cell>
          <table:table-cell office:value-type="float" office:value="169128" calcext:value-type="float">
            <text:p>169128</text:p>
          </table:table-cell>
          <table:table-cell office:value-type="float" office:value="1387" calcext:value-type="float">
            <text:p>1387</text:p>
          </table:table-cell>
          <table:table-cell table:formula="of:=IF(ISBLANK([.B559])&amp;ISBLANK([.B558]);&quot;&quot;;[.B559]-[.B558])" office:value-type="float" office:value="1127" calcext:value-type="float">
            <text:p>1127</text:p>
          </table:table-cell>
          <table:table-cell table:formula="of:=IF(ISBLANK([.C559])&amp;ISBLANK([.C558]);&quot;&quot;;[.C559]-[.C55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0-01" calcext:value-type="date">
            <text:p>10/01/2021</text:p>
          </table:table-cell>
          <table:table-cell office:value-type="float" office:value="170193" calcext:value-type="float">
            <text:p>170193</text:p>
          </table:table-cell>
          <table:table-cell office:value-type="float" office:value="1392" calcext:value-type="float">
            <text:p>1392</text:p>
          </table:table-cell>
          <table:table-cell table:formula="of:=IF(ISBLANK([.B560])&amp;ISBLANK([.B559]);&quot;&quot;;[.B560]-[.B559])" office:value-type="float" office:value="1065" calcext:value-type="float">
            <text:p>1065</text:p>
          </table:table-cell>
          <table:table-cell table:formula="of:=IF(ISBLANK([.C560])&amp;ISBLANK([.C559]);&quot;&quot;;[.C560]-[.C55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02" calcext:value-type="date">
            <text:p>10/02/2021</text:p>
          </table:table-cell>
          <table:table-cell office:value-type="float" office:value="170745" calcext:value-type="float">
            <text:p>170745</text:p>
          </table:table-cell>
          <table:table-cell office:value-type="float" office:value="1398" calcext:value-type="float">
            <text:p>1398</text:p>
          </table:table-cell>
          <table:table-cell table:formula="of:=IF(ISBLANK([.B561])&amp;ISBLANK([.B560]);&quot;&quot;;[.B561]-[.B560])" office:value-type="float" office:value="552" calcext:value-type="float">
            <text:p>552</text:p>
          </table:table-cell>
          <table:table-cell table:formula="of:=IF(ISBLANK([.C561])&amp;ISBLANK([.C560]);&quot;&quot;;[.C561]-[.C5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03" calcext:value-type="date">
            <text:p>10/03/2021</text:p>
          </table:table-cell>
          <table:table-cell office:value-type="float" office:value="171256" calcext:value-type="float">
            <text:p>171256</text:p>
          </table:table-cell>
          <table:table-cell office:value-type="float" office:value="1404" calcext:value-type="float">
            <text:p>1404</text:p>
          </table:table-cell>
          <table:table-cell table:formula="of:=IF(ISBLANK([.B562])&amp;ISBLANK([.B561]);&quot;&quot;;[.B562]-[.B561])" office:value-type="float" office:value="511" calcext:value-type="float">
            <text:p>511</text:p>
          </table:table-cell>
          <table:table-cell table:formula="of:=IF(ISBLANK([.C562])&amp;ISBLANK([.C561]);&quot;&quot;;[.C562]-[.C5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04" calcext:value-type="date">
            <text:p>10/04/2021</text:p>
          </table:table-cell>
          <table:table-cell office:value-type="float" office:value="172476" calcext:value-type="float">
            <text:p>172476</text:p>
          </table:table-cell>
          <table:table-cell office:value-type="float" office:value="1414" calcext:value-type="float">
            <text:p>1414</text:p>
          </table:table-cell>
          <table:table-cell table:formula="of:=IF(ISBLANK([.B563])&amp;ISBLANK([.B562]);&quot;&quot;;[.B563]-[.B562])" office:value-type="float" office:value="1220" calcext:value-type="float">
            <text:p>1220</text:p>
          </table:table-cell>
          <table:table-cell table:formula="of:=IF(ISBLANK([.C563])&amp;ISBLANK([.C562]);&quot;&quot;;[.C563]-[.C56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5" calcext:value-type="date">
            <text:p>10/05/2021</text:p>
          </table:table-cell>
          <table:table-cell office:value-type="float" office:value="173494" calcext:value-type="float">
            <text:p>173494</text:p>
          </table:table-cell>
          <table:table-cell office:value-type="float" office:value="1422" calcext:value-type="float">
            <text:p>1422</text:p>
          </table:table-cell>
          <table:table-cell table:formula="of:=IF(ISBLANK([.B564])&amp;ISBLANK([.B563]);&quot;&quot;;[.B564]-[.B563])" office:value-type="float" office:value="1018" calcext:value-type="float">
            <text:p>1018</text:p>
          </table:table-cell>
          <table:table-cell table:formula="of:=IF(ISBLANK([.C564])&amp;ISBLANK([.C563]);&quot;&quot;;[.C564]-[.C56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06" calcext:value-type="date">
            <text:p>10/06/2021</text:p>
          </table:table-cell>
          <table:table-cell office:value-type="float" office:value="174364" calcext:value-type="float">
            <text:p>174364</text:p>
          </table:table-cell>
          <table:table-cell office:value-type="float" office:value="1432" calcext:value-type="float">
            <text:p>1432</text:p>
          </table:table-cell>
          <table:table-cell table:formula="of:=IF(ISBLANK([.B565])&amp;ISBLANK([.B564]);&quot;&quot;;[.B565]-[.B564])" office:value-type="float" office:value="870" calcext:value-type="float">
            <text:p>870</text:p>
          </table:table-cell>
          <table:table-cell table:formula="of:=IF(ISBLANK([.C565])&amp;ISBLANK([.C564]);&quot;&quot;;[.C565]-[.C56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7" calcext:value-type="date">
            <text:p>10/07/2021</text:p>
          </table:table-cell>
          <table:table-cell office:value-type="float" office:value="175092" calcext:value-type="float">
            <text:p>175092</text:p>
          </table:table-cell>
          <table:table-cell office:value-type="float" office:value="1439" calcext:value-type="float">
            <text:p>1439</text:p>
          </table:table-cell>
          <table:table-cell table:formula="of:=IF(ISBLANK([.B566])&amp;ISBLANK([.B565]);&quot;&quot;;[.B566]-[.B565])" office:value-type="float" office:value="728" calcext:value-type="float">
            <text:p>728</text:p>
          </table:table-cell>
          <table:table-cell table:formula="of:=IF(ISBLANK([.C566])&amp;ISBLANK([.C565]);&quot;&quot;;[.C566]-[.C56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08" calcext:value-type="date">
            <text:p>10/08/2021</text:p>
          </table:table-cell>
          <table:table-cell office:value-type="float" office:value="175777" calcext:value-type="float">
            <text:p>175777</text:p>
          </table:table-cell>
          <table:table-cell office:value-type="float" office:value="1451" calcext:value-type="float">
            <text:p>1451</text:p>
          </table:table-cell>
          <table:table-cell table:formula="of:=IF(ISBLANK([.B567])&amp;ISBLANK([.B566]);&quot;&quot;;[.B567]-[.B566])" office:value-type="float" office:value="685" calcext:value-type="float">
            <text:p>685</text:p>
          </table:table-cell>
          <table:table-cell table:formula="of:=IF(ISBLANK([.C567])&amp;ISBLANK([.C566]);&quot;&quot;;[.C567]-[.C56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0-09" calcext:value-type="date">
            <text:p>10/09/2021</text:p>
          </table:table-cell>
          <table:table-cell office:value-type="float" office:value="176141" calcext:value-type="float">
            <text:p>176141</text:p>
          </table:table-cell>
          <table:table-cell office:value-type="float" office:value="1455" calcext:value-type="float">
            <text:p>1455</text:p>
          </table:table-cell>
          <table:table-cell table:formula="of:=IF(ISBLANK([.B568])&amp;ISBLANK([.B567]);&quot;&quot;;[.B568]-[.B567])" office:value-type="float" office:value="364" calcext:value-type="float">
            <text:p>364</text:p>
          </table:table-cell>
          <table:table-cell table:formula="of:=IF(ISBLANK([.C568])&amp;ISBLANK([.C567]);&quot;&quot;;[.C568]-[.C56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176468" calcext:value-type="float">
            <text:p>176468</text:p>
          </table:table-cell>
          <table:table-cell office:value-type="float" office:value="1460" calcext:value-type="float">
            <text:p>1460</text:p>
          </table:table-cell>
          <table:table-cell table:formula="of:=IF(ISBLANK([.B569])&amp;ISBLANK([.B568]);&quot;&quot;;[.B569]-[.B568])" office:value-type="float" office:value="327" calcext:value-type="float">
            <text:p>327</text:p>
          </table:table-cell>
          <table:table-cell table:formula="of:=IF(ISBLANK([.C569])&amp;ISBLANK([.C568]);&quot;&quot;;[.C569]-[.C56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11" calcext:value-type="date">
            <text:p>10/11/2021</text:p>
          </table:table-cell>
          <table:table-cell office:value-type="float" office:value="177224" calcext:value-type="float">
            <text:p>177224</text:p>
          </table:table-cell>
          <table:table-cell office:value-type="float" office:value="1471" calcext:value-type="float">
            <text:p>1471</text:p>
          </table:table-cell>
          <table:table-cell table:formula="of:=IF(ISBLANK([.B570])&amp;ISBLANK([.B569]);&quot;&quot;;[.B570]-[.B569])" office:value-type="float" office:value="756" calcext:value-type="float">
            <text:p>756</text:p>
          </table:table-cell>
          <table:table-cell table:formula="of:=IF(ISBLANK([.C570])&amp;ISBLANK([.C569]);&quot;&quot;;[.C570]-[.C56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10-12" calcext:value-type="date">
            <text:p>10/12/2021</text:p>
          </table:table-cell>
          <table:table-cell office:value-type="float" office:value="177873" calcext:value-type="float">
            <text:p>177873</text:p>
          </table:table-cell>
          <table:table-cell office:value-type="float" office:value="1479" calcext:value-type="float">
            <text:p>1479</text:p>
          </table:table-cell>
          <table:table-cell table:formula="of:=IF(ISBLANK([.B571])&amp;ISBLANK([.B570]);&quot;&quot;;[.B571]-[.B570])" office:value-type="float" office:value="649" calcext:value-type="float">
            <text:p>649</text:p>
          </table:table-cell>
          <table:table-cell table:formula="of:=IF(ISBLANK([.C571])&amp;ISBLANK([.C570]);&quot;&quot;;[.C571]-[.C57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13" calcext:value-type="date">
            <text:p>10/13/2021</text:p>
          </table:table-cell>
          <table:table-cell office:value-type="float" office:value="178452" calcext:value-type="float">
            <text:p>178452</text:p>
          </table:table-cell>
          <table:table-cell office:value-type="float" office:value="1487" calcext:value-type="float">
            <text:p>1487</text:p>
          </table:table-cell>
          <table:table-cell table:formula="of:=IF(ISBLANK([.B572])&amp;ISBLANK([.B571]);&quot;&quot;;[.B572]-[.B571])" office:value-type="float" office:value="579" calcext:value-type="float">
            <text:p>579</text:p>
          </table:table-cell>
          <table:table-cell table:formula="of:=IF(ISBLANK([.C572])&amp;ISBLANK([.C571]);&quot;&quot;;[.C572]-[.C57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14" calcext:value-type="date">
            <text:p>10/14/2021</text:p>
          </table:table-cell>
          <table:table-cell office:value-type="float" office:value="179030" calcext:value-type="float">
            <text:p>179030</text:p>
          </table:table-cell>
          <table:table-cell office:value-type="float" office:value="1493" calcext:value-type="float">
            <text:p>1493</text:p>
          </table:table-cell>
          <table:table-cell table:formula="of:=IF(ISBLANK([.B573])&amp;ISBLANK([.B572]);&quot;&quot;;[.B573]-[.B572])" office:value-type="float" office:value="578" calcext:value-type="float">
            <text:p>578</text:p>
          </table:table-cell>
          <table:table-cell table:formula="of:=IF(ISBLANK([.C573])&amp;ISBLANK([.C572]);&quot;&quot;;[.C573]-[.C57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15" calcext:value-type="date">
            <text:p>10/15/2021</text:p>
          </table:table-cell>
          <table:table-cell office:value-type="float" office:value="179437" calcext:value-type="float">
            <text:p>179437</text:p>
          </table:table-cell>
          <table:table-cell office:value-type="float" office:value="1500" calcext:value-type="float">
            <text:p>1500</text:p>
          </table:table-cell>
          <table:table-cell table:formula="of:=IF(ISBLANK([.B574])&amp;ISBLANK([.B573]);&quot;&quot;;[.B574]-[.B573])" office:value-type="float" office:value="407" calcext:value-type="float">
            <text:p>407</text:p>
          </table:table-cell>
          <table:table-cell table:formula="of:=IF(ISBLANK([.C574])&amp;ISBLANK([.C573]);&quot;&quot;;[.C574]-[.C57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16" calcext:value-type="date">
            <text:p>10/16/2021</text:p>
          </table:table-cell>
          <table:table-cell office:value-type="float" office:value="179635" calcext:value-type="float">
            <text:p>179635</text:p>
          </table:table-cell>
          <table:table-cell office:value-type="float" office:value="1506" calcext:value-type="float">
            <text:p>1506</text:p>
          </table:table-cell>
          <table:table-cell table:formula="of:=IF(ISBLANK([.B575])&amp;ISBLANK([.B574]);&quot;&quot;;[.B575]-[.B574])" office:value-type="float" office:value="198" calcext:value-type="float">
            <text:p>198</text:p>
          </table:table-cell>
          <table:table-cell table:formula="of:=IF(ISBLANK([.C575])&amp;ISBLANK([.C574]);&quot;&quot;;[.C575]-[.C5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17" calcext:value-type="date">
            <text:p>10/17/2021</text:p>
          </table:table-cell>
          <table:table-cell office:value-type="float" office:value="179894" calcext:value-type="float">
            <text:p>179894</text:p>
          </table:table-cell>
          <table:table-cell office:value-type="float" office:value="1510" calcext:value-type="float">
            <text:p>1510</text:p>
          </table:table-cell>
          <table:table-cell table:formula="of:=IF(ISBLANK([.B576])&amp;ISBLANK([.B575]);&quot;&quot;;[.B576]-[.B575])" office:value-type="float" office:value="259" calcext:value-type="float">
            <text:p>259</text:p>
          </table:table-cell>
          <table:table-cell table:formula="of:=IF(ISBLANK([.C576])&amp;ISBLANK([.C575]);&quot;&quot;;[.C576]-[.C5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18" calcext:value-type="date">
            <text:p>10/18/2021</text:p>
          </table:table-cell>
          <table:table-cell office:value-type="float" office:value="180415" calcext:value-type="float">
            <text:p>180415</text:p>
          </table:table-cell>
          <table:table-cell office:value-type="float" office:value="1512" calcext:value-type="float">
            <text:p>1512</text:p>
          </table:table-cell>
          <table:table-cell table:formula="of:=IF(ISBLANK([.B577])&amp;ISBLANK([.B576]);&quot;&quot;;[.B577]-[.B576])" office:value-type="float" office:value="521" calcext:value-type="float">
            <text:p>521</text:p>
          </table:table-cell>
          <table:table-cell table:formula="of:=IF(ISBLANK([.C577])&amp;ISBLANK([.C576]);&quot;&quot;;[.C577]-[.C57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9" calcext:value-type="date">
            <text:p>10/19/2021</text:p>
          </table:table-cell>
          <table:table-cell office:value-type="float" office:value="180934" calcext:value-type="float">
            <text:p>180934</text:p>
          </table:table-cell>
          <table:table-cell office:value-type="float" office:value="1515" calcext:value-type="float">
            <text:p>1515</text:p>
          </table:table-cell>
          <table:table-cell table:formula="of:=IF(ISBLANK([.B578])&amp;ISBLANK([.B577]);&quot;&quot;;[.B578]-[.B577])" office:value-type="float" office:value="519" calcext:value-type="float">
            <text:p>519</text:p>
          </table:table-cell>
          <table:table-cell table:formula="of:=IF(ISBLANK([.C578])&amp;ISBLANK([.C577]);&quot;&quot;;[.C578]-[.C57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20" calcext:value-type="date">
            <text:p>10/20/2021</text:p>
          </table:table-cell>
          <table:table-cell office:value-type="float" office:value="181115" calcext:value-type="float">
            <text:p>181115</text:p>
          </table:table-cell>
          <table:table-cell office:value-type="float" office:value="1517" calcext:value-type="float">
            <text:p>1517</text:p>
          </table:table-cell>
          <table:table-cell table:formula="of:=IF(ISBLANK([.B579])&amp;ISBLANK([.B578]);&quot;&quot;;[.B579]-[.B578])" office:value-type="float" office:value="181" calcext:value-type="float">
            <text:p>181</text:p>
          </table:table-cell>
          <table:table-cell table:formula="of:=IF(ISBLANK([.C579])&amp;ISBLANK([.C578]);&quot;&quot;;[.C579]-[.C57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10/21/2021</text:p>
          </table:table-cell>
          <table:table-cell office:value-type="float" office:value="181470" calcext:value-type="float">
            <text:p>181470</text:p>
          </table:table-cell>
          <table:table-cell office:value-type="float" office:value="1522" calcext:value-type="float">
            <text:p>1522</text:p>
          </table:table-cell>
          <table:table-cell table:formula="of:=IF(ISBLANK([.B580])&amp;ISBLANK([.B579]);&quot;&quot;;[.B580]-[.B579])" office:value-type="float" office:value="355" calcext:value-type="float">
            <text:p>355</text:p>
          </table:table-cell>
          <table:table-cell table:formula="of:=IF(ISBLANK([.C580])&amp;ISBLANK([.C579]);&quot;&quot;;[.C580]-[.C57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2" calcext:value-type="date">
            <text:p>10/22/2021</text:p>
          </table:table-cell>
          <table:table-cell office:value-type="float" office:value="181804" calcext:value-type="float">
            <text:p>181804</text:p>
          </table:table-cell>
          <table:table-cell office:value-type="float" office:value="1526" calcext:value-type="float">
            <text:p>1526</text:p>
          </table:table-cell>
          <table:table-cell table:formula="of:=IF(ISBLANK([.B581])&amp;ISBLANK([.B580]);&quot;&quot;;[.B581]-[.B580])" office:value-type="float" office:value="334" calcext:value-type="float">
            <text:p>334</text:p>
          </table:table-cell>
          <table:table-cell table:formula="of:=IF(ISBLANK([.C581])&amp;ISBLANK([.C580]);&quot;&quot;;[.C581]-[.C5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23" calcext:value-type="date">
            <text:p>10/23/2021</text:p>
          </table:table-cell>
          <table:table-cell office:value-type="float" office:value="181940" calcext:value-type="float">
            <text:p>181940</text:p>
          </table:table-cell>
          <table:table-cell office:value-type="float" office:value="1531" calcext:value-type="float">
            <text:p>1531</text:p>
          </table:table-cell>
          <table:table-cell table:formula="of:=IF(ISBLANK([.B582])&amp;ISBLANK([.B581]);&quot;&quot;;[.B582]-[.B581])" office:value-type="float" office:value="136" calcext:value-type="float">
            <text:p>136</text:p>
          </table:table-cell>
          <table:table-cell table:formula="of:=IF(ISBLANK([.C582])&amp;ISBLANK([.C581]);&quot;&quot;;[.C582]-[.C58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4" calcext:value-type="date">
            <text:p>10/24/2021</text:p>
          </table:table-cell>
          <table:table-cell office:value-type="float" office:value="182079" calcext:value-type="float">
            <text:p>182079</text:p>
          </table:table-cell>
          <table:table-cell office:value-type="float" office:value="1538" calcext:value-type="float">
            <text:p>1538</text:p>
          </table:table-cell>
          <table:table-cell table:formula="of:=IF(ISBLANK([.B583])&amp;ISBLANK([.B582]);&quot;&quot;;[.B583]-[.B582])" office:value-type="float" office:value="139" calcext:value-type="float">
            <text:p>139</text:p>
          </table:table-cell>
          <table:table-cell table:formula="of:=IF(ISBLANK([.C583])&amp;ISBLANK([.C582]);&quot;&quot;;[.C583]-[.C58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25" calcext:value-type="date">
            <text:p>10/25/2021</text:p>
          </table:table-cell>
          <table:table-cell office:value-type="float" office:value="182393" calcext:value-type="float">
            <text:p>182393</text:p>
          </table:table-cell>
          <table:table-cell office:value-type="float" office:value="1543" calcext:value-type="float">
            <text:p>1543</text:p>
          </table:table-cell>
          <table:table-cell table:formula="of:=IF(ISBLANK([.B584])&amp;ISBLANK([.B583]);&quot;&quot;;[.B584]-[.B583])" office:value-type="float" office:value="314" calcext:value-type="float">
            <text:p>314</text:p>
          </table:table-cell>
          <table:table-cell table:formula="of:=IF(ISBLANK([.C584])&amp;ISBLANK([.C583]);&quot;&quot;;[.C584]-[.C58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6" calcext:value-type="date">
            <text:p>10/26/2021</text:p>
          </table:table-cell>
          <table:table-cell office:value-type="float" office:value="182649" calcext:value-type="float">
            <text:p>182649</text:p>
          </table:table-cell>
          <table:table-cell office:value-type="float" office:value="1548" calcext:value-type="float">
            <text:p>1548</text:p>
          </table:table-cell>
          <table:table-cell table:formula="of:=IF(ISBLANK([.B585])&amp;ISBLANK([.B584]);&quot;&quot;;[.B585]-[.B584])" office:value-type="float" office:value="256" calcext:value-type="float">
            <text:p>256</text:p>
          </table:table-cell>
          <table:table-cell table:formula="of:=IF(ISBLANK([.C585])&amp;ISBLANK([.C584]);&quot;&quot;;[.C585]-[.C58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7" calcext:value-type="date">
            <text:p>10/27/2021</text:p>
          </table:table-cell>
          <table:table-cell office:value-type="float" office:value="182889" calcext:value-type="float">
            <text:p>182889</text:p>
          </table:table-cell>
          <table:table-cell office:value-type="float" office:value="1554" calcext:value-type="float">
            <text:p>1554</text:p>
          </table:table-cell>
          <table:table-cell table:formula="of:=IF(ISBLANK([.B586])&amp;ISBLANK([.B585]);&quot;&quot;;[.B586]-[.B585])" office:value-type="float" office:value="240" calcext:value-type="float">
            <text:p>240</text:p>
          </table:table-cell>
          <table:table-cell table:formula="of:=IF(ISBLANK([.C586])&amp;ISBLANK([.C585]);&quot;&quot;;[.C586]-[.C58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28" calcext:value-type="date">
            <text:p>10/28/2021</text:p>
          </table:table-cell>
          <table:table-cell office:value-type="float" office:value="183118" calcext:value-type="float">
            <text:p>183118</text:p>
          </table:table-cell>
          <table:table-cell office:value-type="float" office:value="1559" calcext:value-type="float">
            <text:p>1559</text:p>
          </table:table-cell>
          <table:table-cell table:formula="of:=IF(ISBLANK([.B587])&amp;ISBLANK([.B586]);&quot;&quot;;[.B587]-[.B586])" office:value-type="float" office:value="229" calcext:value-type="float">
            <text:p>229</text:p>
          </table:table-cell>
          <table:table-cell table:formula="of:=IF(ISBLANK([.C587])&amp;ISBLANK([.C586]);&quot;&quot;;[.C587]-[.C58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9" calcext:value-type="date">
            <text:p>10/29/2021</text:p>
          </table:table-cell>
          <table:table-cell office:value-type="float" office:value="183341" calcext:value-type="float">
            <text:p>183341</text:p>
          </table:table-cell>
          <table:table-cell office:value-type="float" office:value="1564" calcext:value-type="float">
            <text:p>1564</text:p>
          </table:table-cell>
          <table:table-cell table:formula="of:=IF(ISBLANK([.B588])&amp;ISBLANK([.B587]);&quot;&quot;;[.B588]-[.B587])" office:value-type="float" office:value="223" calcext:value-type="float">
            <text:p>223</text:p>
          </table:table-cell>
          <table:table-cell table:formula="of:=IF(ISBLANK([.C588])&amp;ISBLANK([.C587]);&quot;&quot;;[.C588]-[.C58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30" calcext:value-type="date">
            <text:p>10/30/2021</text:p>
          </table:table-cell>
          <table:table-cell office:value-type="float" office:value="183488" calcext:value-type="float">
            <text:p>183488</text:p>
          </table:table-cell>
          <table:table-cell office:value-type="float" office:value="1568" calcext:value-type="float">
            <text:p>1568</text:p>
          </table:table-cell>
          <table:table-cell table:formula="of:=IF(ISBLANK([.B589])&amp;ISBLANK([.B588]);&quot;&quot;;[.B589]-[.B588])" office:value-type="float" office:value="147" calcext:value-type="float">
            <text:p>147</text:p>
          </table:table-cell>
          <table:table-cell table:formula="of:=IF(ISBLANK([.C589])&amp;ISBLANK([.C588]);&quot;&quot;;[.C589]-[.C58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31" calcext:value-type="date">
            <text:p>10/31/2021</text:p>
          </table:table-cell>
          <table:table-cell office:value-type="float" office:value="183613" calcext:value-type="float">
            <text:p>183613</text:p>
          </table:table-cell>
          <table:table-cell office:value-type="float" office:value="1571" calcext:value-type="float">
            <text:p>1571</text:p>
          </table:table-cell>
          <table:table-cell table:formula="of:=IF(ISBLANK([.B590])&amp;ISBLANK([.B589]);&quot;&quot;;[.B590]-[.B589])" office:value-type="float" office:value="125" calcext:value-type="float">
            <text:p>125</text:p>
          </table:table-cell>
          <table:table-cell table:formula="of:=IF(ISBLANK([.C590])&amp;ISBLANK([.C589]);&quot;&quot;;[.C590]-[.C5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01" calcext:value-type="date">
            <text:p>11/01/2021</text:p>
          </table:table-cell>
          <table:table-cell office:value-type="float" office:value="183854" calcext:value-type="float">
            <text:p>183854</text:p>
          </table:table-cell>
          <table:table-cell office:value-type="float" office:value="1577" calcext:value-type="float">
            <text:p>1577</text:p>
          </table:table-cell>
          <table:table-cell table:formula="of:=IF(ISBLANK([.B591])&amp;ISBLANK([.B590]);&quot;&quot;;[.B591]-[.B590])" office:value-type="float" office:value="241" calcext:value-type="float">
            <text:p>241</text:p>
          </table:table-cell>
          <table:table-cell table:formula="of:=IF(ISBLANK([.C591])&amp;ISBLANK([.C590]);&quot;&quot;;[.C591]-[.C59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1-02" calcext:value-type="date">
            <text:p>11/02/2021</text:p>
          </table:table-cell>
          <table:table-cell office:value-type="float" office:value="184071" calcext:value-type="float">
            <text:p>184071</text:p>
          </table:table-cell>
          <table:table-cell office:value-type="float" office:value="1581" calcext:value-type="float">
            <text:p>1581</text:p>
          </table:table-cell>
          <table:table-cell table:formula="of:=IF(ISBLANK([.B592])&amp;ISBLANK([.B591]);&quot;&quot;;[.B592]-[.B591])" office:value-type="float" office:value="217" calcext:value-type="float">
            <text:p>217</text:p>
          </table:table-cell>
          <table:table-cell table:formula="of:=IF(ISBLANK([.C592])&amp;ISBLANK([.C591]);&quot;&quot;;[.C592]-[.C59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3" calcext:value-type="date">
            <text:p>11/03/2021</text:p>
          </table:table-cell>
          <table:table-cell office:value-type="float" office:value="184254" calcext:value-type="float">
            <text:p>184254</text:p>
          </table:table-cell>
          <table:table-cell office:value-type="float" office:value="1583" calcext:value-type="float">
            <text:p>1583</text:p>
          </table:table-cell>
          <table:table-cell table:formula="of:=IF(ISBLANK([.B593])&amp;ISBLANK([.B592]);&quot;&quot;;[.B593]-[.B592])" office:value-type="float" office:value="183" calcext:value-type="float">
            <text:p>183</text:p>
          </table:table-cell>
          <table:table-cell table:formula="of:=IF(ISBLANK([.C593])&amp;ISBLANK([.C592]);&quot;&quot;;[.C593]-[.C59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04" calcext:value-type="date">
            <text:p>11/04/2021</text:p>
          </table:table-cell>
          <table:table-cell office:value-type="float" office:value="184455" calcext:value-type="float">
            <text:p>184455</text:p>
          </table:table-cell>
          <table:table-cell office:value-type="float" office:value="1587" calcext:value-type="float">
            <text:p>1587</text:p>
          </table:table-cell>
          <table:table-cell table:formula="of:=IF(ISBLANK([.B594])&amp;ISBLANK([.B593]);&quot;&quot;;[.B594]-[.B593])" office:value-type="float" office:value="201" calcext:value-type="float">
            <text:p>201</text:p>
          </table:table-cell>
          <table:table-cell table:formula="of:=IF(ISBLANK([.C594])&amp;ISBLANK([.C593]);&quot;&quot;;[.C594]-[.C59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5" calcext:value-type="date">
            <text:p>11/05/2021</text:p>
          </table:table-cell>
          <table:table-cell office:value-type="float" office:value="184647" calcext:value-type="float">
            <text:p>184647</text:p>
          </table:table-cell>
          <table:table-cell office:value-type="float" office:value="1592" calcext:value-type="float">
            <text:p>1592</text:p>
          </table:table-cell>
          <table:table-cell table:formula="of:=IF(ISBLANK([.B595])&amp;ISBLANK([.B594]);&quot;&quot;;[.B595]-[.B594])" office:value-type="float" office:value="192" calcext:value-type="float">
            <text:p>192</text:p>
          </table:table-cell>
          <table:table-cell table:formula="of:=IF(ISBLANK([.C595])&amp;ISBLANK([.C594]);&quot;&quot;;[.C595]-[.C59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06" calcext:value-type="date">
            <text:p>11/06/2021</text:p>
          </table:table-cell>
          <table:table-cell office:value-type="float" office:value="184729" calcext:value-type="float">
            <text:p>184729</text:p>
          </table:table-cell>
          <table:table-cell office:value-type="float" office:value="1596" calcext:value-type="float">
            <text:p>1596</text:p>
          </table:table-cell>
          <table:table-cell table:formula="of:=IF(ISBLANK([.B596])&amp;ISBLANK([.B595]);&quot;&quot;;[.B596]-[.B595])" office:value-type="float" office:value="82" calcext:value-type="float">
            <text:p>82</text:p>
          </table:table-cell>
          <table:table-cell table:formula="of:=IF(ISBLANK([.C596])&amp;ISBLANK([.C595]);&quot;&quot;;[.C596]-[.C59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7" calcext:value-type="date">
            <text:p>11/07/2021</text:p>
          </table:table-cell>
          <table:table-cell office:value-type="float" office:value="184830" calcext:value-type="float">
            <text:p>184830</text:p>
          </table:table-cell>
          <table:table-cell office:value-type="float" office:value="1600" calcext:value-type="float">
            <text:p>1600</text:p>
          </table:table-cell>
          <table:table-cell table:formula="of:=IF(ISBLANK([.B597])&amp;ISBLANK([.B596]);&quot;&quot;;[.B597]-[.B596])" office:value-type="float" office:value="101" calcext:value-type="float">
            <text:p>101</text:p>
          </table:table-cell>
          <table:table-cell table:formula="of:=IF(ISBLANK([.C597])&amp;ISBLANK([.C596]);&quot;&quot;;[.C597]-[.C59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8" calcext:value-type="date">
            <text:p>11/08/2021</text:p>
          </table:table-cell>
          <table:table-cell office:value-type="float" office:value="184989" calcext:value-type="float">
            <text:p>184989</text:p>
          </table:table-cell>
          <table:table-cell office:value-type="float" office:value="1603" calcext:value-type="float">
            <text:p>1603</text:p>
          </table:table-cell>
          <table:table-cell table:formula="of:=IF(ISBLANK([.B598])&amp;ISBLANK([.B597]);&quot;&quot;;[.B598]-[.B597])" office:value-type="float" office:value="159" calcext:value-type="float">
            <text:p>159</text:p>
          </table:table-cell>
          <table:table-cell table:formula="of:=IF(ISBLANK([.C598])&amp;ISBLANK([.C597]);&quot;&quot;;[.C598]-[.C59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09" calcext:value-type="date">
            <text:p>11/09/2021</text:p>
          </table:table-cell>
          <table:table-cell office:value-type="float" office:value="185134" calcext:value-type="float">
            <text:p>185134</text:p>
          </table:table-cell>
          <table:table-cell office:value-type="float" office:value="1605" calcext:value-type="float">
            <text:p>1605</text:p>
          </table:table-cell>
          <table:table-cell table:formula="of:=IF(ISBLANK([.B599])&amp;ISBLANK([.B598]);&quot;&quot;;[.B599]-[.B598])" office:value-type="float" office:value="145" calcext:value-type="float">
            <text:p>145</text:p>
          </table:table-cell>
          <table:table-cell table:formula="of:=IF(ISBLANK([.C599])&amp;ISBLANK([.C598]);&quot;&quot;;[.C599]-[.C59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0" calcext:value-type="date">
            <text:p>11/10/2021</text:p>
          </table:table-cell>
          <table:table-cell office:value-type="float" office:value="185279" calcext:value-type="float">
            <text:p>185279</text:p>
          </table:table-cell>
          <table:table-cell office:value-type="float" office:value="1607" calcext:value-type="float">
            <text:p>1607</text:p>
          </table:table-cell>
          <table:table-cell table:formula="of:=IF(ISBLANK([.B600])&amp;ISBLANK([.B599]);&quot;&quot;;[.B600]-[.B599])" office:value-type="float" office:value="145" calcext:value-type="float">
            <text:p>145</text:p>
          </table:table-cell>
          <table:table-cell table:formula="of:=IF(ISBLANK([.C600])&amp;ISBLANK([.C599]);&quot;&quot;;[.C600]-[.C5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185417" calcext:value-type="float">
            <text:p>185417</text:p>
          </table:table-cell>
          <table:table-cell office:value-type="float" office:value="1610" calcext:value-type="float">
            <text:p>1610</text:p>
          </table:table-cell>
          <table:table-cell table:formula="of:=IF(ISBLANK([.B601])&amp;ISBLANK([.B600]);&quot;&quot;;[.B601]-[.B600])" office:value-type="float" office:value="138" calcext:value-type="float">
            <text:p>138</text:p>
          </table:table-cell>
          <table:table-cell table:formula="of:=IF(ISBLANK([.C601])&amp;ISBLANK([.C600]);&quot;&quot;;[.C601]-[.C60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12" calcext:value-type="date">
            <text:p>11/12/2021</text:p>
          </table:table-cell>
          <table:table-cell office:value-type="float" office:value="185563" calcext:value-type="float">
            <text:p>185563</text:p>
          </table:table-cell>
          <table:table-cell office:value-type="float" office:value="1612" calcext:value-type="float">
            <text:p>1612</text:p>
          </table:table-cell>
          <table:table-cell table:formula="of:=IF(ISBLANK([.B602])&amp;ISBLANK([.B601]);&quot;&quot;;[.B602]-[.B601])" office:value-type="float" office:value="146" calcext:value-type="float">
            <text:p>146</text:p>
          </table:table-cell>
          <table:table-cell table:formula="of:=IF(ISBLANK([.C602])&amp;ISBLANK([.C601]);&quot;&quot;;[.C602]-[.C60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3" calcext:value-type="date">
            <text:p>11/13/2021</text:p>
          </table:table-cell>
          <table:table-cell office:value-type="float" office:value="185616" calcext:value-type="float">
            <text:p>185616</text:p>
          </table:table-cell>
          <table:table-cell office:value-type="float" office:value="1613" calcext:value-type="float">
            <text:p>1613</text:p>
          </table:table-cell>
          <table:table-cell table:formula="of:=IF(ISBLANK([.B603])&amp;ISBLANK([.B602]);&quot;&quot;;[.B603]-[.B602])" office:value-type="float" office:value="53" calcext:value-type="float">
            <text:p>53</text:p>
          </table:table-cell>
          <table:table-cell table:formula="of:=IF(ISBLANK([.C603])&amp;ISBLANK([.C602]);&quot;&quot;;[.C603]-[.C60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4" calcext:value-type="date">
            <text:p>11/14/2021</text:p>
          </table:table-cell>
          <table:table-cell office:value-type="float" office:value="185691" calcext:value-type="float">
            <text:p>185691</text:p>
          </table:table-cell>
          <table:table-cell office:value-type="float" office:value="1616" calcext:value-type="float">
            <text:p>1616</text:p>
          </table:table-cell>
          <table:table-cell table:formula="of:=IF(ISBLANK([.B604])&amp;ISBLANK([.B603]);&quot;&quot;;[.B604]-[.B603])" office:value-type="float" office:value="75" calcext:value-type="float">
            <text:p>75</text:p>
          </table:table-cell>
          <table:table-cell table:formula="of:=IF(ISBLANK([.C604])&amp;ISBLANK([.C603]);&quot;&quot;;[.C604]-[.C6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15" calcext:value-type="date">
            <text:p>11/15/2021</text:p>
          </table:table-cell>
          <table:table-cell office:value-type="float" office:value="185837" calcext:value-type="float">
            <text:p>185837</text:p>
          </table:table-cell>
          <table:table-cell office:value-type="float" office:value="1622" calcext:value-type="float">
            <text:p>1622</text:p>
          </table:table-cell>
          <table:table-cell table:formula="of:=IF(ISBLANK([.B605])&amp;ISBLANK([.B604]);&quot;&quot;;[.B605]-[.B604])" office:value-type="float" office:value="146" calcext:value-type="float">
            <text:p>146</text:p>
          </table:table-cell>
          <table:table-cell table:formula="of:=IF(ISBLANK([.C605])&amp;ISBLANK([.C604]);&quot;&quot;;[.C605]-[.C6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1-16" calcext:value-type="date">
            <text:p>11/16/2021</text:p>
          </table:table-cell>
          <table:table-cell office:value-type="float" office:value="185860" calcext:value-type="float">
            <text:p>185860</text:p>
          </table:table-cell>
          <table:table-cell office:value-type="float" office:value="1624" calcext:value-type="float">
            <text:p>1624</text:p>
          </table:table-cell>
          <table:table-cell table:formula="of:=IF(ISBLANK([.B606])&amp;ISBLANK([.B605]);&quot;&quot;;[.B606]-[.B605])" office:value-type="float" office:value="23" calcext:value-type="float">
            <text:p>23</text:p>
          </table:table-cell>
          <table:table-cell table:formula="of:=IF(ISBLANK([.C606])&amp;ISBLANK([.C605]);&quot;&quot;;[.C606]-[.C60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7" calcext:value-type="date">
            <text:p>11/17/2021</text:p>
          </table:table-cell>
          <table:table-cell office:value-type="float" office:value="186007" calcext:value-type="float">
            <text:p>186007</text:p>
          </table:table-cell>
          <table:table-cell office:value-type="float" office:value="1625" calcext:value-type="float">
            <text:p>1625</text:p>
          </table:table-cell>
          <table:table-cell table:formula="of:=IF(ISBLANK([.B607])&amp;ISBLANK([.B606]);&quot;&quot;;[.B607]-[.B606])" office:value-type="float" office:value="147" calcext:value-type="float">
            <text:p>147</text:p>
          </table:table-cell>
          <table:table-cell table:formula="of:=IF(ISBLANK([.C607])&amp;ISBLANK([.C606]);&quot;&quot;;[.C607]-[.C6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8" calcext:value-type="date">
            <text:p>11/18/2021</text:p>
          </table:table-cell>
          <table:table-cell office:value-type="float" office:value="186125" calcext:value-type="float">
            <text:p>186125</text:p>
          </table:table-cell>
          <table:table-cell office:value-type="float" office:value="1627" calcext:value-type="float">
            <text:p>1627</text:p>
          </table:table-cell>
          <table:table-cell table:formula="of:=IF(ISBLANK([.B608])&amp;ISBLANK([.B607]);&quot;&quot;;[.B608]-[.B607])" office:value-type="float" office:value="118" calcext:value-type="float">
            <text:p>118</text:p>
          </table:table-cell>
          <table:table-cell table:formula="of:=IF(ISBLANK([.C608])&amp;ISBLANK([.C607]);&quot;&quot;;[.C608]-[.C60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9" calcext:value-type="date">
            <text:p>11/19/2021</text:p>
          </table:table-cell>
          <table:table-cell office:value-type="float" office:value="186242" calcext:value-type="float">
            <text:p>186242</text:p>
          </table:table-cell>
          <table:table-cell office:value-type="float" office:value="1628" calcext:value-type="float">
            <text:p>1628</text:p>
          </table:table-cell>
          <table:table-cell table:formula="of:=IF(ISBLANK([.B609])&amp;ISBLANK([.B608]);&quot;&quot;;[.B609]-[.B608])" office:value-type="float" office:value="117" calcext:value-type="float">
            <text:p>117</text:p>
          </table:table-cell>
          <table:table-cell table:formula="of:=IF(ISBLANK([.C609])&amp;ISBLANK([.C608]);&quot;&quot;;[.C609]-[.C60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0" calcext:value-type="date">
            <text:p>11/20/2021</text:p>
          </table:table-cell>
          <table:table-cell office:value-type="float" office:value="186297" calcext:value-type="float">
            <text:p>186297</text:p>
          </table:table-cell>
          <table:table-cell office:value-type="float" office:value="1629" calcext:value-type="float">
            <text:p>1629</text:p>
          </table:table-cell>
          <table:table-cell table:formula="of:=IF(ISBLANK([.B610])&amp;ISBLANK([.B609]);&quot;&quot;;[.B610]-[.B609])" office:value-type="float" office:value="55" calcext:value-type="float">
            <text:p>55</text:p>
          </table:table-cell>
          <table:table-cell table:formula="of:=IF(ISBLANK([.C610])&amp;ISBLANK([.C609]);&quot;&quot;;[.C610]-[.C6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11/21/2021</text:p>
          </table:table-cell>
          <table:table-cell office:value-type="float" office:value="186357" calcext:value-type="float">
            <text:p>186357</text:p>
          </table:table-cell>
          <table:table-cell office:value-type="float" office:value="1632" calcext:value-type="float">
            <text:p>1632</text:p>
          </table:table-cell>
          <table:table-cell table:formula="of:=IF(ISBLANK([.B611])&amp;ISBLANK([.B610]);&quot;&quot;;[.B611]-[.B610])" office:value-type="float" office:value="60" calcext:value-type="float">
            <text:p>60</text:p>
          </table:table-cell>
          <table:table-cell table:formula="of:=IF(ISBLANK([.C611])&amp;ISBLANK([.C610]);&quot;&quot;;[.C611]-[.C61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2" calcext:value-type="date">
            <text:p>11/22/2021</text:p>
          </table:table-cell>
          <table:table-cell office:value-type="float" office:value="186462" calcext:value-type="float">
            <text:p>186462</text:p>
          </table:table-cell>
          <table:table-cell office:value-type="float" office:value="1633" calcext:value-type="float">
            <text:p>1633</text:p>
          </table:table-cell>
          <table:table-cell table:formula="of:=IF(ISBLANK([.B612])&amp;ISBLANK([.B611]);&quot;&quot;;[.B612]-[.B611])" office:value-type="float" office:value="105" calcext:value-type="float">
            <text:p>105</text:p>
          </table:table-cell>
          <table:table-cell table:formula="of:=IF(ISBLANK([.C612])&amp;ISBLANK([.C611]);&quot;&quot;;[.C612]-[.C61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11/23/2021</text:p>
          </table:table-cell>
          <table:table-cell office:value-type="float" office:value="186580" calcext:value-type="float">
            <text:p>186580</text:p>
          </table:table-cell>
          <table:table-cell office:value-type="float" office:value="1635" calcext:value-type="float">
            <text:p>1635</text:p>
          </table:table-cell>
          <table:table-cell table:formula="of:=IF(ISBLANK([.B613])&amp;ISBLANK([.B612]);&quot;&quot;;[.B613]-[.B612])" office:value-type="float" office:value="118" calcext:value-type="float">
            <text:p>118</text:p>
          </table:table-cell>
          <table:table-cell table:formula="of:=IF(ISBLANK([.C613])&amp;ISBLANK([.C612]);&quot;&quot;;[.C613]-[.C6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24" calcext:value-type="date">
            <text:p>11/24/2021</text:p>
          </table:table-cell>
          <table:table-cell office:value-type="float" office:value="186686" calcext:value-type="float">
            <text:p>186686</text:p>
          </table:table-cell>
          <table:table-cell office:value-type="float" office:value="1638" calcext:value-type="float">
            <text:p>1638</text:p>
          </table:table-cell>
          <table:table-cell table:formula="of:=IF(ISBLANK([.B614])&amp;ISBLANK([.B613]);&quot;&quot;;[.B614]-[.B613])" office:value-type="float" office:value="106" calcext:value-type="float">
            <text:p>106</text:p>
          </table:table-cell>
          <table:table-cell table:formula="of:=IF(ISBLANK([.C614])&amp;ISBLANK([.C613]);&quot;&quot;;[.C614]-[.C61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5" calcext:value-type="date">
            <text:p>11/25/2021</text:p>
          </table:table-cell>
          <table:table-cell office:value-type="float" office:value="186772" calcext:value-type="float">
            <text:p>186772</text:p>
          </table:table-cell>
          <table:table-cell office:value-type="float" office:value="1639" calcext:value-type="float">
            <text:p>1639</text:p>
          </table:table-cell>
          <table:table-cell table:formula="of:=IF(ISBLANK([.B615])&amp;ISBLANK([.B614]);&quot;&quot;;[.B615]-[.B614])" office:value-type="float" office:value="86" calcext:value-type="float">
            <text:p>86</text:p>
          </table:table-cell>
          <table:table-cell table:formula="of:=IF(ISBLANK([.C615])&amp;ISBLANK([.C614]);&quot;&quot;;[.C615]-[.C61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6" calcext:value-type="date">
            <text:p>11/26/2021</text:p>
          </table:table-cell>
          <table:table-cell office:value-type="float" office:value="186849" calcext:value-type="float">
            <text:p>186849</text:p>
          </table:table-cell>
          <table:table-cell office:value-type="float" office:value="1640" calcext:value-type="float">
            <text:p>1640</text:p>
          </table:table-cell>
          <table:table-cell table:formula="of:=IF(ISBLANK([.B616])&amp;ISBLANK([.B615]);&quot;&quot;;[.B616]-[.B615])" office:value-type="float" office:value="77" calcext:value-type="float">
            <text:p>77</text:p>
          </table:table-cell>
          <table:table-cell table:formula="of:=IF(ISBLANK([.C616])&amp;ISBLANK([.C615]);&quot;&quot;;[.C616]-[.C61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11/27/2021</text:p>
          </table:table-cell>
          <table:table-cell office:value-type="float" office:value="186905" calcext:value-type="float">
            <text:p>186905</text:p>
          </table:table-cell>
          <table:table-cell office:value-type="float" office:value="1643" calcext:value-type="float">
            <text:p>1643</text:p>
          </table:table-cell>
          <table:table-cell table:formula="of:=IF(ISBLANK([.B617])&amp;ISBLANK([.B616]);&quot;&quot;;[.B617]-[.B616])" office:value-type="float" office:value="56" calcext:value-type="float">
            <text:p>56</text:p>
          </table:table-cell>
          <table:table-cell table:formula="of:=IF(ISBLANK([.C617])&amp;ISBLANK([.C616]);&quot;&quot;;[.C617]-[.C61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11/28/2021</text:p>
          </table:table-cell>
          <table:table-cell office:value-type="float" office:value="186975" calcext:value-type="float">
            <text:p>186975</text:p>
          </table:table-cell>
          <table:table-cell office:value-type="float" office:value="1643" calcext:value-type="float">
            <text:p>1643</text:p>
          </table:table-cell>
          <table:table-cell table:formula="of:=IF(ISBLANK([.B618])&amp;ISBLANK([.B617]);&quot;&quot;;[.B618]-[.B617])" office:value-type="float" office:value="70" calcext:value-type="float">
            <text:p>70</text:p>
          </table:table-cell>
          <table:table-cell table:formula="of:=IF(ISBLANK([.C618])&amp;ISBLANK([.C617]);&quot;&quot;;[.C618]-[.C6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9" calcext:value-type="date">
            <text:p>11/29/2021</text:p>
          </table:table-cell>
          <table:table-cell office:value-type="float" office:value="187113" calcext:value-type="float">
            <text:p>187113</text:p>
          </table:table-cell>
          <table:table-cell office:value-type="float" office:value="1643" calcext:value-type="float">
            <text:p>1643</text:p>
          </table:table-cell>
          <table:table-cell table:formula="of:=IF(ISBLANK([.B619])&amp;ISBLANK([.B618]);&quot;&quot;;[.B619]-[.B618])" office:value-type="float" office:value="138" calcext:value-type="float">
            <text:p>138</text:p>
          </table:table-cell>
          <table:table-cell table:formula="of:=IF(ISBLANK([.C619])&amp;ISBLANK([.C618]);&quot;&quot;;[.C619]-[.C61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30" calcext:value-type="date">
            <text:p>11/30/2021</text:p>
          </table:table-cell>
          <table:table-cell office:value-type="float" office:value="187234" calcext:value-type="float">
            <text:p>187234</text:p>
          </table:table-cell>
          <table:table-cell office:value-type="float" office:value="1647" calcext:value-type="float">
            <text:p>1647</text:p>
          </table:table-cell>
          <table:table-cell table:formula="of:=IF(ISBLANK([.B620])&amp;ISBLANK([.B619]);&quot;&quot;;[.B620]-[.B619])" office:value-type="float" office:value="121" calcext:value-type="float">
            <text:p>121</text:p>
          </table:table-cell>
          <table:table-cell table:formula="of:=IF(ISBLANK([.C620])&amp;ISBLANK([.C619]);&quot;&quot;;[.C620]-[.C6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01" calcext:value-type="date">
            <text:p>12/01/2021</text:p>
          </table:table-cell>
          <table:table-cell office:value-type="float" office:value="187364" calcext:value-type="float">
            <text:p>187364</text:p>
          </table:table-cell>
          <table:table-cell office:value-type="float" office:value="1648" calcext:value-type="float">
            <text:p>1648</text:p>
          </table:table-cell>
          <table:table-cell table:formula="of:=IF(ISBLANK([.B621])&amp;ISBLANK([.B620]);&quot;&quot;;[.B621]-[.B620])" office:value-type="float" office:value="130" calcext:value-type="float">
            <text:p>130</text:p>
          </table:table-cell>
          <table:table-cell table:formula="of:=IF(ISBLANK([.C621])&amp;ISBLANK([.C620]);&quot;&quot;;[.C621]-[.C6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2" calcext:value-type="date">
            <text:p>12/02/2021</text:p>
          </table:table-cell>
          <table:table-cell office:value-type="float" office:value="187463" calcext:value-type="float">
            <text:p>187463</text:p>
          </table:table-cell>
          <table:table-cell office:value-type="float" office:value="1651" calcext:value-type="float">
            <text:p>1651</text:p>
          </table:table-cell>
          <table:table-cell table:formula="of:=IF(ISBLANK([.B622])&amp;ISBLANK([.B621]);&quot;&quot;;[.B622]-[.B621])" office:value-type="float" office:value="99" calcext:value-type="float">
            <text:p>99</text:p>
          </table:table-cell>
          <table:table-cell table:formula="of:=IF(ISBLANK([.C622])&amp;ISBLANK([.C621]);&quot;&quot;;[.C622]-[.C62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03" calcext:value-type="date">
            <text:p>12/03/2021</text:p>
          </table:table-cell>
          <table:table-cell office:value-type="float" office:value="187558" calcext:value-type="float">
            <text:p>187558</text:p>
          </table:table-cell>
          <table:table-cell office:value-type="float" office:value="1652" calcext:value-type="float">
            <text:p>1652</text:p>
          </table:table-cell>
          <table:table-cell table:formula="of:=IF(ISBLANK([.B623])&amp;ISBLANK([.B622]);&quot;&quot;;[.B623]-[.B622])" office:value-type="float" office:value="95" calcext:value-type="float">
            <text:p>95</text:p>
          </table:table-cell>
          <table:table-cell table:formula="of:=IF(ISBLANK([.C623])&amp;ISBLANK([.C622]);&quot;&quot;;[.C623]-[.C62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4" calcext:value-type="date">
            <text:p>12/04/2021</text:p>
          </table:table-cell>
          <table:table-cell office:value-type="float" office:value="187622" calcext:value-type="float">
            <text:p>187622</text:p>
          </table:table-cell>
          <table:table-cell office:value-type="float" office:value="1653" calcext:value-type="float">
            <text:p>1653</text:p>
          </table:table-cell>
          <table:table-cell table:formula="of:=IF(ISBLANK([.B624])&amp;ISBLANK([.B623]);&quot;&quot;;[.B624]-[.B623])" office:value-type="float" office:value="64" calcext:value-type="float">
            <text:p>64</text:p>
          </table:table-cell>
          <table:table-cell table:formula="of:=IF(ISBLANK([.C624])&amp;ISBLANK([.C623]);&quot;&quot;;[.C624]-[.C6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5" calcext:value-type="date">
            <text:p>12/05/2021</text:p>
          </table:table-cell>
          <table:table-cell office:value-type="float" office:value="187691" calcext:value-type="float">
            <text:p>187691</text:p>
          </table:table-cell>
          <table:table-cell office:value-type="float" office:value="1654" calcext:value-type="float">
            <text:p>1654</text:p>
          </table:table-cell>
          <table:table-cell table:formula="of:=IF(ISBLANK([.B625])&amp;ISBLANK([.B624]);&quot;&quot;;[.B625]-[.B624])" office:value-type="float" office:value="69" calcext:value-type="float">
            <text:p>69</text:p>
          </table:table-cell>
          <table:table-cell table:formula="of:=IF(ISBLANK([.C625])&amp;ISBLANK([.C624]);&quot;&quot;;[.C625]-[.C62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6" calcext:value-type="date">
            <text:p>12/06/2021</text:p>
          </table:table-cell>
          <table:table-cell office:value-type="float" office:value="187842" calcext:value-type="float">
            <text:p>187842</text:p>
          </table:table-cell>
          <table:table-cell office:value-type="float" office:value="1655" calcext:value-type="float">
            <text:p>1655</text:p>
          </table:table-cell>
          <table:table-cell table:formula="of:=IF(ISBLANK([.B626])&amp;ISBLANK([.B625]);&quot;&quot;;[.B626]-[.B625])" office:value-type="float" office:value="151" calcext:value-type="float">
            <text:p>151</text:p>
          </table:table-cell>
          <table:table-cell table:formula="of:=IF(ISBLANK([.C626])&amp;ISBLANK([.C625]);&quot;&quot;;[.C626]-[.C62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7" calcext:value-type="date">
            <text:p>12/07/2021</text:p>
          </table:table-cell>
          <table:table-cell office:value-type="float" office:value="187956" calcext:value-type="float">
            <text:p>187956</text:p>
          </table:table-cell>
          <table:table-cell office:value-type="float" office:value="1656" calcext:value-type="float">
            <text:p>1656</text:p>
          </table:table-cell>
          <table:table-cell table:formula="of:=IF(ISBLANK([.B627])&amp;ISBLANK([.B626]);&quot;&quot;;[.B627]-[.B626])" office:value-type="float" office:value="114" calcext:value-type="float">
            <text:p>114</text:p>
          </table:table-cell>
          <table:table-cell table:formula="of:=IF(ISBLANK([.C627])&amp;ISBLANK([.C626]);&quot;&quot;;[.C627]-[.C6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8" calcext:value-type="date">
            <text:p>12/08/2021</text:p>
          </table:table-cell>
          <table:table-cell office:value-type="float" office:value="188061" calcext:value-type="float">
            <text:p>188061</text:p>
          </table:table-cell>
          <table:table-cell office:value-type="float" office:value="1657" calcext:value-type="float">
            <text:p>1657</text:p>
          </table:table-cell>
          <table:table-cell table:formula="of:=IF(ISBLANK([.B628])&amp;ISBLANK([.B627]);&quot;&quot;;[.B628]-[.B627])" office:value-type="float" office:value="105" calcext:value-type="float">
            <text:p>105</text:p>
          </table:table-cell>
          <table:table-cell table:formula="of:=IF(ISBLANK([.C628])&amp;ISBLANK([.C627]);&quot;&quot;;[.C628]-[.C62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9" calcext:value-type="date">
            <text:p>12/09/2021</text:p>
          </table:table-cell>
          <table:table-cell office:value-type="float" office:value="188171" calcext:value-type="float">
            <text:p>188171</text:p>
          </table:table-cell>
          <table:table-cell office:value-type="float" office:value="1658" calcext:value-type="float">
            <text:p>1658</text:p>
          </table:table-cell>
          <table:table-cell table:formula="of:=IF(ISBLANK([.B629])&amp;ISBLANK([.B628]);&quot;&quot;;[.B629]-[.B628])" office:value-type="float" office:value="110" calcext:value-type="float">
            <text:p>110</text:p>
          </table:table-cell>
          <table:table-cell table:formula="of:=IF(ISBLANK([.C629])&amp;ISBLANK([.C628]);&quot;&quot;;[.C629]-[.C6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0" calcext:value-type="date">
            <text:p>12/10/2021</text:p>
          </table:table-cell>
          <table:table-cell office:value-type="float" office:value="188268" calcext:value-type="float">
            <text:p>188268</text:p>
          </table:table-cell>
          <table:table-cell office:value-type="float" office:value="1661" calcext:value-type="float">
            <text:p>1661</text:p>
          </table:table-cell>
          <table:table-cell table:formula="of:=IF(ISBLANK([.B630])&amp;ISBLANK([.B629]);&quot;&quot;;[.B630]-[.B629])" office:value-type="float" office:value="97" calcext:value-type="float">
            <text:p>97</text:p>
          </table:table-cell>
          <table:table-cell table:formula="of:=IF(ISBLANK([.C630])&amp;ISBLANK([.C629]);&quot;&quot;;[.C630]-[.C6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1" calcext:value-type="date">
            <text:p>12/11/2021</text:p>
          </table:table-cell>
          <table:table-cell office:value-type="float" office:value="188319" calcext:value-type="float">
            <text:p>188319</text:p>
          </table:table-cell>
          <table:table-cell office:value-type="float" office:value="1662" calcext:value-type="float">
            <text:p>1662</text:p>
          </table:table-cell>
          <table:table-cell table:formula="of:=IF(ISBLANK([.B631])&amp;ISBLANK([.B630]);&quot;&quot;;[.B631]-[.B630])" office:value-type="float" office:value="51" calcext:value-type="float">
            <text:p>51</text:p>
          </table:table-cell>
          <table:table-cell table:formula="of:=IF(ISBLANK([.C631])&amp;ISBLANK([.C630]);&quot;&quot;;[.C631]-[.C6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88393" calcext:value-type="float">
            <text:p>188393</text:p>
          </table:table-cell>
          <table:table-cell office:value-type="float" office:value="1667" calcext:value-type="float">
            <text:p>1667</text:p>
          </table:table-cell>
          <table:table-cell table:formula="of:=IF(ISBLANK([.B632])&amp;ISBLANK([.B631]);&quot;&quot;;[.B632]-[.B631])" office:value-type="float" office:value="74" calcext:value-type="float">
            <text:p>74</text:p>
          </table:table-cell>
          <table:table-cell table:formula="of:=IF(ISBLANK([.C632])&amp;ISBLANK([.C631]);&quot;&quot;;[.C632]-[.C63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3" calcext:value-type="date">
            <text:p>12/13/2021</text:p>
          </table:table-cell>
          <table:table-cell office:value-type="float" office:value="188532" calcext:value-type="float">
            <text:p>188532</text:p>
          </table:table-cell>
          <table:table-cell office:value-type="float" office:value="1667" calcext:value-type="float">
            <text:p>1667</text:p>
          </table:table-cell>
          <table:table-cell table:formula="of:=IF(ISBLANK([.B633])&amp;ISBLANK([.B632]);&quot;&quot;;[.B633]-[.B632])" office:value-type="float" office:value="139" calcext:value-type="float">
            <text:p>139</text:p>
          </table:table-cell>
          <table:table-cell table:formula="of:=IF(ISBLANK([.C633])&amp;ISBLANK([.C632]);&quot;&quot;;[.C633]-[.C63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4" calcext:value-type="date">
            <text:p>12/14/2021</text:p>
          </table:table-cell>
          <table:table-cell office:value-type="float" office:value="188660" calcext:value-type="float">
            <text:p>188660</text:p>
          </table:table-cell>
          <table:table-cell office:value-type="float" office:value="1669" calcext:value-type="float">
            <text:p>1669</text:p>
          </table:table-cell>
          <table:table-cell table:formula="of:=IF(ISBLANK([.B634])&amp;ISBLANK([.B633]);&quot;&quot;;[.B634]-[.B633])" office:value-type="float" office:value="128" calcext:value-type="float">
            <text:p>128</text:p>
          </table:table-cell>
          <table:table-cell table:formula="of:=IF(ISBLANK([.C634])&amp;ISBLANK([.C633]);&quot;&quot;;[.C634]-[.C63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2/15/2021</text:p>
          </table:table-cell>
          <table:table-cell office:value-type="float" office:value="188787" calcext:value-type="float">
            <text:p>188787</text:p>
          </table:table-cell>
          <table:table-cell office:value-type="float" office:value="1669" calcext:value-type="float">
            <text:p>1669</text:p>
          </table:table-cell>
          <table:table-cell table:formula="of:=IF(ISBLANK([.B635])&amp;ISBLANK([.B634]);&quot;&quot;;[.B635]-[.B634])" office:value-type="float" office:value="127" calcext:value-type="float">
            <text:p>127</text:p>
          </table:table-cell>
          <table:table-cell table:formula="of:=IF(ISBLANK([.C635])&amp;ISBLANK([.C634]);&quot;&quot;;[.C635]-[.C6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6" calcext:value-type="date">
            <text:p>12/16/2021</text:p>
          </table:table-cell>
          <table:table-cell office:value-type="float" office:value="188922" calcext:value-type="float">
            <text:p>188922</text:p>
          </table:table-cell>
          <table:table-cell office:value-type="float" office:value="1669" calcext:value-type="float">
            <text:p>1669</text:p>
          </table:table-cell>
          <table:table-cell table:formula="of:=IF(ISBLANK([.B636])&amp;ISBLANK([.B635]);&quot;&quot;;[.B636]-[.B635])" office:value-type="float" office:value="135" calcext:value-type="float">
            <text:p>135</text:p>
          </table:table-cell>
          <table:table-cell table:formula="of:=IF(ISBLANK([.C636])&amp;ISBLANK([.C635]);&quot;&quot;;[.C636]-[.C63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7" calcext:value-type="date">
            <text:p>12/17/2021</text:p>
          </table:table-cell>
          <table:table-cell office:value-type="float" office:value="189057" calcext:value-type="float">
            <text:p>189057</text:p>
          </table:table-cell>
          <table:table-cell office:value-type="float" office:value="1669" calcext:value-type="float">
            <text:p>1669</text:p>
          </table:table-cell>
          <table:table-cell table:formula="of:=IF(ISBLANK([.B637])&amp;ISBLANK([.B636]);&quot;&quot;;[.B637]-[.B636])" office:value-type="float" office:value="135" calcext:value-type="float">
            <text:p>135</text:p>
          </table:table-cell>
          <table:table-cell table:formula="of:=IF(ISBLANK([.C637])&amp;ISBLANK([.C636]);&quot;&quot;;[.C637]-[.C63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8" calcext:value-type="date">
            <text:p>12/18/2021</text:p>
          </table:table-cell>
          <table:table-cell office:value-type="float" office:value="189112" calcext:value-type="float">
            <text:p>189112</text:p>
          </table:table-cell>
          <table:table-cell office:value-type="float" office:value="1670" calcext:value-type="float">
            <text:p>1670</text:p>
          </table:table-cell>
          <table:table-cell table:formula="of:=IF(ISBLANK([.B638])&amp;ISBLANK([.B637]);&quot;&quot;;[.B638]-[.B637])" office:value-type="float" office:value="55" calcext:value-type="float">
            <text:p>55</text:p>
          </table:table-cell>
          <table:table-cell table:formula="of:=IF(ISBLANK([.C638])&amp;ISBLANK([.C637]);&quot;&quot;;[.C638]-[.C63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9" calcext:value-type="date">
            <text:p>12/19/2021</text:p>
          </table:table-cell>
          <table:table-cell office:value-type="float" office:value="189187" calcext:value-type="float">
            <text:p>189187</text:p>
          </table:table-cell>
          <table:table-cell office:value-type="float" office:value="1671" calcext:value-type="float">
            <text:p>1671</text:p>
          </table:table-cell>
          <table:table-cell table:formula="of:=IF(ISBLANK([.B639])&amp;ISBLANK([.B638]);&quot;&quot;;[.B639]-[.B638])" office:value-type="float" office:value="75" calcext:value-type="float">
            <text:p>75</text:p>
          </table:table-cell>
          <table:table-cell table:formula="of:=IF(ISBLANK([.C639])&amp;ISBLANK([.C638]);&quot;&quot;;[.C639]-[.C63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20" calcext:value-type="date">
            <text:p>12/20/2021</text:p>
          </table:table-cell>
          <table:table-cell office:value-type="float" office:value="189322" calcext:value-type="float">
            <text:p>189322</text:p>
          </table:table-cell>
          <table:table-cell office:value-type="float" office:value="1674" calcext:value-type="float">
            <text:p>1674</text:p>
          </table:table-cell>
          <table:table-cell table:formula="of:=IF(ISBLANK([.B640])&amp;ISBLANK([.B639]);&quot;&quot;;[.B640]-[.B639])" office:value-type="float" office:value="135" calcext:value-type="float">
            <text:p>135</text:p>
          </table:table-cell>
          <table:table-cell table:formula="of:=IF(ISBLANK([.C640])&amp;ISBLANK([.C639]);&quot;&quot;;[.C640]-[.C63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21" calcext:value-type="date">
            <text:p>12/21/2021</text:p>
          </table:table-cell>
          <table:table-cell office:value-type="float" office:value="189443" calcext:value-type="float">
            <text:p>189443</text:p>
          </table:table-cell>
          <table:table-cell office:value-type="float" office:value="1679" calcext:value-type="float">
            <text:p>1679</text:p>
          </table:table-cell>
          <table:table-cell table:formula="of:=IF(ISBLANK([.B641])&amp;ISBLANK([.B640]);&quot;&quot;;[.B641]-[.B640])" office:value-type="float" office:value="121" calcext:value-type="float">
            <text:p>121</text:p>
          </table:table-cell>
          <table:table-cell table:formula="of:=IF(ISBLANK([.C641])&amp;ISBLANK([.C640]);&quot;&quot;;[.C641]-[.C64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22" calcext:value-type="date">
            <text:p>12/22/2021</text:p>
          </table:table-cell>
          <table:table-cell office:value-type="float" office:value="189553" calcext:value-type="float">
            <text:p>189553</text:p>
          </table:table-cell>
          <table:table-cell office:value-type="float" office:value="1679" calcext:value-type="float">
            <text:p>1679</text:p>
          </table:table-cell>
          <table:table-cell table:formula="of:=IF(ISBLANK([.B642])&amp;ISBLANK([.B641]);&quot;&quot;;[.B642]-[.B641])" office:value-type="float" office:value="110" calcext:value-type="float">
            <text:p>110</text:p>
          </table:table-cell>
          <table:table-cell table:formula="of:=IF(ISBLANK([.C642])&amp;ISBLANK([.C641]);&quot;&quot;;[.C642]-[.C64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23" calcext:value-type="date">
            <text:p>12/23/2021</text:p>
          </table:table-cell>
          <table:table-cell office:value-type="float" office:value="189643" calcext:value-type="float">
            <text:p>189643</text:p>
          </table:table-cell>
          <table:table-cell office:value-type="float" office:value="1681" calcext:value-type="float">
            <text:p>1681</text:p>
          </table:table-cell>
          <table:table-cell table:formula="of:=IF(ISBLANK([.B643])&amp;ISBLANK([.B642]);&quot;&quot;;[.B643]-[.B642])" office:value-type="float" office:value="90" calcext:value-type="float">
            <text:p>90</text:p>
          </table:table-cell>
          <table:table-cell table:formula="of:=IF(ISBLANK([.C643])&amp;ISBLANK([.C642]);&quot;&quot;;[.C643]-[.C64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4" calcext:value-type="date">
            <text:p>12/24/2021</text:p>
          </table:table-cell>
          <table:table-cell office:value-type="float" office:value="189735" calcext:value-type="float">
            <text:p>189735</text:p>
          </table:table-cell>
          <table:table-cell office:value-type="float" office:value="1685" calcext:value-type="float">
            <text:p>1685</text:p>
          </table:table-cell>
          <table:table-cell table:formula="of:=IF(ISBLANK([.B644])&amp;ISBLANK([.B643]);&quot;&quot;;[.B644]-[.B643])" office:value-type="float" office:value="92" calcext:value-type="float">
            <text:p>92</text:p>
          </table:table-cell>
          <table:table-cell table:formula="of:=IF(ISBLANK([.C644])&amp;ISBLANK([.C643]);&quot;&quot;;[.C644]-[.C6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25" calcext:value-type="date">
            <text:p>12/25/2021</text:p>
          </table:table-cell>
          <table:table-cell office:value-type="float" office:value="189817" calcext:value-type="float">
            <text:p>189817</text:p>
          </table:table-cell>
          <table:table-cell office:value-type="float" office:value="1687" calcext:value-type="float">
            <text:p>1687</text:p>
          </table:table-cell>
          <table:table-cell table:formula="of:=IF(ISBLANK([.B645])&amp;ISBLANK([.B644]);&quot;&quot;;[.B645]-[.B644])" office:value-type="float" office:value="82" calcext:value-type="float">
            <text:p>82</text:p>
          </table:table-cell>
          <table:table-cell table:formula="of:=IF(ISBLANK([.C645])&amp;ISBLANK([.C644]);&quot;&quot;;[.C645]-[.C6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6" calcext:value-type="date">
            <text:p>12/26/2021</text:p>
          </table:table-cell>
          <table:table-cell office:value-type="float" office:value="189837" calcext:value-type="float">
            <text:p>189837</text:p>
          </table:table-cell>
          <table:table-cell office:value-type="float" office:value="1691" calcext:value-type="float">
            <text:p>1691</text:p>
          </table:table-cell>
          <table:table-cell table:formula="of:=IF(ISBLANK([.B646])&amp;ISBLANK([.B645]);&quot;&quot;;[.B646]-[.B645])" office:value-type="float" office:value="20" calcext:value-type="float">
            <text:p>20</text:p>
          </table:table-cell>
          <table:table-cell table:formula="of:=IF(ISBLANK([.C646])&amp;ISBLANK([.C645]);&quot;&quot;;[.C646]-[.C6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27" calcext:value-type="date">
            <text:p>12/27/2021</text:p>
          </table:table-cell>
          <table:table-cell office:value-type="float" office:value="189979" calcext:value-type="float">
            <text:p>189979</text:p>
          </table:table-cell>
          <table:table-cell office:value-type="float" office:value="1693" calcext:value-type="float">
            <text:p>1693</text:p>
          </table:table-cell>
          <table:table-cell table:formula="of:=IF(ISBLANK([.B647])&amp;ISBLANK([.B646]);&quot;&quot;;[.B647]-[.B646])" office:value-type="float" office:value="142" calcext:value-type="float">
            <text:p>142</text:p>
          </table:table-cell>
          <table:table-cell table:formula="of:=IF(ISBLANK([.C647])&amp;ISBLANK([.C646]);&quot;&quot;;[.C647]-[.C6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8" calcext:value-type="date">
            <text:p>12/28/2021</text:p>
          </table:table-cell>
          <table:table-cell office:value-type="float" office:value="190082" calcext:value-type="float">
            <text:p>190082</text:p>
          </table:table-cell>
          <table:table-cell office:value-type="float" office:value="1696" calcext:value-type="float">
            <text:p>1696</text:p>
          </table:table-cell>
          <table:table-cell table:formula="of:=IF(ISBLANK([.B648])&amp;ISBLANK([.B647]);&quot;&quot;;[.B648]-[.B647])" office:value-type="float" office:value="103" calcext:value-type="float">
            <text:p>103</text:p>
          </table:table-cell>
          <table:table-cell table:formula="of:=IF(ISBLANK([.C648])&amp;ISBLANK([.C647]);&quot;&quot;;[.C648]-[.C64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29" calcext:value-type="date">
            <text:p>12/29/2021</text:p>
          </table:table-cell>
          <table:table-cell office:value-type="float" office:value="190168" calcext:value-type="float">
            <text:p>190168</text:p>
          </table:table-cell>
          <table:table-cell office:value-type="float" office:value="1698" calcext:value-type="float">
            <text:p>1698</text:p>
          </table:table-cell>
          <table:table-cell table:formula="of:=IF(ISBLANK([.B649])&amp;ISBLANK([.B648]);&quot;&quot;;[.B649]-[.B648])" office:value-type="float" office:value="86" calcext:value-type="float">
            <text:p>86</text:p>
          </table:table-cell>
          <table:table-cell table:formula="of:=IF(ISBLANK([.C649])&amp;ISBLANK([.C648]);&quot;&quot;;[.C649]-[.C64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30" calcext:value-type="date">
            <text:p>12/30/2021</text:p>
          </table:table-cell>
          <table:table-cell office:value-type="float" office:value="190292" calcext:value-type="float">
            <text:p>190292</text:p>
          </table:table-cell>
          <table:table-cell office:value-type="float" office:value="1699" calcext:value-type="float">
            <text:p>1699</text:p>
          </table:table-cell>
          <table:table-cell table:formula="of:=IF(ISBLANK([.B650])&amp;ISBLANK([.B649]);&quot;&quot;;[.B650]-[.B649])" office:value-type="float" office:value="124" calcext:value-type="float">
            <text:p>124</text:p>
          </table:table-cell>
          <table:table-cell table:formula="of:=IF(ISBLANK([.C650])&amp;ISBLANK([.C649]);&quot;&quot;;[.C650]-[.C64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31" calcext:value-type="date">
            <text:p>12/31/2021</text:p>
          </table:table-cell>
          <table:table-cell office:value-type="float" office:value="190370" calcext:value-type="float">
            <text:p>190370</text:p>
          </table:table-cell>
          <table:table-cell office:value-type="float" office:value="1700" calcext:value-type="float">
            <text:p>1700</text:p>
          </table:table-cell>
          <table:table-cell table:formula="of:=IF(ISBLANK([.B651])&amp;ISBLANK([.B650]);&quot;&quot;;[.B651]-[.B650])" office:value-type="float" office:value="78" calcext:value-type="float">
            <text:p>78</text:p>
          </table:table-cell>
          <table:table-cell table:formula="of:=IF(ISBLANK([.C651])&amp;ISBLANK([.C650]);&quot;&quot;;[.C651]-[.C6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90427" calcext:value-type="float">
            <text:p>190427</text:p>
          </table:table-cell>
          <table:table-cell office:value-type="float" office:value="1706" calcext:value-type="float">
            <text:p>1706</text:p>
          </table:table-cell>
          <table:table-cell table:formula="of:=IF(ISBLANK([.B652])&amp;ISBLANK([.B651]);&quot;&quot;;[.B652]-[.B651])" office:value-type="float" office:value="57" calcext:value-type="float">
            <text:p>57</text:p>
          </table:table-cell>
          <table:table-cell table:formula="of:=IF(ISBLANK([.C652])&amp;ISBLANK([.C651]);&quot;&quot;;[.C652]-[.C65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02" calcext:value-type="date">
            <text:p>01/02/2022</text:p>
          </table:table-cell>
          <table:table-cell office:value-type="float" office:value="190440" calcext:value-type="float">
            <text:p>190440</text:p>
          </table:table-cell>
          <table:table-cell office:value-type="float" office:value="1708" calcext:value-type="float">
            <text:p>1708</text:p>
          </table:table-cell>
          <table:table-cell table:formula="of:=IF(ISBLANK([.B653])&amp;ISBLANK([.B652]);&quot;&quot;;[.B653]-[.B652])" office:value-type="float" office:value="13" calcext:value-type="float">
            <text:p>13</text:p>
          </table:table-cell>
          <table:table-cell table:formula="of:=IF(ISBLANK([.C653])&amp;ISBLANK([.C652]);&quot;&quot;;[.C653]-[.C6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3" calcext:value-type="date">
            <text:p>01/03/2022</text:p>
          </table:table-cell>
          <table:table-cell office:value-type="float" office:value="190537" calcext:value-type="float">
            <text:p>190537</text:p>
          </table:table-cell>
          <table:table-cell office:value-type="float" office:value="1709" calcext:value-type="float">
            <text:p>1709</text:p>
          </table:table-cell>
          <table:table-cell table:formula="of:=IF(ISBLANK([.B654])&amp;ISBLANK([.B653]);&quot;&quot;;[.B654]-[.B653])" office:value-type="float" office:value="97" calcext:value-type="float">
            <text:p>97</text:p>
          </table:table-cell>
          <table:table-cell table:formula="of:=IF(ISBLANK([.C654])&amp;ISBLANK([.C653]);&quot;&quot;;[.C654]-[.C65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4" calcext:value-type="date">
            <text:p>01/04/2022</text:p>
          </table:table-cell>
          <table:table-cell office:value-type="float" office:value="190640" calcext:value-type="float">
            <text:p>190640</text:p>
          </table:table-cell>
          <table:table-cell office:value-type="float" office:value="1711" calcext:value-type="float">
            <text:p>1711</text:p>
          </table:table-cell>
          <table:table-cell table:formula="of:=IF(ISBLANK([.B655])&amp;ISBLANK([.B654]);&quot;&quot;;[.B655]-[.B654])" office:value-type="float" office:value="103" calcext:value-type="float">
            <text:p>103</text:p>
          </table:table-cell>
          <table:table-cell table:formula="of:=IF(ISBLANK([.C655])&amp;ISBLANK([.C654]);&quot;&quot;;[.C655]-[.C6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5" calcext:value-type="date">
            <text:p>01/05/2022</text:p>
          </table:table-cell>
          <table:table-cell office:value-type="float" office:value="190728" calcext:value-type="float">
            <text:p>190728</text:p>
          </table:table-cell>
          <table:table-cell office:value-type="float" office:value="1714" calcext:value-type="float">
            <text:p>1714</text:p>
          </table:table-cell>
          <table:table-cell table:formula="of:=IF(ISBLANK([.B656])&amp;ISBLANK([.B655]);&quot;&quot;;[.B656]-[.B655])" office:value-type="float" office:value="88" calcext:value-type="float">
            <text:p>88</text:p>
          </table:table-cell>
          <table:table-cell table:formula="of:=IF(ISBLANK([.C656])&amp;ISBLANK([.C655]);&quot;&quot;;[.C656]-[.C65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6" calcext:value-type="date">
            <text:p>01/06/2022</text:p>
          </table:table-cell>
          <table:table-cell office:value-type="float" office:value="190811" calcext:value-type="float">
            <text:p>190811</text:p>
          </table:table-cell>
          <table:table-cell office:value-type="float" office:value="1716" calcext:value-type="float">
            <text:p>1716</text:p>
          </table:table-cell>
          <table:table-cell table:formula="of:=IF(ISBLANK([.B657])&amp;ISBLANK([.B656]);&quot;&quot;;[.B657]-[.B656])" office:value-type="float" office:value="83" calcext:value-type="float">
            <text:p>83</text:p>
          </table:table-cell>
          <table:table-cell table:formula="of:=IF(ISBLANK([.C657])&amp;ISBLANK([.C656]);&quot;&quot;;[.C657]-[.C65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7" calcext:value-type="date">
            <text:p>01/07/2022</text:p>
          </table:table-cell>
          <table:table-cell office:value-type="float" office:value="190877" calcext:value-type="float">
            <text:p>190877</text:p>
          </table:table-cell>
          <table:table-cell office:value-type="float" office:value="1717" calcext:value-type="float">
            <text:p>1717</text:p>
          </table:table-cell>
          <table:table-cell table:formula="of:=IF(ISBLANK([.B658])&amp;ISBLANK([.B657]);&quot;&quot;;[.B658]-[.B657])" office:value-type="float" office:value="66" calcext:value-type="float">
            <text:p>66</text:p>
          </table:table-cell>
          <table:table-cell table:formula="of:=IF(ISBLANK([.C658])&amp;ISBLANK([.C657]);&quot;&quot;;[.C658]-[.C65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8" calcext:value-type="date">
            <text:p>01/08/2022</text:p>
          </table:table-cell>
          <table:table-cell office:value-type="float" office:value="190919" calcext:value-type="float">
            <text:p>190919</text:p>
          </table:table-cell>
          <table:table-cell office:value-type="float" office:value="1720" calcext:value-type="float">
            <text:p>1720</text:p>
          </table:table-cell>
          <table:table-cell table:formula="of:=IF(ISBLANK([.B659])&amp;ISBLANK([.B658]);&quot;&quot;;[.B659]-[.B658])" office:value-type="float" office:value="42" calcext:value-type="float">
            <text:p>42</text:p>
          </table:table-cell>
          <table:table-cell table:formula="of:=IF(ISBLANK([.C659])&amp;ISBLANK([.C658]);&quot;&quot;;[.C659]-[.C65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9" calcext:value-type="date">
            <text:p>01/09/2022</text:p>
          </table:table-cell>
          <table:table-cell office:value-type="float" office:value="190932" calcext:value-type="float">
            <text:p>190932</text:p>
          </table:table-cell>
          <table:table-cell office:value-type="float" office:value="1724" calcext:value-type="float">
            <text:p>1724</text:p>
          </table:table-cell>
          <table:table-cell table:formula="of:=IF(ISBLANK([.B660])&amp;ISBLANK([.B659]);&quot;&quot;;[.B660]-[.B659])" office:value-type="float" office:value="13" calcext:value-type="float">
            <text:p>13</text:p>
          </table:table-cell>
          <table:table-cell table:formula="of:=IF(ISBLANK([.C660])&amp;ISBLANK([.C659]);&quot;&quot;;[.C660]-[.C65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10" calcext:value-type="date">
            <text:p>01/10/2022</text:p>
          </table:table-cell>
          <table:table-cell office:value-type="float" office:value="191030" calcext:value-type="float">
            <text:p>191030</text:p>
          </table:table-cell>
          <table:table-cell office:value-type="float" office:value="1725" calcext:value-type="float">
            <text:p>1725</text:p>
          </table:table-cell>
          <table:table-cell table:formula="of:=IF(ISBLANK([.B661])&amp;ISBLANK([.B660]);&quot;&quot;;[.B661]-[.B660])" office:value-type="float" office:value="98" calcext:value-type="float">
            <text:p>98</text:p>
          </table:table-cell>
          <table:table-cell table:formula="of:=IF(ISBLANK([.C661])&amp;ISBLANK([.C660]);&quot;&quot;;[.C661]-[.C6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1" calcext:value-type="date">
            <text:p>01/11/2022</text:p>
          </table:table-cell>
          <table:table-cell office:value-type="float" office:value="191125" calcext:value-type="float">
            <text:p>191125</text:p>
          </table:table-cell>
          <table:table-cell office:value-type="float" office:value="1726" calcext:value-type="float">
            <text:p>1726</text:p>
          </table:table-cell>
          <table:table-cell table:formula="of:=IF(ISBLANK([.B662])&amp;ISBLANK([.B661]);&quot;&quot;;[.B662]-[.B661])" office:value-type="float" office:value="95" calcext:value-type="float">
            <text:p>95</text:p>
          </table:table-cell>
          <table:table-cell table:formula="of:=IF(ISBLANK([.C662])&amp;ISBLANK([.C661]);&quot;&quot;;[.C662]-[.C66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2" calcext:value-type="date">
            <text:p>01/12/2022</text:p>
          </table:table-cell>
          <table:table-cell office:value-type="float" office:value="191221" calcext:value-type="float">
            <text:p>191221</text:p>
          </table:table-cell>
          <table:table-cell office:value-type="float" office:value="1729" calcext:value-type="float">
            <text:p>1729</text:p>
          </table:table-cell>
          <table:table-cell table:formula="of:=IF(ISBLANK([.B663])&amp;ISBLANK([.B662]);&quot;&quot;;[.B663]-[.B662])" office:value-type="float" office:value="96" calcext:value-type="float">
            <text:p>96</text:p>
          </table:table-cell>
          <table:table-cell table:formula="of:=IF(ISBLANK([.C663])&amp;ISBLANK([.C662]);&quot;&quot;;[.C663]-[.C66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13" calcext:value-type="date">
            <text:p>01/13/2022</text:p>
          </table:table-cell>
          <table:table-cell office:value-type="float" office:value="191335" calcext:value-type="float">
            <text:p>191335</text:p>
          </table:table-cell>
          <table:table-cell office:value-type="float" office:value="1729" calcext:value-type="float">
            <text:p>1729</text:p>
          </table:table-cell>
          <table:table-cell table:formula="of:=IF(ISBLANK([.B664])&amp;ISBLANK([.B663]);&quot;&quot;;[.B664]-[.B663])" office:value-type="float" office:value="114" calcext:value-type="float">
            <text:p>114</text:p>
          </table:table-cell>
          <table:table-cell table:formula="of:=IF(ISBLANK([.C664])&amp;ISBLANK([.C663]);&quot;&quot;;[.C664]-[.C66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4" calcext:value-type="date">
            <text:p>01/14/2022</text:p>
          </table:table-cell>
          <table:table-cell office:value-type="float" office:value="191485" calcext:value-type="float">
            <text:p>191485</text:p>
          </table:table-cell>
          <table:table-cell office:value-type="float" office:value="1729" calcext:value-type="float">
            <text:p>1729</text:p>
          </table:table-cell>
          <table:table-cell table:formula="of:=IF(ISBLANK([.B665])&amp;ISBLANK([.B664]);&quot;&quot;;[.B665]-[.B664])" office:value-type="float" office:value="150" calcext:value-type="float">
            <text:p>150</text:p>
          </table:table-cell>
          <table:table-cell table:formula="of:=IF(ISBLANK([.C665])&amp;ISBLANK([.C664]);&quot;&quot;;[.C665]-[.C66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5" calcext:value-type="date">
            <text:p>01/15/2022</text:p>
          </table:table-cell>
          <table:table-cell office:value-type="float" office:value="191565" calcext:value-type="float">
            <text:p>191565</text:p>
          </table:table-cell>
          <table:table-cell office:value-type="float" office:value="1731" calcext:value-type="float">
            <text:p>1731</text:p>
          </table:table-cell>
          <table:table-cell table:formula="of:=IF(ISBLANK([.B666])&amp;ISBLANK([.B665]);&quot;&quot;;[.B666]-[.B665])" office:value-type="float" office:value="80" calcext:value-type="float">
            <text:p>80</text:p>
          </table:table-cell>
          <table:table-cell table:formula="of:=IF(ISBLANK([.C666])&amp;ISBLANK([.C665]);&quot;&quot;;[.C666]-[.C66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16" calcext:value-type="date">
            <text:p>01/16/2022</text:p>
          </table:table-cell>
          <table:table-cell office:value-type="float" office:value="191634" calcext:value-type="float">
            <text:p>191634</text:p>
          </table:table-cell>
          <table:table-cell office:value-type="float" office:value="1731" calcext:value-type="float">
            <text:p>1731</text:p>
          </table:table-cell>
          <table:table-cell table:formula="of:=IF(ISBLANK([.B667])&amp;ISBLANK([.B666]);&quot;&quot;;[.B667]-[.B666])" office:value-type="float" office:value="69" calcext:value-type="float">
            <text:p>69</text:p>
          </table:table-cell>
          <table:table-cell table:formula="of:=IF(ISBLANK([.C667])&amp;ISBLANK([.C666]);&quot;&quot;;[.C667]-[.C66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7" calcext:value-type="date">
            <text:p>01/17/2022</text:p>
          </table:table-cell>
          <table:table-cell office:value-type="float" office:value="191777" calcext:value-type="float">
            <text:p>191777</text:p>
          </table:table-cell>
          <table:table-cell office:value-type="float" office:value="1731" calcext:value-type="float">
            <text:p>1731</text:p>
          </table:table-cell>
          <table:table-cell table:formula="of:=IF(ISBLANK([.B668])&amp;ISBLANK([.B667]);&quot;&quot;;[.B668]-[.B667])" office:value-type="float" office:value="143" calcext:value-type="float">
            <text:p>143</text:p>
          </table:table-cell>
          <table:table-cell table:formula="of:=IF(ISBLANK([.C668])&amp;ISBLANK([.C667]);&quot;&quot;;[.C668]-[.C66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8" calcext:value-type="date">
            <text:p>01/18/2022</text:p>
          </table:table-cell>
          <table:table-cell office:value-type="float" office:value="191954" calcext:value-type="float">
            <text:p>191954</text:p>
          </table:table-cell>
          <table:table-cell office:value-type="float" office:value="1731" calcext:value-type="float">
            <text:p>1731</text:p>
          </table:table-cell>
          <table:table-cell table:formula="of:=IF(ISBLANK([.B669])&amp;ISBLANK([.B668]);&quot;&quot;;[.B669]-[.B668])" office:value-type="float" office:value="177" calcext:value-type="float">
            <text:p>177</text:p>
          </table:table-cell>
          <table:table-cell table:formula="of:=IF(ISBLANK([.C669])&amp;ISBLANK([.C668]);&quot;&quot;;[.C669]-[.C66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9" calcext:value-type="date">
            <text:p>01/19/2022</text:p>
          </table:table-cell>
          <table:table-cell office:value-type="float" office:value="192209" calcext:value-type="float">
            <text:p>192209</text:p>
          </table:table-cell>
          <table:table-cell office:value-type="float" office:value="1734" calcext:value-type="float">
            <text:p>1734</text:p>
          </table:table-cell>
          <table:table-cell table:formula="of:=IF(ISBLANK([.B670])&amp;ISBLANK([.B669]);&quot;&quot;;[.B670]-[.B669])" office:value-type="float" office:value="255" calcext:value-type="float">
            <text:p>255</text:p>
          </table:table-cell>
          <table:table-cell table:formula="of:=IF(ISBLANK([.C670])&amp;ISBLANK([.C669]);&quot;&quot;;[.C670]-[.C66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20" calcext:value-type="date">
            <text:p>01/20/2022</text:p>
          </table:table-cell>
          <table:table-cell office:value-type="float" office:value="192503" calcext:value-type="float">
            <text:p>192503</text:p>
          </table:table-cell>
          <table:table-cell office:value-type="float" office:value="1735" calcext:value-type="float">
            <text:p>1735</text:p>
          </table:table-cell>
          <table:table-cell table:formula="of:=IF(ISBLANK([.B671])&amp;ISBLANK([.B670]);&quot;&quot;;[.B671]-[.B670])" office:value-type="float" office:value="294" calcext:value-type="float">
            <text:p>294</text:p>
          </table:table-cell>
          <table:table-cell table:formula="of:=IF(ISBLANK([.C671])&amp;ISBLANK([.C670]);&quot;&quot;;[.C671]-[.C67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1" calcext:value-type="date">
            <text:p>01/21/2022</text:p>
          </table:table-cell>
          <table:table-cell office:value-type="float" office:value="192859" calcext:value-type="float">
            <text:p>192859</text:p>
          </table:table-cell>
          <table:table-cell office:value-type="float" office:value="1737" calcext:value-type="float">
            <text:p>1737</text:p>
          </table:table-cell>
          <table:table-cell table:formula="of:=IF(ISBLANK([.B672])&amp;ISBLANK([.B671]);&quot;&quot;;[.B672]-[.B671])" office:value-type="float" office:value="356" calcext:value-type="float">
            <text:p>356</text:p>
          </table:table-cell>
          <table:table-cell table:formula="of:=IF(ISBLANK([.C672])&amp;ISBLANK([.C671]);&quot;&quot;;[.C672]-[.C67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2" calcext:value-type="date">
            <text:p>01/22/2022</text:p>
          </table:table-cell>
          <table:table-cell office:value-type="float" office:value="193037" calcext:value-type="float">
            <text:p>193037</text:p>
          </table:table-cell>
          <table:table-cell office:value-type="float" office:value="1738" calcext:value-type="float">
            <text:p>1738</text:p>
          </table:table-cell>
          <table:table-cell table:formula="of:=IF(ISBLANK([.B673])&amp;ISBLANK([.B672]);&quot;&quot;;[.B673]-[.B672])" office:value-type="float" office:value="178" calcext:value-type="float">
            <text:p>178</text:p>
          </table:table-cell>
          <table:table-cell table:formula="of:=IF(ISBLANK([.C673])&amp;ISBLANK([.C672]);&quot;&quot;;[.C673]-[.C6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3" calcext:value-type="date">
            <text:p>01/23/2022</text:p>
          </table:table-cell>
          <table:table-cell office:value-type="float" office:value="193444" calcext:value-type="float">
            <text:p>193444</text:p>
          </table:table-cell>
          <table:table-cell office:value-type="float" office:value="1740" calcext:value-type="float">
            <text:p>1740</text:p>
          </table:table-cell>
          <table:table-cell table:formula="of:=IF(ISBLANK([.B674])&amp;ISBLANK([.B673]);&quot;&quot;;[.B674]-[.B673])" office:value-type="float" office:value="407" calcext:value-type="float">
            <text:p>407</text:p>
          </table:table-cell>
          <table:table-cell table:formula="of:=IF(ISBLANK([.C674])&amp;ISBLANK([.C673]);&quot;&quot;;[.C674]-[.C67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4" calcext:value-type="date">
            <text:p>01/24/2022</text:p>
          </table:table-cell>
          <table:table-cell office:value-type="float" office:value="194434" calcext:value-type="float">
            <text:p>194434</text:p>
          </table:table-cell>
          <table:table-cell office:value-type="float" office:value="1740" calcext:value-type="float">
            <text:p>1740</text:p>
          </table:table-cell>
          <table:table-cell table:formula="of:=IF(ISBLANK([.B675])&amp;ISBLANK([.B674]);&quot;&quot;;[.B675]-[.B674])" office:value-type="float" office:value="990" calcext:value-type="float">
            <text:p>990</text:p>
          </table:table-cell>
          <table:table-cell table:formula="of:=IF(ISBLANK([.C675])&amp;ISBLANK([.C674]);&quot;&quot;;[.C675]-[.C67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5" calcext:value-type="date">
            <text:p>01/25/2022</text:p>
          </table:table-cell>
          <table:table-cell office:value-type="float" office:value="195328" calcext:value-type="float">
            <text:p>195328</text:p>
          </table:table-cell>
          <table:table-cell office:value-type="float" office:value="1744" calcext:value-type="float">
            <text:p>1744</text:p>
          </table:table-cell>
          <table:table-cell table:formula="of:=IF(ISBLANK([.B676])&amp;ISBLANK([.B675]);&quot;&quot;;[.B676]-[.B675])" office:value-type="float" office:value="894" calcext:value-type="float">
            <text:p>894</text:p>
          </table:table-cell>
          <table:table-cell table:formula="of:=IF(ISBLANK([.C676])&amp;ISBLANK([.C675]);&quot;&quot;;[.C676]-[.C6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26" calcext:value-type="date">
            <text:p>01/26/2022</text:p>
          </table:table-cell>
          <table:table-cell office:value-type="float" office:value="196578" calcext:value-type="float">
            <text:p>196578</text:p>
          </table:table-cell>
          <table:table-cell office:value-type="float" office:value="1744" calcext:value-type="float">
            <text:p>1744</text:p>
          </table:table-cell>
          <table:table-cell table:formula="of:=IF(ISBLANK([.B677])&amp;ISBLANK([.B676]);&quot;&quot;;[.B677]-[.B676])" office:value-type="float" office:value="1250" calcext:value-type="float">
            <text:p>1250</text:p>
          </table:table-cell>
          <table:table-cell table:formula="of:=IF(ISBLANK([.C677])&amp;ISBLANK([.C676]);&quot;&quot;;[.C677]-[.C67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7" calcext:value-type="date">
            <text:p>01/27/2022</text:p>
          </table:table-cell>
          <table:table-cell office:value-type="float" office:value="197976" calcext:value-type="float">
            <text:p>197976</text:p>
          </table:table-cell>
          <table:table-cell office:value-type="float" office:value="1744" calcext:value-type="float">
            <text:p>1744</text:p>
          </table:table-cell>
          <table:table-cell table:formula="of:=IF(ISBLANK([.B678])&amp;ISBLANK([.B677]);&quot;&quot;;[.B678]-[.B677])" office:value-type="float" office:value="1398" calcext:value-type="float">
            <text:p>1398</text:p>
          </table:table-cell>
          <table:table-cell table:formula="of:=IF(ISBLANK([.C678])&amp;ISBLANK([.C677]);&quot;&quot;;[.C678]-[.C67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8" calcext:value-type="date">
            <text:p>01/28/2022</text:p>
          </table:table-cell>
          <table:table-cell office:value-type="float" office:value="198779" calcext:value-type="float">
            <text:p>198779</text:p>
          </table:table-cell>
          <table:table-cell office:value-type="float" office:value="1747" calcext:value-type="float">
            <text:p>1747</text:p>
          </table:table-cell>
          <table:table-cell table:formula="of:=IF(ISBLANK([.B679])&amp;ISBLANK([.B678]);&quot;&quot;;[.B679]-[.B678])" office:value-type="float" office:value="803" calcext:value-type="float">
            <text:p>803</text:p>
          </table:table-cell>
          <table:table-cell table:formula="of:=IF(ISBLANK([.C679])&amp;ISBLANK([.C678]);&quot;&quot;;[.C679]-[.C67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29" calcext:value-type="date">
            <text:p>01/29/2022</text:p>
          </table:table-cell>
          <table:table-cell office:value-type="float" office:value="199314" calcext:value-type="float">
            <text:p>199314</text:p>
          </table:table-cell>
          <table:table-cell office:value-type="float" office:value="1747" calcext:value-type="float">
            <text:p>1747</text:p>
          </table:table-cell>
          <table:table-cell table:formula="of:=IF(ISBLANK([.B680])&amp;ISBLANK([.B679]);&quot;&quot;;[.B680]-[.B679])" office:value-type="float" office:value="535" calcext:value-type="float">
            <text:p>535</text:p>
          </table:table-cell>
          <table:table-cell table:formula="of:=IF(ISBLANK([.C680])&amp;ISBLANK([.C679]);&quot;&quot;;[.C680]-[.C67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30" calcext:value-type="date">
            <text:p>01/30/2022</text:p>
          </table:table-cell>
          <table:table-cell office:value-type="float" office:value="200659" calcext:value-type="float">
            <text:p>200659</text:p>
          </table:table-cell>
          <table:table-cell office:value-type="float" office:value="1751" calcext:value-type="float">
            <text:p>1751</text:p>
          </table:table-cell>
          <table:table-cell table:formula="of:=IF(ISBLANK([.B681])&amp;ISBLANK([.B680]);&quot;&quot;;[.B681]-[.B680])" office:value-type="float" office:value="1345" calcext:value-type="float">
            <text:p>1345</text:p>
          </table:table-cell>
          <table:table-cell table:formula="of:=IF(ISBLANK([.C681])&amp;ISBLANK([.C680]);&quot;&quot;;[.C681]-[.C6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31" calcext:value-type="date">
            <text:p>01/31/2022</text:p>
          </table:table-cell>
          <table:table-cell office:value-type="float" office:value="203028" calcext:value-type="float">
            <text:p>203028</text:p>
          </table:table-cell>
          <table:table-cell office:value-type="float" office:value="1754" calcext:value-type="float">
            <text:p>1754</text:p>
          </table:table-cell>
          <table:table-cell table:formula="of:=IF(ISBLANK([.B682])&amp;ISBLANK([.B681]);&quot;&quot;;[.B682]-[.B681])" office:value-type="float" office:value="2369" calcext:value-type="float">
            <text:p>2369</text:p>
          </table:table-cell>
          <table:table-cell table:formula="of:=IF(ISBLANK([.C682])&amp;ISBLANK([.C681]);&quot;&quot;;[.C682]-[.C68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01" calcext:value-type="date">
            <text:p>02/01/2022</text:p>
          </table:table-cell>
          <table:table-cell office:value-type="float" office:value="205577" calcext:value-type="float">
            <text:p>205577</text:p>
          </table:table-cell>
          <table:table-cell office:value-type="float" office:value="1762" calcext:value-type="float">
            <text:p>1762</text:p>
          </table:table-cell>
          <table:table-cell table:formula="of:=IF(ISBLANK([.B683])&amp;ISBLANK([.B682]);&quot;&quot;;[.B683]-[.B682])" office:value-type="float" office:value="2549" calcext:value-type="float">
            <text:p>2549</text:p>
          </table:table-cell>
          <table:table-cell table:formula="of:=IF(ISBLANK([.C683])&amp;ISBLANK([.C682]);&quot;&quot;;[.C683]-[.C68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float" office:value="208046" calcext:value-type="float">
            <text:p>208046</text:p>
          </table:table-cell>
          <table:table-cell office:value-type="float" office:value="1767" calcext:value-type="float">
            <text:p>1767</text:p>
          </table:table-cell>
          <table:table-cell table:formula="of:=IF(ISBLANK([.B684])&amp;ISBLANK([.B683]);&quot;&quot;;[.B684]-[.B683])" office:value-type="float" office:value="2469" calcext:value-type="float">
            <text:p>2469</text:p>
          </table:table-cell>
          <table:table-cell table:formula="of:=IF(ISBLANK([.C684])&amp;ISBLANK([.C683]);&quot;&quot;;[.C684]-[.C68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3" calcext:value-type="date">
            <text:p>02/03/2022</text:p>
          </table:table-cell>
          <table:table-cell office:value-type="float" office:value="211367" calcext:value-type="float">
            <text:p>211367</text:p>
          </table:table-cell>
          <table:table-cell office:value-type="float" office:value="1770" calcext:value-type="float">
            <text:p>1770</text:p>
          </table:table-cell>
          <table:table-cell table:formula="of:=IF(ISBLANK([.B685])&amp;ISBLANK([.B684]);&quot;&quot;;[.B685]-[.B684])" office:value-type="float" office:value="3321" calcext:value-type="float">
            <text:p>3321</text:p>
          </table:table-cell>
          <table:table-cell table:formula="of:=IF(ISBLANK([.C685])&amp;ISBLANK([.C684]);&quot;&quot;;[.C685]-[.C68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04" calcext:value-type="date">
            <text:p>02/04/2022</text:p>
          </table:table-cell>
          <table:table-cell office:value-type="float" office:value="214621" calcext:value-type="float">
            <text:p>214621</text:p>
          </table:table-cell>
          <table:table-cell office:value-type="float" office:value="1775" calcext:value-type="float">
            <text:p>1775</text:p>
          </table:table-cell>
          <table:table-cell table:formula="of:=IF(ISBLANK([.B686])&amp;ISBLANK([.B685]);&quot;&quot;;[.B686]-[.B685])" office:value-type="float" office:value="3254" calcext:value-type="float">
            <text:p>3254</text:p>
          </table:table-cell>
          <table:table-cell table:formula="of:=IF(ISBLANK([.C686])&amp;ISBLANK([.C685]);&quot;&quot;;[.C686]-[.C68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5" calcext:value-type="date">
            <text:p>02/05/2022</text:p>
          </table:table-cell>
          <table:table-cell table:number-columns-repeated="2"/>
          <table:table-cell table:formula="of:=IF(ISBLANK([.B687])&amp;ISBLANK([.B686]);&quot;&quot;;[.B687]-[.B686])">
            <text:p/>
          </table:table-cell>
          <table:table-cell table:formula="of:=IF(ISBLANK([.C687])&amp;ISBLANK([.C686]);&quot;&quot;;[.C687]-[.C686])">
            <text:p/>
          </table:table-cell>
        </table:table-row>
        <table:table-row table:style-name="ro1">
          <table:table-cell office:value-type="date" office:date-value="2022-02-06" calcext:value-type="date">
            <text:p>02/06/2022</text:p>
          </table:table-cell>
          <table:table-cell table:number-columns-repeated="2"/>
          <table:table-cell table:formula="of:=IF(ISBLANK([.B688])&amp;ISBLANK([.B687]);&quot;&quot;;[.B688]-[.B687])">
            <text:p/>
          </table:table-cell>
          <table:table-cell table:formula="of:=IF(ISBLANK([.C688])&amp;ISBLANK([.C687]);&quot;&quot;;[.C688]-[.C687])">
            <text:p/>
          </table:table-cell>
        </table:table-row>
        <table:table-row table:style-name="ro1">
          <table:table-cell office:value-type="date" office:date-value="2022-02-07" calcext:value-type="date">
            <text:p>02/07/2022</text:p>
          </table:table-cell>
          <table:table-cell table:number-columns-repeated="2"/>
          <table:table-cell table:formula="of:=IF(ISBLANK([.B689])&amp;ISBLANK([.B688]);&quot;&quot;;[.B689]-[.B688])">
            <text:p/>
          </table:table-cell>
          <table:table-cell table:formula="of:=IF(ISBLANK([.C689])&amp;ISBLANK([.C688]);&quot;&quot;;[.C689]-[.C688])">
            <text:p/>
          </table:table-cell>
        </table:table-row>
        <table:table-row table:style-name="ro1">
          <table:table-cell office:value-type="date" office:date-value="2022-02-08" calcext:value-type="date">
            <text:p>02/08/2022</text:p>
          </table:table-cell>
          <table:table-cell table:number-columns-repeated="2"/>
          <table:table-cell table:formula="of:=IF(ISBLANK([.B690])&amp;ISBLANK([.B689]);&quot;&quot;;[.B690]-[.B689])">
            <text:p/>
          </table:table-cell>
          <table:table-cell table:formula="of:=IF(ISBLANK([.C690])&amp;ISBLANK([.C689]);&quot;&quot;;[.C690]-[.C689])">
            <text:p/>
          </table:table-cell>
        </table:table-row>
        <table:table-row table:style-name="ro1">
          <table:table-cell office:value-type="date" office:date-value="2022-02-09" calcext:value-type="date">
            <text:p>02/09/2022</text:p>
          </table:table-cell>
          <table:table-cell table:number-columns-repeated="2"/>
          <table:table-cell table:formula="of:=IF(ISBLANK([.B691])&amp;ISBLANK([.B690]);&quot;&quot;;[.B691]-[.B690])">
            <text:p/>
          </table:table-cell>
          <table:table-cell table:formula="of:=IF(ISBLANK([.C691])&amp;ISBLANK([.C690]);&quot;&quot;;[.C691]-[.C690])">
            <text:p/>
          </table:table-cell>
        </table:table-row>
        <table:table-row table:style-name="ro1">
          <table:table-cell office:value-type="date" office:date-value="2022-02-10" calcext:value-type="date">
            <text:p>02/10/2022</text:p>
          </table:table-cell>
          <table:table-cell table:number-columns-repeated="2"/>
          <table:table-cell table:formula="of:=IF(ISBLANK([.B692])&amp;ISBLANK([.B691]);&quot;&quot;;[.B692]-[.B691])">
            <text:p/>
          </table:table-cell>
          <table:table-cell table:formula="of:=IF(ISBLANK([.C692])&amp;ISBLANK([.C691]);&quot;&quot;;[.C692]-[.C691])">
            <text:p/>
          </table:table-cell>
        </table:table-row>
        <table:table-row table:style-name="ro1">
          <table:table-cell office:value-type="date" office:date-value="2022-02-11" calcext:value-type="date">
            <text:p>02/11/2022</text:p>
          </table:table-cell>
          <table:table-cell table:number-columns-repeated="2"/>
          <table:table-cell table:formula="of:=IF(ISBLANK([.B693])&amp;ISBLANK([.B692]);&quot;&quot;;[.B693]-[.B692])">
            <text:p/>
          </table:table-cell>
          <table:table-cell table:formula="of:=IF(ISBLANK([.C693])&amp;ISBLANK([.C692]);&quot;&quot;;[.C693]-[.C692])">
            <text:p/>
          </table:table-cell>
        </table:table-row>
        <table:table-row table:style-name="ro1">
          <table:table-cell office:value-type="date" office:date-value="2022-02-12" calcext:value-type="date">
            <text:p>02/12/2022</text:p>
          </table:table-cell>
          <table:table-cell table:number-columns-repeated="2"/>
          <table:table-cell table:formula="of:=IF(ISBLANK([.B694])&amp;ISBLANK([.B693]);&quot;&quot;;[.B694]-[.B693])">
            <text:p/>
          </table:table-cell>
          <table:table-cell table:formula="of:=IF(ISBLANK([.C694])&amp;ISBLANK([.C693]);&quot;&quot;;[.C694]-[.C693])">
            <text:p/>
          </table:table-cell>
        </table:table-row>
        <table:table-row table:style-name="ro1">
          <table:table-cell office:value-type="date" office:date-value="2022-02-13" calcext:value-type="date">
            <text:p>02/13/2022</text:p>
          </table:table-cell>
          <table:table-cell table:number-columns-repeated="2"/>
          <table:table-cell table:formula="of:=IF(ISBLANK([.B695])&amp;ISBLANK([.B694]);&quot;&quot;;[.B695]-[.B694])">
            <text:p/>
          </table:table-cell>
          <table:table-cell table:formula="of:=IF(ISBLANK([.C695])&amp;ISBLANK([.C694]);&quot;&quot;;[.C695]-[.C694])">
            <text:p/>
          </table:table-cell>
        </table:table-row>
        <table:table-row table:style-name="ro1">
          <table:table-cell office:value-type="date" office:date-value="2022-02-14" calcext:value-type="date">
            <text:p>02/14/2022</text:p>
          </table:table-cell>
          <table:table-cell table:number-columns-repeated="2"/>
          <table:table-cell table:formula="of:=IF(ISBLANK([.B696])&amp;ISBLANK([.B695]);&quot;&quot;;[.B696]-[.B695])">
            <text:p/>
          </table:table-cell>
          <table:table-cell table:formula="of:=IF(ISBLANK([.C696])&amp;ISBLANK([.C695]);&quot;&quot;;[.C696]-[.C695])">
            <text:p/>
          </table:table-cell>
        </table:table-row>
        <table:table-row table:style-name="ro1">
          <table:table-cell office:value-type="date" office:date-value="2022-02-15" calcext:value-type="date">
            <text:p>02/15/2022</text:p>
          </table:table-cell>
          <table:table-cell table:number-columns-repeated="2"/>
          <table:table-cell table:formula="of:=IF(ISBLANK([.B697])&amp;ISBLANK([.B696]);&quot;&quot;;[.B697]-[.B696])">
            <text:p/>
          </table:table-cell>
          <table:table-cell table:formula="of:=IF(ISBLANK([.C697])&amp;ISBLANK([.C696]);&quot;&quot;;[.C697]-[.C696])">
            <text:p/>
          </table:table-cell>
        </table:table-row>
        <table:table-row table:style-name="ro1">
          <table:table-cell office:value-type="date" office:date-value="2022-02-16" calcext:value-type="date">
            <text:p>02/16/2022</text:p>
          </table:table-cell>
          <table:table-cell table:number-columns-repeated="2"/>
          <table:table-cell table:formula="of:=IF(ISBLANK([.B698])&amp;ISBLANK([.B697]);&quot;&quot;;[.B698]-[.B697])">
            <text:p/>
          </table:table-cell>
          <table:table-cell table:formula="of:=IF(ISBLANK([.C698])&amp;ISBLANK([.C697]);&quot;&quot;;[.C698]-[.C697])">
            <text:p/>
          </table:table-cell>
        </table:table-row>
        <table:table-row table:style-name="ro1">
          <table:table-cell office:value-type="date" office:date-value="2022-02-17" calcext:value-type="date">
            <text:p>02/17/2022</text:p>
          </table:table-cell>
          <table:table-cell table:number-columns-repeated="2"/>
          <table:table-cell table:formula="of:=IF(ISBLANK([.B699])&amp;ISBLANK([.B698]);&quot;&quot;;[.B699]-[.B698])">
            <text:p/>
          </table:table-cell>
          <table:table-cell table:formula="of:=IF(ISBLANK([.C699])&amp;ISBLANK([.C698]);&quot;&quot;;[.C699]-[.C698])">
            <text:p/>
          </table:table-cell>
        </table:table-row>
        <table:table-row table:style-name="ro1">
          <table:table-cell office:value-type="date" office:date-value="2022-02-18" calcext:value-type="date">
            <text:p>02/18/2022</text:p>
          </table:table-cell>
          <table:table-cell table:number-columns-repeated="2"/>
          <table:table-cell table:formula="of:=IF(ISBLANK([.B700])&amp;ISBLANK([.B699]);&quot;&quot;;[.B700]-[.B699])">
            <text:p/>
          </table:table-cell>
          <table:table-cell table:formula="of:=IF(ISBLANK([.C700])&amp;ISBLANK([.C699]);&quot;&quot;;[.C700]-[.C699])">
            <text:p/>
          </table:table-cell>
        </table:table-row>
        <table:table-row table:style-name="ro1">
          <table:table-cell office:value-type="date" office:date-value="2022-02-19" calcext:value-type="date">
            <text:p>02/19/2022</text:p>
          </table:table-cell>
          <table:table-cell table:number-columns-repeated="2"/>
          <table:table-cell table:formula="of:=IF(ISBLANK([.B701])&amp;ISBLANK([.B700]);&quot;&quot;;[.B701]-[.B700])">
            <text:p/>
          </table:table-cell>
          <table:table-cell table:formula="of:=IF(ISBLANK([.C701])&amp;ISBLANK([.C700]);&quot;&quot;;[.C701]-[.C700])">
            <text:p/>
          </table:table-cell>
        </table:table-row>
        <table:table-row table:style-name="ro1">
          <table:table-cell office:value-type="date" office:date-value="2022-02-20" calcext:value-type="date">
            <text:p>02/20/2022</text:p>
          </table:table-cell>
          <table:table-cell table:number-columns-repeated="2"/>
          <table:table-cell table:formula="of:=IF(ISBLANK([.B702])&amp;ISBLANK([.B701]);&quot;&quot;;[.B702]-[.B701])">
            <text:p/>
          </table:table-cell>
          <table:table-cell table:formula="of:=IF(ISBLANK([.C702])&amp;ISBLANK([.C701]);&quot;&quot;;[.C702]-[.C701])">
            <text:p/>
          </table:table-cell>
        </table:table-row>
        <table:table-row table:style-name="ro1">
          <table:table-cell office:value-type="date" office:date-value="2022-02-21" calcext:value-type="date">
            <text:p>02/21/2022</text:p>
          </table:table-cell>
          <table:table-cell table:number-columns-repeated="2"/>
          <table:table-cell table:formula="of:=IF(ISBLANK([.B703])&amp;ISBLANK([.B702]);&quot;&quot;;[.B703]-[.B702])">
            <text:p/>
          </table:table-cell>
          <table:table-cell table:formula="of:=IF(ISBLANK([.C703])&amp;ISBLANK([.C702]);&quot;&quot;;[.C703]-[.C702])">
            <text:p/>
          </table:table-cell>
        </table:table-row>
        <table:table-row table:style-name="ro1">
          <table:table-cell office:value-type="date" office:date-value="2022-02-22" calcext:value-type="date">
            <text:p>02/22/2022</text:p>
          </table:table-cell>
          <table:table-cell table:number-columns-repeated="2"/>
          <table:table-cell table:formula="of:=IF(ISBLANK([.B704])&amp;ISBLANK([.B703]);&quot;&quot;;[.B704]-[.B703])">
            <text:p/>
          </table:table-cell>
          <table:table-cell table:formula="of:=IF(ISBLANK([.C704])&amp;ISBLANK([.C703]);&quot;&quot;;[.C704]-[.C703])">
            <text:p/>
          </table:table-cell>
        </table:table-row>
        <table:table-row table:style-name="ro1">
          <table:table-cell office:value-type="date" office:date-value="2022-02-23" calcext:value-type="date">
            <text:p>02/23/2022</text:p>
          </table:table-cell>
          <table:table-cell table:number-columns-repeated="2"/>
          <table:table-cell table:formula="of:=IF(ISBLANK([.B705])&amp;ISBLANK([.B704]);&quot;&quot;;[.B705]-[.B704])">
            <text:p/>
          </table:table-cell>
          <table:table-cell table:formula="of:=IF(ISBLANK([.C705])&amp;ISBLANK([.C704]);&quot;&quot;;[.C705]-[.C704])">
            <text:p/>
          </table:table-cell>
        </table:table-row>
        <table:table-row table:style-name="ro1">
          <table:table-cell office:value-type="date" office:date-value="2022-02-24" calcext:value-type="date">
            <text:p>02/24/2022</text:p>
          </table:table-cell>
          <table:table-cell table:number-columns-repeated="2"/>
          <table:table-cell table:formula="of:=IF(ISBLANK([.B706])&amp;ISBLANK([.B705]);&quot;&quot;;[.B706]-[.B705])">
            <text:p/>
          </table:table-cell>
          <table:table-cell table:formula="of:=IF(ISBLANK([.C706])&amp;ISBLANK([.C705]);&quot;&quot;;[.C706]-[.C705])">
            <text:p/>
          </table:table-cell>
        </table:table-row>
        <table:table-row table:style-name="ro1">
          <table:table-cell office:value-type="date" office:date-value="2022-02-25" calcext:value-type="date">
            <text:p>02/25/2022</text:p>
          </table:table-cell>
          <table:table-cell table:number-columns-repeated="2"/>
          <table:table-cell table:formula="of:=IF(ISBLANK([.B707])&amp;ISBLANK([.B706]);&quot;&quot;;[.B707]-[.B706])">
            <text:p/>
          </table:table-cell>
          <table:table-cell table:formula="of:=IF(ISBLANK([.C707])&amp;ISBLANK([.C706]);&quot;&quot;;[.C707]-[.C706])">
            <text:p/>
          </table:table-cell>
        </table:table-row>
        <table:table-row table:style-name="ro1">
          <table:table-cell office:value-type="date" office:date-value="2022-02-26" calcext:value-type="date">
            <text:p>02/26/2022</text:p>
          </table:table-cell>
          <table:table-cell table:number-columns-repeated="2"/>
          <table:table-cell table:formula="of:=IF(ISBLANK([.B708])&amp;ISBLANK([.B707]);&quot;&quot;;[.B708]-[.B707])">
            <text:p/>
          </table:table-cell>
          <table:table-cell table:formula="of:=IF(ISBLANK([.C708])&amp;ISBLANK([.C707]);&quot;&quot;;[.C708]-[.C707])">
            <text:p/>
          </table:table-cell>
        </table:table-row>
        <table:table-row table:style-name="ro1">
          <table:table-cell office:value-type="date" office:date-value="2022-02-27" calcext:value-type="date">
            <text:p>02/27/2022</text:p>
          </table:table-cell>
          <table:table-cell table:number-columns-repeated="2"/>
          <table:table-cell table:formula="of:=IF(ISBLANK([.B709])&amp;ISBLANK([.B708]);&quot;&quot;;[.B709]-[.B708])">
            <text:p/>
          </table:table-cell>
          <table:table-cell table:formula="of:=IF(ISBLANK([.C709])&amp;ISBLANK([.C708]);&quot;&quot;;[.C709]-[.C708])">
            <text:p/>
          </table:table-cell>
        </table:table-row>
        <table:table-row table:style-name="ro1">
          <table:table-cell office:value-type="date" office:date-value="2022-02-28" calcext:value-type="date">
            <text:p>02/28/2022</text:p>
          </table:table-cell>
          <table:table-cell table:number-columns-repeated="2"/>
          <table:table-cell table:formula="of:=IF(ISBLANK([.B710])&amp;ISBLANK([.B709]);&quot;&quot;;[.B710]-[.B709])">
            <text:p/>
          </table:table-cell>
          <table:table-cell table:formula="of:=IF(ISBLANK([.C710])&amp;ISBLANK([.C709]);&quot;&quot;;[.C710]-[.C709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05:47:39.325586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2-02-05T06:58:10.861768740</dc:date>
    <meta:editing-duration>P3DT2H46M9S</meta:editing-duration>
    <meta:editing-cycles>244</meta:editing-cycles>
    <meta:generator>LibreOffice/7.2.5.2$Linux_X86_64 LibreOffice_project/20$Build-2</meta:generator>
    <meta:document-statistic meta:table-count="1" meta:cell-count="349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387 Sheet1.E2:Sheet1.E387" chart:data-source-has-labels="both" svg:x="0.5cm" svg:y="0.3cm" svg:width="24.001cm" svg:height="14.401cm">
          <chart:coordinate-region svg:x="1.318cm" svg:y="0.5cm" svg:width="23.183cm" svg:height="13.554cm"/>
          <chart:axis chart:dimension="x" chart:name="primary-x" chart:style-name="ch3" chartooo:axis-type="auto">
            <chartooo:date-scale/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87" loext:label-string="deaths" chart:class="chart:bar">
            <chart:regression-curve chart:style-name="ch7"/>
            <chart:data-point chart:repeated="245"/>
            <chart:data-point chart:style-name="ch8"/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E2:Sheet1.E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2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387 Sheet1.D1:Sheet1.D387" chart:data-source-has-labels="both" svg:x="0.5cm" svg:y="0.3cm" svg:width="24.001cm" svg:height="14.401cm">
          <chart:coordinate-region svg:x="1.492cm" svg:y="0.486cm" svg:width="23.009cm" svg:height="13.568cm"/>
          <chart:axis chart:dimension="x" chart:name="primary-x" chart:style-name="ch3" chartooo:axis-type="auto"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87" chart:label-cell-address="Sheet1.D1:Sheet1.D1" chart:class="chart:scatter">
            <chart:domain table:cell-range-address="Sheet1.A2:Sheet1.A387"/>
            <chart:regression-curve chart:style-name="ch7"/>
            <chart:data-point chart:repeated="3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D2:Sheet1.D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4193">
                <text:p>44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4196">
                <text:p>441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4198">
                <text:p>4419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4199">
                <text:p>441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01">
                <text:p>442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4202">
                <text:p>442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4203">
                <text:p>442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4204">
                <text:p>442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4206">
                <text:p>44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4207">
                <text:p>442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4208">
                <text:p>442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4210">
                <text:p>442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4211">
                <text:p>44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4212">
                <text:p>4421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4213">
                <text:p>442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4214">
                <text:p>44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4215">
                <text:p>442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4217">
                <text:p>442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4218">
                <text:p>44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4219">
                <text:p>442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220">
                <text:p>44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4221">
                <text:p>44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222">
                <text:p>44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4224">
                <text:p>44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225">
                <text:p>442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4226">
                <text:p>44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4228">
                <text:p>44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4229">
                <text:p>44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230">
                <text:p>442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4231">
                <text:p>442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4232">
                <text:p>442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4233">
                <text:p>44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4234">
                <text:p>442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4235">
                <text:p>44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4236">
                <text:p>442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4238">
                <text:p>442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4240">
                <text:p>44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4241">
                <text:p>44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4242">
                <text:p>44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4243">
                <text:p>44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4244">
                <text:p>44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4245">
                <text:p>442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4246">
                <text:p>442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4247">
                <text:p>44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4248">
                <text:p>44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4249">
                <text:p>44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4252">
                <text:p>44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4253">
                <text:p>442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4255">
                <text:p>44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4257">
                <text:p>44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4258">
                <text:p>442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4259">
                <text:p>442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4260">
                <text:p>44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4262">
                <text:p>442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4263">
                <text:p>44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4264">
                <text:p>44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4266">
                <text:p>442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4267">
                <text:p>442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4268">
                <text:p>442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4269">
                <text:p>442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4270">
                <text:p>44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4271">
                <text:p>442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4273">
                <text:p>442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4275">
                <text:p>442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4276">
                <text:p>442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4277">
                <text:p>44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4278">
                <text:p>4427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4280">
                <text:p>442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4282">
                <text:p>442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284">
                <text:p>442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4285">
                <text:p>442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4286">
                <text:p>4428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288">
                <text:p>4428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4289">
                <text:p>4428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4290">
                <text:p>4429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4291">
                <text:p>4429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4292">
                <text:p>4429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4294">
                <text:p>44294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4296">
                <text:p>442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4297">
                <text:p>4429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